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1.4181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81d41a"/>
    </style:style>
    <style:style style:name="ce8" style:family="table-cell" style:parent-style-name="Default" style:data-style-name="N100">
      <style:table-cell-properties fo:background-color="#81d41a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p" table:style-name="ta1">
        <table:shapes>
          <draw:frame draw:z-index="0" draw:style-name="gr1" draw:text-style-name="P1" svg:width="20.4039in" svg:height="7.4303in" svg:x="4.2409in" svg:y="28.0146in">
            <draw:object draw:notify-on-update-of-ranges="Up.E3:Up.E128 Up.F2:Up.F2 Up.F3:Up.F128 Up.G2:Up.G2 Up.G3:Up.G128 Up.H2:Up.H2 Up.H3:Up.H128 Up.I2:Up.I2 Up.I3:Up.I128 Up.J2:Up.J2 Up.J3:Up.J128 Up.K2:Up.K2 Up.K3:Up.K128 Up.L2:Up.L2 Up.L3:Up.L128 Up.M2:Up.M2 Up.M3:Up.M128 Up.N2:Up.N2 Up.N3:Up.N128 Up.O2:Up.O2 Up.O3:Up.O128 Up.P2:Up.P2 Up.P3:Up.P128 Up.Q2:Up.Q2 Up.Q3:Up.Q128 Up.R2:Up.R2 Up.R3:Up.R128 Up.S2:Up.S2 Up.S3:Up.S128 Up.T2:Up.T2 Up.T3:Up.T128 Up.U2:Up.U2 Up.U3:Up.U128 Up.V2:Up.V2 Up.V3:Up.V128 Up.W2:Up.W2 Up.W3:Up.W128 Up.X2:Up.X2 Up.X3:Up.X128 Up.Y2:Up.Y2 Up.Y3:Up.Y1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.3327in" svg:height="4.9256in" svg:x="4.2268in" svg:y="35.6421in">
            <draw:object draw:notify-on-update-of-ranges="Up.E3:Up.E128 Up.Z2:Up.Z2 Up.Z3:Up.Z128 Up.AA3:Up.AA128 Up.AA3:Up.AA1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0.3327in" svg:height="4.9256in" svg:x="4.198in" svg:y="40.5815in">
            <draw:object draw:notify-on-update-of-ranges="Up.E3:Up.E128 Up.Z2:Up.Z2 Up.Z3:Up.Z12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1"/>
        <table:table-column table:style-name="co5" table:number-columns-repeated="22" table:default-cell-style-name="Default"/>
        <table:table-row table:style-name="ro1">
          <table:table-cell table:number-columns-repeated="5"/>
          <table:table-cell table:style-name="ce2" office:value-type="string" calcext:value-type="string" table:number-columns-spanned="20" table:number-rows-spanned="1">
            <text:p>지연시간 (분)</text:p>
          </table:table-cell>
          <table:covered-table-cell table:number-columns-repeated="6" table:style-name="ce1"/>
          <table:covered-table-cell table:style-name="ce3"/>
          <table:covered-table-cell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열차번호</text:p>
          </table:table-cell>
          <table:table-cell office:value-type="string" calcext:value-type="string">
            <text:p>시점</text:p>
          </table:table-cell>
          <table:table-cell office:value-type="string" calcext:value-type="string">
            <text:p>종점</text:p>
          </table:table-cell>
          <table:table-cell office:value-type="string" calcext:value-type="string">
            <text:p>초지 도착</text:p>
          </table:table-cell>
          <table:table-cell office:value-type="string" calcext:value-type="string">
            <text:p>초지 착발</text:p>
          </table:table-cell>
          <table:table-cell table:style-name="ce1" office:value-type="string" calcext:value-type="string">
            <text:p>20200102</text:p>
          </table:table-cell>
          <table:table-cell table:style-name="ce1" office:value-type="string" calcext:value-type="string">
            <text:p>20200103</text:p>
          </table:table-cell>
          <table:table-cell table:style-name="ce1" office:value-type="string" calcext:value-type="string">
            <text:p>20200106</text:p>
          </table:table-cell>
          <table:table-cell table:style-name="ce1" office:value-type="string" calcext:value-type="string">
            <text:p>20200107</text:p>
          </table:table-cell>
          <table:table-cell table:style-name="ce1" office:value-type="string" calcext:value-type="string">
            <text:p>20200108</text:p>
          </table:table-cell>
          <table:table-cell table:style-name="ce1" office:value-type="string" calcext:value-type="string">
            <text:p>20200109</text:p>
          </table:table-cell>
          <table:table-cell table:style-name="ce1" office:value-type="string" calcext:value-type="string">
            <text:p>20200110</text:p>
          </table:table-cell>
          <table:table-cell table:style-name="ce6" office:value-type="float" office:value="20200113" calcext:value-type="float">
            <text:p>20200113</text:p>
          </table:table-cell>
          <table:table-cell table:style-name="ce6" office:value-type="float" office:value="20200114" calcext:value-type="float">
            <text:p>20200114</text:p>
          </table:table-cell>
          <table:table-cell table:style-name="ce6" office:value-type="float" office:value="20200115" calcext:value-type="float">
            <text:p>20200115</text:p>
          </table:table-cell>
          <table:table-cell table:style-name="ce6" office:value-type="float" office:value="20200116" calcext:value-type="float">
            <text:p>20200116</text:p>
          </table:table-cell>
          <table:table-cell table:style-name="ce6" office:value-type="float" office:value="20200117" calcext:value-type="float">
            <text:p>20200117</text:p>
          </table:table-cell>
          <table:table-cell table:style-name="ce6" office:value-type="float" office:value="20200120" calcext:value-type="float">
            <text:p>20200120</text:p>
          </table:table-cell>
          <table:table-cell table:style-name="ce6" office:value-type="float" office:value="20200121" calcext:value-type="float">
            <text:p>20200121</text:p>
          </table:table-cell>
          <table:table-cell table:style-name="ce6" office:value-type="float" office:value="20200122" calcext:value-type="float">
            <table:cell-range-source table:name="CSV_all" xlink:type="simple" xlink:href="../20200122_up.csv" table:filter-name="Text - txt - csv (StarCalc)" table:filter-options="9/59/44,34,76,1,1/9/2/9,0,false,false,true,false,false" table:last-column-spanned="1" table:last-row-spanned="126"/>
            <text:p>20200122</text:p>
          </table:table-cell>
          <table:table-cell table:style-name="ce6" office:value-type="float" office:value="20200123" calcext:value-type="float">
            <text:p>20200123</text:p>
          </table:table-cell>
          <table:table-cell table:style-name="ce6" office:value-type="float" office:value="20200128" calcext:value-type="float">
            <table:cell-range-source table:name="CSV_all" xlink:type="simple" xlink:href="../20200128_up.csv" table:filter-name="Text - txt - csv (StarCalc)" table:filter-options="9/59/44,34,76,1,1/9/2/9,0,false,false,true,false,false" table:last-column-spanned="1" table:last-row-spanned="126"/>
            <text:p>20200128</text:p>
          </table:table-cell>
          <table:table-cell table:style-name="ce6" office:value-type="float" office:value="20200129" calcext:value-type="float">
            <table:cell-range-source table:name="CSV_all" xlink:type="simple" xlink:href="../20200129_up.csv" table:filter-name="Text - txt - csv (StarCalc)" table:filter-options="9/59/44,34,76,1,1/9/2/9,0,false,false,true,false,false" table:last-column-spanned="1" table:last-row-spanned="126"/>
            <text:p>20200129</text:p>
          </table:table-cell>
          <table:table-cell table:style-name="ce6" office:value-type="float" office:value="20200130" calcext:value-type="float">
            <table:cell-range-source table:name="CSV_all" xlink:type="simple" xlink:href="../20200130_up.csv" table:filter-name="Text - txt - csv (StarCalc)" table:filter-options="9/59/44,34,76,1,1/9/2/9,0,false,false,true,false,false" table:last-column-spanned="1" table:last-row-spanned="125"/>
            <text:p>20200130</text:p>
          </table:table-cell>
          <table:table-cell table:style-name="ce6" office:value-type="float" office:value="20200131" calcext:value-type="float">
            <table:cell-range-source table:name="CSV_all" xlink:type="simple" xlink:href="../20200131_up.csv" table:filter-name="Text - txt - csv (StarCalc)" table:filter-options="9/59/44,34,76,1,1/9/2/9,0,false,false,true,false,false" table:last-column-spanned="1" table:last-row-spanned="126"/>
            <text:p>20200131</text:p>
          </table:table-cell>
          <table:table-cell office:value-type="string" calcext:value-type="string">
            <text:p>평균</text:p>
          </table:table-cell>
          <table:table-cell office:value-type="string" calcext:value-type="string">
            <text:p>표준편차</text:p>
          </table:table-cell>
        </table:table-row>
        <table:table-row table:style-name="ro3">
          <table:table-cell office:value-type="string" calcext:value-type="string">
            <text:p>K4302</text:p>
          </table:table-cell>
          <table:table-cell office:value-type="string" calcext:value-type="string">
            <text:p>안산 (05:08:00)</text:p>
          </table:table-cell>
          <table:table-cell office:value-type="string" calcext:value-type="string">
            <text:p>당고개 (06:53:30)</text:p>
          </table:table-cell>
          <table:table-cell office:value-type="string" calcext:value-type="string">
            <text:p>05:10:00</text:p>
          </table:table-cell>
          <table:table-cell office:value-type="string" calcext:value-type="string">
            <text:p>05:10: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able:cell-range-source table:name="CSV_all" xlink:type="simple" xlink:href="../20200121_up.csv" table:filter-name="Text - txt - csv (StarCalc)" table:filter-options="9/59/44,34,76,1,1/9/2/9,0,false,false,true,false,false" table:last-column-spanned="1" table:last-row-spanned="126"/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able:cell-range-source table:name="CSV_all" xlink:type="simple" xlink:href="../20200123_up.csv" table:filter-name="Text - txt - csv (StarCalc)" table:filter-options="9/59/44,34,76,1,1/9/2/9,0,false,false,true,false,false" table:last-column-spanned="1" table:last-row-spanned="126"/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F3:.Y3])" office:value-type="float" office:value="0.7" calcext:value-type="float">
            <text:p>0.7</text:p>
          </table:table-cell>
          <table:table-cell table:formula="of:=STDEV([.F3:.Y3])" office:value-type="float" office:value="0.571240570577479" calcext:value-type="float">
            <text:p>0.571240570577479</text:p>
          </table:table-cell>
        </table:table-row>
        <table:table-row table:style-name="ro3">
          <table:table-cell office:value-type="string" calcext:value-type="string">
            <text:p>K4502</text:p>
          </table:table-cell>
          <table:table-cell office:value-type="string" calcext:value-type="string">
            <text:p>오이도 (05:13:00)</text:p>
          </table:table-cell>
          <table:table-cell office:value-type="string" calcext:value-type="string">
            <text:p>당고개 (07:08:00)</text:p>
          </table:table-cell>
          <table:table-cell office:value-type="string" calcext:value-type="string">
            <text:p>05:24:30</text:p>
          </table:table-cell>
          <table:table-cell office:value-type="string" calcext:value-type="string">
            <text:p>05:25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F4:.Y4])" office:value-type="float" office:value="0.5" calcext:value-type="float">
            <text:p>0.5</text:p>
          </table:table-cell>
          <table:table-cell table:formula="of:=STDEV([.F4:.Y4])" office:value-type="float" office:value="1.05131496607569" calcext:value-type="float">
            <text:p>1.05131496607569</text:p>
          </table:table-cell>
        </table:table-row>
        <table:table-row table:style-name="ro3">
          <table:table-cell office:value-type="string" calcext:value-type="string">
            <text:p>K4504</text:p>
          </table:table-cell>
          <table:table-cell office:value-type="string" calcext:value-type="string">
            <text:p>오이도 (05:21:00)</text:p>
          </table:table-cell>
          <table:table-cell office:value-type="string" calcext:value-type="string">
            <text:p>당고개 (07:16:00)</text:p>
          </table:table-cell>
          <table:table-cell office:value-type="string" calcext:value-type="string">
            <text:p>05:32:30</text:p>
          </table:table-cell>
          <table:table-cell office:value-type="string" calcext:value-type="string">
            <text:p>05:33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VERAGE([.F5:.Y5])" office:value-type="float" office:value="0.4" calcext:value-type="float">
            <text:p>0.4</text:p>
          </table:table-cell>
          <table:table-cell table:formula="of:=STDEV([.F5:.Y5])" office:value-type="float" office:value="0.680557047378721" calcext:value-type="float">
            <text:p>0.680557047378721</text:p>
          </table:table-cell>
        </table:table-row>
        <table:table-row table:style-name="ro3">
          <table:table-cell office:value-type="string" calcext:value-type="string">
            <text:p>K4506</text:p>
          </table:table-cell>
          <table:table-cell office:value-type="string" calcext:value-type="string">
            <text:p>오이도 (05:32:00)</text:p>
          </table:table-cell>
          <table:table-cell office:value-type="string" calcext:value-type="string">
            <text:p>당고개 (07:27:00)</text:p>
          </table:table-cell>
          <table:table-cell office:value-type="string" calcext:value-type="string">
            <text:p>05:43:30</text:p>
          </table:table-cell>
          <table:table-cell office:value-type="string" calcext:value-type="string">
            <text:p>05:44: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AVERAGE([.F6:.Y6])" office:value-type="float" office:value="0.7" calcext:value-type="float">
            <text:p>0.7</text:p>
          </table:table-cell>
          <table:table-cell table:formula="of:=STDEV([.F6:.Y6])" office:value-type="float" office:value="0.864504725870617" calcext:value-type="float">
            <text:p>0.864504725870617</text:p>
          </table:table-cell>
        </table:table-row>
        <table:table-row table:style-name="ro3">
          <table:table-cell office:value-type="string" calcext:value-type="string">
            <text:p>K4508</text:p>
          </table:table-cell>
          <table:table-cell office:value-type="string" calcext:value-type="string">
            <text:p>오이도 (05:38:00)</text:p>
          </table:table-cell>
          <table:table-cell office:value-type="string" calcext:value-type="string">
            <text:p>당고개 (07:33:00)</text:p>
          </table:table-cell>
          <table:table-cell office:value-type="string" calcext:value-type="string">
            <text:p>05:49:30</text:p>
          </table:table-cell>
          <table:table-cell office:value-type="string" calcext:value-type="string">
            <text:p>05:50: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F7:.Y7])" office:value-type="float" office:value="0.85" calcext:value-type="float">
            <text:p>0.85</text:p>
          </table:table-cell>
          <table:table-cell table:formula="of:=STDEV([.F7:.Y7])" office:value-type="float" office:value="1.13670808176853" calcext:value-type="float">
            <text:p>1.13670808176853</text:p>
          </table:table-cell>
        </table:table-row>
        <table:table-row table:style-name="ro3">
          <table:table-cell office:value-type="string" calcext:value-type="string">
            <text:p>K4510</text:p>
          </table:table-cell>
          <table:table-cell office:value-type="string" calcext:value-type="string">
            <text:p>오이도 (05:44:00)</text:p>
          </table:table-cell>
          <table:table-cell office:value-type="string" calcext:value-type="string">
            <text:p>당고개 (07:39:00)</text:p>
          </table:table-cell>
          <table:table-cell office:value-type="string" calcext:value-type="string">
            <text:p>05:55:30</text:p>
          </table:table-cell>
          <table:table-cell office:value-type="string" calcext:value-type="string">
            <text:p>05:5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F8:.Y8])" office:value-type="float" office:value="0.85" calcext:value-type="float">
            <text:p>0.85</text:p>
          </table:table-cell>
          <table:table-cell table:formula="of:=STDEV([.F8:.Y8])" office:value-type="float" office:value="1.4964871146156" calcext:value-type="float">
            <text:p>1.4964871146156</text:p>
          </table:table-cell>
        </table:table-row>
        <table:table-row table:style-name="ro3">
          <table:table-cell office:value-type="string" calcext:value-type="string">
            <text:p>K4512</text:p>
          </table:table-cell>
          <table:table-cell office:value-type="string" calcext:value-type="string">
            <text:p>오이도 (05:53:00)</text:p>
          </table:table-cell>
          <table:table-cell office:value-type="string" calcext:value-type="string">
            <text:p>당고개 (07:48:00)</text:p>
          </table:table-cell>
          <table:table-cell office:value-type="string" calcext:value-type="string">
            <text:p>06:04:30</text:p>
          </table:table-cell>
          <table:table-cell office:value-type="string" calcext:value-type="string">
            <text:p>06:05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F9:.Y9])" office:value-type="float" office:value="0.75" calcext:value-type="float">
            <text:p>0.75</text:p>
          </table:table-cell>
          <table:table-cell table:formula="of:=STDEV([.F9:.Y9])" office:value-type="float" office:value="1.40955386745706" calcext:value-type="float">
            <text:p>1.40955386745706</text:p>
          </table:table-cell>
        </table:table-row>
        <table:table-row table:style-name="ro3">
          <table:table-cell office:value-type="string" calcext:value-type="string">
            <text:p>S4514</text:p>
          </table:table-cell>
          <table:table-cell office:value-type="string" calcext:value-type="string">
            <text:p>오이도 (06:02:00)</text:p>
          </table:table-cell>
          <table:table-cell office:value-type="string" calcext:value-type="string">
            <text:p>당고개 (07:57:00)</text:p>
          </table:table-cell>
          <table:table-cell office:value-type="string" calcext:value-type="string">
            <text:p>06:13:30</text:p>
          </table:table-cell>
          <table:table-cell office:value-type="string" calcext:value-type="string">
            <text:p>06:14: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AVERAGE([.F10:.Y10])" office:value-type="float" office:value="1.5" calcext:value-type="float">
            <text:p>1.5</text:p>
          </table:table-cell>
          <table:table-cell table:formula="of:=STDEV([.F10:.Y10])" office:value-type="float" office:value="1.60591013709393" calcext:value-type="float">
            <text:p>1.60591013709393</text:p>
          </table:table-cell>
        </table:table-row>
        <table:table-row table:style-name="ro3">
          <table:table-cell office:value-type="string" calcext:value-type="string">
            <text:p>K4516</text:p>
          </table:table-cell>
          <table:table-cell office:value-type="string" calcext:value-type="string">
            <text:p>오이도 (06:11:00)</text:p>
          </table:table-cell>
          <table:table-cell office:value-type="string" calcext:value-type="string">
            <text:p>당고개 (08:06:00)</text:p>
          </table:table-cell>
          <table:table-cell office:value-type="string" calcext:value-type="string">
            <text:p>06:22:30</text:p>
          </table:table-cell>
          <table:table-cell office:value-type="string" calcext:value-type="string">
            <text:p>06:23:0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F11:.Y11])" office:value-type="float" office:value="0.85" calcext:value-type="float">
            <text:p>0.85</text:p>
          </table:table-cell>
          <table:table-cell table:formula="of:=STDEV([.F11:.Y11])" office:value-type="float" office:value="1.22581873821025" calcext:value-type="float">
            <text:p>1.22581873821025</text:p>
          </table:table-cell>
        </table:table-row>
        <table:table-row table:style-name="ro3">
          <table:table-cell office:value-type="string" calcext:value-type="string">
            <text:p>K4518</text:p>
          </table:table-cell>
          <table:table-cell office:value-type="string" calcext:value-type="string">
            <text:p>오이도 (06:18:00)</text:p>
          </table:table-cell>
          <table:table-cell office:value-type="string" calcext:value-type="string">
            <text:p>당고개 (08:12:30)</text:p>
          </table:table-cell>
          <table:table-cell office:value-type="string" calcext:value-type="string">
            <text:p>06:29:00</text:p>
          </table:table-cell>
          <table:table-cell office:value-type="string" calcext:value-type="string">
            <text:p>06:29: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VERAGE([.F12:.Y12])" office:value-type="float" office:value="0.7" calcext:value-type="float">
            <text:p>0.7</text:p>
          </table:table-cell>
          <table:table-cell table:formula="of:=STDEV([.F12:.Y12])" office:value-type="float" office:value="0.978720969859186" calcext:value-type="float">
            <text:p>0.978720969859186</text:p>
          </table:table-cell>
        </table:table-row>
        <table:table-row table:style-name="ro3">
          <table:table-cell office:value-type="string" calcext:value-type="string">
            <text:p>K4520</text:p>
          </table:table-cell>
          <table:table-cell office:value-type="string" calcext:value-type="string">
            <text:p>안산 (06:33:00)</text:p>
          </table:table-cell>
          <table:table-cell office:value-type="string" calcext:value-type="string">
            <text:p>당고개 (08:18:30)</text:p>
          </table:table-cell>
          <table:table-cell office:value-type="string" calcext:value-type="string">
            <text:p>06:35:00</text:p>
          </table:table-cell>
          <table:table-cell office:value-type="string" calcext:value-type="string">
            <text:p>06:35: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F13:.Y13])" office:value-type="float" office:value="1.05" calcext:value-type="float">
            <text:p>1.05</text:p>
          </table:table-cell>
          <table:table-cell table:formula="of:=STDEV([.F13:.Y13])" office:value-type="float" office:value="1.23437604097225" calcext:value-type="float">
            <text:p>1.23437604097225</text:p>
          </table:table-cell>
        </table:table-row>
        <table:table-row table:style-name="ro3">
          <table:table-cell office:value-type="string" calcext:value-type="string">
            <text:p>K4522</text:p>
          </table:table-cell>
          <table:table-cell office:value-type="string" calcext:value-type="string">
            <text:p>오이도 (06:30:00)</text:p>
          </table:table-cell>
          <table:table-cell office:value-type="string" calcext:value-type="string">
            <text:p>당고개 (08:25:00)</text:p>
          </table:table-cell>
          <table:table-cell office:value-type="string" calcext:value-type="string">
            <text:p>06:41:30</text:p>
          </table:table-cell>
          <table:table-cell office:value-type="string" calcext:value-type="string">
            <text:p>06:42: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VERAGE([.F14:.Y14])" office:value-type="float" office:value="1.75" calcext:value-type="float">
            <text:p>1.75</text:p>
          </table:table-cell>
          <table:table-cell table:formula="of:=STDEV([.F14:.Y14])" office:value-type="float" office:value="2.46821904683476" calcext:value-type="float">
            <text:p>2.46821904683476</text:p>
          </table:table-cell>
        </table:table-row>
        <table:table-row table:style-name="ro3">
          <table:table-cell office:value-type="string" calcext:value-type="string">
            <text:p>K4304</text:p>
          </table:table-cell>
          <table:table-cell office:value-type="string" calcext:value-type="string">
            <text:p>안산 (06:46:00)</text:p>
          </table:table-cell>
          <table:table-cell office:value-type="string" calcext:value-type="string">
            <text:p>당고개 (08:37:30)</text:p>
          </table:table-cell>
          <table:table-cell office:value-type="string" calcext:value-type="string">
            <text:p>06:48:00</text:p>
          </table:table-cell>
          <table:table-cell office:value-type="string" calcext:value-type="string">
            <text:p>06:48: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VERAGE([.F15:.Y15])" office:value-type="float" office:value="2.65" calcext:value-type="float">
            <text:p>2.65</text:p>
          </table:table-cell>
          <table:table-cell table:formula="of:=STDEV([.F15:.Y15])" office:value-type="float" office:value="2.81490394339244" calcext:value-type="float">
            <text:p>2.81490394339244</text:p>
          </table:table-cell>
        </table:table-row>
        <table:table-row table:style-name="ro3">
          <table:table-cell office:value-type="string" calcext:value-type="string">
            <text:p>K4526</text:p>
          </table:table-cell>
          <table:table-cell office:value-type="string" calcext:value-type="string">
            <text:p>오이도 (06:48:00)</text:p>
          </table:table-cell>
          <table:table-cell office:value-type="string" calcext:value-type="string">
            <text:p>당고개 (08:43:00)</text:p>
          </table:table-cell>
          <table:table-cell office:value-type="string" calcext:value-type="string">
            <text:p>06:59:30</text:p>
          </table:table-cell>
          <table:table-cell office:value-type="string" calcext:value-type="string">
            <text:p>07:00: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AVERAGE([.F16:.Y16])" office:value-type="float" office:value="4.3" calcext:value-type="float">
            <text:p>4.3</text:p>
          </table:table-cell>
          <table:table-cell table:formula="of:=STDEV([.F16:.Y16])" office:value-type="float" office:value="2.77393886776642" calcext:value-type="float">
            <text:p>2.77393886776642</text:p>
          </table:table-cell>
        </table:table-row>
        <table:table-row table:style-name="ro3">
          <table:table-cell office:value-type="string" calcext:value-type="string">
            <text:p>S4528</text:p>
          </table:table-cell>
          <table:table-cell office:value-type="string" calcext:value-type="string">
            <text:p>오이도 (06:54:00)</text:p>
          </table:table-cell>
          <table:table-cell office:value-type="string" calcext:value-type="string">
            <text:p>당고개 (08:54:00)</text:p>
          </table:table-cell>
          <table:table-cell office:value-type="string" calcext:value-type="string">
            <text:p>07:05:30</text:p>
          </table:table-cell>
          <table:table-cell office:value-type="string" calcext:value-type="string">
            <text:p>07:06: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AVERAGE([.F17:.Y17])" office:value-type="float" office:value="5.5" calcext:value-type="float">
            <text:p>5.5</text:p>
          </table:table-cell>
          <table:table-cell table:formula="of:=STDEV([.F17:.Y17])" office:value-type="float" office:value="3.25252938010113" calcext:value-type="float">
            <text:p>3.25252938010113</text:p>
          </table:table-cell>
        </table:table-row>
        <table:table-row table:style-name="ro3">
          <table:table-cell office:value-type="string" calcext:value-type="string">
            <text:p>K4308</text:p>
          </table:table-cell>
          <table:table-cell office:value-type="string" calcext:value-type="string">
            <text:p>안산 (07:11:30)</text:p>
          </table:table-cell>
          <table:table-cell office:value-type="string" calcext:value-type="string">
            <text:p>당고개 (08:57:00)</text:p>
          </table:table-cell>
          <table:table-cell office:value-type="string" calcext:value-type="string">
            <text:p>07:13:30</text:p>
          </table:table-cell>
          <table:table-cell office:value-type="string" calcext:value-type="string">
            <text:p>07:14: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AVERAGE([.F18:.Y18])" office:value-type="float" office:value="5.5" calcext:value-type="float">
            <text:p>5.5</text:p>
          </table:table-cell>
          <table:table-cell table:formula="of:=STDEV([.F18:.Y18])" office:value-type="float" office:value="3.12039133848034" calcext:value-type="float">
            <text:p>3.12039133848034</text:p>
          </table:table-cell>
        </table:table-row>
        <table:table-row table:style-name="ro3">
          <table:table-cell office:value-type="string" calcext:value-type="string">
            <text:p>S4530</text:p>
          </table:table-cell>
          <table:table-cell office:value-type="string" calcext:value-type="string">
            <text:p>오이도 (07:06:30)</text:p>
          </table:table-cell>
          <table:table-cell office:value-type="string" calcext:value-type="string">
            <text:p>당고개 (09:02:00)</text:p>
          </table:table-cell>
          <table:table-cell office:value-type="string" calcext:value-type="string">
            <text:p>07:17:30</text:p>
          </table:table-cell>
          <table:table-cell office:value-type="string" calcext:value-type="string">
            <text:p>07:18: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AVERAGE([.F19:.Y19])" office:value-type="float" office:value="6.1" calcext:value-type="float">
            <text:p>6.1</text:p>
          </table:table-cell>
          <table:table-cell table:formula="of:=STDEV([.F19:.Y19])" office:value-type="float" office:value="2.10012530954452" calcext:value-type="float">
            <text:p>2.10012530954452</text:p>
          </table:table-cell>
        </table:table-row>
        <table:table-row table:style-name="ro3">
          <table:table-cell office:value-type="string" calcext:value-type="string">
            <text:p>K4310</text:p>
          </table:table-cell>
          <table:table-cell office:value-type="string" calcext:value-type="string">
            <text:p>안산 (07:20:00)</text:p>
          </table:table-cell>
          <table:table-cell office:value-type="string" calcext:value-type="string">
            <text:p>당고개 (09:10:00)</text:p>
          </table:table-cell>
          <table:table-cell office:value-type="string" calcext:value-type="string">
            <text:p>07:22:00</text:p>
          </table:table-cell>
          <table:table-cell office:value-type="string" calcext:value-type="string">
            <text:p>07:22:3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AVERAGE([.F20:.Y20])" office:value-type="float" office:value="7.2" calcext:value-type="float">
            <text:p>7.2</text:p>
          </table:table-cell>
          <table:table-cell table:formula="of:=STDEV([.F20:.Y20])" office:value-type="float" office:value="2.21478286924356" calcext:value-type="float">
            <text:p>2.21478286924356</text:p>
          </table:table-cell>
        </table:table-row>
        <table:table-row table:style-name="ro3">
          <table:table-cell office:value-type="string" calcext:value-type="string">
            <text:p>S4534</text:p>
          </table:table-cell>
          <table:table-cell office:value-type="string" calcext:value-type="string">
            <text:p>오이도 (07:18:00)</text:p>
          </table:table-cell>
          <table:table-cell office:value-type="string" calcext:value-type="string">
            <text:p>당고개 (09:13:00)</text:p>
          </table:table-cell>
          <table:table-cell office:value-type="string" calcext:value-type="string">
            <text:p>07:29:30</text:p>
          </table:table-cell>
          <table:table-cell office:value-type="string" calcext:value-type="string">
            <text:p>07:30:0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AVERAGE([.F21:.Y21])" office:value-type="float" office:value="8.7" calcext:value-type="float">
            <text:p>8.7</text:p>
          </table:table-cell>
          <table:table-cell table:formula="of:=STDEV([.F21:.Y21])" office:value-type="float" office:value="2.59756971437777" calcext:value-type="float">
            <text:p>2.59756971437777</text:p>
          </table:table-cell>
        </table:table-row>
        <table:table-row table:style-name="ro3">
          <table:table-cell office:value-type="string" calcext:value-type="string">
            <text:p>K4312</text:p>
          </table:table-cell>
          <table:table-cell office:value-type="string" calcext:value-type="string">
            <text:p>안산 (07:32:00)</text:p>
          </table:table-cell>
          <table:table-cell office:value-type="string" calcext:value-type="string">
            <text:p>당고개 (09:18:00)</text:p>
          </table:table-cell>
          <table:table-cell office:value-type="string" calcext:value-type="string">
            <text:p>07:34:00</text:p>
          </table:table-cell>
          <table:table-cell office:value-type="string" calcext:value-type="string">
            <text:p>07:35:0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AVERAGE([.F22:.Y22])" office:value-type="float" office:value="9.05" calcext:value-type="float">
            <text:p>9.05</text:p>
          </table:table-cell>
          <table:table-cell table:formula="of:=STDEV([.F22:.Y22])" office:value-type="float" office:value="2.21181040398084" calcext:value-type="float">
            <text:p>2.21181040398084</text:p>
          </table:table-cell>
        </table:table-row>
        <table:table-row table:style-name="ro3">
          <table:table-cell office:value-type="string" calcext:value-type="string">
            <text:p>S4536</text:p>
          </table:table-cell>
          <table:table-cell office:value-type="string" calcext:value-type="string">
            <text:p>오이도 (07:28:00)</text:p>
          </table:table-cell>
          <table:table-cell office:value-type="string" calcext:value-type="string">
            <text:p>당고개 (09:23:00)</text:p>
          </table:table-cell>
          <table:table-cell office:value-type="string" calcext:value-type="string">
            <text:p>07:39:30</text:p>
          </table:table-cell>
          <table:table-cell office:value-type="string" calcext:value-type="string">
            <text:p>07:40: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AVERAGE([.F23:.Y23])" office:value-type="float" office:value="9.85" calcext:value-type="float">
            <text:p>9.85</text:p>
          </table:table-cell>
          <table:table-cell table:formula="of:=STDEV([.F23:.Y23])" office:value-type="float" office:value="2.88872581636009" calcext:value-type="float">
            <text:p>2.88872581636009</text:p>
          </table:table-cell>
        </table:table-row>
        <table:table-row table:style-name="ro3">
          <table:table-cell office:value-type="string" calcext:value-type="string">
            <text:p>K4538</text:p>
          </table:table-cell>
          <table:table-cell office:value-type="string" calcext:value-type="string">
            <text:p>오이도 (07:34:00)</text:p>
          </table:table-cell>
          <table:table-cell office:value-type="string" calcext:value-type="string">
            <text:p>당고개 (09:29:00)</text:p>
          </table:table-cell>
          <table:table-cell office:value-type="string" calcext:value-type="string">
            <text:p>07:45:30</text:p>
          </table:table-cell>
          <table:table-cell office:value-type="string" calcext:value-type="string">
            <text:p>07:46:0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AVERAGE([.F24:.Y24])" office:value-type="float" office:value="9.65" calcext:value-type="float">
            <text:p>9.65</text:p>
          </table:table-cell>
          <table:table-cell table:formula="of:=STDEV([.F24:.Y24])" office:value-type="float" office:value="2.77725726117276" calcext:value-type="float">
            <text:p>2.77725726117276</text:p>
          </table:table-cell>
        </table:table-row>
        <table:table-row table:style-name="ro3">
          <table:table-cell office:value-type="string" calcext:value-type="string">
            <text:p>S4540</text:p>
          </table:table-cell>
          <table:table-cell office:value-type="string" calcext:value-type="string">
            <text:p>오이도 (07:39:00)</text:p>
          </table:table-cell>
          <table:table-cell office:value-type="string" calcext:value-type="string">
            <text:p>당고개 (09:35:00)</text:p>
          </table:table-cell>
          <table:table-cell office:value-type="string" calcext:value-type="string">
            <text:p>07:51:00</text:p>
          </table:table-cell>
          <table:table-cell office:value-type="string" calcext:value-type="string">
            <text:p>07:51:3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AVERAGE([.F25:.Y25])" office:value-type="float" office:value="7.15" calcext:value-type="float">
            <text:p>7.15</text:p>
          </table:table-cell>
          <table:table-cell table:formula="of:=STDEV([.F25:.Y25])" office:value-type="float" office:value="2.64127162356954" calcext:value-type="float">
            <text:p>2.64127162356954</text:p>
          </table:table-cell>
        </table:table-row>
        <table:table-row table:style-name="ro3">
          <table:table-cell office:value-type="string" calcext:value-type="string">
            <text:p>S4544</text:p>
          </table:table-cell>
          <table:table-cell office:value-type="string" calcext:value-type="string">
            <text:p>오이도 (07:53:00)</text:p>
          </table:table-cell>
          <table:table-cell office:value-type="string" calcext:value-type="string">
            <text:p>당고개 (09:47:30)</text:p>
          </table:table-cell>
          <table:table-cell office:value-type="string" calcext:value-type="string">
            <text:p>08:04:00</text:p>
          </table:table-cell>
          <table:table-cell office:value-type="string" calcext:value-type="string">
            <text:p>08:04: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AVERAGE([.F26:.Y26])" office:value-type="float" office:value="6.2" calcext:value-type="float">
            <text:p>6.2</text:p>
          </table:table-cell>
          <table:table-cell table:formula="of:=STDEV([.F26:.Y26])" office:value-type="float" office:value="2.91276681633044" calcext:value-type="float">
            <text:p>2.91276681633044</text:p>
          </table:table-cell>
        </table:table-row>
        <table:table-row table:style-name="ro3">
          <table:table-cell office:value-type="string" calcext:value-type="string">
            <text:p>S4548</text:p>
          </table:table-cell>
          <table:table-cell office:value-type="string" calcext:value-type="string">
            <text:p>오이도 (07:58:00)</text:p>
          </table:table-cell>
          <table:table-cell office:value-type="string" calcext:value-type="string">
            <text:p>당고개 (09:58:30)</text:p>
          </table:table-cell>
          <table:table-cell office:value-type="string" calcext:value-type="string">
            <text:p>08:15:00</text:p>
          </table:table-cell>
          <table:table-cell office:value-type="string" calcext:value-type="string">
            <text:p>08:15:3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F27:.Y27])" office:value-type="float" office:value="5.8" calcext:value-type="float">
            <text:p>5.8</text:p>
          </table:table-cell>
          <table:table-cell table:formula="of:=STDEV([.F27:.Y27])" office:value-type="float" office:value="3.42744342346488" calcext:value-type="float">
            <text:p>3.42744342346488</text:p>
          </table:table-cell>
        </table:table-row>
        <table:table-row table:style-name="ro3">
          <table:table-cell office:value-type="string" calcext:value-type="string">
            <text:p>S4550</text:p>
          </table:table-cell>
          <table:table-cell office:value-type="string" calcext:value-type="string">
            <text:p>오이도 (08:11:00)</text:p>
          </table:table-cell>
          <table:table-cell office:value-type="string" calcext:value-type="string">
            <text:p>당고개 (10:05:30)</text:p>
          </table:table-cell>
          <table:table-cell office:value-type="string" calcext:value-type="string">
            <text:p>08:22:30</text:p>
          </table:table-cell>
          <table:table-cell office:value-type="string" calcext:value-type="string">
            <text:p>08:23: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F28:.Y28])" office:value-type="float" office:value="4.3" calcext:value-type="float">
            <text:p>4.3</text:p>
          </table:table-cell>
          <table:table-cell table:formula="of:=STDEV([.F28:.Y28])" office:value-type="float" office:value="2.67739071721547" calcext:value-type="float">
            <text:p>2.67739071721547</text:p>
          </table:table-cell>
        </table:table-row>
        <table:table-row table:style-name="ro3">
          <table:table-cell office:value-type="string" calcext:value-type="string">
            <text:p>S4552</text:p>
          </table:table-cell>
          <table:table-cell office:value-type="string" calcext:value-type="string">
            <text:p>오이도 (08:19:00)</text:p>
          </table:table-cell>
          <table:table-cell office:value-type="string" calcext:value-type="string">
            <text:p>당고개 (10:14:00)</text:p>
          </table:table-cell>
          <table:table-cell office:value-type="string" calcext:value-type="string">
            <text:p>08:30:30</text:p>
          </table:table-cell>
          <table:table-cell office:value-type="string" calcext:value-type="string">
            <text:p>08:31: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AVERAGE([.F29:.Y29])" office:value-type="float" office:value="4.5" calcext:value-type="float">
            <text:p>4.5</text:p>
          </table:table-cell>
          <table:table-cell table:formula="of:=STDEV([.F29:.Y29])" office:value-type="float" office:value="2.56494588021288" calcext:value-type="float">
            <text:p>2.56494588021288</text:p>
          </table:table-cell>
        </table:table-row>
        <table:table-row table:style-name="ro3">
          <table:table-cell office:value-type="string" calcext:value-type="string">
            <text:p>K4554</text:p>
          </table:table-cell>
          <table:table-cell office:value-type="string" calcext:value-type="string">
            <text:p>오이도 (08:26:00)</text:p>
          </table:table-cell>
          <table:table-cell office:value-type="string" calcext:value-type="string">
            <text:p>당고개 (10:21:00)</text:p>
          </table:table-cell>
          <table:table-cell office:value-type="string" calcext:value-type="string">
            <text:p>08:37:30</text:p>
          </table:table-cell>
          <table:table-cell office:value-type="string" calcext:value-type="string">
            <text:p>08:38: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AVERAGE([.F30:.Y30])" office:value-type="float" office:value="5.1" calcext:value-type="float">
            <text:p>5.1</text:p>
          </table:table-cell>
          <table:table-cell table:formula="of:=STDEV([.F30:.Y30])" office:value-type="float" office:value="2.75107634438443" calcext:value-type="float">
            <text:p>2.75107634438443</text:p>
          </table:table-cell>
        </table:table-row>
        <table:table-row table:style-name="ro3">
          <table:table-cell office:value-type="string" calcext:value-type="string">
            <text:p>S4314</text:p>
          </table:table-cell>
          <table:table-cell office:value-type="string" calcext:value-type="string">
            <text:p>안산 (08:44:00)</text:p>
          </table:table-cell>
          <table:table-cell office:value-type="string" calcext:value-type="string">
            <text:p>당고개 (10:29:30)</text:p>
          </table:table-cell>
          <table:table-cell office:value-type="string" calcext:value-type="string">
            <text:p>08:46:00</text:p>
          </table:table-cell>
          <table:table-cell office:value-type="string" calcext:value-type="string">
            <text:p>08:46: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VERAGE([.F31:.Y31])" office:value-type="float" office:value="4.15" calcext:value-type="float">
            <text:p>4.15</text:p>
          </table:table-cell>
          <table:table-cell table:formula="of:=STDEV([.F31:.Y31])" office:value-type="float" office:value="2.68082862288195" calcext:value-type="float">
            <text:p>2.68082862288195</text:p>
          </table:table-cell>
        </table:table-row>
        <table:table-row table:style-name="ro3">
          <table:table-cell office:value-type="string" calcext:value-type="string">
            <text:p>S4556</text:p>
          </table:table-cell>
          <table:table-cell office:value-type="string" calcext:value-type="string">
            <text:p>오이도 (08:42:00)</text:p>
          </table:table-cell>
          <table:table-cell office:value-type="string" calcext:value-type="string">
            <text:p>당고개 (10:37:00)</text:p>
          </table:table-cell>
          <table:table-cell office:value-type="string" calcext:value-type="string">
            <text:p>08:53:30</text:p>
          </table:table-cell>
          <table:table-cell office:value-type="string" calcext:value-type="string">
            <text:p>08:54: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F32:.Y32])" office:value-type="float" office:value="2.15789473684211" calcext:value-type="float">
            <text:p>2.15789473684211</text:p>
          </table:table-cell>
          <table:table-cell table:formula="of:=STDEV([.F32:.Y32])" office:value-type="float" office:value="2.33959060746241" calcext:value-type="float">
            <text:p>2.33959060746241</text:p>
          </table:table-cell>
        </table:table-row>
        <table:table-row table:style-name="ro3">
          <table:table-cell office:value-type="string" calcext:value-type="string">
            <text:p>K4558</text:p>
          </table:table-cell>
          <table:table-cell office:value-type="string" calcext:value-type="string">
            <text:p>오이도 (08:52:00)</text:p>
          </table:table-cell>
          <table:table-cell office:value-type="string" calcext:value-type="string">
            <text:p>당고개 (10:47:00)</text:p>
          </table:table-cell>
          <table:table-cell office:value-type="string" calcext:value-type="string">
            <text:p>09:03:30</text:p>
          </table:table-cell>
          <table:table-cell office:value-type="string" calcext:value-type="string">
            <text:p>09:04: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F33:.Y33])" office:value-type="float" office:value="2.15" calcext:value-type="float">
            <text:p>2.15</text:p>
          </table:table-cell>
          <table:table-cell table:formula="of:=STDEV([.F33:.Y33])" office:value-type="float" office:value="2.20704613263496" calcext:value-type="float">
            <text:p>2.20704613263496</text:p>
          </table:table-cell>
        </table:table-row>
        <table:table-row table:style-name="ro3">
          <table:table-cell office:value-type="string" calcext:value-type="string">
            <text:p>S4560</text:p>
          </table:table-cell>
          <table:table-cell office:value-type="string" calcext:value-type="string">
            <text:p>오이도 (09:02:00)</text:p>
          </table:table-cell>
          <table:table-cell office:value-type="string" calcext:value-type="string">
            <text:p>당고개 (10:57:00)</text:p>
          </table:table-cell>
          <table:table-cell office:value-type="string" calcext:value-type="string">
            <text:p>09:13:30</text:p>
          </table:table-cell>
          <table:table-cell office:value-type="string" calcext:value-type="string">
            <text:p>09:14: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VERAGE([.F34:.Y34])" office:value-type="float" office:value="0.947368421052632" calcext:value-type="float">
            <text:p>0.947368421052632</text:p>
          </table:table-cell>
          <table:table-cell table:formula="of:=STDEV([.F34:.Y34])" office:value-type="float" office:value="1.223550580643" calcext:value-type="float">
            <text:p>1.223550580643</text:p>
          </table:table-cell>
        </table:table-row>
        <table:table-row table:style-name="ro3">
          <table:table-cell office:value-type="string" calcext:value-type="string">
            <text:p>S4562</text:p>
          </table:table-cell>
          <table:table-cell office:value-type="string" calcext:value-type="string">
            <text:p>오이도 (09:12:00)</text:p>
          </table:table-cell>
          <table:table-cell office:value-type="string" calcext:value-type="string">
            <text:p>당고개 (11:07:00)</text:p>
          </table:table-cell>
          <table:table-cell office:value-type="string" calcext:value-type="string">
            <text:p>09:23:30</text:p>
          </table:table-cell>
          <table:table-cell office:value-type="string" calcext:value-type="string">
            <text:p>09:24: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F35:.Y35])" office:value-type="float" office:value="1.9" calcext:value-type="float">
            <text:p>1.9</text:p>
          </table:table-cell>
          <table:table-cell table:formula="of:=STDEV([.F35:.Y35])" office:value-type="float" office:value="2.93616290957756" calcext:value-type="float">
            <text:p>2.93616290957756</text:p>
          </table:table-cell>
        </table:table-row>
        <table:table-row table:style-name="ro3">
          <table:table-cell office:value-type="string" calcext:value-type="string">
            <text:p>S4564</text:p>
          </table:table-cell>
          <table:table-cell office:value-type="string" calcext:value-type="string">
            <text:p>오이도 (09:22:00)</text:p>
          </table:table-cell>
          <table:table-cell office:value-type="string" calcext:value-type="string">
            <text:p>당고개 (11:17:00)</text:p>
          </table:table-cell>
          <table:table-cell office:value-type="string" calcext:value-type="string">
            <text:p>09:33:30</text:p>
          </table:table-cell>
          <table:table-cell office:value-type="string" calcext:value-type="string">
            <text:p>09:34: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F36:.Y36])" office:value-type="float" office:value="1.31578947368421" calcext:value-type="float">
            <text:p>1.31578947368421</text:p>
          </table:table-cell>
          <table:table-cell table:formula="of:=STDEV([.F36:.Y36])" office:value-type="float" office:value="1.33552451531005" calcext:value-type="float">
            <text:p>1.33552451531005</text:p>
          </table:table-cell>
        </table:table-row>
        <table:table-row table:style-name="ro3">
          <table:table-cell office:value-type="string" calcext:value-type="string">
            <text:p>K4566</text:p>
          </table:table-cell>
          <table:table-cell office:value-type="string" calcext:value-type="string">
            <text:p>오이도 (09:32:00)</text:p>
          </table:table-cell>
          <table:table-cell office:value-type="string" calcext:value-type="string">
            <text:p>당고개 (11:27:00)</text:p>
          </table:table-cell>
          <table:table-cell office:value-type="string" calcext:value-type="string">
            <text:p>09:43:30</text:p>
          </table:table-cell>
          <table:table-cell office:value-type="string" calcext:value-type="string">
            <text:p>09:44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AVERAGE([.F37:.Y37])" office:value-type="float" office:value="2.65" calcext:value-type="float">
            <text:p>2.65</text:p>
          </table:table-cell>
          <table:table-cell table:formula="of:=STDEV([.F37:.Y37])" office:value-type="float" office:value="2.833539724165" calcext:value-type="float">
            <text:p>2.833539724165</text:p>
          </table:table-cell>
        </table:table-row>
        <table:table-row table:style-name="ro3">
          <table:table-cell office:value-type="string" calcext:value-type="string">
            <text:p>S4568</text:p>
          </table:table-cell>
          <table:table-cell office:value-type="string" calcext:value-type="string">
            <text:p>오이도 (09:42:00)</text:p>
          </table:table-cell>
          <table:table-cell office:value-type="string" calcext:value-type="string">
            <text:p>당고개 (11:37:00)</text:p>
          </table:table-cell>
          <table:table-cell office:value-type="string" calcext:value-type="string">
            <text:p>09:53:30</text:p>
          </table:table-cell>
          <table:table-cell office:value-type="string" calcext:value-type="string">
            <text:p>09:54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F38:.Y38])" office:value-type="float" office:value="1" calcext:value-type="float">
            <text:p>1</text:p>
          </table:table-cell>
          <table:table-cell table:formula="of:=STDEV([.F38:.Y38])" office:value-type="float" office:value="1.07605517369794" calcext:value-type="float">
            <text:p>1.07605517369794</text:p>
          </table:table-cell>
        </table:table-row>
        <table:table-row table:style-name="ro3">
          <table:table-cell office:value-type="string" calcext:value-type="string">
            <text:p>K4570</text:p>
          </table:table-cell>
          <table:table-cell office:value-type="string" calcext:value-type="string">
            <text:p>오이도 (09:51:00)</text:p>
          </table:table-cell>
          <table:table-cell office:value-type="string" calcext:value-type="string">
            <text:p>당고개 (11:46:00)</text:p>
          </table:table-cell>
          <table:table-cell office:value-type="string" calcext:value-type="string">
            <text:p>10:02:30</text:p>
          </table:table-cell>
          <table:table-cell office:value-type="string" calcext:value-type="string">
            <text:p>10:03: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VERAGE([.F39:.Y39])" office:value-type="float" office:value="3.15" calcext:value-type="float">
            <text:p>3.15</text:p>
          </table:table-cell>
          <table:table-cell table:formula="of:=STDEV([.F39:.Y39])" office:value-type="float" office:value="3.57292449873828" calcext:value-type="float">
            <text:p>3.57292449873828</text:p>
          </table:table-cell>
        </table:table-row>
        <table:table-row table:style-name="ro3">
          <table:table-cell office:value-type="string" calcext:value-type="string">
            <text:p>S4572</text:p>
          </table:table-cell>
          <table:table-cell office:value-type="string" calcext:value-type="string">
            <text:p>오이도 (10:05:00)</text:p>
          </table:table-cell>
          <table:table-cell office:value-type="string" calcext:value-type="string">
            <text:p>당고개 (12:00:00)</text:p>
          </table:table-cell>
          <table:table-cell office:value-type="string" calcext:value-type="string">
            <text:p>10:16:30</text:p>
          </table:table-cell>
          <table:table-cell office:value-type="string" calcext:value-type="string">
            <text:p>10:17: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AVERAGE([.F40:.Y40])" office:value-type="float" office:value="3.15" calcext:value-type="float">
            <text:p>3.15</text:p>
          </table:table-cell>
          <table:table-cell table:formula="of:=STDEV([.F40:.Y40])" office:value-type="float" office:value="3.89702990818176" calcext:value-type="float">
            <text:p>3.89702990818176</text:p>
          </table:table-cell>
        </table:table-row>
        <table:table-row table:style-name="ro3">
          <table:table-cell office:value-type="string" calcext:value-type="string">
            <text:p>K4574</text:p>
          </table:table-cell>
          <table:table-cell office:value-type="string" calcext:value-type="string">
            <text:p>오이도 (10:17:00)</text:p>
          </table:table-cell>
          <table:table-cell office:value-type="string" calcext:value-type="string">
            <text:p>당고개 (12:11:30)</text:p>
          </table:table-cell>
          <table:table-cell office:value-type="string" calcext:value-type="string">
            <text:p>10:28:00</text:p>
          </table:table-cell>
          <table:table-cell office:value-type="string" calcext:value-type="string">
            <text:p>10:28: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F41:.Y41])" office:value-type="float" office:value="2" calcext:value-type="float">
            <text:p>2</text:p>
          </table:table-cell>
          <table:table-cell table:formula="of:=STDEV([.F41:.Y41])" office:value-type="float" office:value="2.88371105932689" calcext:value-type="float">
            <text:p>2.88371105932689</text:p>
          </table:table-cell>
        </table:table-row>
        <table:table-row table:style-name="ro3">
          <table:table-cell office:value-type="string" calcext:value-type="string">
            <text:p>K4576</text:p>
          </table:table-cell>
          <table:table-cell office:value-type="string" calcext:value-type="string">
            <text:p>오이도 (10:27:00)</text:p>
          </table:table-cell>
          <table:table-cell office:value-type="string" calcext:value-type="string">
            <text:p>당고개 (12:22:00)</text:p>
          </table:table-cell>
          <table:table-cell office:value-type="string" calcext:value-type="string">
            <text:p>10:38:30</text:p>
          </table:table-cell>
          <table:table-cell office:value-type="string" calcext:value-type="string">
            <text:p>10:39: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F42:.Y42])" office:value-type="float" office:value="1.45" calcext:value-type="float">
            <text:p>1.45</text:p>
          </table:table-cell>
          <table:table-cell table:formula="of:=STDEV([.F42:.Y42])" office:value-type="float" office:value="1.356271980176" calcext:value-type="float">
            <text:p>1.356271980176</text:p>
          </table:table-cell>
        </table:table-row>
        <table:table-row table:style-name="ro3">
          <table:table-cell office:value-type="string" calcext:value-type="string">
            <text:p>K4578</text:p>
          </table:table-cell>
          <table:table-cell office:value-type="string" calcext:value-type="string">
            <text:p>오이도 (10:38:00)</text:p>
          </table:table-cell>
          <table:table-cell office:value-type="string" calcext:value-type="string">
            <text:p>당고개 (12:33:00)</text:p>
          </table:table-cell>
          <table:table-cell office:value-type="string" calcext:value-type="string">
            <text:p>10:49:30</text:p>
          </table:table-cell>
          <table:table-cell office:value-type="string" calcext:value-type="string">
            <text:p>10:50: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F43:.Y43])" office:value-type="float" office:value="1.75" calcext:value-type="float">
            <text:p>1.75</text:p>
          </table:table-cell>
          <table:table-cell table:formula="of:=STDEV([.F43:.Y43])" office:value-type="float" office:value="2.17340383052168" calcext:value-type="float">
            <text:p>2.17340383052168</text:p>
          </table:table-cell>
        </table:table-row>
        <table:table-row table:style-name="ro3">
          <table:table-cell office:value-type="string" calcext:value-type="string">
            <text:p>K4580</text:p>
          </table:table-cell>
          <table:table-cell office:value-type="string" calcext:value-type="string">
            <text:p>오이도 (10:49:00)</text:p>
          </table:table-cell>
          <table:table-cell office:value-type="string" calcext:value-type="string">
            <text:p>당고개 (12:44:00)</text:p>
          </table:table-cell>
          <table:table-cell office:value-type="string" calcext:value-type="string">
            <text:p>11:00:30</text:p>
          </table:table-cell>
          <table:table-cell office:value-type="string" calcext:value-type="string">
            <text:p>11:01: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F44:.Y44])" office:value-type="float" office:value="1.95" calcext:value-type="float">
            <text:p>1.95</text:p>
          </table:table-cell>
          <table:table-cell table:formula="of:=STDEV([.F44:.Y44])" office:value-type="float" office:value="2.35025194618073" calcext:value-type="float">
            <text:p>2.35025194618073</text:p>
          </table:table-cell>
        </table:table-row>
        <table:table-row table:style-name="ro3">
          <table:table-cell office:value-type="string" calcext:value-type="string">
            <text:p>K4582</text:p>
          </table:table-cell>
          <table:table-cell office:value-type="string" calcext:value-type="string">
            <text:p>오이도 (11:00:00)</text:p>
          </table:table-cell>
          <table:table-cell office:value-type="string" calcext:value-type="string">
            <text:p>당고개 (12:55:00)</text:p>
          </table:table-cell>
          <table:table-cell office:value-type="string" calcext:value-type="string">
            <text:p>11:11:30</text:p>
          </table:table-cell>
          <table:table-cell office:value-type="string" calcext:value-type="string">
            <text:p>11:12: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AVERAGE([.F45:.Y45])" office:value-type="float" office:value="2.7" calcext:value-type="float">
            <text:p>2.7</text:p>
          </table:table-cell>
          <table:table-cell table:formula="of:=STDEV([.F45:.Y45])" office:value-type="float" office:value="2.71642179501289" calcext:value-type="float">
            <text:p>2.71642179501289</text:p>
          </table:table-cell>
        </table:table-row>
        <table:table-row table:style-name="ro3">
          <table:table-cell office:value-type="string" calcext:value-type="string">
            <text:p>K4584</text:p>
          </table:table-cell>
          <table:table-cell office:value-type="string" calcext:value-type="string">
            <text:p>오이도 (11:11:00)</text:p>
          </table:table-cell>
          <table:table-cell office:value-type="string" calcext:value-type="string">
            <text:p>당고개 (13:06:00)</text:p>
          </table:table-cell>
          <table:table-cell office:value-type="string" calcext:value-type="string">
            <text:p>11:22:30</text:p>
          </table:table-cell>
          <table:table-cell office:value-type="string" calcext:value-type="string">
            <text:p>11:23: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F46:.Y46])" office:value-type="float" office:value="0.9" calcext:value-type="float">
            <text:p>0.9</text:p>
          </table:table-cell>
          <table:table-cell table:formula="of:=STDEV([.F46:.Y46])" office:value-type="float" office:value="1.29370947686346" calcext:value-type="float">
            <text:p>1.29370947686346</text:p>
          </table:table-cell>
        </table:table-row>
        <table:table-row table:style-name="ro3">
          <table:table-cell office:value-type="string" calcext:value-type="string">
            <text:p>K4318</text:p>
          </table:table-cell>
          <table:table-cell office:value-type="string" calcext:value-type="string">
            <text:p>안산 (11:27:00)</text:p>
          </table:table-cell>
          <table:table-cell office:value-type="string" calcext:value-type="string">
            <text:p>당고개 (13:12:30)</text:p>
          </table:table-cell>
          <table:table-cell office:value-type="string" calcext:value-type="string">
            <text:p>11:29:00</text:p>
          </table:table-cell>
          <table:table-cell office:value-type="string" calcext:value-type="string">
            <text:p>11:29: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F47:.Y47])" office:value-type="float" office:value="3.15" calcext:value-type="float">
            <text:p>3.15</text:p>
          </table:table-cell>
          <table:table-cell table:formula="of:=STDEV([.F47:.Y47])" office:value-type="float" office:value="2.34576886733271" calcext:value-type="float">
            <text:p>2.34576886733271</text:p>
          </table:table-cell>
        </table:table-row>
        <table:table-row table:style-name="ro3">
          <table:table-cell office:value-type="string" calcext:value-type="string">
            <text:p>K4586</text:p>
          </table:table-cell>
          <table:table-cell office:value-type="string" calcext:value-type="string">
            <text:p>오이도 (11:29:00)</text:p>
          </table:table-cell>
          <table:table-cell office:value-type="string" calcext:value-type="string">
            <text:p>당고개 (13:24:00)</text:p>
          </table:table-cell>
          <table:table-cell office:value-type="string" calcext:value-type="string">
            <text:p>11:40:30</text:p>
          </table:table-cell>
          <table:table-cell office:value-type="string" calcext:value-type="string">
            <text:p>11:41: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VERAGE([.F48:.Y48])" office:value-type="float" office:value="1.65" calcext:value-type="float">
            <text:p>1.65</text:p>
          </table:table-cell>
          <table:table-cell table:formula="of:=STDEV([.F48:.Y48])" office:value-type="float" office:value="1.22581873821025" calcext:value-type="float">
            <text:p>1.22581873821025</text:p>
          </table:table-cell>
        </table:table-row>
        <table:table-row table:style-name="ro3">
          <table:table-cell office:value-type="string" calcext:value-type="string">
            <text:p>S4588</text:p>
          </table:table-cell>
          <table:table-cell office:value-type="string" calcext:value-type="string">
            <text:p>오이도 (11:40:00)</text:p>
          </table:table-cell>
          <table:table-cell office:value-type="string" calcext:value-type="string">
            <text:p>당고개 (13:35:00)</text:p>
          </table:table-cell>
          <table:table-cell office:value-type="string" calcext:value-type="string">
            <text:p>11:51:30</text:p>
          </table:table-cell>
          <table:table-cell office:value-type="string" calcext:value-type="string">
            <text:p>11:52: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F49:.Y49])" office:value-type="float" office:value="1.95" calcext:value-type="float">
            <text:p>1.95</text:p>
          </table:table-cell>
          <table:table-cell table:formula="of:=STDEV([.F49:.Y49])" office:value-type="float" office:value="1.8771478925557" calcext:value-type="float">
            <text:p>1.8771478925557</text:p>
          </table:table-cell>
        </table:table-row>
        <table:table-row table:style-name="ro3">
          <table:table-cell office:value-type="string" calcext:value-type="string">
            <text:p>K4590</text:p>
          </table:table-cell>
          <table:table-cell office:value-type="string" calcext:value-type="string">
            <text:p>오이도 (11:47:00)</text:p>
          </table:table-cell>
          <table:table-cell office:value-type="string" calcext:value-type="string">
            <text:p>당고개 (13:42:00)</text:p>
          </table:table-cell>
          <table:table-cell office:value-type="string" calcext:value-type="string">
            <text:p>11:58:30</text:p>
          </table:table-cell>
          <table:table-cell office:value-type="string" calcext:value-type="string">
            <text:p>11:59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F50:.Y50])" office:value-type="float" office:value="2.5" calcext:value-type="float">
            <text:p>2.5</text:p>
          </table:table-cell>
          <table:table-cell table:formula="of:=STDEV([.F50:.Y50])" office:value-type="float" office:value="2.8562028528874" calcext:value-type="float">
            <text:p>2.8562028528874</text:p>
          </table:table-cell>
        </table:table-row>
        <table:table-row table:style-name="ro3">
          <table:table-cell office:value-type="string" calcext:value-type="string">
            <text:p>K4592</text:p>
          </table:table-cell>
          <table:table-cell office:value-type="string" calcext:value-type="string">
            <text:p>오이도 (11:58:00)</text:p>
          </table:table-cell>
          <table:table-cell office:value-type="string" calcext:value-type="string">
            <text:p>당고개 (13:53:00)</text:p>
          </table:table-cell>
          <table:table-cell office:value-type="string" calcext:value-type="string">
            <text:p>12:09:30</text:p>
          </table:table-cell>
          <table:table-cell office:value-type="string" calcext:value-type="string">
            <text:p>12:10: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AVERAGE([.F51:.Y51])" office:value-type="float" office:value="1.75" calcext:value-type="float">
            <text:p>1.75</text:p>
          </table:table-cell>
          <table:table-cell table:formula="of:=STDEV([.F51:.Y51])" office:value-type="float" office:value="1.83173774266262" calcext:value-type="float">
            <text:p>1.83173774266262</text:p>
          </table:table-cell>
        </table:table-row>
        <table:table-row table:style-name="ro3">
          <table:table-cell office:value-type="string" calcext:value-type="string">
            <text:p>K4594</text:p>
          </table:table-cell>
          <table:table-cell office:value-type="string" calcext:value-type="string">
            <text:p>오이도 (12:09:00)</text:p>
          </table:table-cell>
          <table:table-cell office:value-type="string" calcext:value-type="string">
            <text:p>당고개 (14:04:00)</text:p>
          </table:table-cell>
          <table:table-cell office:value-type="string" calcext:value-type="string">
            <text:p>12:20:30</text:p>
          </table:table-cell>
          <table:table-cell office:value-type="string" calcext:value-type="string">
            <text:p>12:21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VERAGE([.F52:.Y52])" office:value-type="float" office:value="1.7" calcext:value-type="float">
            <text:p>1.7</text:p>
          </table:table-cell>
          <table:table-cell table:formula="of:=STDEV([.F52:.Y52])" office:value-type="float" office:value="1.26074330623269" calcext:value-type="float">
            <text:p>1.26074330623269</text:p>
          </table:table-cell>
        </table:table-row>
        <table:table-row table:style-name="ro3">
          <table:table-cell office:value-type="string" calcext:value-type="string">
            <text:p>S4596</text:p>
          </table:table-cell>
          <table:table-cell office:value-type="string" calcext:value-type="string">
            <text:p>오이도 (12:20:00)</text:p>
          </table:table-cell>
          <table:table-cell office:value-type="string" calcext:value-type="string">
            <text:p>당고개 (14:15:00)</text:p>
          </table:table-cell>
          <table:table-cell office:value-type="string" calcext:value-type="string">
            <text:p>12:31:30</text:p>
          </table:table-cell>
          <table:table-cell office:value-type="string" calcext:value-type="string">
            <text:p>12:32: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F53:.Y53])" office:value-type="float" office:value="4.35" calcext:value-type="float">
            <text:p>4.35</text:p>
          </table:table-cell>
          <table:table-cell table:formula="of:=STDEV([.F53:.Y53])" office:value-type="float" office:value="6.07215387087473" calcext:value-type="float">
            <text:p>6.07215387087473</text:p>
          </table:table-cell>
        </table:table-row>
        <table:table-row table:style-name="ro3">
          <table:table-cell office:value-type="string" calcext:value-type="string">
            <text:p>S4598</text:p>
          </table:table-cell>
          <table:table-cell office:value-type="string" calcext:value-type="string">
            <text:p>오이도 (12:31:00)</text:p>
          </table:table-cell>
          <table:table-cell office:value-type="string" calcext:value-type="string">
            <text:p>당고개 (14:26:00)</text:p>
          </table:table-cell>
          <table:table-cell office:value-type="string" calcext:value-type="string">
            <text:p>12:42:30</text:p>
          </table:table-cell>
          <table:table-cell office:value-type="string" calcext:value-type="string">
            <text:p>12:43: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F54:.Y54])" office:value-type="float" office:value="1.65" calcext:value-type="float">
            <text:p>1.65</text:p>
          </table:table-cell>
          <table:table-cell table:formula="of:=STDEV([.F54:.Y54])" office:value-type="float" office:value="1.69441808051583" calcext:value-type="float">
            <text:p>1.69441808051583</text:p>
          </table:table-cell>
        </table:table-row>
        <table:table-row table:style-name="ro3">
          <table:table-cell office:value-type="string" calcext:value-type="string">
            <text:p>K4600</text:p>
          </table:table-cell>
          <table:table-cell office:value-type="string" calcext:value-type="string">
            <text:p>오이도 (12:42:00)</text:p>
          </table:table-cell>
          <table:table-cell office:value-type="string" calcext:value-type="string">
            <text:p>당고개 (14:37:00)</text:p>
          </table:table-cell>
          <table:table-cell office:value-type="string" calcext:value-type="string">
            <text:p>12:53:30</text:p>
          </table:table-cell>
          <table:table-cell office:value-type="string" calcext:value-type="string">
            <text:p>12:54: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AVERAGE([.F55:.Y55])" office:value-type="float" office:value="1.7" calcext:value-type="float">
            <text:p>1.7</text:p>
          </table:table-cell>
          <table:table-cell table:formula="of:=STDEV([.F55:.Y55])" office:value-type="float" office:value="1.65751875435925" calcext:value-type="float">
            <text:p>1.65751875435925</text:p>
          </table:table-cell>
        </table:table-row>
        <table:table-row table:style-name="ro3">
          <table:table-cell office:value-type="string" calcext:value-type="string">
            <text:p>S4602</text:p>
          </table:table-cell>
          <table:table-cell office:value-type="string" calcext:value-type="string">
            <text:p>오이도 (12:53:00)</text:p>
          </table:table-cell>
          <table:table-cell office:value-type="string" calcext:value-type="string">
            <text:p>당고개 (14:48:00)</text:p>
          </table:table-cell>
          <table:table-cell office:value-type="string" calcext:value-type="string">
            <text:p>13:04:30</text:p>
          </table:table-cell>
          <table:table-cell office:value-type="string" calcext:value-type="string">
            <text:p>13:05: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F56:.Y56])" office:value-type="float" office:value="0.45" calcext:value-type="float">
            <text:p>0.45</text:p>
          </table:table-cell>
          <table:table-cell table:formula="of:=STDEV([.F56:.Y56])" office:value-type="float" office:value="0.759154654516248" calcext:value-type="float">
            <text:p>0.759154654516248</text:p>
          </table:table-cell>
        </table:table-row>
        <table:table-row table:style-name="ro3">
          <table:table-cell office:value-type="string" calcext:value-type="string">
            <text:p>K4604</text:p>
          </table:table-cell>
          <table:table-cell office:value-type="string" calcext:value-type="string">
            <text:p>오이도 (13:04:00)</text:p>
          </table:table-cell>
          <table:table-cell office:value-type="string" calcext:value-type="string">
            <text:p>당고개 (14:59:00)</text:p>
          </table:table-cell>
          <table:table-cell office:value-type="string" calcext:value-type="string">
            <text:p>13:15:30</text:p>
          </table:table-cell>
          <table:table-cell office:value-type="string" calcext:value-type="string">
            <text:p>13:16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F57:.Y57])" office:value-type="float" office:value="1.65" calcext:value-type="float">
            <text:p>1.65</text:p>
          </table:table-cell>
          <table:table-cell table:formula="of:=STDEV([.F57:.Y57])" office:value-type="float" office:value="1.75544266422131" calcext:value-type="float">
            <text:p>1.75544266422131</text:p>
          </table:table-cell>
        </table:table-row>
        <table:table-row table:style-name="ro3">
          <table:table-cell office:value-type="string" calcext:value-type="string">
            <text:p>S4606</text:p>
          </table:table-cell>
          <table:table-cell office:value-type="string" calcext:value-type="string">
            <text:p>오이도 (13:15:00)</text:p>
          </table:table-cell>
          <table:table-cell office:value-type="string" calcext:value-type="string">
            <text:p>당고개 (15:10:00)</text:p>
          </table:table-cell>
          <table:table-cell office:value-type="string" calcext:value-type="string">
            <text:p>13:26:30</text:p>
          </table:table-cell>
          <table:table-cell office:value-type="string" calcext:value-type="string">
            <text:p>13:27: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VERAGE([.F58:.Y58])" office:value-type="float" office:value="1.4" calcext:value-type="float">
            <text:p>1.4</text:p>
          </table:table-cell>
          <table:table-cell table:formula="of:=STDEV([.F58:.Y58])" office:value-type="float" office:value="1.50087693664316" calcext:value-type="float">
            <text:p>1.50087693664316</text:p>
          </table:table-cell>
        </table:table-row>
        <table:table-row table:style-name="ro3">
          <table:table-cell office:value-type="string" calcext:value-type="string">
            <text:p>S4608</text:p>
          </table:table-cell>
          <table:table-cell office:value-type="string" calcext:value-type="string">
            <text:p>오이도 (13:22:00)</text:p>
          </table:table-cell>
          <table:table-cell office:value-type="string" calcext:value-type="string">
            <text:p>당고개 (15:17:00)</text:p>
          </table:table-cell>
          <table:table-cell office:value-type="string" calcext:value-type="string">
            <text:p>13:33:30</text:p>
          </table:table-cell>
          <table:table-cell office:value-type="string" calcext:value-type="string">
            <text:p>13:34: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AVERAGE([.F59:.Y59])" office:value-type="float" office:value="2.35" calcext:value-type="float">
            <text:p>2.35</text:p>
          </table:table-cell>
          <table:table-cell table:formula="of:=STDEV([.F59:.Y59])" office:value-type="float" office:value="2.81490394339244" calcext:value-type="float">
            <text:p>2.81490394339244</text:p>
          </table:table-cell>
        </table:table-row>
        <table:table-row table:style-name="ro3">
          <table:table-cell office:value-type="string" calcext:value-type="string">
            <text:p>S4610</text:p>
          </table:table-cell>
          <table:table-cell office:value-type="string" calcext:value-type="string">
            <text:p>오이도 (13:33:00)</text:p>
          </table:table-cell>
          <table:table-cell office:value-type="string" calcext:value-type="string">
            <text:p>당고개 (15:28:00)</text:p>
          </table:table-cell>
          <table:table-cell office:value-type="string" calcext:value-type="string">
            <text:p>13:44:30</text:p>
          </table:table-cell>
          <table:table-cell office:value-type="string" calcext:value-type="string">
            <text:p>13:45: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F60:.Y60])" office:value-type="float" office:value="1.84210526315789" calcext:value-type="float">
            <text:p>1.84210526315789</text:p>
          </table:table-cell>
          <table:table-cell table:formula="of:=STDEV([.F60:.Y60])" office:value-type="float" office:value="2.1924911730403" calcext:value-type="float">
            <text:p>2.1924911730403</text:p>
          </table:table-cell>
        </table:table-row>
        <table:table-row table:style-name="ro3">
          <table:table-cell office:value-type="string" calcext:value-type="string">
            <text:p>K4612</text:p>
          </table:table-cell>
          <table:table-cell office:value-type="string" calcext:value-type="string">
            <text:p>오이도 (13:44:00)</text:p>
          </table:table-cell>
          <table:table-cell office:value-type="string" calcext:value-type="string">
            <text:p>당고개 (15:39:00)</text:p>
          </table:table-cell>
          <table:table-cell office:value-type="string" calcext:value-type="string">
            <text:p>13:55:30</text:p>
          </table:table-cell>
          <table:table-cell office:value-type="string" calcext:value-type="string">
            <text:p>13:56: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F61:.Y61])" office:value-type="float" office:value="1.55" calcext:value-type="float">
            <text:p>1.55</text:p>
          </table:table-cell>
          <table:table-cell table:formula="of:=STDEV([.F61:.Y61])" office:value-type="float" office:value="1.7614288458372" calcext:value-type="float">
            <text:p>1.7614288458372</text:p>
          </table:table-cell>
        </table:table-row>
        <table:table-row table:style-name="ro3">
          <table:table-cell office:value-type="string" calcext:value-type="string">
            <text:p>S4320</text:p>
          </table:table-cell>
          <table:table-cell office:value-type="string" calcext:value-type="string">
            <text:p>안산 (13:59:00)</text:p>
          </table:table-cell>
          <table:table-cell office:value-type="string" calcext:value-type="string">
            <text:p>당고개 (15:44:30)</text:p>
          </table:table-cell>
          <table:table-cell office:value-type="string" calcext:value-type="string">
            <text:p>14:01:00</text:p>
          </table:table-cell>
          <table:table-cell office:value-type="string" calcext:value-type="string">
            <text:p>14:01: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VERAGE([.F62:.Y62])" office:value-type="float" office:value="1.95" calcext:value-type="float">
            <text:p>1.95</text:p>
          </table:table-cell>
          <table:table-cell table:formula="of:=STDEV([.F62:.Y62])" office:value-type="float" office:value="2.30502882731146" calcext:value-type="float">
            <text:p>2.30502882731146</text:p>
          </table:table-cell>
        </table:table-row>
        <table:table-row table:style-name="ro3">
          <table:table-cell office:value-type="string" calcext:value-type="string">
            <text:p>K4614</text:p>
          </table:table-cell>
          <table:table-cell office:value-type="string" calcext:value-type="string">
            <text:p>오이도 (14:01:00)</text:p>
          </table:table-cell>
          <table:table-cell office:value-type="string" calcext:value-type="string">
            <text:p>당고개 (15:56:00)</text:p>
          </table:table-cell>
          <table:table-cell office:value-type="string" calcext:value-type="string">
            <text:p>14:12:30</text:p>
          </table:table-cell>
          <table:table-cell office:value-type="string" calcext:value-type="string">
            <text:p>14:13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AVERAGE([.F63:.Y63])" office:value-type="float" office:value="2.2" calcext:value-type="float">
            <text:p>2.2</text:p>
          </table:table-cell>
          <table:table-cell table:formula="of:=STDEV([.F63:.Y63])" office:value-type="float" office:value="1.85245214442058" calcext:value-type="float">
            <text:p>1.85245214442058</text:p>
          </table:table-cell>
        </table:table-row>
        <table:table-row table:style-name="ro3">
          <table:table-cell office:value-type="string" calcext:value-type="string">
            <text:p>S4616</text:p>
          </table:table-cell>
          <table:table-cell office:value-type="string" calcext:value-type="string">
            <text:p>오이도 (14:12:00)</text:p>
          </table:table-cell>
          <table:table-cell office:value-type="string" calcext:value-type="string">
            <text:p>당고개 (16:07:00)</text:p>
          </table:table-cell>
          <table:table-cell office:value-type="string" calcext:value-type="string">
            <text:p>14:23:30</text:p>
          </table:table-cell>
          <table:table-cell office:value-type="string" calcext:value-type="string">
            <text:p>14:24: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AVERAGE([.F64:.Y64])" office:value-type="float" office:value="2.65" calcext:value-type="float">
            <text:p>2.65</text:p>
          </table:table-cell>
          <table:table-cell table:formula="of:=STDEV([.F64:.Y64])" office:value-type="float" office:value="3.09966042282733" calcext:value-type="float">
            <text:p>3.09966042282733</text:p>
          </table:table-cell>
        </table:table-row>
        <table:table-row table:style-name="ro3">
          <table:table-cell office:value-type="string" calcext:value-type="string">
            <text:p>K4618</text:p>
          </table:table-cell>
          <table:table-cell office:value-type="string" calcext:value-type="string">
            <text:p>오이도 (14:23:00)</text:p>
          </table:table-cell>
          <table:table-cell office:value-type="string" calcext:value-type="string">
            <text:p>당고개 (16:18:00)</text:p>
          </table:table-cell>
          <table:table-cell office:value-type="string" calcext:value-type="string">
            <text:p>14:34:30</text:p>
          </table:table-cell>
          <table:table-cell office:value-type="string" calcext:value-type="string">
            <text:p>14:35: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F65:.Y65])" office:value-type="float" office:value="1.9" calcext:value-type="float">
            <text:p>1.9</text:p>
          </table:table-cell>
          <table:table-cell table:formula="of:=STDEV([.F65:.Y65])" office:value-type="float" office:value="2.29186203313973" calcext:value-type="float">
            <text:p>2.29186203313973</text:p>
          </table:table-cell>
        </table:table-row>
        <table:table-row table:style-name="ro3">
          <table:table-cell office:value-type="string" calcext:value-type="string">
            <text:p>K4620</text:p>
          </table:table-cell>
          <table:table-cell office:value-type="string" calcext:value-type="string">
            <text:p>오이도 (14:34:00)</text:p>
          </table:table-cell>
          <table:table-cell office:value-type="string" calcext:value-type="string">
            <text:p>당고개 (16:29:00)</text:p>
          </table:table-cell>
          <table:table-cell office:value-type="string" calcext:value-type="string">
            <text:p>14:45:30</text:p>
          </table:table-cell>
          <table:table-cell office:value-type="string" calcext:value-type="string">
            <text:p>14:46: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VERAGE([.F66:.Y66])" office:value-type="float" office:value="1.45" calcext:value-type="float">
            <text:p>1.45</text:p>
          </table:table-cell>
          <table:table-cell table:formula="of:=STDEV([.F66:.Y66])" office:value-type="float" office:value="1.50350467767462" calcext:value-type="float">
            <text:p>1.50350467767462</text:p>
          </table:table-cell>
        </table:table-row>
        <table:table-row table:style-name="ro3">
          <table:table-cell office:value-type="string" calcext:value-type="string">
            <text:p>K4622</text:p>
          </table:table-cell>
          <table:table-cell office:value-type="string" calcext:value-type="string">
            <text:p>오이도 (14:44:00)</text:p>
          </table:table-cell>
          <table:table-cell office:value-type="string" calcext:value-type="string">
            <text:p>당고개 (16:38:00)</text:p>
          </table:table-cell>
          <table:table-cell office:value-type="string" calcext:value-type="string">
            <text:p>14:55:00</text:p>
          </table:table-cell>
          <table:table-cell office:value-type="string" calcext:value-type="string">
            <text:p>14:55: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F67:.Y67])" office:value-type="float" office:value="1.45" calcext:value-type="float">
            <text:p>1.45</text:p>
          </table:table-cell>
          <table:table-cell table:formula="of:=STDEV([.F67:.Y67])" office:value-type="float" office:value="1.43178210632764" calcext:value-type="float">
            <text:p>1.43178210632764</text:p>
          </table:table-cell>
        </table:table-row>
        <table:table-row table:style-name="ro3">
          <table:table-cell office:value-type="string" calcext:value-type="string">
            <text:p>K4624</text:p>
          </table:table-cell>
          <table:table-cell office:value-type="string" calcext:value-type="string">
            <text:p>오이도 (14:56:00)</text:p>
          </table:table-cell>
          <table:table-cell office:value-type="string" calcext:value-type="string">
            <text:p>당고개 (16:51:00)</text:p>
          </table:table-cell>
          <table:table-cell office:value-type="string" calcext:value-type="string">
            <text:p>15:07:30</text:p>
          </table:table-cell>
          <table:table-cell office:value-type="string" calcext:value-type="string">
            <text:p>15:08: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AVERAGE([.F68:.Y68])" office:value-type="float" office:value="2.2" calcext:value-type="float">
            <text:p>2.2</text:p>
          </table:table-cell>
          <table:table-cell table:formula="of:=STDEV([.F68:.Y68])" office:value-type="float" office:value="1.90843005194267" calcext:value-type="float">
            <text:p>1.90843005194267</text:p>
          </table:table-cell>
        </table:table-row>
        <table:table-row table:style-name="ro3">
          <table:table-cell office:value-type="string" calcext:value-type="string">
            <text:p>K4626</text:p>
          </table:table-cell>
          <table:table-cell office:value-type="string" calcext:value-type="string">
            <text:p>오이도 (15:08:00)</text:p>
          </table:table-cell>
          <table:table-cell office:value-type="string" calcext:value-type="string">
            <text:p>당고개 (17:03:00)</text:p>
          </table:table-cell>
          <table:table-cell office:value-type="string" calcext:value-type="string">
            <text:p>15:19:30</text:p>
          </table:table-cell>
          <table:table-cell office:value-type="string" calcext:value-type="string">
            <text:p>15:20: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AVERAGE([.F69:.Y69])" office:value-type="float" office:value="2.4" calcext:value-type="float">
            <text:p>2.4</text:p>
          </table:table-cell>
          <table:table-cell table:formula="of:=STDEV([.F69:.Y69])" office:value-type="float" office:value="2.70282503279342" calcext:value-type="float">
            <text:p>2.70282503279342</text:p>
          </table:table-cell>
        </table:table-row>
        <table:table-row table:style-name="ro3">
          <table:table-cell office:value-type="string" calcext:value-type="string">
            <text:p>K4628</text:p>
          </table:table-cell>
          <table:table-cell office:value-type="string" calcext:value-type="string">
            <text:p>오이도 (15:19:00)</text:p>
          </table:table-cell>
          <table:table-cell office:value-type="string" calcext:value-type="string">
            <text:p>당고개 (17:14:00)</text:p>
          </table:table-cell>
          <table:table-cell office:value-type="string" calcext:value-type="string">
            <text:p>15:30:30</text:p>
          </table:table-cell>
          <table:table-cell office:value-type="string" calcext:value-type="string">
            <text:p>15:31: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VERAGE([.F70:.Y70])" office:value-type="float" office:value="1.5" calcext:value-type="float">
            <text:p>1.5</text:p>
          </table:table-cell>
          <table:table-cell table:formula="of:=STDEV([.F70:.Y70])" office:value-type="float" office:value="1.87784871314856" calcext:value-type="float">
            <text:p>1.87784871314856</text:p>
          </table:table-cell>
        </table:table-row>
        <table:table-row table:style-name="ro3">
          <table:table-cell office:value-type="string" calcext:value-type="string">
            <text:p>K4630</text:p>
          </table:table-cell>
          <table:table-cell office:value-type="string" calcext:value-type="string">
            <text:p>오이도 (15:26:00)</text:p>
          </table:table-cell>
          <table:table-cell office:value-type="string" calcext:value-type="string">
            <text:p>당고개 (17:21:00)</text:p>
          </table:table-cell>
          <table:table-cell office:value-type="string" calcext:value-type="string">
            <text:p>15:37:30</text:p>
          </table:table-cell>
          <table:table-cell office:value-type="string" calcext:value-type="string">
            <text:p>15:38: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F71:.Y71])" office:value-type="float" office:value="2" calcext:value-type="float">
            <text:p>2</text:p>
          </table:table-cell>
          <table:table-cell table:formula="of:=STDEV([.F71:.Y71])" office:value-type="float" office:value="2.10262993215139" calcext:value-type="float">
            <text:p>2.10262993215139</text:p>
          </table:table-cell>
        </table:table-row>
        <table:table-row table:style-name="ro3">
          <table:table-cell office:value-type="string" calcext:value-type="string">
            <text:p>K4632</text:p>
          </table:table-cell>
          <table:table-cell office:value-type="string" calcext:value-type="string">
            <text:p>오이도 (15:37:00)</text:p>
          </table:table-cell>
          <table:table-cell office:value-type="string" calcext:value-type="string">
            <text:p>당고개 (17:32:00)</text:p>
          </table:table-cell>
          <table:table-cell office:value-type="string" calcext:value-type="string">
            <text:p>15:48:30</text:p>
          </table:table-cell>
          <table:table-cell office:value-type="string" calcext:value-type="string">
            <text:p>15:49: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F72:.Y72])" office:value-type="float" office:value="3.25" calcext:value-type="float">
            <text:p>3.25</text:p>
          </table:table-cell>
          <table:table-cell table:formula="of:=STDEV([.F72:.Y72])" office:value-type="float" office:value="2.5520889276702" calcext:value-type="float">
            <text:p>2.5520889276702</text:p>
          </table:table-cell>
        </table:table-row>
        <table:table-row table:style-name="ro3">
          <table:table-cell office:value-type="string" calcext:value-type="string">
            <text:p>S4634</text:p>
          </table:table-cell>
          <table:table-cell office:value-type="string" calcext:value-type="string">
            <text:p>오이도 (15:47:00)</text:p>
          </table:table-cell>
          <table:table-cell office:value-type="string" calcext:value-type="string">
            <text:p>당고개 (17:42:00)</text:p>
          </table:table-cell>
          <table:table-cell office:value-type="string" calcext:value-type="string">
            <text:p>15:58:30</text:p>
          </table:table-cell>
          <table:table-cell office:value-type="string" calcext:value-type="string">
            <text:p>15:59: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F73:.Y73])" office:value-type="float" office:value="2.4" calcext:value-type="float">
            <text:p>2.4</text:p>
          </table:table-cell>
          <table:table-cell table:formula="of:=STDEV([.F73:.Y73])" office:value-type="float" office:value="2.56289310206875" calcext:value-type="float">
            <text:p>2.56289310206875</text:p>
          </table:table-cell>
        </table:table-row>
        <table:table-row table:style-name="ro3">
          <table:table-cell office:value-type="string" calcext:value-type="string">
            <text:p>K4636</text:p>
          </table:table-cell>
          <table:table-cell office:value-type="string" calcext:value-type="string">
            <text:p>오이도 (15:53:00)</text:p>
          </table:table-cell>
          <table:table-cell office:value-type="string" calcext:value-type="string">
            <text:p>당고개 (17:48:00)</text:p>
          </table:table-cell>
          <table:table-cell office:value-type="string" calcext:value-type="string">
            <text:p>16:04:30</text:p>
          </table:table-cell>
          <table:table-cell office:value-type="string" calcext:value-type="string">
            <text:p>16:05: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VERAGE([.F74:.Y74])" office:value-type="float" office:value="3.1" calcext:value-type="float">
            <text:p>3.1</text:p>
          </table:table-cell>
          <table:table-cell table:formula="of:=STDEV([.F74:.Y74])" office:value-type="float" office:value="1.91668573598447" calcext:value-type="float">
            <text:p>1.91668573598447</text:p>
          </table:table-cell>
        </table:table-row>
        <table:table-row table:style-name="ro3">
          <table:table-cell office:value-type="string" calcext:value-type="string">
            <text:p>K4638</text:p>
          </table:table-cell>
          <table:table-cell office:value-type="string" calcext:value-type="string">
            <text:p>오이도 (16:04:00)</text:p>
          </table:table-cell>
          <table:table-cell office:value-type="string" calcext:value-type="string">
            <text:p>당고개 (17:59:00)</text:p>
          </table:table-cell>
          <table:table-cell office:value-type="string" calcext:value-type="string">
            <text:p>16:15:30</text:p>
          </table:table-cell>
          <table:table-cell office:value-type="string" calcext:value-type="string">
            <text:p>16:16: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VERAGE([.F75:.Y75])" office:value-type="float" office:value="3.85" calcext:value-type="float">
            <text:p>3.85</text:p>
          </table:table-cell>
          <table:table-cell table:formula="of:=STDEV([.F75:.Y75])" office:value-type="float" office:value="1.8144159564879" calcext:value-type="float">
            <text:p>1.8144159564879</text:p>
          </table:table-cell>
        </table:table-row>
        <table:table-row table:style-name="ro3">
          <table:table-cell office:value-type="string" calcext:value-type="string">
            <text:p>K4640</text:p>
          </table:table-cell>
          <table:table-cell office:value-type="string" calcext:value-type="string">
            <text:p>오이도 (16:15:00)</text:p>
          </table:table-cell>
          <table:table-cell office:value-type="string" calcext:value-type="string">
            <text:p>당고개 (18:10:00)</text:p>
          </table:table-cell>
          <table:table-cell office:value-type="string" calcext:value-type="string">
            <text:p>16:26:30</text:p>
          </table:table-cell>
          <table:table-cell office:value-type="string" calcext:value-type="string">
            <text:p>16:27: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VERAGE([.F76:.Y76])" office:value-type="float" office:value="2.9" calcext:value-type="float">
            <text:p>2.9</text:p>
          </table:table-cell>
          <table:table-cell table:formula="of:=STDEV([.F76:.Y76])" office:value-type="float" office:value="1.99736668746891" calcext:value-type="float">
            <text:p>1.99736668746891</text:p>
          </table:table-cell>
        </table:table-row>
        <table:table-row table:style-name="ro3">
          <table:table-cell office:value-type="string" calcext:value-type="string">
            <text:p>K4322</text:p>
          </table:table-cell>
          <table:table-cell office:value-type="string" calcext:value-type="string">
            <text:p>안산 (16:34:00)</text:p>
          </table:table-cell>
          <table:table-cell office:value-type="string" calcext:value-type="string">
            <text:p>당고개 (18:19:30)</text:p>
          </table:table-cell>
          <table:table-cell office:value-type="string" calcext:value-type="string">
            <text:p>16:36:00</text:p>
          </table:table-cell>
          <table:table-cell office:value-type="string" calcext:value-type="string">
            <text:p>16:36: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AVERAGE([.F77:.Y77])" office:value-type="float" office:value="4.3" calcext:value-type="float">
            <text:p>4.3</text:p>
          </table:table-cell>
          <table:table-cell table:formula="of:=STDEV([.F77:.Y77])" office:value-type="float" office:value="4.10519568095692" calcext:value-type="float">
            <text:p>4.10519568095692</text:p>
          </table:table-cell>
        </table:table-row>
        <table:table-row table:style-name="ro3">
          <table:table-cell office:value-type="string" calcext:value-type="string">
            <text:p>S4642</text:p>
          </table:table-cell>
          <table:table-cell office:value-type="string" calcext:value-type="string">
            <text:p>오이도 (16:29:00)</text:p>
          </table:table-cell>
          <table:table-cell office:value-type="string" calcext:value-type="string">
            <text:p>당고개 (18:24:00)</text:p>
          </table:table-cell>
          <table:table-cell office:value-type="string" calcext:value-type="string">
            <text:p>16:40:30</text:p>
          </table:table-cell>
          <table:table-cell office:value-type="string" calcext:value-type="string">
            <text:p>16:41: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AVERAGE([.F78:.Y78])" office:value-type="float" office:value="4.2" calcext:value-type="float">
            <text:p>4.2</text:p>
          </table:table-cell>
          <table:table-cell table:formula="of:=STDEV([.F78:.Y78])" office:value-type="float" office:value="4.54914682573615" calcext:value-type="float">
            <text:p>4.54914682573615</text:p>
          </table:table-cell>
        </table:table-row>
        <table:table-row table:style-name="ro3">
          <table:table-cell office:value-type="string" calcext:value-type="string">
            <text:p>S4644</text:p>
          </table:table-cell>
          <table:table-cell office:value-type="string" calcext:value-type="string">
            <text:p>오이도 (16:38:00)</text:p>
          </table:table-cell>
          <table:table-cell office:value-type="string" calcext:value-type="string">
            <text:p>당고개 (18:33:00)</text:p>
          </table:table-cell>
          <table:table-cell office:value-type="string" calcext:value-type="string">
            <text:p>16:49:30</text:p>
          </table:table-cell>
          <table:table-cell office:value-type="string" calcext:value-type="string">
            <text:p>16:50: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AVERAGE([.F79:.Y79])" office:value-type="float" office:value="4.35" calcext:value-type="float">
            <text:p>4.35</text:p>
          </table:table-cell>
          <table:table-cell table:formula="of:=STDEV([.F79:.Y79])" office:value-type="float" office:value="3.19991776210116" calcext:value-type="float">
            <text:p>3.19991776210116</text:p>
          </table:table-cell>
        </table:table-row>
        <table:table-row table:style-name="ro3">
          <table:table-cell office:value-type="string" calcext:value-type="string">
            <text:p>K4324</text:p>
          </table:table-cell>
          <table:table-cell office:value-type="string" calcext:value-type="string">
            <text:p>안산 (16:55:00)</text:p>
          </table:table-cell>
          <table:table-cell office:value-type="string" calcext:value-type="string">
            <text:p>당고개 (18:40:30)</text:p>
          </table:table-cell>
          <table:table-cell office:value-type="string" calcext:value-type="string">
            <text:p>16:57:00</text:p>
          </table:table-cell>
          <table:table-cell office:value-type="string" calcext:value-type="string">
            <text:p>16:57: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AVERAGE([.F80:.Y80])" office:value-type="float" office:value="4.45" calcext:value-type="float">
            <text:p>4.45</text:p>
          </table:table-cell>
          <table:table-cell table:formula="of:=STDEV([.F80:.Y80])" office:value-type="float" office:value="2.45967477524977" calcext:value-type="float">
            <text:p>2.45967477524977</text:p>
          </table:table-cell>
        </table:table-row>
        <table:table-row table:style-name="ro3">
          <table:table-cell office:value-type="string" calcext:value-type="string">
            <text:p>K4646</text:p>
          </table:table-cell>
          <table:table-cell office:value-type="string" calcext:value-type="string">
            <text:p>오이도 (16:54:00)</text:p>
          </table:table-cell>
          <table:table-cell office:value-type="string" calcext:value-type="string">
            <text:p>당고개 (18:49:00)</text:p>
          </table:table-cell>
          <table:table-cell office:value-type="string" calcext:value-type="string">
            <text:p>17:05:30</text:p>
          </table:table-cell>
          <table:table-cell office:value-type="string" calcext:value-type="string">
            <text:p>17:06: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AVERAGE([.F81:.Y81])" office:value-type="float" office:value="5.35" calcext:value-type="float">
            <text:p>5.35</text:p>
          </table:table-cell>
          <table:table-cell table:formula="of:=STDEV([.F81:.Y81])" office:value-type="float" office:value="3.13343598189457" calcext:value-type="float">
            <text:p>3.13343598189457</text:p>
          </table:table-cell>
        </table:table-row>
        <table:table-row table:style-name="ro3">
          <table:table-cell office:value-type="string" calcext:value-type="string">
            <text:p>K4326</text:p>
          </table:table-cell>
          <table:table-cell office:value-type="string" calcext:value-type="string">
            <text:p>안산 (17:10:00)</text:p>
          </table:table-cell>
          <table:table-cell office:value-type="string" calcext:value-type="string">
            <text:p>당고개 (18:55:30)</text:p>
          </table:table-cell>
          <table:table-cell office:value-type="string" calcext:value-type="string">
            <text:p>17:12:00</text:p>
          </table:table-cell>
          <table:table-cell office:value-type="string" calcext:value-type="string">
            <text:p>17:12:3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AVERAGE([.F82:.Y82])" office:value-type="float" office:value="5.65" calcext:value-type="float">
            <text:p>5.65</text:p>
          </table:table-cell>
          <table:table-cell table:formula="of:=STDEV([.F82:.Y82])" office:value-type="float" office:value="2.64127162356954" calcext:value-type="float">
            <text:p>2.64127162356954</text:p>
          </table:table-cell>
        </table:table-row>
        <table:table-row table:style-name="ro3">
          <table:table-cell office:value-type="string" calcext:value-type="string">
            <text:p>S4648</text:p>
          </table:table-cell>
          <table:table-cell office:value-type="string" calcext:value-type="string">
            <text:p>오이도 (17:08:00)</text:p>
          </table:table-cell>
          <table:table-cell office:value-type="string" calcext:value-type="string">
            <text:p>당고개 (19:03:00)</text:p>
          </table:table-cell>
          <table:table-cell office:value-type="string" calcext:value-type="string">
            <text:p>17:19:30</text:p>
          </table:table-cell>
          <table:table-cell office:value-type="string" calcext:value-type="string">
            <text:p>17:2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AVERAGE([.F83:.Y83])" office:value-type="float" office:value="5.95" calcext:value-type="float">
            <text:p>5.95</text:p>
          </table:table-cell>
          <table:table-cell table:formula="of:=STDEV([.F83:.Y83])" office:value-type="float" office:value="2.89236745135956" calcext:value-type="float">
            <text:p>2.89236745135956</text:p>
          </table:table-cell>
        </table:table-row>
        <table:table-row table:style-name="ro3">
          <table:table-cell office:value-type="string" calcext:value-type="string">
            <text:p>K4650</text:p>
          </table:table-cell>
          <table:table-cell office:value-type="string" calcext:value-type="string">
            <text:p>오이도 (17:15:00)</text:p>
          </table:table-cell>
          <table:table-cell office:value-type="string" calcext:value-type="string">
            <text:p>당고개 (19:10:00)</text:p>
          </table:table-cell>
          <table:table-cell office:value-type="string" calcext:value-type="string">
            <text:p>17:26:30</text:p>
          </table:table-cell>
          <table:table-cell office:value-type="string" calcext:value-type="string">
            <text:p>17:27: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AVERAGE([.F84:.Y84])" office:value-type="float" office:value="5.55" calcext:value-type="float">
            <text:p>5.55</text:p>
          </table:table-cell>
          <table:table-cell table:formula="of:=STDEV([.F84:.Y84])" office:value-type="float" office:value="2.60515682930283" calcext:value-type="float">
            <text:p>2.60515682930283</text:p>
          </table:table-cell>
        </table:table-row>
        <table:table-row table:style-name="ro3">
          <table:table-cell office:value-type="string" calcext:value-type="string">
            <text:p>K4328</text:p>
          </table:table-cell>
          <table:table-cell office:value-type="string" calcext:value-type="string">
            <text:p>안산 (17:31:00)</text:p>
          </table:table-cell>
          <table:table-cell office:value-type="string" calcext:value-type="string">
            <text:p>당고개 (19:16:30)</text:p>
          </table:table-cell>
          <table:table-cell office:value-type="string" calcext:value-type="string">
            <text:p>17:33:00</text:p>
          </table:table-cell>
          <table:table-cell office:value-type="string" calcext:value-type="string">
            <text:p>17:33:3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AVERAGE([.F85:.Y85])" office:value-type="float" office:value="5.45" calcext:value-type="float">
            <text:p>5.45</text:p>
          </table:table-cell>
          <table:table-cell table:formula="of:=STDEV([.F85:.Y85])" office:value-type="float" office:value="2.62528193974626" calcext:value-type="float">
            <text:p>2.62528193974626</text:p>
          </table:table-cell>
        </table:table-row>
        <table:table-row table:style-name="ro3">
          <table:table-cell office:value-type="string" calcext:value-type="string">
            <text:p>S4652</text:p>
          </table:table-cell>
          <table:table-cell office:value-type="string" calcext:value-type="string">
            <text:p>오이도 (17:29:00)</text:p>
          </table:table-cell>
          <table:table-cell office:value-type="string" calcext:value-type="string">
            <text:p>당고개 (19:24:00)</text:p>
          </table:table-cell>
          <table:table-cell office:value-type="string" calcext:value-type="string">
            <text:p>17:40:30</text:p>
          </table:table-cell>
          <table:table-cell office:value-type="string" calcext:value-type="string">
            <text:p>17:41: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AVERAGE([.F86:.Y86])" office:value-type="float" office:value="4.95" calcext:value-type="float">
            <text:p>4.95</text:p>
          </table:table-cell>
          <table:table-cell table:formula="of:=STDEV([.F86:.Y86])" office:value-type="float" office:value="2.30502882731146" calcext:value-type="float">
            <text:p>2.30502882731146</text:p>
          </table:table-cell>
        </table:table-row>
        <table:table-row table:style-name="ro3">
          <table:table-cell office:value-type="string" calcext:value-type="string">
            <text:p>S4654</text:p>
          </table:table-cell>
          <table:table-cell office:value-type="string" calcext:value-type="string">
            <text:p>오이도 (17:36:00)</text:p>
          </table:table-cell>
          <table:table-cell office:value-type="string" calcext:value-type="string">
            <text:p>당고개 (19:31:00)</text:p>
          </table:table-cell>
          <table:table-cell office:value-type="string" calcext:value-type="string">
            <text:p>17:47:30</text:p>
          </table:table-cell>
          <table:table-cell office:value-type="string" calcext:value-type="string">
            <text:p>17:48: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AVERAGE([.F87:.Y87])" office:value-type="float" office:value="5.45" calcext:value-type="float">
            <text:p>5.45</text:p>
          </table:table-cell>
          <table:table-cell table:formula="of:=STDEV([.F87:.Y87])" office:value-type="float" office:value="2.43818310266175" calcext:value-type="float">
            <text:p>2.43818310266175</text:p>
          </table:table-cell>
        </table:table-row>
        <table:table-row table:style-name="ro3">
          <table:table-cell office:value-type="string" calcext:value-type="string">
            <text:p>S4656</text:p>
          </table:table-cell>
          <table:table-cell office:value-type="string" calcext:value-type="string">
            <text:p>오이도 (17:43:00)</text:p>
          </table:table-cell>
          <table:table-cell office:value-type="string" calcext:value-type="string">
            <text:p>당고개 (19:38:00)</text:p>
          </table:table-cell>
          <table:table-cell office:value-type="string" calcext:value-type="string">
            <text:p>17:54:30</text:p>
          </table:table-cell>
          <table:table-cell office:value-type="string" calcext:value-type="string">
            <text:p>17:55: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AVERAGE([.F88:.Y88])" office:value-type="float" office:value="4.65" calcext:value-type="float">
            <text:p>4.65</text:p>
          </table:table-cell>
          <table:table-cell table:formula="of:=STDEV([.F88:.Y88])" office:value-type="float" office:value="1.72520021721355" calcext:value-type="float">
            <text:p>1.72520021721355</text:p>
          </table:table-cell>
        </table:table-row>
        <table:table-row table:style-name="ro3">
          <table:table-cell office:value-type="string" calcext:value-type="string">
            <text:p>K4658</text:p>
          </table:table-cell>
          <table:table-cell office:value-type="string" calcext:value-type="string">
            <text:p>오이도 (17:50:00)</text:p>
          </table:table-cell>
          <table:table-cell office:value-type="string" calcext:value-type="string">
            <text:p>당고개 (19:45:00)</text:p>
          </table:table-cell>
          <table:table-cell office:value-type="string" calcext:value-type="string">
            <text:p>18:01:30</text:p>
          </table:table-cell>
          <table:table-cell office:value-type="string" calcext:value-type="string">
            <text:p>18:02:0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AVERAGE([.F89:.Y89])" office:value-type="float" office:value="4.1" calcext:value-type="float">
            <text:p>4.1</text:p>
          </table:table-cell>
          <table:table-cell table:formula="of:=STDEV([.F89:.Y89])" office:value-type="float" office:value="2.44734012434123" calcext:value-type="float">
            <text:p>2.44734012434123</text:p>
          </table:table-cell>
        </table:table-row>
        <table:table-row table:style-name="ro3">
          <table:table-cell office:value-type="string" calcext:value-type="string">
            <text:p>S4660</text:p>
          </table:table-cell>
          <table:table-cell office:value-type="string" calcext:value-type="string">
            <text:p>오이도 (17:57:30)</text:p>
          </table:table-cell>
          <table:table-cell office:value-type="string" calcext:value-type="string">
            <text:p>당고개 (19:52:30)</text:p>
          </table:table-cell>
          <table:table-cell office:value-type="string" calcext:value-type="string">
            <text:p>18:09:00</text:p>
          </table:table-cell>
          <table:table-cell office:value-type="string" calcext:value-type="string">
            <text:p>18:09: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VERAGE([.F90:.Y90])" office:value-type="float" office:value="3.7" calcext:value-type="float">
            <text:p>3.7</text:p>
          </table:table-cell>
          <table:table-cell table:formula="of:=STDEV([.F90:.Y90])" office:value-type="float" office:value="2.51521684740574" calcext:value-type="float">
            <text:p>2.51521684740574</text:p>
          </table:table-cell>
        </table:table-row>
        <table:table-row table:style-name="ro3">
          <table:table-cell office:value-type="string" calcext:value-type="string">
            <text:p>K4662</text:p>
          </table:table-cell>
          <table:table-cell office:value-type="string" calcext:value-type="string">
            <text:p>오이도 (18:04:00)</text:p>
          </table:table-cell>
          <table:table-cell office:value-type="string" calcext:value-type="string">
            <text:p>당고개 (19:59:00)</text:p>
          </table:table-cell>
          <table:table-cell office:value-type="string" calcext:value-type="string">
            <text:p>18:15:30</text:p>
          </table:table-cell>
          <table:table-cell office:value-type="string" calcext:value-type="string">
            <text:p>18:16: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AVERAGE([.F91:.Y91])" office:value-type="float" office:value="3.6" calcext:value-type="float">
            <text:p>3.6</text:p>
          </table:table-cell>
          <table:table-cell table:formula="of:=STDEV([.F91:.Y91])" office:value-type="float" office:value="1.50087693664316" calcext:value-type="float">
            <text:p>1.50087693664316</text:p>
          </table:table-cell>
        </table:table-row>
        <table:table-row table:style-name="ro3">
          <table:table-cell office:value-type="string" calcext:value-type="string">
            <text:p>K4664</text:p>
          </table:table-cell>
          <table:table-cell office:value-type="string" calcext:value-type="string">
            <text:p>오이도 (18:11:00)</text:p>
          </table:table-cell>
          <table:table-cell office:value-type="string" calcext:value-type="string">
            <text:p>당고개 (20:06:00)</text:p>
          </table:table-cell>
          <table:table-cell office:value-type="string" calcext:value-type="string">
            <text:p>18:22:30</text:p>
          </table:table-cell>
          <table:table-cell office:value-type="string" calcext:value-type="string">
            <text:p>18:23: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VERAGE([.F92:.Y92])" office:value-type="float" office:value="3.3" calcext:value-type="float">
            <text:p>3.3</text:p>
          </table:table-cell>
          <table:table-cell table:formula="of:=STDEV([.F92:.Y92])" office:value-type="float" office:value="1.71985311490316" calcext:value-type="float">
            <text:p>1.71985311490316</text:p>
          </table:table-cell>
        </table:table-row>
        <table:table-row table:style-name="ro3">
          <table:table-cell office:value-type="string" calcext:value-type="string">
            <text:p>K4666</text:p>
          </table:table-cell>
          <table:table-cell office:value-type="string" calcext:value-type="string">
            <text:p>오이도 (18:18:00)</text:p>
          </table:table-cell>
          <table:table-cell office:value-type="string" calcext:value-type="string">
            <text:p>당고개 (20:13:00)</text:p>
          </table:table-cell>
          <table:table-cell office:value-type="string" calcext:value-type="string">
            <text:p>18:29:30</text:p>
          </table:table-cell>
          <table:table-cell office:value-type="string" calcext:value-type="string">
            <text:p>18:30: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AVERAGE([.F93:.Y93])" office:value-type="float" office:value="2.85" calcext:value-type="float">
            <text:p>2.85</text:p>
          </table:table-cell>
          <table:table-cell table:formula="of:=STDEV([.F93:.Y93])" office:value-type="float" office:value="1.78517285024817" calcext:value-type="float">
            <text:p>1.78517285024817</text:p>
          </table:table-cell>
        </table:table-row>
        <table:table-row table:style-name="ro3">
          <table:table-cell office:value-type="string" calcext:value-type="string">
            <text:p>S4668</text:p>
          </table:table-cell>
          <table:table-cell office:value-type="string" calcext:value-type="string">
            <text:p>오이도 (18:25:30)</text:p>
          </table:table-cell>
          <table:table-cell office:value-type="string" calcext:value-type="string">
            <text:p>당고개 (20:20:30)</text:p>
          </table:table-cell>
          <table:table-cell office:value-type="string" calcext:value-type="string">
            <text:p>18:37:00</text:p>
          </table:table-cell>
          <table:table-cell office:value-type="string" calcext:value-type="string">
            <text:p>18:37: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F94:.Y94])" office:value-type="float" office:value="2.85" calcext:value-type="float">
            <text:p>2.85</text:p>
          </table:table-cell>
          <table:table-cell table:formula="of:=STDEV([.F94:.Y94])" office:value-type="float" office:value="2.32322371308762" calcext:value-type="float">
            <text:p>2.32322371308762</text:p>
          </table:table-cell>
        </table:table-row>
        <table:table-row table:style-name="ro3">
          <table:table-cell office:value-type="string" calcext:value-type="string">
            <text:p>K4670</text:p>
          </table:table-cell>
          <table:table-cell office:value-type="string" calcext:value-type="string">
            <text:p>오이도 (18:33:00)</text:p>
          </table:table-cell>
          <table:table-cell office:value-type="string" calcext:value-type="string">
            <text:p>당고개 (20:28:00)</text:p>
          </table:table-cell>
          <table:table-cell office:value-type="string" calcext:value-type="string">
            <text:p>18:44:30</text:p>
          </table:table-cell>
          <table:table-cell office:value-type="string" calcext:value-type="string">
            <text:p>18:45: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AVERAGE([.F95:.Y95])" office:value-type="float" office:value="2.25" calcext:value-type="float">
            <text:p>2.25</text:p>
          </table:table-cell>
          <table:table-cell table:formula="of:=STDEV([.F95:.Y95])" office:value-type="float" office:value="1.37170658209707" calcext:value-type="float">
            <text:p>1.37170658209707</text:p>
          </table:table-cell>
        </table:table-row>
        <table:table-row table:style-name="ro3">
          <table:table-cell office:value-type="string" calcext:value-type="string">
            <text:p>K4672</text:p>
          </table:table-cell>
          <table:table-cell office:value-type="string" calcext:value-type="string">
            <text:p>오이도 (18:41:00)</text:p>
          </table:table-cell>
          <table:table-cell office:value-type="string" calcext:value-type="string">
            <text:p>당고개 (20:36:00)</text:p>
          </table:table-cell>
          <table:table-cell office:value-type="string" calcext:value-type="string">
            <text:p>18:52:30</text:p>
          </table:table-cell>
          <table:table-cell office:value-type="string" calcext:value-type="string">
            <text:p>18:53: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F96:.Y96])" office:value-type="float" office:value="2" calcext:value-type="float">
            <text:p>2</text:p>
          </table:table-cell>
          <table:table-cell table:formula="of:=STDEV([.F96:.Y96])" office:value-type="float" office:value="1.806421294919" calcext:value-type="float">
            <text:p>1.806421294919</text:p>
          </table:table-cell>
        </table:table-row>
        <table:table-row table:style-name="ro3">
          <table:table-cell office:value-type="string" calcext:value-type="string">
            <text:p>K4674</text:p>
          </table:table-cell>
          <table:table-cell office:value-type="string" calcext:value-type="string">
            <text:p>오이도 (18:49:00)</text:p>
          </table:table-cell>
          <table:table-cell office:value-type="string" calcext:value-type="string">
            <text:p>당고개 (20:44:00)</text:p>
          </table:table-cell>
          <table:table-cell office:value-type="string" calcext:value-type="string">
            <text:p>19:00:30</text:p>
          </table:table-cell>
          <table:table-cell office:value-type="string" calcext:value-type="string">
            <text:p>19:01: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F97:.Y97])" office:value-type="float" office:value="1.4" calcext:value-type="float">
            <text:p>1.4</text:p>
          </table:table-cell>
          <table:table-cell table:formula="of:=STDEV([.F97:.Y97])" office:value-type="float" office:value="2.43656358531091" calcext:value-type="float">
            <text:p>2.43656358531091</text:p>
          </table:table-cell>
        </table:table-row>
        <table:table-row table:style-name="ro3">
          <table:table-cell office:value-type="string" calcext:value-type="string">
            <text:p>S4676</text:p>
          </table:table-cell>
          <table:table-cell office:value-type="string" calcext:value-type="string">
            <text:p>오이도 (18:57:00)</text:p>
          </table:table-cell>
          <table:table-cell office:value-type="string" calcext:value-type="string">
            <text:p>당고개 (20:52:00)</text:p>
          </table:table-cell>
          <table:table-cell office:value-type="string" calcext:value-type="string">
            <text:p>19:08:30</text:p>
          </table:table-cell>
          <table:table-cell office:value-type="string" calcext:value-type="string">
            <text:p>19:09: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F98:.Y98])" office:value-type="float" office:value="2.1" calcext:value-type="float">
            <text:p>2.1</text:p>
          </table:table-cell>
          <table:table-cell table:formula="of:=STDEV([.F98:.Y98])" office:value-type="float" office:value="2.77014155062992" calcext:value-type="float">
            <text:p>2.77014155062992</text:p>
          </table:table-cell>
        </table:table-row>
        <table:table-row table:style-name="ro3">
          <table:table-cell office:value-type="string" calcext:value-type="string">
            <text:p>K4678</text:p>
          </table:table-cell>
          <table:table-cell office:value-type="string" calcext:value-type="string">
            <text:p>오이도 (19:05:00)</text:p>
          </table:table-cell>
          <table:table-cell office:value-type="string" calcext:value-type="string">
            <text:p>당고개 (21:00:00)</text:p>
          </table:table-cell>
          <table:table-cell office:value-type="string" calcext:value-type="string">
            <text:p>19:16:30</text:p>
          </table:table-cell>
          <table:table-cell office:value-type="string" calcext:value-type="string">
            <text:p>19:17: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F99:.Y99])" office:value-type="float" office:value="2.95" calcext:value-type="float">
            <text:p>2.95</text:p>
          </table:table-cell>
          <table:table-cell table:formula="of:=STDEV([.F99:.Y99])" office:value-type="float" office:value="2.70428509864194" calcext:value-type="float">
            <text:p>2.70428509864194</text:p>
          </table:table-cell>
        </table:table-row>
        <table:table-row table:style-name="ro3">
          <table:table-cell office:value-type="string" calcext:value-type="string">
            <text:p>S4680</text:p>
          </table:table-cell>
          <table:table-cell office:value-type="string" calcext:value-type="string">
            <text:p>오이도 (19:13:00)</text:p>
          </table:table-cell>
          <table:table-cell office:value-type="string" calcext:value-type="string">
            <text:p>당고개 (21:08:00)</text:p>
          </table:table-cell>
          <table:table-cell office:value-type="string" calcext:value-type="string">
            <text:p>19:24:30</text:p>
          </table:table-cell>
          <table:table-cell office:value-type="string" calcext:value-type="string">
            <text:p>19:25: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F100:.Y100])" office:value-type="float" office:value="2.4" calcext:value-type="float">
            <text:p>2.4</text:p>
          </table:table-cell>
          <table:table-cell table:formula="of:=STDEV([.F100:.Y100])" office:value-type="float" office:value="2.08755712181538" calcext:value-type="float">
            <text:p>2.08755712181538</text:p>
          </table:table-cell>
        </table:table-row>
        <table:table-row table:style-name="ro3">
          <table:table-cell office:value-type="string" calcext:value-type="string">
            <text:p>K4682</text:p>
          </table:table-cell>
          <table:table-cell office:value-type="string" calcext:value-type="string">
            <text:p>오이도 (19:21:00)</text:p>
          </table:table-cell>
          <table:table-cell office:value-type="string" calcext:value-type="string">
            <text:p>당고개 (21:16:00)</text:p>
          </table:table-cell>
          <table:table-cell office:value-type="string" calcext:value-type="string">
            <text:p>19:32:30</text:p>
          </table:table-cell>
          <table:table-cell office:value-type="string" calcext:value-type="string">
            <text:p>19:33:0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F101:.Y101])" office:value-type="float" office:value="1.55" calcext:value-type="float">
            <text:p>1.55</text:p>
          </table:table-cell>
          <table:table-cell table:formula="of:=STDEV([.F101:.Y101])" office:value-type="float" office:value="1.73129096949433" calcext:value-type="float">
            <text:p>1.73129096949433</text:p>
          </table:table-cell>
        </table:table-row>
        <table:table-row table:style-name="ro3">
          <table:table-cell office:value-type="string" calcext:value-type="string">
            <text:p>K4684</text:p>
          </table:table-cell>
          <table:table-cell office:value-type="string" calcext:value-type="string">
            <text:p>오이도 (19:30:00)</text:p>
          </table:table-cell>
          <table:table-cell office:value-type="string" calcext:value-type="string">
            <text:p>당고개 (21:25:00)</text:p>
          </table:table-cell>
          <table:table-cell office:value-type="string" calcext:value-type="string">
            <text:p>19:41:30</text:p>
          </table:table-cell>
          <table:table-cell office:value-type="string" calcext:value-type="string">
            <text:p>19:42: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F102:.Y102])" office:value-type="float" office:value="1.15" calcext:value-type="float">
            <text:p>1.15</text:p>
          </table:table-cell>
          <table:table-cell table:formula="of:=STDEV([.F102:.Y102])" office:value-type="float" office:value="1.53125335660212" calcext:value-type="float">
            <text:p>1.53125335660212</text:p>
          </table:table-cell>
        </table:table-row>
        <table:table-row table:style-name="ro3">
          <table:table-cell office:value-type="string" calcext:value-type="string">
            <text:p>S4330</text:p>
          </table:table-cell>
          <table:table-cell office:value-type="string" calcext:value-type="string">
            <text:p>안산 (19:48:00)</text:p>
          </table:table-cell>
          <table:table-cell office:value-type="string" calcext:value-type="string">
            <text:p>당고개 (21:33:30)</text:p>
          </table:table-cell>
          <table:table-cell office:value-type="string" calcext:value-type="string">
            <text:p>19:50:00</text:p>
          </table:table-cell>
          <table:table-cell office:value-type="string" calcext:value-type="string">
            <text:p>19:50: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F103:.Y103])" office:value-type="float" office:value="0.75" calcext:value-type="float">
            <text:p>0.75</text:p>
          </table:table-cell>
          <table:table-cell table:formula="of:=STDEV([.F103:.Y103])" office:value-type="float" office:value="1.44641116670119" calcext:value-type="float">
            <text:p>1.44641116670119</text:p>
          </table:table-cell>
        </table:table-row>
        <table:table-row table:style-name="ro3">
          <table:table-cell office:value-type="string" calcext:value-type="string">
            <text:p>S4686</text:p>
          </table:table-cell>
          <table:table-cell office:value-type="string" calcext:value-type="string">
            <text:p>오이도 (19:47:00)</text:p>
          </table:table-cell>
          <table:table-cell office:value-type="string" calcext:value-type="string">
            <text:p>당고개 (21:42:00)</text:p>
          </table:table-cell>
          <table:table-cell office:value-type="string" calcext:value-type="string">
            <text:p>19:58:30</text:p>
          </table:table-cell>
          <table:table-cell office:value-type="string" calcext:value-type="string">
            <text:p>19:59: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AVERAGE([.F104:.Y104])" office:value-type="float" office:value="1.9" calcext:value-type="float">
            <text:p>1.9</text:p>
          </table:table-cell>
          <table:table-cell table:formula="of:=STDEV([.F104:.Y104])" office:value-type="float" office:value="2.33733991852637" calcext:value-type="float">
            <text:p>2.33733991852637</text:p>
          </table:table-cell>
        </table:table-row>
        <table:table-row table:style-name="ro3">
          <table:table-cell office:value-type="string" calcext:value-type="string">
            <text:p>S4688</text:p>
          </table:table-cell>
          <table:table-cell office:value-type="string" calcext:value-type="string">
            <text:p>오이도 (19:56:00)</text:p>
          </table:table-cell>
          <table:table-cell office:value-type="string" calcext:value-type="string">
            <text:p>당고개 (21:51:00)</text:p>
          </table:table-cell>
          <table:table-cell office:value-type="string" calcext:value-type="string">
            <text:p>20:07:30</text:p>
          </table:table-cell>
          <table:table-cell office:value-type="string" calcext:value-type="string">
            <text:p>20:08: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AVERAGE([.F105:.Y105])" office:value-type="float" office:value="2.15" calcext:value-type="float">
            <text:p>2.15</text:p>
          </table:table-cell>
          <table:table-cell table:formula="of:=STDEV([.F105:.Y105])" office:value-type="float" office:value="2.73909320377153" calcext:value-type="float">
            <text:p>2.73909320377153</text:p>
          </table:table-cell>
        </table:table-row>
        <table:table-row table:style-name="ro3">
          <table:table-cell office:value-type="string" calcext:value-type="string">
            <text:p>K4690</text:p>
          </table:table-cell>
          <table:table-cell office:value-type="string" calcext:value-type="string">
            <text:p>오이도 (20:06:00)</text:p>
          </table:table-cell>
          <table:table-cell office:value-type="string" calcext:value-type="string">
            <text:p>당고개 (22:01:00)</text:p>
          </table:table-cell>
          <table:table-cell office:value-type="string" calcext:value-type="string">
            <text:p>20:17:30</text:p>
          </table:table-cell>
          <table:table-cell office:value-type="string" calcext:value-type="string">
            <text:p>20:18: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AVERAGE([.F106:.Y106])" office:value-type="float" office:value="1.95" calcext:value-type="float">
            <text:p>1.95</text:p>
          </table:table-cell>
          <table:table-cell table:formula="of:=STDEV([.F106:.Y106])" office:value-type="float" office:value="2.25890052435856" calcext:value-type="float">
            <text:p>2.25890052435856</text:p>
          </table:table-cell>
        </table:table-row>
        <table:table-row table:style-name="ro3">
          <table:table-cell office:value-type="string" calcext:value-type="string">
            <text:p>S4692</text:p>
          </table:table-cell>
          <table:table-cell office:value-type="string" calcext:value-type="string">
            <text:p>오이도 (20:16:00)</text:p>
          </table:table-cell>
          <table:table-cell office:value-type="string" calcext:value-type="string">
            <text:p>당고개 (22:11:00)</text:p>
          </table:table-cell>
          <table:table-cell office:value-type="string" calcext:value-type="string">
            <text:p>20:27:30</text:p>
          </table:table-cell>
          <table:table-cell office:value-type="string" calcext:value-type="string">
            <text:p>20:28: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F107:.Y107])" office:value-type="float" office:value="2.1" calcext:value-type="float">
            <text:p>2.1</text:p>
          </table:table-cell>
          <table:table-cell table:formula="of:=STDEV([.F107:.Y107])" office:value-type="float" office:value="1.68272961207926" calcext:value-type="float">
            <text:p>1.68272961207926</text:p>
          </table:table-cell>
        </table:table-row>
        <table:table-row table:style-name="ro3">
          <table:table-cell office:value-type="string" calcext:value-type="string">
            <text:p>S4332</text:p>
          </table:table-cell>
          <table:table-cell office:value-type="string" calcext:value-type="string">
            <text:p>안산 (20:31:30)</text:p>
          </table:table-cell>
          <table:table-cell office:value-type="string" calcext:value-type="string">
            <text:p>당고개 (22:17:00)</text:p>
          </table:table-cell>
          <table:table-cell office:value-type="string" calcext:value-type="string">
            <text:p>20:33:30</text:p>
          </table:table-cell>
          <table:table-cell office:value-type="string" calcext:value-type="string">
            <text:p>20:34: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table:formula="of:=AVERAGE([.F108:.Y108])" office:value-type="float" office:value="5.55" calcext:value-type="float">
            <text:p>5.55</text:p>
          </table:table-cell>
          <table:table-cell table:formula="of:=STDEV([.F108:.Y108])" office:value-type="float" office:value="5.80811591880842" calcext:value-type="float">
            <text:p>5.80811591880842</text:p>
          </table:table-cell>
        </table:table-row>
        <table:table-row table:style-name="ro3">
          <table:table-cell office:value-type="string" calcext:value-type="string">
            <text:p>K4694</text:p>
          </table:table-cell>
          <table:table-cell office:value-type="string" calcext:value-type="string">
            <text:p>오이도 (20:28:00)</text:p>
          </table:table-cell>
          <table:table-cell office:value-type="string" calcext:value-type="string">
            <text:p>당고개 (22:23:00)</text:p>
          </table:table-cell>
          <table:table-cell office:value-type="string" calcext:value-type="string">
            <text:p>20:39:30</text:p>
          </table:table-cell>
          <table:table-cell office:value-type="string" calcext:value-type="string">
            <text:p>20:40: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AVERAGE([.F109:.Y109])" office:value-type="float" office:value="2.35" calcext:value-type="float">
            <text:p>2.35</text:p>
          </table:table-cell>
          <table:table-cell table:formula="of:=STDEV([.F109:.Y109])" office:value-type="float" office:value="2.64127162356954" calcext:value-type="float">
            <text:p>2.64127162356954</text:p>
          </table:table-cell>
        </table:table-row>
        <table:table-row table:style-name="ro3">
          <table:table-cell office:value-type="string" calcext:value-type="string">
            <text:p>S4696</text:p>
          </table:table-cell>
          <table:table-cell office:value-type="string" calcext:value-type="string">
            <text:p>오이도 (20:38:00)</text:p>
          </table:table-cell>
          <table:table-cell office:value-type="string" calcext:value-type="string">
            <text:p>당고개 (22:33:00)</text:p>
          </table:table-cell>
          <table:table-cell office:value-type="string" calcext:value-type="string">
            <text:p>20:49:30</text:p>
          </table:table-cell>
          <table:table-cell office:value-type="string" calcext:value-type="string">
            <text:p>20:5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AVERAGE([.F110:.Y110])" office:value-type="float" office:value="0.95" calcext:value-type="float">
            <text:p>0.95</text:p>
          </table:table-cell>
          <table:table-cell table:formula="of:=STDEV([.F110:.Y110])" office:value-type="float" office:value="2.06410424053377" calcext:value-type="float">
            <text:p>2.06410424053377</text:p>
          </table:table-cell>
        </table:table-row>
        <table:table-row table:style-name="ro3">
          <table:table-cell office:value-type="string" calcext:value-type="string">
            <text:p>K4698</text:p>
          </table:table-cell>
          <table:table-cell office:value-type="string" calcext:value-type="string">
            <text:p>오이도 (20:44:00)</text:p>
          </table:table-cell>
          <table:table-cell office:value-type="string" calcext:value-type="string">
            <text:p>당고개 (22:39:00)</text:p>
          </table:table-cell>
          <table:table-cell office:value-type="string" calcext:value-type="string">
            <text:p>20:55:30</text:p>
          </table:table-cell>
          <table:table-cell office:value-type="string" calcext:value-type="string">
            <text:p>20:56: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F111:.Y111])" office:value-type="float" office:value="0.65" calcext:value-type="float">
            <text:p>0.65</text:p>
          </table:table-cell>
          <table:table-cell table:formula="of:=STDEV([.F111:.Y111])" office:value-type="float" office:value="1.30887657735053" calcext:value-type="float">
            <text:p>1.30887657735053</text:p>
          </table:table-cell>
        </table:table-row>
        <table:table-row table:style-name="ro3">
          <table:table-cell office:value-type="string" calcext:value-type="string">
            <text:p>S4700</text:p>
          </table:table-cell>
          <table:table-cell office:value-type="string" calcext:value-type="string">
            <text:p>오이도 (20:55:00)</text:p>
          </table:table-cell>
          <table:table-cell office:value-type="string" calcext:value-type="string">
            <text:p>당고개 (22:50:00)</text:p>
          </table:table-cell>
          <table:table-cell office:value-type="string" calcext:value-type="string">
            <text:p>21:06:30</text:p>
          </table:table-cell>
          <table:table-cell office:value-type="string" calcext:value-type="string">
            <text:p>21:07: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F112:.Y112])" office:value-type="float" office:value="1.65" calcext:value-type="float">
            <text:p>1.65</text:p>
          </table:table-cell>
          <table:table-cell table:formula="of:=STDEV([.F112:.Y112])" office:value-type="float" office:value="2.73909320377153" calcext:value-type="float">
            <text:p>2.73909320377153</text:p>
          </table:table-cell>
        </table:table-row>
        <table:table-row table:style-name="ro3">
          <table:table-cell office:value-type="string" calcext:value-type="string">
            <text:p>K4702</text:p>
          </table:table-cell>
          <table:table-cell office:value-type="string" calcext:value-type="string">
            <text:p>오이도 (21:02:00)</text:p>
          </table:table-cell>
          <table:table-cell office:value-type="string" calcext:value-type="string">
            <text:p>당고개 (22:57:00)</text:p>
          </table:table-cell>
          <table:table-cell office:value-type="string" calcext:value-type="string">
            <text:p>21:13:30</text:p>
          </table:table-cell>
          <table:table-cell office:value-type="string" calcext:value-type="string">
            <text:p>21:14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AVERAGE([.F113:.Y113])" office:value-type="float" office:value="1.8" calcext:value-type="float">
            <text:p>1.8</text:p>
          </table:table-cell>
          <table:table-cell table:formula="of:=STDEV([.F113:.Y113])" office:value-type="float" office:value="2.8395700193404" calcext:value-type="float">
            <text:p>2.8395700193404</text:p>
          </table:table-cell>
        </table:table-row>
        <table:table-row table:style-name="ro3">
          <table:table-cell office:value-type="string" calcext:value-type="string">
            <text:p>K4704</text:p>
          </table:table-cell>
          <table:table-cell office:value-type="string" calcext:value-type="string">
            <text:p>오이도 (21:09:00)</text:p>
          </table:table-cell>
          <table:table-cell office:value-type="string" calcext:value-type="string">
            <text:p>당고개 (23:04:00)</text:p>
          </table:table-cell>
          <table:table-cell office:value-type="string" calcext:value-type="string">
            <text:p>21:20:30</text:p>
          </table:table-cell>
          <table:table-cell office:value-type="string" calcext:value-type="string">
            <text:p>21:21: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AVERAGE([.F114:.Y114])" office:value-type="float" office:value="1.78947368421053" calcext:value-type="float">
            <text:p>1.78947368421053</text:p>
          </table:table-cell>
          <table:table-cell table:formula="of:=STDEV([.F114:.Y114])" office:value-type="float" office:value="2.5072992856064" calcext:value-type="float">
            <text:p>2.5072992856064</text:p>
          </table:table-cell>
        </table:table-row>
        <table:table-row table:style-name="ro3">
          <table:table-cell office:value-type="string" calcext:value-type="string">
            <text:p>K4334</text:p>
          </table:table-cell>
          <table:table-cell office:value-type="string" calcext:value-type="string">
            <text:p>안산 (21:28:00)</text:p>
          </table:table-cell>
          <table:table-cell office:value-type="string" calcext:value-type="string">
            <text:p>당고개 (23:13:30)</text:p>
          </table:table-cell>
          <table:table-cell office:value-type="string" calcext:value-type="string">
            <text:p>21:30:00</text:p>
          </table:table-cell>
          <table:table-cell office:value-type="string" calcext:value-type="string">
            <text:p>21:30: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F115:.Y115])" office:value-type="float" office:value="0.65" calcext:value-type="float">
            <text:p>0.65</text:p>
          </table:table-cell>
          <table:table-cell table:formula="of:=STDEV([.F115:.Y115])" office:value-type="float" office:value="0.988086934168084" calcext:value-type="float">
            <text:p>0.988086934168084</text:p>
          </table:table-cell>
        </table:table-row>
        <table:table-row table:style-name="ro3">
          <table:table-cell office:value-type="string" calcext:value-type="string">
            <text:p>S4706</text:p>
          </table:table-cell>
          <table:table-cell office:value-type="string" calcext:value-type="string">
            <text:p>오이도 (21:25:00)</text:p>
          </table:table-cell>
          <table:table-cell office:value-type="string" calcext:value-type="string">
            <text:p>당고개 (23:20:00)</text:p>
          </table:table-cell>
          <table:table-cell office:value-type="string" calcext:value-type="string">
            <text:p>21:36:30</text:p>
          </table:table-cell>
          <table:table-cell office:value-type="string" calcext:value-type="string">
            <text:p>21:37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AVERAGE([.F116:.Y116])" office:value-type="float" office:value="0.7" calcext:value-type="float">
            <text:p>0.7</text:p>
          </table:table-cell>
          <table:table-cell table:formula="of:=STDEV([.F116:.Y116])" office:value-type="float" office:value="1.26074330623269" calcext:value-type="float">
            <text:p>1.26074330623269</text:p>
          </table:table-cell>
        </table:table-row>
        <table:table-row table:style-name="ro3">
          <table:table-cell office:value-type="string" calcext:value-type="string">
            <text:p>K4708</text:p>
          </table:table-cell>
          <table:table-cell office:value-type="string" calcext:value-type="string">
            <text:p>오이도 (21:31:00)</text:p>
          </table:table-cell>
          <table:table-cell office:value-type="string" calcext:value-type="string">
            <text:p>당고개 (23:26:00)</text:p>
          </table:table-cell>
          <table:table-cell office:value-type="string" calcext:value-type="string">
            <text:p>21:42:30</text:p>
          </table:table-cell>
          <table:table-cell office:value-type="string" calcext:value-type="string">
            <text:p>21:43:0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F117:.Y117])" office:value-type="float" office:value="0.75" calcext:value-type="float">
            <text:p>0.75</text:p>
          </table:table-cell>
          <table:table-cell table:formula="of:=STDEV([.F117:.Y117])" office:value-type="float" office:value="1.37170658209707" calcext:value-type="float">
            <text:p>1.37170658209707</text:p>
          </table:table-cell>
        </table:table-row>
        <table:table-row table:style-name="ro3">
          <table:table-cell office:value-type="string" calcext:value-type="string">
            <text:p>S4340</text:p>
          </table:table-cell>
          <table:table-cell office:value-type="string" calcext:value-type="string">
            <text:p>안산 (21:44:30)</text:p>
          </table:table-cell>
          <table:table-cell office:value-type="string" calcext:value-type="string">
            <text:p>당고개 (23:31:00)</text:p>
          </table:table-cell>
          <table:table-cell office:value-type="string" calcext:value-type="string">
            <text:p>21:46:30</text:p>
          </table:table-cell>
          <table:table-cell office:value-type="string" calcext:value-type="string">
            <text:p>21:47:0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F118:.Y118])" office:value-type="float" office:value="0.45" calcext:value-type="float">
            <text:p>0.45</text:p>
          </table:table-cell>
          <table:table-cell table:formula="of:=STDEV([.F118:.Y118])" office:value-type="float" office:value="1.79105966869954" calcext:value-type="float">
            <text:p>1.79105966869954</text:p>
          </table:table-cell>
        </table:table-row>
        <table:table-row table:style-name="ro3">
          <table:table-cell office:value-type="string" calcext:value-type="string">
            <text:p>S4710</text:p>
          </table:table-cell>
          <table:table-cell office:value-type="string" calcext:value-type="string">
            <text:p>오이도 (21:46:00)</text:p>
          </table:table-cell>
          <table:table-cell office:value-type="string" calcext:value-type="string">
            <text:p>당고개 (23:41:00)</text:p>
          </table:table-cell>
          <table:table-cell office:value-type="string" calcext:value-type="string">
            <text:p>21:57:30</text:p>
          </table:table-cell>
          <table:table-cell office:value-type="string" calcext:value-type="string">
            <text:p>21:58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F119:.Y119])" office:value-type="float" office:value="0.6" calcext:value-type="float">
            <text:p>0.6</text:p>
          </table:table-cell>
          <table:table-cell table:formula="of:=STDEV([.F119:.Y119])" office:value-type="float" office:value="1.18765580695312" calcext:value-type="float">
            <text:p>1.18765580695312</text:p>
          </table:table-cell>
        </table:table-row>
        <table:table-row table:style-name="ro3">
          <table:table-cell office:value-type="string" calcext:value-type="string">
            <text:p>S4712</text:p>
          </table:table-cell>
          <table:table-cell office:value-type="string" calcext:value-type="string">
            <text:p>오이도 (21:58:00)</text:p>
          </table:table-cell>
          <table:table-cell office:value-type="string" calcext:value-type="string">
            <text:p>당고개 (23:53:00)</text:p>
          </table:table-cell>
          <table:table-cell office:value-type="string" calcext:value-type="string">
            <text:p>22:09:30</text:p>
          </table:table-cell>
          <table:table-cell office:value-type="string" calcext:value-type="string">
            <text:p>22:10: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VERAGE([.F120:.Y120])" office:value-type="float" office:value="1.15" calcext:value-type="float">
            <text:p>1.15</text:p>
          </table:table-cell>
          <table:table-cell table:formula="of:=STDEV([.F120:.Y120])" office:value-type="float" office:value="2.00722379629703" calcext:value-type="float">
            <text:p>2.00722379629703</text:p>
          </table:table-cell>
        </table:table-row>
        <table:table-row table:style-name="ro3">
          <table:table-cell office:value-type="string" calcext:value-type="string">
            <text:p>K4714</text:p>
          </table:table-cell>
          <table:table-cell office:value-type="string" calcext:value-type="string">
            <text:p>오이도 (22:14:00)</text:p>
          </table:table-cell>
          <table:table-cell office:value-type="string" calcext:value-type="string">
            <text:p>당고개 (00:09:00)</text:p>
          </table:table-cell>
          <table:table-cell office:value-type="string" calcext:value-type="string">
            <text:p>22:25:30</text:p>
          </table:table-cell>
          <table:table-cell office:value-type="string" calcext:value-type="string">
            <text:p>22:26: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F121:.Y121])" office:value-type="float" office:value="0.9" calcext:value-type="float">
            <text:p>0.9</text:p>
          </table:table-cell>
          <table:table-cell table:formula="of:=STDEV([.F121:.Y121])" office:value-type="float" office:value="1.41048703794488" calcext:value-type="float">
            <text:p>1.41048703794488</text:p>
          </table:table-cell>
        </table:table-row>
        <table:table-row table:style-name="ro3">
          <table:table-cell office:value-type="string" calcext:value-type="string">
            <text:p>K4716</text:p>
          </table:table-cell>
          <table:table-cell office:value-type="string" calcext:value-type="string">
            <text:p>오이도 (22:29:00)</text:p>
          </table:table-cell>
          <table:table-cell office:value-type="string" calcext:value-type="string">
            <text:p>당고개 (00:24:00)</text:p>
          </table:table-cell>
          <table:table-cell office:value-type="string" calcext:value-type="string">
            <text:p>22:40:30</text:p>
          </table:table-cell>
          <table:table-cell office:value-type="string" calcext:value-type="string">
            <text:p>22:41: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AVERAGE([.F122:.Y122])" office:value-type="float" office:value="0.6" calcext:value-type="float">
            <text:p>0.6</text:p>
          </table:table-cell>
          <table:table-cell table:formula="of:=STDEV([.F122:.Y122])" office:value-type="float" office:value="0.940324691963254" calcext:value-type="float">
            <text:p>0.940324691963254</text:p>
          </table:table-cell>
        </table:table-row>
        <table:table-row table:style-name="ro3">
          <table:table-cell office:value-type="string" calcext:value-type="string">
            <text:p>S4718</text:p>
          </table:table-cell>
          <table:table-cell office:value-type="string" calcext:value-type="string">
            <text:p>오이도 (22:46:00)</text:p>
          </table:table-cell>
          <table:table-cell office:value-type="string" calcext:value-type="string">
            <text:p>당고개 (00:41:00)</text:p>
          </table:table-cell>
          <table:table-cell office:value-type="string" calcext:value-type="string">
            <text:p>22:57:30</text:p>
          </table:table-cell>
          <table:table-cell office:value-type="string" calcext:value-type="string">
            <text:p>22:58: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AVERAGE([.F123:.Y123])" office:value-type="float" office:value="1.8" calcext:value-type="float">
            <text:p>1.8</text:p>
          </table:table-cell>
          <table:table-cell table:formula="of:=STDEV([.F123:.Y123])" office:value-type="float" office:value="1.85245214442058" calcext:value-type="float">
            <text:p>1.85245214442058</text:p>
          </table:table-cell>
        </table:table-row>
        <table:table-row table:style-name="ro3">
          <table:table-cell office:value-type="string" calcext:value-type="string">
            <text:p>S4720</text:p>
          </table:table-cell>
          <table:table-cell office:value-type="string" calcext:value-type="string">
            <text:p>오이도 (23:05:00)</text:p>
          </table:table-cell>
          <table:table-cell office:value-type="string" calcext:value-type="string">
            <text:p>당고개 (01:03:30)</text:p>
          </table:table-cell>
          <table:table-cell office:value-type="string" calcext:value-type="string">
            <text:p>23:16:30</text:p>
          </table:table-cell>
          <table:table-cell office:value-type="string" calcext:value-type="string">
            <text:p>23:17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AVERAGE([.F124:.Y124])" office:value-type="float" office:value="0.15" calcext:value-type="float">
            <text:p>0.15</text:p>
          </table:table-cell>
          <table:table-cell table:formula="of:=STDEV([.F124:.Y124])" office:value-type="float" office:value="0.366347548532523" calcext:value-type="float">
            <text:p>0.366347548532523</text:p>
          </table:table-cell>
        </table:table-row>
        <table:table-row table:style-name="ro3">
          <table:table-cell office:value-type="string" calcext:value-type="string">
            <text:p>S4722</text:p>
          </table:table-cell>
          <table:table-cell office:value-type="string" calcext:value-type="string">
            <text:p>오이도 (23:26:00)</text:p>
          </table:table-cell>
          <table:table-cell office:value-type="string" calcext:value-type="string">
            <text:p>한성대입구 (00:57:30)</text:p>
          </table:table-cell>
          <table:table-cell office:value-type="string" calcext:value-type="string">
            <text:p>23:37:30</text:p>
          </table:table-cell>
          <table:table-cell office:value-type="string" calcext:value-type="string">
            <text:p>23:38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AVERAGE([.F125:.Y125])" office:value-type="float" office:value="0.65" calcext:value-type="float">
            <text:p>0.65</text:p>
          </table:table-cell>
          <table:table-cell table:formula="of:=STDEV([.F125:.Y125])" office:value-type="float" office:value="1.38696943388321" calcext:value-type="float">
            <text:p>1.38696943388321</text:p>
          </table:table-cell>
        </table:table-row>
        <table:table-row table:style-name="ro3">
          <table:table-cell office:value-type="string" calcext:value-type="string">
            <text:p>K4724</text:p>
          </table:table-cell>
          <table:table-cell office:value-type="string" calcext:value-type="string">
            <text:p>오이도 (23:41:00)</text:p>
          </table:table-cell>
          <table:table-cell office:value-type="string" calcext:value-type="string">
            <text:p>금정 (00:17:30)</text:p>
          </table:table-cell>
          <table:table-cell office:value-type="string" calcext:value-type="string">
            <text:p>23:52:30</text:p>
          </table:table-cell>
          <table:table-cell office:value-type="string" calcext:value-type="string">
            <text:p>23:53:00</text:p>
          </table:table-cell>
          <table:table-cell table:number-columns-repeated="22"/>
        </table:table-row>
        <table:table-row table:style-name="ro3">
          <table:table-cell office:value-type="string" calcext:value-type="string">
            <text:p>S4726</text:p>
          </table:table-cell>
          <table:table-cell office:value-type="string" calcext:value-type="string">
            <text:p>오이도 (23:58:00)</text:p>
          </table:table-cell>
          <table:table-cell office:value-type="string" calcext:value-type="string">
            <text:p>사당 (00:59:30)</text:p>
          </table:table-cell>
          <table:table-cell office:value-type="string" calcext:value-type="string">
            <text:p>00:09:30</text:p>
          </table:table-cell>
          <table:table-cell office:value-type="string" calcext:value-type="string">
            <text:p>00:10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F127:.Y127])" office:value-type="float" office:value="0.55" calcext:value-type="float">
            <text:p>0.55</text:p>
          </table:table-cell>
          <table:table-cell table:formula="of:=STDEV([.F127:.Y127])" office:value-type="float" office:value="0.998683343734455" calcext:value-type="float">
            <text:p>0.998683343734455</text:p>
          </table:table-cell>
        </table:table-row>
        <table:table-row table:style-name="ro3">
          <table:table-cell office:value-type="string" calcext:value-type="string">
            <text:p>K4728</text:p>
          </table:table-cell>
          <table:table-cell office:value-type="string" calcext:value-type="string">
            <text:p>오이도 (00:24:00)</text:p>
          </table:table-cell>
          <table:table-cell office:value-type="string" calcext:value-type="string">
            <text:p>금정 (01:00:00)</text:p>
          </table:table-cell>
          <table:table-cell office:value-type="string" calcext:value-type="string">
            <text:p>00:35:30</text:p>
          </table:table-cell>
          <table:table-cell office:value-type="string" calcext:value-type="string">
            <text:p>00:36: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1"/>
          <table:table-cell table:formula="of:=AVERAGE([.F128:.Y128])" office:value-type="float" office:value="0" calcext:value-type="float">
            <text:p>0</text:p>
          </table:table-cell>
          <table:table-cell/>
        </table:table-row>
      </table:table>
      <table:table table:name="Down" table:style-name="ta1">
        <table:shapes>
          <draw:frame draw:z-index="0" draw:style-name="gr1" draw:text-style-name="P1" svg:width="20.9642in" svg:height="6.8909in" svg:x="4.3201in" svg:y="28.4169in">
            <draw:object draw:notify-on-update-of-ranges="Down.E3:Down.E130 Down.F2:Down.F2 Down.F3:Down.F130 Down.G2:Down.G2 Down.G3:Down.G130 Down.H2:Down.H2 Down.H3:Down.H130 Down.I2:Down.I2 Down.I3:Down.I130 Down.J2:Down.J2 Down.J3:Down.J130 Down.K2:Down.K2 Down.K3:Down.K130 Down.L2:Down.L2 Down.L3:Down.L130 Down.M2:Down.M2 Down.M3:Down.M130 Down.N2:Down.N2 Down.N3:Down.N130 Down.O2:Down.O2 Down.O3:Down.O130 Down.P2:Down.P2 Down.P3:Down.P130 Down.Q2:Down.Q2 Down.Q3:Down.Q130 Down.R2:Down.R2 Down.R3:Down.R130 Down.S2:Down.S2 Down.S3:Down.S130 Down.T2:Down.T2 Down.T3:Down.T130 Down.U2:Down.U2 Down.U3:Down.U130 Down.V2:Down.V2 Down.V3:Down.V130 Down.W2:Down.W2 Down.W3:Down.W130 Down.X2:Down.X2 Down.X3:Down.X130 Down.Y2:Down.Y2 Down.Y3:Down.Y1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1.0941in" svg:height="5.15in" svg:x="4.2008in" svg:y="35.5087in">
            <draw:object draw:notify-on-update-of-ranges="Down.E3:Down.E130 Down.Z2:Down.Z2 Down.Z3:Down.Z130 Down.AA3:Down.AA130 Down.AA3:Down.AA13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21.0941in" svg:height="5.0732in" svg:x="4.152in" svg:y="40.6799in">
            <draw:object draw:notify-on-update-of-ranges="Down.E3:Down.E130 Down.Z2:Down.Z2 Down.Z3:Down.Z13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number-columns-repeated="2" table:default-cell-style-name="ce1"/>
        <table:table-column table:style-name="co5" table:number-columns-repeated="23" table:default-cell-style-name="Default"/>
        <table:table-row table:style-name="ro3">
          <table:table-cell table:number-columns-repeated="5"/>
          <table:table-cell table:style-name="ce4" office:value-type="string" calcext:value-type="string" table:number-columns-spanned="12" table:number-rows-spanned="1">
            <text:p>지연시간 (분)</text:p>
          </table:table-cell>
          <table:covered-table-cell table:number-columns-repeated="6" table:style-name="ce1"/>
          <table:covered-table-cell table:style-name="ce3"/>
          <table:covered-table-cell table:number-columns-repeated="4"/>
          <table:table-cell table:number-columns-repeated="11"/>
        </table:table-row>
        <table:table-row table:style-name="ro2">
          <table:table-cell office:value-type="string" calcext:value-type="string">
            <text:p>열차번호</text:p>
          </table:table-cell>
          <table:table-cell office:value-type="string" calcext:value-type="string">
            <text:p>시점</text:p>
          </table:table-cell>
          <table:table-cell office:value-type="string" calcext:value-type="string">
            <text:p>종점</text:p>
          </table:table-cell>
          <table:table-cell office:value-type="string" calcext:value-type="string">
            <text:p>초지 도착</text:p>
          </table:table-cell>
          <table:table-cell office:value-type="string" calcext:value-type="string">
            <text:p>초지 착발</text:p>
          </table:table-cell>
          <table:table-cell table:style-name="ce13" office:value-type="string" calcext:value-type="string">
            <text:p>20200102</text:p>
          </table:table-cell>
          <table:table-cell table:style-name="ce13" office:value-type="string" calcext:value-type="string">
            <text:p>20200103</text:p>
          </table:table-cell>
          <table:table-cell table:style-name="ce13" office:value-type="string" calcext:value-type="string">
            <text:p>20200106</text:p>
          </table:table-cell>
          <table:table-cell table:style-name="ce13" office:value-type="string" calcext:value-type="string">
            <text:p>20200107</text:p>
          </table:table-cell>
          <table:table-cell table:style-name="ce13" office:value-type="string" calcext:value-type="string">
            <text:p>20200108</text:p>
          </table:table-cell>
          <table:table-cell table:style-name="ce13" office:value-type="string" calcext:value-type="string">
            <text:p>20200109</text:p>
          </table:table-cell>
          <table:table-cell table:style-name="ce13" office:value-type="string" calcext:value-type="string">
            <text:p>20200110</text:p>
          </table:table-cell>
          <table:table-cell table:style-name="ce6" office:value-type="float" office:value="20200113" calcext:value-type="float">
            <text:p>20200113</text:p>
          </table:table-cell>
          <table:table-cell table:style-name="ce6" office:value-type="float" office:value="20200114" calcext:value-type="float">
            <text:p>20200114</text:p>
          </table:table-cell>
          <table:table-cell table:style-name="ce6" office:value-type="float" office:value="20200115" calcext:value-type="float">
            <text:p>20200115</text:p>
          </table:table-cell>
          <table:table-cell table:style-name="ce6" office:value-type="float" office:value="20200116" calcext:value-type="float">
            <text:p>20200116</text:p>
          </table:table-cell>
          <table:table-cell table:style-name="ce6" office:value-type="float" office:value="20200117" calcext:value-type="float">
            <text:p>20200117</text:p>
          </table:table-cell>
          <table:table-cell table:style-name="ce6" office:value-type="float" office:value="20200120" calcext:value-type="float">
            <table:cell-range-source table:name="CSV_all" xlink:type="simple" xlink:href="../20200120_down.csv" table:filter-name="Text - txt - csv (StarCalc)" table:filter-options="9/59/44,34,76,1,1/9/2/9,0,false,false,true,false,false" table:last-column-spanned="1" table:last-row-spanned="126"/>
            <text:p>20200120</text:p>
          </table:table-cell>
          <table:table-cell table:style-name="ce6" office:value-type="float" office:value="20200121" calcext:value-type="float">
            <table:cell-range-source table:name="CSV_all" xlink:type="simple" xlink:href="../20200121_down.csv" table:filter-name="Text - txt - csv (StarCalc)" table:filter-options="9/59/44,34,76,1,1/9/2/9,0,false,false,true,false,false" table:last-column-spanned="1" table:last-row-spanned="129"/>
            <text:p>20200121</text:p>
          </table:table-cell>
          <table:table-cell table:style-name="ce6" office:value-type="float" office:value="20200122" calcext:value-type="float">
            <text:p>20200122</text:p>
          </table:table-cell>
          <table:table-cell table:style-name="ce6" office:value-type="float" office:value="20200123" calcext:value-type="float">
            <text:p>20200123</text:p>
          </table:table-cell>
          <table:table-cell table:style-name="ce6" office:value-type="float" office:value="20200128" calcext:value-type="float">
            <text:p>20200128</text:p>
          </table:table-cell>
          <table:table-cell table:style-name="ce6" office:value-type="float" office:value="20200129" calcext:value-type="float">
            <text:p>20200129</text:p>
          </table:table-cell>
          <table:table-cell table:style-name="ce6" office:value-type="float" office:value="20200130" calcext:value-type="float">
            <text:p>20200130</text:p>
          </table:table-cell>
          <table:table-cell table:style-name="ce6" office:value-type="float" office:value="20200131" calcext:value-type="float">
            <text:p>20200131</text:p>
          </table:table-cell>
          <table:table-cell office:value-type="string" calcext:value-type="string">
            <text:p>평균</text:p>
          </table:table-cell>
          <table:table-cell office:value-type="string" calcext:value-type="string">
            <text:p>표준편차</text:p>
          </table:table-cell>
          <table:table-cell/>
        </table:table-row>
        <table:table-row table:style-name="ro3">
          <table:table-cell office:value-type="string" calcext:value-type="string">
            <text:p>K4505</text:p>
          </table:table-cell>
          <table:table-cell office:value-type="string" calcext:value-type="string">
            <text:p>금정 (05:43:00)</text:p>
          </table:table-cell>
          <table:table-cell office:value-type="string" calcext:value-type="string">
            <text:p>오이도 (06:19:30)</text:p>
          </table:table-cell>
          <table:table-cell office:value-type="string" calcext:value-type="string">
            <text:p>06:07:30</text:p>
          </table:table-cell>
          <table:table-cell office:value-type="string" calcext:value-type="string">
            <text:p>06:08: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F3:.Y3])" office:value-type="float" office:value="1.1" calcext:value-type="float">
            <text:p>1.1</text:p>
          </table:table-cell>
          <table:table-cell table:formula="of:=STDEV([.F3:.Y3])" office:value-type="float" office:value="0.718184846459608" calcext:value-type="float">
            <text:p>0.718184846459608</text:p>
          </table:table-cell>
          <table:table-cell/>
        </table:table-row>
        <table:table-row table:style-name="ro3">
          <table:table-cell office:value-type="string" calcext:value-type="string">
            <text:p>K4509</text:p>
          </table:table-cell>
          <table:table-cell office:value-type="string" calcext:value-type="string">
            <text:p>금정 (05:59:00)</text:p>
          </table:table-cell>
          <table:table-cell office:value-type="string" calcext:value-type="string">
            <text:p>오이도 (06:35:30)</text:p>
          </table:table-cell>
          <table:table-cell office:value-type="string" calcext:value-type="string">
            <text:p>06:23:30</text:p>
          </table:table-cell>
          <table:table-cell office:value-type="string" calcext:value-type="string">
            <text:p>06:24: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F4:.Y4])" office:value-type="float" office:value="0.631578947368421" calcext:value-type="float">
            <text:p>0.631578947368421</text:p>
          </table:table-cell>
          <table:table-cell table:formula="of:=STDEV([.F4:.Y4])" office:value-type="float" office:value="0.597264720370147" calcext:value-type="float">
            <text:p>0.597264720370147</text:p>
          </table:table-cell>
          <table:table-cell/>
        </table:table-row>
        <table:table-row table:style-name="ro3">
          <table:table-cell office:value-type="string" calcext:value-type="string">
            <text:p>S4511</text:p>
          </table:table-cell>
          <table:table-cell office:value-type="string" calcext:value-type="string">
            <text:p>사당 (05:50:00)</text:p>
          </table:table-cell>
          <table:table-cell office:value-type="string" calcext:value-type="string">
            <text:p>오이도 (06:51:00)</text:p>
          </table:table-cell>
          <table:table-cell office:value-type="string" calcext:value-type="string">
            <text:p>06:39:00</text:p>
          </table:table-cell>
          <table:table-cell office:value-type="string" calcext:value-type="string">
            <text:p>06:39: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F5:.Y5])" office:value-type="float" office:value="1.2" calcext:value-type="float">
            <text:p>1.2</text:p>
          </table:table-cell>
          <table:table-cell table:formula="of:=STDEV([.F5:.Y5])" office:value-type="float" office:value="1.60918416727562" calcext:value-type="float">
            <text:p>1.60918416727562</text:p>
          </table:table-cell>
          <table:table-cell/>
        </table:table-row>
        <table:table-row table:style-name="ro3">
          <table:table-cell office:value-type="string" calcext:value-type="string">
            <text:p>S4513</text:p>
          </table:table-cell>
          <table:table-cell office:value-type="string" calcext:value-type="string">
            <text:p>한성대입구 (05:35:00)</text:p>
          </table:table-cell>
          <table:table-cell office:value-type="string" calcext:value-type="string">
            <text:p>오이도 (07:07:30)</text:p>
          </table:table-cell>
          <table:table-cell office:value-type="string" calcext:value-type="string">
            <text:p>06:55:30</text:p>
          </table:table-cell>
          <table:table-cell office:value-type="string" calcext:value-type="string">
            <text:p>06:56: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VERAGE([.F6:.Y6])" office:value-type="float" office:value="2.2" calcext:value-type="float">
            <text:p>2.2</text:p>
          </table:table-cell>
          <table:table-cell table:formula="of:=STDEV([.F6:.Y6])" office:value-type="float" office:value="1.36111409475744" calcext:value-type="float">
            <text:p>1.36111409475744</text:p>
          </table:table-cell>
          <table:table-cell/>
        </table:table-row>
        <table:table-row table:style-name="ro3">
          <table:table-cell office:value-type="string" calcext:value-type="string">
            <text:p>S4515</text:p>
          </table:table-cell>
          <table:table-cell office:value-type="string" calcext:value-type="string">
            <text:p>노원 (05:30:00)</text:p>
          </table:table-cell>
          <table:table-cell office:value-type="string" calcext:value-type="string">
            <text:p>오이도 (07:20:00)</text:p>
          </table:table-cell>
          <table:table-cell office:value-type="string" calcext:value-type="string">
            <text:p>07:08:00</text:p>
          </table:table-cell>
          <table:table-cell office:value-type="string" calcext:value-type="string">
            <text:p>07:08:3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VERAGE([.F7:.Y7])" office:value-type="float" office:value="2.35" calcext:value-type="float">
            <text:p>2.35</text:p>
          </table:table-cell>
          <table:table-cell table:formula="of:=STDEV([.F7:.Y7])" office:value-type="float" office:value="1.8144159564879" calcext:value-type="float">
            <text:p>1.8144159564879</text:p>
          </table:table-cell>
          <table:table-cell/>
        </table:table-row>
        <table:table-row table:style-name="ro3">
          <table:table-cell office:value-type="string" calcext:value-type="string">
            <text:p>S4517</text:p>
          </table:table-cell>
          <table:table-cell office:value-type="string" calcext:value-type="string">
            <text:p>당고개 (05:36:00)</text:p>
          </table:table-cell>
          <table:table-cell office:value-type="string" calcext:value-type="string">
            <text:p>오이도 (07:31:00)</text:p>
          </table:table-cell>
          <table:table-cell office:value-type="string" calcext:value-type="string">
            <text:p>07:19:00</text:p>
          </table:table-cell>
          <table:table-cell office:value-type="string" calcext:value-type="string">
            <text:p>07:19:3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F8:.Y8])" office:value-type="float" office:value="1.05" calcext:value-type="float">
            <text:p>1.05</text:p>
          </table:table-cell>
          <table:table-cell table:formula="of:=STDEV([.F8:.Y8])" office:value-type="float" office:value="1.43178210632764" calcext:value-type="float">
            <text:p>1.43178210632764</text:p>
          </table:table-cell>
          <table:table-cell/>
        </table:table-row>
        <table:table-row table:style-name="ro3">
          <table:table-cell office:value-type="string" calcext:value-type="string">
            <text:p>S4519</text:p>
          </table:table-cell>
          <table:table-cell office:value-type="string" calcext:value-type="string">
            <text:p>당고개 (05:46:00)</text:p>
          </table:table-cell>
          <table:table-cell office:value-type="string" calcext:value-type="string">
            <text:p>오이도 (07:42:00)</text:p>
          </table:table-cell>
          <table:table-cell office:value-type="string" calcext:value-type="string">
            <text:p>07:29:00</text:p>
          </table:table-cell>
          <table:table-cell office:value-type="string" calcext:value-type="string">
            <text:p>07:29: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F9:.Y9])" office:value-type="float" office:value="0.65" calcext:value-type="float">
            <text:p>0.65</text:p>
          </table:table-cell>
          <table:table-cell table:formula="of:=STDEV([.F9:.Y9])" office:value-type="float" office:value="1.18210338847862" calcext:value-type="float">
            <text:p>1.18210338847862</text:p>
          </table:table-cell>
          <table:table-cell/>
        </table:table-row>
        <table:table-row table:style-name="ro3">
          <table:table-cell office:value-type="string" calcext:value-type="string">
            <text:p>S4521</text:p>
          </table:table-cell>
          <table:table-cell office:value-type="string" calcext:value-type="string">
            <text:p>당고개 (05:56:00)</text:p>
          </table:table-cell>
          <table:table-cell office:value-type="string" calcext:value-type="string">
            <text:p>오이도 (07:51:00)</text:p>
          </table:table-cell>
          <table:table-cell office:value-type="string" calcext:value-type="string">
            <text:p>07:39:00</text:p>
          </table:table-cell>
          <table:table-cell office:value-type="string" calcext:value-type="string">
            <text:p>07:39: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VERAGE([.F10:.Y10])" office:value-type="float" office:value="2.05" calcext:value-type="float">
            <text:p>2.05</text:p>
          </table:table-cell>
          <table:table-cell table:formula="of:=STDEV([.F10:.Y10])" office:value-type="float" office:value="1.39453821823042" calcext:value-type="float">
            <text:p>1.39453821823042</text:p>
          </table:table-cell>
          <table:table-cell/>
        </table:table-row>
        <table:table-row table:style-name="ro3">
          <table:table-cell office:value-type="string" calcext:value-type="string">
            <text:p>S4523</text:p>
          </table:table-cell>
          <table:table-cell office:value-type="string" calcext:value-type="string">
            <text:p>당고개 (06:05:00)</text:p>
          </table:table-cell>
          <table:table-cell office:value-type="string" calcext:value-type="string">
            <text:p>오이도 (08:00:00)</text:p>
          </table:table-cell>
          <table:table-cell office:value-type="string" calcext:value-type="string">
            <text:p>07:48:00</text:p>
          </table:table-cell>
          <table:table-cell office:value-type="string" calcext:value-type="string">
            <text:p>07:48: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F11:.Y11])" office:value-type="float" office:value="2.15" calcext:value-type="float">
            <text:p>2.15</text:p>
          </table:table-cell>
          <table:table-cell table:formula="of:=STDEV([.F11:.Y11])" office:value-type="float" office:value="1.69441808051583" calcext:value-type="float">
            <text:p>1.69441808051583</text:p>
          </table:table-cell>
          <table:table-cell/>
        </table:table-row>
        <table:table-row table:style-name="ro3">
          <table:table-cell office:value-type="string" calcext:value-type="string">
            <text:p>S4525</text:p>
          </table:table-cell>
          <table:table-cell office:value-type="string" calcext:value-type="string">
            <text:p>당고개 (06:13:00)</text:p>
          </table:table-cell>
          <table:table-cell office:value-type="string" calcext:value-type="string">
            <text:p>오이도 (08:08:00)</text:p>
          </table:table-cell>
          <table:table-cell office:value-type="string" calcext:value-type="string">
            <text:p>07:56:00</text:p>
          </table:table-cell>
          <table:table-cell office:value-type="string" calcext:value-type="string">
            <text:p>07:56: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AVERAGE([.F12:.Y12])" office:value-type="float" office:value="1.05" calcext:value-type="float">
            <text:p>1.05</text:p>
          </table:table-cell>
          <table:table-cell table:formula="of:=STDEV([.F12:.Y12])" office:value-type="float" office:value="1.39453821823042" calcext:value-type="float">
            <text:p>1.39453821823042</text:p>
          </table:table-cell>
          <table:table-cell/>
        </table:table-row>
        <table:table-row table:style-name="ro3">
          <table:table-cell office:value-type="string" calcext:value-type="string">
            <text:p>K4527</text:p>
          </table:table-cell>
          <table:table-cell office:value-type="string" calcext:value-type="string">
            <text:p>당고개 (06:21:00)</text:p>
          </table:table-cell>
          <table:table-cell office:value-type="string" calcext:value-type="string">
            <text:p>오이도 (08:16:00)</text:p>
          </table:table-cell>
          <table:table-cell office:value-type="string" calcext:value-type="string">
            <text:p>08:04:00</text:p>
          </table:table-cell>
          <table:table-cell office:value-type="string" calcext:value-type="string">
            <text:p>08:04: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AVERAGE([.F13:.Y13])" office:value-type="float" office:value="0.55" calcext:value-type="float">
            <text:p>0.55</text:p>
          </table:table-cell>
          <table:table-cell table:formula="of:=STDEV([.F13:.Y13])" office:value-type="float" office:value="1.39453821823042" calcext:value-type="float">
            <text:p>1.39453821823042</text:p>
          </table:table-cell>
          <table:table-cell/>
        </table:table-row>
        <table:table-row table:style-name="ro3">
          <table:table-cell office:value-type="string" calcext:value-type="string">
            <text:p>K4529</text:p>
          </table:table-cell>
          <table:table-cell office:value-type="string" calcext:value-type="string">
            <text:p>당고개 (06:29:00)</text:p>
          </table:table-cell>
          <table:table-cell office:value-type="string" calcext:value-type="string">
            <text:p>오이도 (08:24:00)</text:p>
          </table:table-cell>
          <table:table-cell office:value-type="string" calcext:value-type="string">
            <text:p>08:12:00</text:p>
          </table:table-cell>
          <table:table-cell office:value-type="string" calcext:value-type="string">
            <text:p>08:12: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F14:.Y14])" office:value-type="float" office:value="1" calcext:value-type="float">
            <text:p>1</text:p>
          </table:table-cell>
          <table:table-cell table:formula="of:=STDEV([.F14:.Y14])" office:value-type="float" office:value="1.555973210431" calcext:value-type="float">
            <text:p>1.555973210431</text:p>
          </table:table-cell>
          <table:table-cell/>
        </table:table-row>
        <table:table-row table:style-name="ro3">
          <table:table-cell office:value-type="string" calcext:value-type="string">
            <text:p>S4531</text:p>
          </table:table-cell>
          <table:table-cell office:value-type="string" calcext:value-type="string">
            <text:p>당고개 (06:37:00)</text:p>
          </table:table-cell>
          <table:table-cell office:value-type="string" calcext:value-type="string">
            <text:p>오이도 (08:32:00)</text:p>
          </table:table-cell>
          <table:table-cell office:value-type="string" calcext:value-type="string">
            <text:p>08:20:00</text:p>
          </table:table-cell>
          <table:table-cell office:value-type="string" calcext:value-type="string">
            <text:p>08:20: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VERAGE([.F15:.Y15])" office:value-type="float" office:value="1" calcext:value-type="float">
            <text:p>1</text:p>
          </table:table-cell>
          <table:table-cell table:formula="of:=STDEV([.F15:.Y15])" office:value-type="float" office:value="1.15470053837925" calcext:value-type="float">
            <text:p>1.15470053837925</text:p>
          </table:table-cell>
          <table:table-cell/>
        </table:table-row>
        <table:table-row table:style-name="ro3">
          <table:table-cell office:value-type="string" calcext:value-type="string">
            <text:p>K4533</text:p>
          </table:table-cell>
          <table:table-cell office:value-type="string" calcext:value-type="string">
            <text:p>당고개 (06:44:00)</text:p>
          </table:table-cell>
          <table:table-cell office:value-type="string" calcext:value-type="string">
            <text:p>오이도 (08:39:00)</text:p>
          </table:table-cell>
          <table:table-cell office:value-type="string" calcext:value-type="string">
            <text:p>08:27:00</text:p>
          </table:table-cell>
          <table:table-cell office:value-type="string" calcext:value-type="string">
            <text:p>08:27: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F16:.Y16])" office:value-type="float" office:value="1.15" calcext:value-type="float">
            <text:p>1.15</text:p>
          </table:table-cell>
          <table:table-cell table:formula="of:=STDEV([.F16:.Y16])" office:value-type="float" office:value="1.53125335660212" calcext:value-type="float">
            <text:p>1.53125335660212</text:p>
          </table:table-cell>
          <table:table-cell/>
        </table:table-row>
        <table:table-row table:style-name="ro3">
          <table:table-cell office:value-type="string" calcext:value-type="string">
            <text:p>S4301</text:p>
          </table:table-cell>
          <table:table-cell office:value-type="string" calcext:value-type="string">
            <text:p>당고개 (06:50:00)</text:p>
          </table:table-cell>
          <table:table-cell office:value-type="string" calcext:value-type="string">
            <text:p>안산 (08:35:30)</text:p>
          </table:table-cell>
          <table:table-cell office:value-type="string" calcext:value-type="string">
            <text:p>08:33:00</text:p>
          </table:table-cell>
          <table:table-cell office:value-type="string" calcext:value-type="string">
            <text:p>08:33: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VERAGE([.F17:.Y17])" office:value-type="float" office:value="4.2" calcext:value-type="float">
            <text:p>4.2</text:p>
          </table:table-cell>
          <table:table-cell table:formula="of:=STDEV([.F17:.Y17])" office:value-type="float" office:value="1.93581208309397" calcext:value-type="float">
            <text:p>1.93581208309397</text:p>
          </table:table-cell>
          <table:table-cell/>
        </table:table-row>
        <table:table-row table:style-name="ro3">
          <table:table-cell office:value-type="string" calcext:value-type="string">
            <text:p>S4535</text:p>
          </table:table-cell>
          <table:table-cell office:value-type="string" calcext:value-type="string">
            <text:p>당고개 (06:56:00)</text:p>
          </table:table-cell>
          <table:table-cell office:value-type="string" calcext:value-type="string">
            <text:p>오이도 (08:51:00)</text:p>
          </table:table-cell>
          <table:table-cell office:value-type="string" calcext:value-type="string">
            <text:p>08:39:00</text:p>
          </table:table-cell>
          <table:table-cell office:value-type="string" calcext:value-type="string">
            <text:p>08:39: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VERAGE([.F18:.Y18])" office:value-type="float" office:value="2.05263157894737" calcext:value-type="float">
            <text:p>2.05263157894737</text:p>
          </table:table-cell>
          <table:table-cell table:formula="of:=STDEV([.F18:.Y18])" office:value-type="float" office:value="1.12909423927748" calcext:value-type="float">
            <text:p>1.12909423927748</text:p>
          </table:table-cell>
          <table:table-cell/>
        </table:table-row>
        <table:table-row table:style-name="ro3">
          <table:table-cell office:value-type="string" calcext:value-type="string">
            <text:p>K4537</text:p>
          </table:table-cell>
          <table:table-cell office:value-type="string" calcext:value-type="string">
            <text:p>당고개 (07:02:00)</text:p>
          </table:table-cell>
          <table:table-cell office:value-type="string" calcext:value-type="string">
            <text:p>오이도 (08:57:00)</text:p>
          </table:table-cell>
          <table:table-cell office:value-type="string" calcext:value-type="string">
            <text:p>08:45:00</text:p>
          </table:table-cell>
          <table:table-cell office:value-type="string" calcext:value-type="string">
            <text:p>08:45: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VERAGE([.F19:.Y19])" office:value-type="float" office:value="1.9" calcext:value-type="float">
            <text:p>1.9</text:p>
          </table:table-cell>
          <table:table-cell table:formula="of:=STDEV([.F19:.Y19])" office:value-type="float" office:value="3.04181386329725" calcext:value-type="float">
            <text:p>3.04181386329725</text:p>
          </table:table-cell>
          <table:table-cell/>
        </table:table-row>
        <table:table-row table:style-name="ro3">
          <table:table-cell office:value-type="string" calcext:value-type="string">
            <text:p>S4539</text:p>
          </table:table-cell>
          <table:table-cell office:value-type="string" calcext:value-type="string">
            <text:p>당고개 (07:08:00)</text:p>
          </table:table-cell>
          <table:table-cell office:value-type="string" calcext:value-type="string">
            <text:p>오이도 (09:03:00)</text:p>
          </table:table-cell>
          <table:table-cell office:value-type="string" calcext:value-type="string">
            <text:p>08:51:00</text:p>
          </table:table-cell>
          <table:table-cell office:value-type="string" calcext:value-type="string">
            <text:p>08:51: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AVERAGE([.F20:.Y20])" office:value-type="float" office:value="2.95" calcext:value-type="float">
            <text:p>2.95</text:p>
          </table:table-cell>
          <table:table-cell table:formula="of:=STDEV([.F20:.Y20])" office:value-type="float" office:value="2.48098028164166" calcext:value-type="float">
            <text:p>2.48098028164166</text:p>
          </table:table-cell>
          <table:table-cell/>
        </table:table-row>
        <table:table-row table:style-name="ro3">
          <table:table-cell office:value-type="string" calcext:value-type="string">
            <text:p>S4541</text:p>
          </table:table-cell>
          <table:table-cell office:value-type="string" calcext:value-type="string">
            <text:p>당고개 (07:14:00)</text:p>
          </table:table-cell>
          <table:table-cell office:value-type="string" calcext:value-type="string">
            <text:p>오이도 (09:09:00)</text:p>
          </table:table-cell>
          <table:table-cell office:value-type="string" calcext:value-type="string">
            <text:p>08:57:00</text:p>
          </table:table-cell>
          <table:table-cell office:value-type="string" calcext:value-type="string">
            <text:p>08:57: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F21:.Y21])" office:value-type="float" office:value="3.26315789473684" calcext:value-type="float">
            <text:p>3.26315789473684</text:p>
          </table:table-cell>
          <table:table-cell table:formula="of:=STDEV([.F21:.Y21])" office:value-type="float" office:value="2.35329804655221" calcext:value-type="float">
            <text:p>2.35329804655221</text:p>
          </table:table-cell>
          <table:table-cell/>
        </table:table-row>
        <table:table-row table:style-name="ro3">
          <table:table-cell office:value-type="string" calcext:value-type="string">
            <text:p>K4303</text:p>
          </table:table-cell>
          <table:table-cell office:value-type="string" calcext:value-type="string">
            <text:p>당고개 (07:20:00)</text:p>
          </table:table-cell>
          <table:table-cell office:value-type="string" calcext:value-type="string">
            <text:p>안산 (09:05:30)</text:p>
          </table:table-cell>
          <table:table-cell office:value-type="string" calcext:value-type="string">
            <text:p>09:03:00</text:p>
          </table:table-cell>
          <table:table-cell office:value-type="string" calcext:value-type="string">
            <text:p>09:03: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VERAGE([.F22:.Y22])" office:value-type="float" office:value="3.95" calcext:value-type="float">
            <text:p>3.95</text:p>
          </table:table-cell>
          <table:table-cell table:formula="of:=STDEV([.F22:.Y22])" office:value-type="float" office:value="2.81864095657912" calcext:value-type="float">
            <text:p>2.81864095657912</text:p>
          </table:table-cell>
          <table:table-cell/>
        </table:table-row>
        <table:table-row table:style-name="ro3">
          <table:table-cell office:value-type="string" calcext:value-type="string">
            <text:p>K4543</text:p>
          </table:table-cell>
          <table:table-cell office:value-type="string" calcext:value-type="string">
            <text:p>당고개 (07:26:00)</text:p>
          </table:table-cell>
          <table:table-cell office:value-type="string" calcext:value-type="string">
            <text:p>오이도 (09:21:00)</text:p>
          </table:table-cell>
          <table:table-cell office:value-type="string" calcext:value-type="string">
            <text:p>09:09:00</text:p>
          </table:table-cell>
          <table:table-cell office:value-type="string" calcext:value-type="string">
            <text:p>09:09: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F23:.Y23])" office:value-type="float" office:value="5.3" calcext:value-type="float">
            <text:p>5.3</text:p>
          </table:table-cell>
          <table:table-cell table:formula="of:=STDEV([.F23:.Y23])" office:value-type="float" office:value="2.40831891575846" calcext:value-type="float">
            <text:p>2.40831891575846</text:p>
          </table:table-cell>
          <table:table-cell/>
        </table:table-row>
        <table:table-row table:style-name="ro3">
          <table:table-cell office:value-type="string" calcext:value-type="string">
            <text:p>S4545</text:p>
          </table:table-cell>
          <table:table-cell office:value-type="string" calcext:value-type="string">
            <text:p>당고개 (07:32:00)</text:p>
          </table:table-cell>
          <table:table-cell office:value-type="string" calcext:value-type="string">
            <text:p>오이도 (09:27:00)</text:p>
          </table:table-cell>
          <table:table-cell office:value-type="string" calcext:value-type="string">
            <text:p>09:15:00</text:p>
          </table:table-cell>
          <table:table-cell office:value-type="string" calcext:value-type="string">
            <text:p>09:15: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AVERAGE([.F24:.Y24])" office:value-type="float" office:value="6.35" calcext:value-type="float">
            <text:p>6.35</text:p>
          </table:table-cell>
          <table:table-cell table:formula="of:=STDEV([.F24:.Y24])" office:value-type="float" office:value="3.0135658193191" calcext:value-type="float">
            <text:p>3.0135658193191</text:p>
          </table:table-cell>
          <table:table-cell/>
        </table:table-row>
        <table:table-row table:style-name="ro3">
          <table:table-cell office:value-type="string" calcext:value-type="string">
            <text:p>K4305</text:p>
          </table:table-cell>
          <table:table-cell office:value-type="string" calcext:value-type="string">
            <text:p>당고개 (07:38:00)</text:p>
          </table:table-cell>
          <table:table-cell office:value-type="string" calcext:value-type="string">
            <text:p>안산 (09:23:30)</text:p>
          </table:table-cell>
          <table:table-cell office:value-type="string" calcext:value-type="string">
            <text:p>09:21:00</text:p>
          </table:table-cell>
          <table:table-cell office:value-type="string" calcext:value-type="string">
            <text:p>09:21: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AVERAGE([.F25:.Y25])" office:value-type="float" office:value="5.95" calcext:value-type="float">
            <text:p>5.95</text:p>
          </table:table-cell>
          <table:table-cell table:formula="of:=STDEV([.F25:.Y25])" office:value-type="float" office:value="2.52305161930631" calcext:value-type="float">
            <text:p>2.52305161930631</text:p>
          </table:table-cell>
          <table:table-cell/>
        </table:table-row>
        <table:table-row table:style-name="ro3">
          <table:table-cell office:value-type="string" calcext:value-type="string">
            <text:p>K4547</text:p>
          </table:table-cell>
          <table:table-cell office:value-type="string" calcext:value-type="string">
            <text:p>당고개 (07:44:00)</text:p>
          </table:table-cell>
          <table:table-cell office:value-type="string" calcext:value-type="string">
            <text:p>오이도 (09:39:00)</text:p>
          </table:table-cell>
          <table:table-cell office:value-type="string" calcext:value-type="string">
            <text:p>09:27:00</text:p>
          </table:table-cell>
          <table:table-cell office:value-type="string" calcext:value-type="string">
            <text:p>09:27: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AVERAGE([.F26:.Y26])" office:value-type="float" office:value="5.05" calcext:value-type="float">
            <text:p>5.05</text:p>
          </table:table-cell>
          <table:table-cell table:formula="of:=STDEV([.F26:.Y26])" office:value-type="float" office:value="3.39465524177733" calcext:value-type="float">
            <text:p>3.39465524177733</text:p>
          </table:table-cell>
          <table:table-cell/>
        </table:table-row>
        <table:table-row table:style-name="ro3">
          <table:table-cell office:value-type="string" calcext:value-type="string">
            <text:p>K4549</text:p>
          </table:table-cell>
          <table:table-cell office:value-type="string" calcext:value-type="string">
            <text:p>당고개 (07:50:00)</text:p>
          </table:table-cell>
          <table:table-cell office:value-type="string" calcext:value-type="string">
            <text:p>오이도 (09:45:00)</text:p>
          </table:table-cell>
          <table:table-cell office:value-type="string" calcext:value-type="string">
            <text:p>09:33:00</text:p>
          </table:table-cell>
          <table:table-cell office:value-type="string" calcext:value-type="string">
            <text:p>09:33:3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AVERAGE([.F27:.Y27])" office:value-type="float" office:value="6.3" calcext:value-type="float">
            <text:p>6.3</text:p>
          </table:table-cell>
          <table:table-cell table:formula="of:=STDEV([.F27:.Y27])" office:value-type="float" office:value="3.32613257323529" calcext:value-type="float">
            <text:p>3.32613257323529</text:p>
          </table:table-cell>
          <table:table-cell/>
        </table:table-row>
        <table:table-row table:style-name="ro3">
          <table:table-cell office:value-type="string" calcext:value-type="string">
            <text:p>K4307</text:p>
          </table:table-cell>
          <table:table-cell office:value-type="string" calcext:value-type="string">
            <text:p>당고개 (07:57:00)</text:p>
          </table:table-cell>
          <table:table-cell office:value-type="string" calcext:value-type="string">
            <text:p>안산 (09:42:30)</text:p>
          </table:table-cell>
          <table:table-cell office:value-type="string" calcext:value-type="string">
            <text:p>09:40:00</text:p>
          </table:table-cell>
          <table:table-cell office:value-type="string" calcext:value-type="string">
            <text:p>09:40:3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AVERAGE([.F28:.Y28])" office:value-type="float" office:value="6.9" calcext:value-type="float">
            <text:p>6.9</text:p>
          </table:table-cell>
          <table:table-cell table:formula="of:=STDEV([.F28:.Y28])" office:value-type="float" office:value="3.5377661700124" calcext:value-type="float">
            <text:p>3.5377661700124</text:p>
          </table:table-cell>
          <table:table-cell/>
        </table:table-row>
        <table:table-row table:style-name="ro3">
          <table:table-cell office:value-type="string" calcext:value-type="string">
            <text:p>S4551</text:p>
          </table:table-cell>
          <table:table-cell office:value-type="string" calcext:value-type="string">
            <text:p>당고개 (08:04:00)</text:p>
          </table:table-cell>
          <table:table-cell office:value-type="string" calcext:value-type="string">
            <text:p>오이도 (09:59:00)</text:p>
          </table:table-cell>
          <table:table-cell office:value-type="string" calcext:value-type="string">
            <text:p>09:47:00</text:p>
          </table:table-cell>
          <table:table-cell office:value-type="string" calcext:value-type="string">
            <text:p>09:47: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AVERAGE([.F29:.Y29])" office:value-type="float" office:value="5.4" calcext:value-type="float">
            <text:p>5.4</text:p>
          </table:table-cell>
          <table:table-cell table:formula="of:=STDEV([.F29:.Y29])" office:value-type="float" office:value="3.37794705639231" calcext:value-type="float">
            <text:p>3.37794705639231</text:p>
          </table:table-cell>
          <table:table-cell/>
        </table:table-row>
        <table:table-row table:style-name="ro3">
          <table:table-cell office:value-type="string" calcext:value-type="string">
            <text:p>K4553</text:p>
          </table:table-cell>
          <table:table-cell office:value-type="string" calcext:value-type="string">
            <text:p>당고개 (08:14:00)</text:p>
          </table:table-cell>
          <table:table-cell office:value-type="string" calcext:value-type="string">
            <text:p>오이도 (10:08:30)</text:p>
          </table:table-cell>
          <table:table-cell office:value-type="string" calcext:value-type="string">
            <text:p>09:57:00</text:p>
          </table:table-cell>
          <table:table-cell office:value-type="string" calcext:value-type="string">
            <text:p>09:57: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AVERAGE([.F30:.Y30])" office:value-type="float" office:value="5.1" calcext:value-type="float">
            <text:p>5.1</text:p>
          </table:table-cell>
          <table:table-cell table:formula="of:=STDEV([.F30:.Y30])" office:value-type="float" office:value="2.38194966582552" calcext:value-type="float">
            <text:p>2.38194966582552</text:p>
          </table:table-cell>
          <table:table-cell/>
        </table:table-row>
        <table:table-row table:style-name="ro3">
          <table:table-cell office:value-type="string" calcext:value-type="string">
            <text:p>K4555</text:p>
          </table:table-cell>
          <table:table-cell office:value-type="string" calcext:value-type="string">
            <text:p>당고개 (08:20:30)</text:p>
          </table:table-cell>
          <table:table-cell office:value-type="string" calcext:value-type="string">
            <text:p>오이도 (10:15:00)</text:p>
          </table:table-cell>
          <table:table-cell office:value-type="string" calcext:value-type="string">
            <text:p>10:03:00</text:p>
          </table:table-cell>
          <table:table-cell office:value-type="string" calcext:value-type="string">
            <text:p>10:03: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AVERAGE([.F31:.Y31])" office:value-type="float" office:value="5.55" calcext:value-type="float">
            <text:p>5.55</text:p>
          </table:table-cell>
          <table:table-cell table:formula="of:=STDEV([.F31:.Y31])" office:value-type="float" office:value="2.58487503515517" calcext:value-type="float">
            <text:p>2.58487503515517</text:p>
          </table:table-cell>
          <table:table-cell/>
        </table:table-row>
        <table:table-row table:style-name="ro3">
          <table:table-cell office:value-type="string" calcext:value-type="string">
            <text:p>K4557</text:p>
          </table:table-cell>
          <table:table-cell office:value-type="string" calcext:value-type="string">
            <text:p>당고개 (08:26:30)</text:p>
          </table:table-cell>
          <table:table-cell office:value-type="string" calcext:value-type="string">
            <text:p>오이도 (10:21:00)</text:p>
          </table:table-cell>
          <table:table-cell office:value-type="string" calcext:value-type="string">
            <text:p>10:09:00</text:p>
          </table:table-cell>
          <table:table-cell office:value-type="string" calcext:value-type="string">
            <text:p>10:09:3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AVERAGE([.F32:.Y32])" office:value-type="float" office:value="4.45" calcext:value-type="float">
            <text:p>4.45</text:p>
          </table:table-cell>
          <table:table-cell table:formula="of:=STDEV([.F32:.Y32])" office:value-type="float" office:value="1.98613615900453" calcext:value-type="float">
            <text:p>1.98613615900453</text:p>
          </table:table-cell>
          <table:table-cell/>
        </table:table-row>
        <table:table-row table:style-name="ro3">
          <table:table-cell office:value-type="string" calcext:value-type="string">
            <text:p>K4311</text:p>
          </table:table-cell>
          <table:table-cell office:value-type="string" calcext:value-type="string">
            <text:p>당고개 (08:34:00)</text:p>
          </table:table-cell>
          <table:table-cell office:value-type="string" calcext:value-type="string">
            <text:p>안산 (10:19:30)</text:p>
          </table:table-cell>
          <table:table-cell office:value-type="string" calcext:value-type="string">
            <text:p>10:17:00</text:p>
          </table:table-cell>
          <table:table-cell office:value-type="string" calcext:value-type="string">
            <text:p>10:17: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VERAGE([.F33:.Y33])" office:value-type="float" office:value="4.85" calcext:value-type="float">
            <text:p>4.85</text:p>
          </table:table-cell>
          <table:table-cell table:formula="of:=STDEV([.F33:.Y33])" office:value-type="float" office:value="1.63111198750713" calcext:value-type="float">
            <text:p>1.63111198750713</text:p>
          </table:table-cell>
          <table:table-cell/>
        </table:table-row>
        <table:table-row table:style-name="ro3">
          <table:table-cell office:value-type="string" calcext:value-type="string">
            <text:p>K4559</text:p>
          </table:table-cell>
          <table:table-cell office:value-type="string" calcext:value-type="string">
            <text:p>당고개 (08:38:30)</text:p>
          </table:table-cell>
          <table:table-cell office:value-type="string" calcext:value-type="string">
            <text:p>오이도 (10:33:00)</text:p>
          </table:table-cell>
          <table:table-cell office:value-type="string" calcext:value-type="string">
            <text:p>10:21:00</text:p>
          </table:table-cell>
          <table:table-cell office:value-type="string" calcext:value-type="string">
            <text:p>10:21: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F34:.Y34])" office:value-type="float" office:value="4.55" calcext:value-type="float">
            <text:p>4.55</text:p>
          </table:table-cell>
          <table:table-cell table:formula="of:=STDEV([.F34:.Y34])" office:value-type="float" office:value="2.56443283972766" calcext:value-type="float">
            <text:p>2.56443283972766</text:p>
          </table:table-cell>
          <table:table-cell/>
        </table:table-row>
        <table:table-row table:style-name="ro3">
          <table:table-cell office:value-type="string" calcext:value-type="string">
            <text:p>K4561</text:p>
          </table:table-cell>
          <table:table-cell office:value-type="string" calcext:value-type="string">
            <text:p>당고개 (08:46:00)</text:p>
          </table:table-cell>
          <table:table-cell office:value-type="string" calcext:value-type="string">
            <text:p>오이도 (10:41:00)</text:p>
          </table:table-cell>
          <table:table-cell office:value-type="string" calcext:value-type="string">
            <text:p>10:29:00</text:p>
          </table:table-cell>
          <table:table-cell office:value-type="string" calcext:value-type="string">
            <text:p>10:29: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VERAGE([.F35:.Y35])" office:value-type="float" office:value="3.8" calcext:value-type="float">
            <text:p>3.8</text:p>
          </table:table-cell>
          <table:table-cell table:formula="of:=STDEV([.F35:.Y35])" office:value-type="float" office:value="1.88064938392651" calcext:value-type="float">
            <text:p>1.88064938392651</text:p>
          </table:table-cell>
          <table:table-cell/>
        </table:table-row>
        <table:table-row table:style-name="ro3">
          <table:table-cell office:value-type="string" calcext:value-type="string">
            <text:p>K4313</text:p>
          </table:table-cell>
          <table:table-cell office:value-type="string" calcext:value-type="string">
            <text:p>당고개 (08:54:00)</text:p>
          </table:table-cell>
          <table:table-cell office:value-type="string" calcext:value-type="string">
            <text:p>안산 (10:39:30)</text:p>
          </table:table-cell>
          <table:table-cell office:value-type="string" calcext:value-type="string">
            <text:p>10:37:00</text:p>
          </table:table-cell>
          <table:table-cell office:value-type="string" calcext:value-type="string">
            <text:p>10:37:3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AVERAGE([.F36:.Y36])" office:value-type="float" office:value="4.2" calcext:value-type="float">
            <text:p>4.2</text:p>
          </table:table-cell>
          <table:table-cell table:formula="of:=STDEV([.F36:.Y36])" office:value-type="float" office:value="2.6675437154214" calcext:value-type="float">
            <text:p>2.6675437154214</text:p>
          </table:table-cell>
          <table:table-cell/>
        </table:table-row>
        <table:table-row table:style-name="ro3">
          <table:table-cell office:value-type="string" calcext:value-type="string">
            <text:p>K4563</text:p>
          </table:table-cell>
          <table:table-cell office:value-type="string" calcext:value-type="string">
            <text:p>당고개 (08:58:00)</text:p>
          </table:table-cell>
          <table:table-cell office:value-type="string" calcext:value-type="string">
            <text:p>오이도 (10:52:00)</text:p>
          </table:table-cell>
          <table:table-cell office:value-type="string" calcext:value-type="string">
            <text:p>10:40:30</text:p>
          </table:table-cell>
          <table:table-cell office:value-type="string" calcext:value-type="string">
            <text:p>10:41: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F37:.Y37])" office:value-type="float" office:value="5.15" calcext:value-type="float">
            <text:p>5.15</text:p>
          </table:table-cell>
          <table:table-cell table:formula="of:=STDEV([.F37:.Y37])" office:value-type="float" office:value="3.31305233726751" calcext:value-type="float">
            <text:p>3.31305233726751</text:p>
          </table:table-cell>
          <table:table-cell/>
        </table:table-row>
        <table:table-row table:style-name="ro3">
          <table:table-cell office:value-type="string" calcext:value-type="string">
            <text:p>K4565</text:p>
          </table:table-cell>
          <table:table-cell office:value-type="string" calcext:value-type="string">
            <text:p>당고개 (09:07:00)</text:p>
          </table:table-cell>
          <table:table-cell office:value-type="string" calcext:value-type="string">
            <text:p>오이도 (11:02:00)</text:p>
          </table:table-cell>
          <table:table-cell office:value-type="string" calcext:value-type="string">
            <text:p>10:50:00</text:p>
          </table:table-cell>
          <table:table-cell office:value-type="string" calcext:value-type="string">
            <text:p>10:50:3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AVERAGE([.F38:.Y38])" office:value-type="float" office:value="3.05" calcext:value-type="float">
            <text:p>3.05</text:p>
          </table:table-cell>
          <table:table-cell table:formula="of:=STDEV([.F38:.Y38])" office:value-type="float" office:value="2.06410424053377" calcext:value-type="float">
            <text:p>2.06410424053377</text:p>
          </table:table-cell>
          <table:table-cell/>
        </table:table-row>
        <table:table-row table:style-name="ro3">
          <table:table-cell office:value-type="string" calcext:value-type="string">
            <text:p>K4315</text:p>
          </table:table-cell>
          <table:table-cell office:value-type="string" calcext:value-type="string">
            <text:p>당고개 (09:16:00)</text:p>
          </table:table-cell>
          <table:table-cell office:value-type="string" calcext:value-type="string">
            <text:p>안산 (11:01:30)</text:p>
          </table:table-cell>
          <table:table-cell office:value-type="string" calcext:value-type="string">
            <text:p>10:59:00</text:p>
          </table:table-cell>
          <table:table-cell office:value-type="string" calcext:value-type="string">
            <text:p>10:59:3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VERAGE([.F39:.Y39])" office:value-type="float" office:value="4.75" calcext:value-type="float">
            <text:p>4.75</text:p>
          </table:table-cell>
          <table:table-cell table:formula="of:=STDEV([.F39:.Y39])" office:value-type="float" office:value="3.46220191572692" calcext:value-type="float">
            <text:p>3.46220191572692</text:p>
          </table:table-cell>
          <table:table-cell/>
        </table:table-row>
        <table:table-row table:style-name="ro3">
          <table:table-cell office:value-type="string" calcext:value-type="string">
            <text:p>K4567</text:p>
          </table:table-cell>
          <table:table-cell office:value-type="string" calcext:value-type="string">
            <text:p>당고개 (09:20:00)</text:p>
          </table:table-cell>
          <table:table-cell office:value-type="string" calcext:value-type="string">
            <text:p>오이도 (11:15:00)</text:p>
          </table:table-cell>
          <table:table-cell office:value-type="string" calcext:value-type="string">
            <text:p>11:03:00</text:p>
          </table:table-cell>
          <table:table-cell office:value-type="string" calcext:value-type="string">
            <text:p>11:03:3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VERAGE([.F40:.Y40])" office:value-type="float" office:value="4.55" calcext:value-type="float">
            <text:p>4.55</text:p>
          </table:table-cell>
          <table:table-cell table:formula="of:=STDEV([.F40:.Y40])" office:value-type="float" office:value="3.06894461543893" calcext:value-type="float">
            <text:p>3.06894461543893</text:p>
          </table:table-cell>
          <table:table-cell/>
        </table:table-row>
        <table:table-row table:style-name="ro3">
          <table:table-cell office:value-type="string" calcext:value-type="string">
            <text:p>K4317</text:p>
          </table:table-cell>
          <table:table-cell office:value-type="string" calcext:value-type="string">
            <text:p>당고개 (09:28:00)</text:p>
          </table:table-cell>
          <table:table-cell office:value-type="string" calcext:value-type="string">
            <text:p>안산 (11:13:30)</text:p>
          </table:table-cell>
          <table:table-cell office:value-type="string" calcext:value-type="string">
            <text:p>11:11:00</text:p>
          </table:table-cell>
          <table:table-cell office:value-type="string" calcext:value-type="string">
            <text:p>11:11: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VERAGE([.F41:.Y41])" office:value-type="float" office:value="7.7" calcext:value-type="float">
            <text:p>7.7</text:p>
          </table:table-cell>
          <table:table-cell table:formula="of:=STDEV([.F41:.Y41])" office:value-type="float" office:value="3.31027109718254" calcext:value-type="float">
            <text:p>3.31027109718254</text:p>
          </table:table-cell>
          <table:table-cell/>
        </table:table-row>
        <table:table-row table:style-name="ro3">
          <table:table-cell office:value-type="string" calcext:value-type="string">
            <text:p>S4569</text:p>
          </table:table-cell>
          <table:table-cell office:value-type="string" calcext:value-type="string">
            <text:p>당고개 (09:32:00)</text:p>
          </table:table-cell>
          <table:table-cell office:value-type="string" calcext:value-type="string">
            <text:p>오이도 (11:27:00)</text:p>
          </table:table-cell>
          <table:table-cell office:value-type="string" calcext:value-type="string">
            <text:p>11:15:00</text:p>
          </table:table-cell>
          <table:table-cell office:value-type="string" calcext:value-type="string">
            <text:p>11:15:3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F42:.Y42])" office:value-type="float" office:value="7.3" calcext:value-type="float">
            <text:p>7.3</text:p>
          </table:table-cell>
          <table:table-cell table:formula="of:=STDEV([.F42:.Y42])" office:value-type="float" office:value="4.34196172011539" calcext:value-type="float">
            <text:p>4.34196172011539</text:p>
          </table:table-cell>
          <table:table-cell/>
        </table:table-row>
        <table:table-row table:style-name="ro3">
          <table:table-cell office:value-type="string" calcext:value-type="string">
            <text:p>K4571</text:p>
          </table:table-cell>
          <table:table-cell office:value-type="string" calcext:value-type="string">
            <text:p>당고개 (09:42:00)</text:p>
          </table:table-cell>
          <table:table-cell office:value-type="string" calcext:value-type="string">
            <text:p>오이도 (11:37:00)</text:p>
          </table:table-cell>
          <table:table-cell office:value-type="string" calcext:value-type="string">
            <text:p>11:25:00</text:p>
          </table:table-cell>
          <table:table-cell office:value-type="string" calcext:value-type="string">
            <text:p>11:25: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AVERAGE([.F43:.Y43])" office:value-type="float" office:value="5.3" calcext:value-type="float">
            <text:p>5.3</text:p>
          </table:table-cell>
          <table:table-cell table:formula="of:=STDEV([.F43:.Y43])" office:value-type="float" office:value="3.79889180516745" calcext:value-type="float">
            <text:p>3.79889180516745</text:p>
          </table:table-cell>
          <table:table-cell/>
        </table:table-row>
        <table:table-row table:style-name="ro3">
          <table:table-cell office:value-type="string" calcext:value-type="string">
            <text:p>K4573</text:p>
          </table:table-cell>
          <table:table-cell office:value-type="string" calcext:value-type="string">
            <text:p>당고개 (09:52:00)</text:p>
          </table:table-cell>
          <table:table-cell office:value-type="string" calcext:value-type="string">
            <text:p>오이도 (11:47:00)</text:p>
          </table:table-cell>
          <table:table-cell office:value-type="string" calcext:value-type="string">
            <text:p>11:35:00</text:p>
          </table:table-cell>
          <table:table-cell office:value-type="string" calcext:value-type="string">
            <text:p>11:35:3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VERAGE([.F44:.Y44])" office:value-type="float" office:value="4.1" calcext:value-type="float">
            <text:p>4.1</text:p>
          </table:table-cell>
          <table:table-cell table:formula="of:=STDEV([.F44:.Y44])" office:value-type="float" office:value="2.86356421265527" calcext:value-type="float">
            <text:p>2.86356421265527</text:p>
          </table:table-cell>
          <table:table-cell/>
        </table:table-row>
        <table:table-row table:style-name="ro3">
          <table:table-cell office:value-type="string" calcext:value-type="string">
            <text:p>K4575</text:p>
          </table:table-cell>
          <table:table-cell office:value-type="string" calcext:value-type="string">
            <text:p>당고개 (10:02:00)</text:p>
          </table:table-cell>
          <table:table-cell office:value-type="string" calcext:value-type="string">
            <text:p>오이도 (11:57:00)</text:p>
          </table:table-cell>
          <table:table-cell office:value-type="string" calcext:value-type="string">
            <text:p>11:45:00</text:p>
          </table:table-cell>
          <table:table-cell office:value-type="string" calcext:value-type="string">
            <text:p>11:45: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AVERAGE([.F45:.Y45])" office:value-type="float" office:value="3.6" calcext:value-type="float">
            <text:p>3.6</text:p>
          </table:table-cell>
          <table:table-cell table:formula="of:=STDEV([.F45:.Y45])" office:value-type="float" office:value="2.68328157299975" calcext:value-type="float">
            <text:p>2.68328157299975</text:p>
          </table:table-cell>
          <table:table-cell/>
        </table:table-row>
        <table:table-row table:style-name="ro3">
          <table:table-cell office:value-type="string" calcext:value-type="string">
            <text:p>S4577</text:p>
          </table:table-cell>
          <table:table-cell office:value-type="string" calcext:value-type="string">
            <text:p>당고개 (10:13:30)</text:p>
          </table:table-cell>
          <table:table-cell office:value-type="string" calcext:value-type="string">
            <text:p>오이도 (12:08:00)</text:p>
          </table:table-cell>
          <table:table-cell office:value-type="string" calcext:value-type="string">
            <text:p>11:56:00</text:p>
          </table:table-cell>
          <table:table-cell office:value-type="string" calcext:value-type="string">
            <text:p>11:56: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AVERAGE([.F46:.Y46])" office:value-type="float" office:value="5.55" calcext:value-type="float">
            <text:p>5.55</text:p>
          </table:table-cell>
          <table:table-cell table:formula="of:=STDEV([.F46:.Y46])" office:value-type="float" office:value="4.37065573786673" calcext:value-type="float">
            <text:p>4.37065573786673</text:p>
          </table:table-cell>
          <table:table-cell/>
        </table:table-row>
        <table:table-row table:style-name="ro3">
          <table:table-cell office:value-type="string" calcext:value-type="string">
            <text:p>S4579</text:p>
          </table:table-cell>
          <table:table-cell office:value-type="string" calcext:value-type="string">
            <text:p>당고개 (10:24:00)</text:p>
          </table:table-cell>
          <table:table-cell office:value-type="string" calcext:value-type="string">
            <text:p>오이도 (12:19:00)</text:p>
          </table:table-cell>
          <table:table-cell office:value-type="string" calcext:value-type="string">
            <text:p>12:07:00</text:p>
          </table:table-cell>
          <table:table-cell office:value-type="string" calcext:value-type="string">
            <text:p>12:07: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F47:.Y47])" office:value-type="float" office:value="3.35" calcext:value-type="float">
            <text:p>3.35</text:p>
          </table:table-cell>
          <table:table-cell table:formula="of:=STDEV([.F47:.Y47])" office:value-type="float" office:value="2.41214034679402" calcext:value-type="float">
            <text:p>2.41214034679402</text:p>
          </table:table-cell>
          <table:table-cell/>
        </table:table-row>
        <table:table-row table:style-name="ro3">
          <table:table-cell office:value-type="string" calcext:value-type="string">
            <text:p>K4581</text:p>
          </table:table-cell>
          <table:table-cell office:value-type="string" calcext:value-type="string">
            <text:p>당고개 (10:35:00)</text:p>
          </table:table-cell>
          <table:table-cell office:value-type="string" calcext:value-type="string">
            <text:p>오이도 (12:30:00)</text:p>
          </table:table-cell>
          <table:table-cell office:value-type="string" calcext:value-type="string">
            <text:p>12:18:00</text:p>
          </table:table-cell>
          <table:table-cell office:value-type="string" calcext:value-type="string">
            <text:p>12:18: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F48:.Y48])" office:value-type="float" office:value="1.7" calcext:value-type="float">
            <text:p>1.7</text:p>
          </table:table-cell>
          <table:table-cell table:formula="of:=STDEV([.F48:.Y48])" office:value-type="float" office:value="2.12998640964283" calcext:value-type="float">
            <text:p>2.12998640964283</text:p>
          </table:table-cell>
          <table:table-cell/>
        </table:table-row>
        <table:table-row table:style-name="ro3">
          <table:table-cell office:value-type="string" calcext:value-type="string">
            <text:p>S4583</text:p>
          </table:table-cell>
          <table:table-cell office:value-type="string" calcext:value-type="string">
            <text:p>당고개 (10:46:00)</text:p>
          </table:table-cell>
          <table:table-cell office:value-type="string" calcext:value-type="string">
            <text:p>오이도 (12:41:00)</text:p>
          </table:table-cell>
          <table:table-cell office:value-type="string" calcext:value-type="string">
            <text:p>12:29:00</text:p>
          </table:table-cell>
          <table:table-cell office:value-type="string" calcext:value-type="string">
            <text:p>12:29: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formula="of:=AVERAGE([.F49:.Y49])" office:value-type="float" office:value="1.45" calcext:value-type="float">
            <text:p>1.45</text:p>
          </table:table-cell>
          <table:table-cell table:formula="of:=STDEV([.F49:.Y49])" office:value-type="float" office:value="2.13923252347043" calcext:value-type="float">
            <text:p>2.13923252347043</text:p>
          </table:table-cell>
          <table:table-cell/>
        </table:table-row>
        <table:table-row table:style-name="ro3">
          <table:table-cell office:value-type="string" calcext:value-type="string">
            <text:p>K4585</text:p>
          </table:table-cell>
          <table:table-cell office:value-type="string" calcext:value-type="string">
            <text:p>당고개 (10:57:00)</text:p>
          </table:table-cell>
          <table:table-cell office:value-type="string" calcext:value-type="string">
            <text:p>오이도 (12:52:00)</text:p>
          </table:table-cell>
          <table:table-cell office:value-type="string" calcext:value-type="string">
            <text:p>12:40:00</text:p>
          </table:table-cell>
          <table:table-cell office:value-type="string" calcext:value-type="string">
            <text:p>12:40: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AVERAGE([.F50:.Y50])" office:value-type="float" office:value="1.1" calcext:value-type="float">
            <text:p>1.1</text:p>
          </table:table-cell>
          <table:table-cell table:formula="of:=STDEV([.F50:.Y50])" office:value-type="float" office:value="1.65115589496379" calcext:value-type="float">
            <text:p>1.65115589496379</text:p>
          </table:table-cell>
          <table:table-cell/>
        </table:table-row>
        <table:table-row table:style-name="ro3">
          <table:table-cell office:value-type="string" calcext:value-type="string">
            <text:p>S4587</text:p>
          </table:table-cell>
          <table:table-cell office:value-type="string" calcext:value-type="string">
            <text:p>당고개 (11:08:00)</text:p>
          </table:table-cell>
          <table:table-cell office:value-type="string" calcext:value-type="string">
            <text:p>오이도 (13:03:00)</text:p>
          </table:table-cell>
          <table:table-cell office:value-type="string" calcext:value-type="string">
            <text:p>12:51:00</text:p>
          </table:table-cell>
          <table:table-cell office:value-type="string" calcext:value-type="string">
            <text:p>12:51: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VERAGE([.F51:.Y51])" office:value-type="float" office:value="7.2" calcext:value-type="float">
            <text:p>7.2</text:p>
          </table:table-cell>
          <table:table-cell table:formula="of:=STDEV([.F51:.Y51])" office:value-type="float" office:value="24.5176628061013" calcext:value-type="float">
            <text:p>24.5176628061013</text:p>
          </table:table-cell>
          <table:table-cell/>
        </table:table-row>
        <table:table-row table:style-name="ro3">
          <table:table-cell office:value-type="string" calcext:value-type="string">
            <text:p>S4589</text:p>
          </table:table-cell>
          <table:table-cell office:value-type="string" calcext:value-type="string">
            <text:p>당고개 (11:15:00)</text:p>
          </table:table-cell>
          <table:table-cell office:value-type="string" calcext:value-type="string">
            <text:p>오이도 (13:10:00)</text:p>
          </table:table-cell>
          <table:table-cell office:value-type="string" calcext:value-type="string">
            <text:p>12:58:00</text:p>
          </table:table-cell>
          <table:table-cell office:value-type="string" calcext:value-type="string">
            <text:p>12:58: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AVERAGE([.F52:.Y52])" office:value-type="float" office:value="1.2" calcext:value-type="float">
            <text:p>1.2</text:p>
          </table:table-cell>
          <table:table-cell table:formula="of:=STDEV([.F52:.Y52])" office:value-type="float" office:value="2.70671679151582" calcext:value-type="float">
            <text:p>2.70671679151582</text:p>
          </table:table-cell>
          <table:table-cell/>
        </table:table-row>
        <table:table-row table:style-name="ro3">
          <table:table-cell office:value-type="string" calcext:value-type="string">
            <text:p>S4591</text:p>
          </table:table-cell>
          <table:table-cell office:value-type="string" calcext:value-type="string">
            <text:p>당고개 (11:27:00)</text:p>
          </table:table-cell>
          <table:table-cell office:value-type="string" calcext:value-type="string">
            <text:p>오이도 (13:22:00)</text:p>
          </table:table-cell>
          <table:table-cell office:value-type="string" calcext:value-type="string">
            <text:p>13:10:00</text:p>
          </table:table-cell>
          <table:table-cell office:value-type="string" calcext:value-type="string">
            <text:p>13:10: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VERAGE([.F53:.Y53])" office:value-type="float" office:value="1.31578947368421" calcext:value-type="float">
            <text:p>1.31578947368421</text:p>
          </table:table-cell>
          <table:table-cell table:formula="of:=STDEV([.F53:.Y53])" office:value-type="float" office:value="1.66842013024123" calcext:value-type="float">
            <text:p>1.66842013024123</text:p>
          </table:table-cell>
          <table:table-cell/>
        </table:table-row>
        <table:table-row table:style-name="ro3">
          <table:table-cell office:value-type="string" calcext:value-type="string">
            <text:p>K4593</text:p>
          </table:table-cell>
          <table:table-cell office:value-type="string" calcext:value-type="string">
            <text:p>당고개 (11:39:00)</text:p>
          </table:table-cell>
          <table:table-cell office:value-type="string" calcext:value-type="string">
            <text:p>오이도 (13:34:00)</text:p>
          </table:table-cell>
          <table:table-cell office:value-type="string" calcext:value-type="string">
            <text:p>13:22:00</text:p>
          </table:table-cell>
          <table:table-cell office:value-type="string" calcext:value-type="string">
            <text:p>13:22: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F54:.Y54])" office:value-type="float" office:value="1.05" calcext:value-type="float">
            <text:p>1.05</text:p>
          </table:table-cell>
          <table:table-cell table:formula="of:=STDEV([.F54:.Y54])" office:value-type="float" office:value="0.6048053188293" calcext:value-type="float">
            <text:p>0.6048053188293</text:p>
          </table:table-cell>
          <table:table-cell/>
        </table:table-row>
        <table:table-row table:style-name="ro3">
          <table:table-cell office:value-type="string" calcext:value-type="string">
            <text:p>S4319</text:p>
          </table:table-cell>
          <table:table-cell office:value-type="string" calcext:value-type="string">
            <text:p>당고개 (11:51:00)</text:p>
          </table:table-cell>
          <table:table-cell office:value-type="string" calcext:value-type="string">
            <text:p>안산 (13:36:30)</text:p>
          </table:table-cell>
          <table:table-cell office:value-type="string" calcext:value-type="string">
            <text:p>13:34:00</text:p>
          </table:table-cell>
          <table:table-cell office:value-type="string" calcext:value-type="string">
            <text:p>13:34: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F55:.Y55])" office:value-type="float" office:value="3.3" calcext:value-type="float">
            <text:p>3.3</text:p>
          </table:table-cell>
          <table:table-cell table:formula="of:=STDEV([.F55:.Y55])" office:value-type="float" office:value="2.53605578553951" calcext:value-type="float">
            <text:p>2.53605578553951</text:p>
          </table:table-cell>
          <table:table-cell/>
        </table:table-row>
        <table:table-row table:style-name="ro3">
          <table:table-cell office:value-type="string" calcext:value-type="string">
            <text:p>K4595</text:p>
          </table:table-cell>
          <table:table-cell office:value-type="string" calcext:value-type="string">
            <text:p>당고개 (11:58:00)</text:p>
          </table:table-cell>
          <table:table-cell office:value-type="string" calcext:value-type="string">
            <text:p>오이도 (13:53:00)</text:p>
          </table:table-cell>
          <table:table-cell office:value-type="string" calcext:value-type="string">
            <text:p>13:41:00</text:p>
          </table:table-cell>
          <table:table-cell office:value-type="string" calcext:value-type="string">
            <text:p>13:41: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VERAGE([.F56:.Y56])" office:value-type="float" office:value="1.85" calcext:value-type="float">
            <text:p>1.85</text:p>
          </table:table-cell>
          <table:table-cell table:formula="of:=STDEV([.F56:.Y56])" office:value-type="float" office:value="2.41214034679402" calcext:value-type="float">
            <text:p>2.41214034679402</text:p>
          </table:table-cell>
          <table:table-cell/>
        </table:table-row>
        <table:table-row table:style-name="ro3">
          <table:table-cell office:value-type="string" calcext:value-type="string">
            <text:p>S4597</text:p>
          </table:table-cell>
          <table:table-cell office:value-type="string" calcext:value-type="string">
            <text:p>당고개 (12:09:00)</text:p>
          </table:table-cell>
          <table:table-cell office:value-type="string" calcext:value-type="string">
            <text:p>오이도 (14:04:00)</text:p>
          </table:table-cell>
          <table:table-cell office:value-type="string" calcext:value-type="string">
            <text:p>13:52:00</text:p>
          </table:table-cell>
          <table:table-cell office:value-type="string" calcext:value-type="string">
            <text:p>13:52: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AVERAGE([.F57:.Y57])" office:value-type="float" office:value="2.3" calcext:value-type="float">
            <text:p>2.3</text:p>
          </table:table-cell>
          <table:table-cell table:formula="of:=STDEV([.F57:.Y57])" office:value-type="float" office:value="2.12998640964283" calcext:value-type="float">
            <text:p>2.12998640964283</text:p>
          </table:table-cell>
          <table:table-cell/>
        </table:table-row>
        <table:table-row table:style-name="ro3">
          <table:table-cell office:value-type="string" calcext:value-type="string">
            <text:p>K4599</text:p>
          </table:table-cell>
          <table:table-cell office:value-type="string" calcext:value-type="string">
            <text:p>당고개 (12:20:00)</text:p>
          </table:table-cell>
          <table:table-cell office:value-type="string" calcext:value-type="string">
            <text:p>오이도 (14:15:00)</text:p>
          </table:table-cell>
          <table:table-cell office:value-type="string" calcext:value-type="string">
            <text:p>14:03:00</text:p>
          </table:table-cell>
          <table:table-cell office:value-type="string" calcext:value-type="string">
            <text:p>14:03: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F58:.Y58])" office:value-type="float" office:value="1.95" calcext:value-type="float">
            <text:p>1.95</text:p>
          </table:table-cell>
          <table:table-cell table:formula="of:=STDEV([.F58:.Y58])" office:value-type="float" office:value="2.56443283972766" calcext:value-type="float">
            <text:p>2.56443283972766</text:p>
          </table:table-cell>
          <table:table-cell/>
        </table:table-row>
        <table:table-row table:style-name="ro3">
          <table:table-cell office:value-type="string" calcext:value-type="string">
            <text:p>K4601</text:p>
          </table:table-cell>
          <table:table-cell office:value-type="string" calcext:value-type="string">
            <text:p>당고개 (12:31:00)</text:p>
          </table:table-cell>
          <table:table-cell office:value-type="string" calcext:value-type="string">
            <text:p>오이도 (14:26:00)</text:p>
          </table:table-cell>
          <table:table-cell office:value-type="string" calcext:value-type="string">
            <text:p>14:14:00</text:p>
          </table:table-cell>
          <table:table-cell office:value-type="string" calcext:value-type="string">
            <text:p>14:14: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F59:.Y59])" office:value-type="float" office:value="1.2" calcext:value-type="float">
            <text:p>1.2</text:p>
          </table:table-cell>
          <table:table-cell table:formula="of:=STDEV([.F59:.Y59])" office:value-type="float" office:value="2.04167114213616" calcext:value-type="float">
            <text:p>2.04167114213616</text:p>
          </table:table-cell>
          <table:table-cell/>
        </table:table-row>
        <table:table-row table:style-name="ro3">
          <table:table-cell office:value-type="string" calcext:value-type="string">
            <text:p>K4603</text:p>
          </table:table-cell>
          <table:table-cell office:value-type="string" calcext:value-type="string">
            <text:p>당고개 (12:42:00)</text:p>
          </table:table-cell>
          <table:table-cell office:value-type="string" calcext:value-type="string">
            <text:p>오이도 (14:36:00)</text:p>
          </table:table-cell>
          <table:table-cell office:value-type="string" calcext:value-type="string">
            <text:p>14:24:30</text:p>
          </table:table-cell>
          <table:table-cell office:value-type="string" calcext:value-type="string">
            <text:p>14:25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VERAGE([.F60:.Y60])" office:value-type="float" office:value="1.45" calcext:value-type="float">
            <text:p>1.45</text:p>
          </table:table-cell>
          <table:table-cell table:formula="of:=STDEV([.F60:.Y60])" office:value-type="float" office:value="2.01246117974981" calcext:value-type="float">
            <text:p>2.01246117974981</text:p>
          </table:table-cell>
          <table:table-cell/>
        </table:table-row>
        <table:table-row table:style-name="ro3">
          <table:table-cell office:value-type="string" calcext:value-type="string">
            <text:p>K4605</text:p>
          </table:table-cell>
          <table:table-cell office:value-type="string" calcext:value-type="string">
            <text:p>당고개 (12:53:00)</text:p>
          </table:table-cell>
          <table:table-cell office:value-type="string" calcext:value-type="string">
            <text:p>오이도 (14:48:00)</text:p>
          </table:table-cell>
          <table:table-cell office:value-type="string" calcext:value-type="string">
            <text:p>14:36:00</text:p>
          </table:table-cell>
          <table:table-cell office:value-type="string" calcext:value-type="string">
            <text:p>14:36: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F61:.Y61])" office:value-type="float" office:value="1.65" calcext:value-type="float">
            <text:p>1.65</text:p>
          </table:table-cell>
          <table:table-cell table:formula="of:=STDEV([.F61:.Y61])" office:value-type="float" office:value="2.23076574060874" calcext:value-type="float">
            <text:p>2.23076574060874</text:p>
          </table:table-cell>
          <table:table-cell/>
        </table:table-row>
        <table:table-row table:style-name="ro3">
          <table:table-cell office:value-type="string" calcext:value-type="string">
            <text:p>K4607</text:p>
          </table:table-cell>
          <table:table-cell office:value-type="string" calcext:value-type="string">
            <text:p>당고개 (13:04:00)</text:p>
          </table:table-cell>
          <table:table-cell office:value-type="string" calcext:value-type="string">
            <text:p>오이도 (14:59:00)</text:p>
          </table:table-cell>
          <table:table-cell office:value-type="string" calcext:value-type="string">
            <text:p>14:47:00</text:p>
          </table:table-cell>
          <table:table-cell office:value-type="string" calcext:value-type="string">
            <text:p>14:47: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VERAGE([.F62:.Y62])" office:value-type="float" office:value="1.95" calcext:value-type="float">
            <text:p>1.95</text:p>
          </table:table-cell>
          <table:table-cell table:formula="of:=STDEV([.F62:.Y62])" office:value-type="float" office:value="2.66507628013672" calcext:value-type="float">
            <text:p>2.66507628013672</text:p>
          </table:table-cell>
          <table:table-cell/>
        </table:table-row>
        <table:table-row table:style-name="ro3">
          <table:table-cell office:value-type="string" calcext:value-type="string">
            <text:p>K4609</text:p>
          </table:table-cell>
          <table:table-cell office:value-type="string" calcext:value-type="string">
            <text:p>당고개 (13:15:00)</text:p>
          </table:table-cell>
          <table:table-cell office:value-type="string" calcext:value-type="string">
            <text:p>오이도 (15:10:00)</text:p>
          </table:table-cell>
          <table:table-cell office:value-type="string" calcext:value-type="string">
            <text:p>14:58:00</text:p>
          </table:table-cell>
          <table:table-cell office:value-type="string" calcext:value-type="string">
            <text:p>14:58: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AVERAGE([.F63:.Y63])" office:value-type="float" office:value="1.6" calcext:value-type="float">
            <text:p>1.6</text:p>
          </table:table-cell>
          <table:table-cell table:formula="of:=STDEV([.F63:.Y63])" office:value-type="float" office:value="2.01049875980014" calcext:value-type="float">
            <text:p>2.01049875980014</text:p>
          </table:table-cell>
          <table:table-cell/>
        </table:table-row>
        <table:table-row table:style-name="ro3">
          <table:table-cell office:value-type="string" calcext:value-type="string">
            <text:p>K4611</text:p>
          </table:table-cell>
          <table:table-cell office:value-type="string" calcext:value-type="string">
            <text:p>당고개 (13:22:00)</text:p>
          </table:table-cell>
          <table:table-cell office:value-type="string" calcext:value-type="string">
            <text:p>오이도 (15:17:00)</text:p>
          </table:table-cell>
          <table:table-cell office:value-type="string" calcext:value-type="string">
            <text:p>15:05:00</text:p>
          </table:table-cell>
          <table:table-cell office:value-type="string" calcext:value-type="string">
            <text:p>15:05: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F64:.Y64])" office:value-type="float" office:value="1.3" calcext:value-type="float">
            <text:p>1.3</text:p>
          </table:table-cell>
          <table:table-cell table:formula="of:=STDEV([.F64:.Y64])" office:value-type="float" office:value="1.8093325317714" calcext:value-type="float">
            <text:p>1.8093325317714</text:p>
          </table:table-cell>
          <table:table-cell/>
        </table:table-row>
        <table:table-row table:style-name="ro3">
          <table:table-cell office:value-type="string" calcext:value-type="string">
            <text:p>K4613</text:p>
          </table:table-cell>
          <table:table-cell office:value-type="string" calcext:value-type="string">
            <text:p>당고개 (13:33:00)</text:p>
          </table:table-cell>
          <table:table-cell office:value-type="string" calcext:value-type="string">
            <text:p>오이도 (15:28:00)</text:p>
          </table:table-cell>
          <table:table-cell office:value-type="string" calcext:value-type="string">
            <text:p>15:16:00</text:p>
          </table:table-cell>
          <table:table-cell office:value-type="string" calcext:value-type="string">
            <text:p>15:16: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F65:.Y65])" office:value-type="float" office:value="1.4" calcext:value-type="float">
            <text:p>1.4</text:p>
          </table:table-cell>
          <table:table-cell table:formula="of:=STDEV([.F65:.Y65])" office:value-type="float" office:value="1.93036674999174" calcext:value-type="float">
            <text:p>1.93036674999174</text:p>
          </table:table-cell>
          <table:table-cell/>
        </table:table-row>
        <table:table-row table:style-name="ro3">
          <table:table-cell office:value-type="string" calcext:value-type="string">
            <text:p>S4615</text:p>
          </table:table-cell>
          <table:table-cell office:value-type="string" calcext:value-type="string">
            <text:p>당고개 (13:44:00)</text:p>
          </table:table-cell>
          <table:table-cell office:value-type="string" calcext:value-type="string">
            <text:p>오이도 (15:39:00)</text:p>
          </table:table-cell>
          <table:table-cell office:value-type="string" calcext:value-type="string">
            <text:p>15:27:00</text:p>
          </table:table-cell>
          <table:table-cell office:value-type="string" calcext:value-type="string">
            <text:p>15:27: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VERAGE([.F66:.Y66])" office:value-type="float" office:value="1.6" calcext:value-type="float">
            <text:p>1.6</text:p>
          </table:table-cell>
          <table:table-cell table:formula="of:=STDEV([.F66:.Y66])" office:value-type="float" office:value="2.03650888067119" calcext:value-type="float">
            <text:p>2.03650888067119</text:p>
          </table:table-cell>
          <table:table-cell/>
        </table:table-row>
        <table:table-row table:style-name="ro3">
          <table:table-cell office:value-type="string" calcext:value-type="string">
            <text:p>K4617</text:p>
          </table:table-cell>
          <table:table-cell office:value-type="string" calcext:value-type="string">
            <text:p>당고개 (13:50:00)</text:p>
          </table:table-cell>
          <table:table-cell office:value-type="string" calcext:value-type="string">
            <text:p>오이도 (15:45:00)</text:p>
          </table:table-cell>
          <table:table-cell office:value-type="string" calcext:value-type="string">
            <text:p>15:33:00</text:p>
          </table:table-cell>
          <table:table-cell office:value-type="string" calcext:value-type="string">
            <text:p>15:33: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F67:.Y67])" office:value-type="float" office:value="1.55" calcext:value-type="float">
            <text:p>1.55</text:p>
          </table:table-cell>
          <table:table-cell table:formula="of:=STDEV([.F67:.Y67])" office:value-type="float" office:value="1.8771478925557" calcext:value-type="float">
            <text:p>1.8771478925557</text:p>
          </table:table-cell>
          <table:table-cell/>
        </table:table-row>
        <table:table-row table:style-name="ro3">
          <table:table-cell office:value-type="string" calcext:value-type="string">
            <text:p>K4619</text:p>
          </table:table-cell>
          <table:table-cell office:value-type="string" calcext:value-type="string">
            <text:p>당고개 (14:01:00)</text:p>
          </table:table-cell>
          <table:table-cell office:value-type="string" calcext:value-type="string">
            <text:p>오이도 (15:56:00)</text:p>
          </table:table-cell>
          <table:table-cell office:value-type="string" calcext:value-type="string">
            <text:p>15:44:00</text:p>
          </table:table-cell>
          <table:table-cell office:value-type="string" calcext:value-type="string">
            <text:p>15:44: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F68:.Y68])" office:value-type="float" office:value="1.8" calcext:value-type="float">
            <text:p>1.8</text:p>
          </table:table-cell>
          <table:table-cell table:formula="of:=STDEV([.F68:.Y68])" office:value-type="float" office:value="2.60768096208106" calcext:value-type="float">
            <text:p>2.60768096208106</text:p>
          </table:table-cell>
          <table:table-cell/>
        </table:table-row>
        <table:table-row table:style-name="ro3">
          <table:table-cell office:value-type="string" calcext:value-type="string">
            <text:p>K4621</text:p>
          </table:table-cell>
          <table:table-cell office:value-type="string" calcext:value-type="string">
            <text:p>당고개 (14:12:00)</text:p>
          </table:table-cell>
          <table:table-cell office:value-type="string" calcext:value-type="string">
            <text:p>오이도 (16:07:00)</text:p>
          </table:table-cell>
          <table:table-cell office:value-type="string" calcext:value-type="string">
            <text:p>15:55:00</text:p>
          </table:table-cell>
          <table:table-cell office:value-type="string" calcext:value-type="string">
            <text:p>15:55: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AVERAGE([.F69:.Y69])" office:value-type="float" office:value="2.2" calcext:value-type="float">
            <text:p>2.2</text:p>
          </table:table-cell>
          <table:table-cell table:formula="of:=STDEV([.F69:.Y69])" office:value-type="float" office:value="2.4192212753172" calcext:value-type="float">
            <text:p>2.4192212753172</text:p>
          </table:table-cell>
          <table:table-cell/>
        </table:table-row>
        <table:table-row table:style-name="ro3">
          <table:table-cell office:value-type="string" calcext:value-type="string">
            <text:p>S4623</text:p>
          </table:table-cell>
          <table:table-cell office:value-type="string" calcext:value-type="string">
            <text:p>당고개 (14:23:00)</text:p>
          </table:table-cell>
          <table:table-cell office:value-type="string" calcext:value-type="string">
            <text:p>오이도 (16:18:00)</text:p>
          </table:table-cell>
          <table:table-cell office:value-type="string" calcext:value-type="string">
            <text:p>16:06:00</text:p>
          </table:table-cell>
          <table:table-cell office:value-type="string" calcext:value-type="string">
            <text:p>16:06: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AVERAGE([.F70:.Y70])" office:value-type="float" office:value="2.5" calcext:value-type="float">
            <text:p>2.5</text:p>
          </table:table-cell>
          <table:table-cell table:formula="of:=STDEV([.F70:.Y70])" office:value-type="float" office:value="2.78151794983659" calcext:value-type="float">
            <text:p>2.78151794983659</text:p>
          </table:table-cell>
          <table:table-cell/>
        </table:table-row>
        <table:table-row table:style-name="ro3">
          <table:table-cell office:value-type="string" calcext:value-type="string">
            <text:p>S4625</text:p>
          </table:table-cell>
          <table:table-cell office:value-type="string" calcext:value-type="string">
            <text:p>당고개 (14:34:00)</text:p>
          </table:table-cell>
          <table:table-cell office:value-type="string" calcext:value-type="string">
            <text:p>오이도 (16:29:00)</text:p>
          </table:table-cell>
          <table:table-cell office:value-type="string" calcext:value-type="string">
            <text:p>16:17:00</text:p>
          </table:table-cell>
          <table:table-cell office:value-type="string" calcext:value-type="string">
            <text:p>16:17: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AVERAGE([.F71:.Y71])" office:value-type="float" office:value="2.7" calcext:value-type="float">
            <text:p>2.7</text:p>
          </table:table-cell>
          <table:table-cell table:formula="of:=STDEV([.F71:.Y71])" office:value-type="float" office:value="2.25014619408092" calcext:value-type="float">
            <text:p>2.25014619408092</text:p>
          </table:table-cell>
          <table:table-cell/>
        </table:table-row>
        <table:table-row table:style-name="ro3">
          <table:table-cell office:value-type="string" calcext:value-type="string">
            <text:p>K4627</text:p>
          </table:table-cell>
          <table:table-cell office:value-type="string" calcext:value-type="string">
            <text:p>당고개 (14:46:00)</text:p>
          </table:table-cell>
          <table:table-cell office:value-type="string" calcext:value-type="string">
            <text:p>오이도 (16:41:00)</text:p>
          </table:table-cell>
          <table:table-cell office:value-type="string" calcext:value-type="string">
            <text:p>16:29:00</text:p>
          </table:table-cell>
          <table:table-cell office:value-type="string" calcext:value-type="string">
            <text:p>16:29: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F72:.Y72])" office:value-type="float" office:value="1.65" calcext:value-type="float">
            <text:p>1.65</text:p>
          </table:table-cell>
          <table:table-cell table:formula="of:=STDEV([.F72:.Y72])" office:value-type="float" office:value="2.05899822345978" calcext:value-type="float">
            <text:p>2.05899822345978</text:p>
          </table:table-cell>
          <table:table-cell/>
        </table:table-row>
        <table:table-row table:style-name="ro3">
          <table:table-cell office:value-type="string" calcext:value-type="string">
            <text:p>S4629</text:p>
          </table:table-cell>
          <table:table-cell office:value-type="string" calcext:value-type="string">
            <text:p>당고개 (14:57:00)</text:p>
          </table:table-cell>
          <table:table-cell office:value-type="string" calcext:value-type="string">
            <text:p>오이도 (16:52:00)</text:p>
          </table:table-cell>
          <table:table-cell office:value-type="string" calcext:value-type="string">
            <text:p>16:40:00</text:p>
          </table:table-cell>
          <table:table-cell office:value-type="string" calcext:value-type="string">
            <text:p>16:40: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AVERAGE([.F73:.Y73])" office:value-type="float" office:value="2" calcext:value-type="float">
            <text:p>2</text:p>
          </table:table-cell>
          <table:table-cell table:formula="of:=STDEV([.F73:.Y73])" office:value-type="float" office:value="2.05195670417031" calcext:value-type="float">
            <text:p>2.05195670417031</text:p>
          </table:table-cell>
          <table:table-cell/>
        </table:table-row>
        <table:table-row table:style-name="ro3">
          <table:table-cell office:value-type="string" calcext:value-type="string">
            <text:p>K4631</text:p>
          </table:table-cell>
          <table:table-cell office:value-type="string" calcext:value-type="string">
            <text:p>당고개 (15:08:00)</text:p>
          </table:table-cell>
          <table:table-cell office:value-type="string" calcext:value-type="string">
            <text:p>오이도 (17:03:00)</text:p>
          </table:table-cell>
          <table:table-cell office:value-type="string" calcext:value-type="string">
            <text:p>16:51:00</text:p>
          </table:table-cell>
          <table:table-cell office:value-type="string" calcext:value-type="string">
            <text:p>16:51: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F74:.Y74])" office:value-type="float" office:value="1.25" calcext:value-type="float">
            <text:p>1.25</text:p>
          </table:table-cell>
          <table:table-cell table:formula="of:=STDEV([.F74:.Y74])" office:value-type="float" office:value="1.25131509768092" calcext:value-type="float">
            <text:p>1.25131509768092</text:p>
          </table:table-cell>
          <table:table-cell/>
        </table:table-row>
        <table:table-row table:style-name="ro3">
          <table:table-cell table:style-name="ce7" office:value-type="string" calcext:value-type="string">
            <text:p>S4415</text:p>
          </table:table-cell>
          <table:table-cell table:style-name="ce7" office:value-type="string" calcext:value-type="string">
            <text:p>당고개 (15:21:29)</text:p>
          </table:table-cell>
          <table:table-cell table:style-name="ce7" office:value-type="string" calcext:value-type="string">
            <text:p>오이도 (17:11:29)</text:p>
          </table:table-cell>
          <table:table-cell table:style-name="ce8" office:value-type="string" calcext:value-type="string">
            <text:p>17:00:29</text:p>
          </table:table-cell>
          <table:table-cell table:style-name="ce8" office:value-type="string" calcext:value-type="string">
            <text:p>17:00:59</text:p>
          </table:table-cell>
          <table:table-cell table:style-name="ce7" table:number-columns-repeated="10"/>
          <table:table-cell table:style-name="ce7" office:value-type="float" office:value="5" calcext:value-type="float">
            <text:p>5</text:p>
          </table:table-cell>
          <table:table-cell table:style-name="ce7" table:number-columns-repeated="9"/>
          <table:table-cell table:style-name="ce7" table:formula="of:=AVERAGE([.F75:.Y75])" office:value-type="float" office:value="5" calcext:value-type="float">
            <text:p>5</text:p>
          </table:table-cell>
          <table:table-cell table:style-name="ce7"/>
          <table:table-cell office:value-type="string" calcext:value-type="string">
            <text:p>임시열차</text:p>
          </table:table-cell>
        </table:table-row>
        <table:table-row table:style-name="ro3">
          <table:table-cell office:value-type="string" calcext:value-type="string">
            <text:p>S4633</text:p>
          </table:table-cell>
          <table:table-cell office:value-type="string" calcext:value-type="string">
            <text:p>당고개 (15:19:00)</text:p>
          </table:table-cell>
          <table:table-cell office:value-type="string" calcext:value-type="string">
            <text:p>오이도 (17:14:00)</text:p>
          </table:table-cell>
          <table:table-cell office:value-type="string" calcext:value-type="string">
            <text:p>17:02:00</text:p>
          </table:table-cell>
          <table:table-cell office:value-type="string" calcext:value-type="string">
            <text:p>17:02: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F76:.Y76])" office:value-type="float" office:value="2.4" calcext:value-type="float">
            <text:p>2.4</text:p>
          </table:table-cell>
          <table:table-cell table:formula="of:=STDEV([.F76:.Y76])" office:value-type="float" office:value="2.85435954656253" calcext:value-type="float">
            <text:p>2.85435954656253</text:p>
          </table:table-cell>
          <table:table-cell/>
        </table:table-row>
        <table:table-row table:style-name="ro3">
          <table:table-cell office:value-type="string" calcext:value-type="string">
            <text:p>S4635</text:p>
          </table:table-cell>
          <table:table-cell office:value-type="string" calcext:value-type="string">
            <text:p>당고개 (15:26:00)</text:p>
          </table:table-cell>
          <table:table-cell office:value-type="string" calcext:value-type="string">
            <text:p>오이도 (17:21:00)</text:p>
          </table:table-cell>
          <table:table-cell office:value-type="string" calcext:value-type="string">
            <text:p>17:09:00</text:p>
          </table:table-cell>
          <table:table-cell office:value-type="string" calcext:value-type="string">
            <text:p>17:09: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VERAGE([.F77:.Y77])" office:value-type="float" office:value="2.2" calcext:value-type="float">
            <text:p>2.2</text:p>
          </table:table-cell>
          <table:table-cell table:formula="of:=STDEV([.F77:.Y77])" office:value-type="float" office:value="2.16673414199926" calcext:value-type="float">
            <text:p>2.16673414199926</text:p>
          </table:table-cell>
          <table:table-cell/>
        </table:table-row>
        <table:table-row table:style-name="ro3">
          <table:table-cell office:value-type="string" calcext:value-type="string">
            <text:p>S4637</text:p>
          </table:table-cell>
          <table:table-cell office:value-type="string" calcext:value-type="string">
            <text:p>당고개 (15:37:00)</text:p>
          </table:table-cell>
          <table:table-cell office:value-type="string" calcext:value-type="string">
            <text:p>오이도 (17:32:00)</text:p>
          </table:table-cell>
          <table:table-cell office:value-type="string" calcext:value-type="string">
            <text:p>17:20:00</text:p>
          </table:table-cell>
          <table:table-cell office:value-type="string" calcext:value-type="string">
            <text:p>17:20: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AVERAGE([.F78:.Y78])" office:value-type="float" office:value="2.1" calcext:value-type="float">
            <text:p>2.1</text:p>
          </table:table-cell>
          <table:table-cell table:formula="of:=STDEV([.F78:.Y78])" office:value-type="float" office:value="2.44734012434123" calcext:value-type="float">
            <text:p>2.44734012434123</text:p>
          </table:table-cell>
          <table:table-cell/>
        </table:table-row>
        <table:table-row table:style-name="ro3">
          <table:table-cell office:value-type="string" calcext:value-type="string">
            <text:p>K4639</text:p>
          </table:table-cell>
          <table:table-cell office:value-type="string" calcext:value-type="string">
            <text:p>당고개 (15:47:00)</text:p>
          </table:table-cell>
          <table:table-cell office:value-type="string" calcext:value-type="string">
            <text:p>오이도 (17:42:00)</text:p>
          </table:table-cell>
          <table:table-cell office:value-type="string" calcext:value-type="string">
            <text:p>17:30:00</text:p>
          </table:table-cell>
          <table:table-cell office:value-type="string" calcext:value-type="string">
            <text:p>17:30: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F79:.Y79])" office:value-type="float" office:value="1.95" calcext:value-type="float">
            <text:p>1.95</text:p>
          </table:table-cell>
          <table:table-cell table:formula="of:=STDEV([.F79:.Y79])" office:value-type="float" office:value="2.28208122923837" calcext:value-type="float">
            <text:p>2.28208122923837</text:p>
          </table:table-cell>
          <table:table-cell/>
        </table:table-row>
        <table:table-row table:style-name="ro3">
          <table:table-cell office:value-type="string" calcext:value-type="string">
            <text:p>S4641</text:p>
          </table:table-cell>
          <table:table-cell office:value-type="string" calcext:value-type="string">
            <text:p>당고개 (15:53:00)</text:p>
          </table:table-cell>
          <table:table-cell office:value-type="string" calcext:value-type="string">
            <text:p>오이도 (17:48:00)</text:p>
          </table:table-cell>
          <table:table-cell office:value-type="string" calcext:value-type="string">
            <text:p>17:36:00</text:p>
          </table:table-cell>
          <table:table-cell office:value-type="string" calcext:value-type="string">
            <text:p>17:36: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AVERAGE([.F80:.Y80])" office:value-type="float" office:value="2.35" calcext:value-type="float">
            <text:p>2.35</text:p>
          </table:table-cell>
          <table:table-cell table:formula="of:=STDEV([.F80:.Y80])" office:value-type="float" office:value="2.51887610693842" calcext:value-type="float">
            <text:p>2.51887610693842</text:p>
          </table:table-cell>
          <table:table-cell/>
        </table:table-row>
        <table:table-row table:style-name="ro3">
          <table:table-cell office:value-type="string" calcext:value-type="string">
            <text:p>K4643</text:p>
          </table:table-cell>
          <table:table-cell office:value-type="string" calcext:value-type="string">
            <text:p>당고개 (16:04:00)</text:p>
          </table:table-cell>
          <table:table-cell office:value-type="string" calcext:value-type="string">
            <text:p>오이도 (17:59:00)</text:p>
          </table:table-cell>
          <table:table-cell office:value-type="string" calcext:value-type="string">
            <text:p>17:47:00</text:p>
          </table:table-cell>
          <table:table-cell office:value-type="string" calcext:value-type="string">
            <text:p>17:47: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VERAGE([.F81:.Y81])" office:value-type="float" office:value="3.35" calcext:value-type="float">
            <text:p>3.35</text:p>
          </table:table-cell>
          <table:table-cell table:formula="of:=STDEV([.F81:.Y81])" office:value-type="float" office:value="3.36037278633754" calcext:value-type="float">
            <text:p>3.36037278633754</text:p>
          </table:table-cell>
          <table:table-cell/>
        </table:table-row>
        <table:table-row table:style-name="ro3">
          <table:table-cell office:value-type="string" calcext:value-type="string">
            <text:p>S4645</text:p>
          </table:table-cell>
          <table:table-cell office:value-type="string" calcext:value-type="string">
            <text:p>당고개 (16:15:00)</text:p>
          </table:table-cell>
          <table:table-cell office:value-type="string" calcext:value-type="string">
            <text:p>오이도 (18:10:00)</text:p>
          </table:table-cell>
          <table:table-cell office:value-type="string" calcext:value-type="string">
            <text:p>17:58:00</text:p>
          </table:table-cell>
          <table:table-cell office:value-type="string" calcext:value-type="string">
            <text:p>17:58: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F82:.Y82])" office:value-type="float" office:value="5" calcext:value-type="float">
            <text:p>5</text:p>
          </table:table-cell>
          <table:table-cell table:formula="of:=STDEV([.F82:.Y82])" office:value-type="float" office:value="2.29415733870562" calcext:value-type="float">
            <text:p>2.29415733870562</text:p>
          </table:table-cell>
          <table:table-cell/>
        </table:table-row>
        <table:table-row table:style-name="ro3">
          <table:table-cell office:value-type="string" calcext:value-type="string">
            <text:p>K4647</text:p>
          </table:table-cell>
          <table:table-cell office:value-type="string" calcext:value-type="string">
            <text:p>당고개 (16:26:00)</text:p>
          </table:table-cell>
          <table:table-cell office:value-type="string" calcext:value-type="string">
            <text:p>오이도 (18:21:00)</text:p>
          </table:table-cell>
          <table:table-cell office:value-type="string" calcext:value-type="string">
            <text:p>18:09:00</text:p>
          </table:table-cell>
          <table:table-cell office:value-type="string" calcext:value-type="string">
            <text:p>18:09: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AVERAGE([.F83:.Y83])" office:value-type="float" office:value="3.7" calcext:value-type="float">
            <text:p>3.7</text:p>
          </table:table-cell>
          <table:table-cell table:formula="of:=STDEV([.F83:.Y83])" office:value-type="float" office:value="3.11363723675467" calcext:value-type="float">
            <text:p>3.11363723675467</text:p>
          </table:table-cell>
          <table:table-cell/>
        </table:table-row>
        <table:table-row table:style-name="ro3">
          <table:table-cell office:value-type="string" calcext:value-type="string">
            <text:p>K4649</text:p>
          </table:table-cell>
          <table:table-cell office:value-type="string" calcext:value-type="string">
            <text:p>당고개 (16:37:30)</text:p>
          </table:table-cell>
          <table:table-cell office:value-type="string" calcext:value-type="string">
            <text:p>오이도 (18:32:30)</text:p>
          </table:table-cell>
          <table:table-cell office:value-type="string" calcext:value-type="string">
            <text:p>18:20:30</text:p>
          </table:table-cell>
          <table:table-cell office:value-type="string" calcext:value-type="string">
            <text:p>18:21: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VERAGE([.F84:.Y84])" office:value-type="float" office:value="3.4" calcext:value-type="float">
            <text:p>3.4</text:p>
          </table:table-cell>
          <table:table-cell table:formula="of:=STDEV([.F84:.Y84])" office:value-type="float" office:value="2.45806941788833" calcext:value-type="float">
            <text:p>2.45806941788833</text:p>
          </table:table-cell>
          <table:table-cell/>
        </table:table-row>
        <table:table-row table:style-name="ro3">
          <table:table-cell office:value-type="string" calcext:value-type="string">
            <text:p>K4651</text:p>
          </table:table-cell>
          <table:table-cell office:value-type="string" calcext:value-type="string">
            <text:p>당고개 (16:46:00)</text:p>
          </table:table-cell>
          <table:table-cell office:value-type="string" calcext:value-type="string">
            <text:p>오이도 (18:41:00)</text:p>
          </table:table-cell>
          <table:table-cell office:value-type="string" calcext:value-type="string">
            <text:p>18:29:00</text:p>
          </table:table-cell>
          <table:table-cell office:value-type="string" calcext:value-type="string">
            <text:p>18:29:3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VERAGE([.F85:.Y85])" office:value-type="float" office:value="3.6" calcext:value-type="float">
            <text:p>3.6</text:p>
          </table:table-cell>
          <table:table-cell table:formula="of:=STDEV([.F85:.Y85])" office:value-type="float" office:value="3.28313072667249" calcext:value-type="float">
            <text:p>3.28313072667249</text:p>
          </table:table-cell>
          <table:table-cell/>
        </table:table-row>
        <table:table-row table:style-name="ro3">
          <table:table-cell office:value-type="string" calcext:value-type="string">
            <text:p>S4653</text:p>
          </table:table-cell>
          <table:table-cell office:value-type="string" calcext:value-type="string">
            <text:p>창동 (17:01:00)</text:p>
          </table:table-cell>
          <table:table-cell office:value-type="string" calcext:value-type="string">
            <text:p>오이도 (18:49:00)</text:p>
          </table:table-cell>
          <table:table-cell office:value-type="string" calcext:value-type="string">
            <text:p>18:37:00</text:p>
          </table:table-cell>
          <table:table-cell office:value-type="string" calcext:value-type="string">
            <text:p>18:37:3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F86:.Y86])" office:value-type="float" office:value="3.5" calcext:value-type="float">
            <text:p>3.5</text:p>
          </table:table-cell>
          <table:table-cell table:formula="of:=STDEV([.F86:.Y86])" office:value-type="float" office:value="1.98679853559757" calcext:value-type="float">
            <text:p>1.98679853559757</text:p>
          </table:table-cell>
          <table:table-cell/>
        </table:table-row>
        <table:table-row table:style-name="ro3">
          <table:table-cell office:value-type="string" calcext:value-type="string">
            <text:p>K4655</text:p>
          </table:table-cell>
          <table:table-cell office:value-type="string" calcext:value-type="string">
            <text:p>당고개 (17:01:30)</text:p>
          </table:table-cell>
          <table:table-cell office:value-type="string" calcext:value-type="string">
            <text:p>오이도 (18:56:30)</text:p>
          </table:table-cell>
          <table:table-cell office:value-type="string" calcext:value-type="string">
            <text:p>18:44:30</text:p>
          </table:table-cell>
          <table:table-cell office:value-type="string" calcext:value-type="string">
            <text:p>18:45: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AVERAGE([.F87:.Y87])" office:value-type="float" office:value="4.5" calcext:value-type="float">
            <text:p>4.5</text:p>
          </table:table-cell>
          <table:table-cell table:formula="of:=STDEV([.F87:.Y87])" office:value-type="float" office:value="3.54668117659609" calcext:value-type="float">
            <text:p>3.54668117659609</text:p>
          </table:table-cell>
          <table:table-cell/>
        </table:table-row>
        <table:table-row table:style-name="ro3">
          <table:table-cell office:value-type="string" calcext:value-type="string">
            <text:p>S4657</text:p>
          </table:table-cell>
          <table:table-cell office:value-type="string" calcext:value-type="string">
            <text:p>창동 (17:15:30)</text:p>
          </table:table-cell>
          <table:table-cell office:value-type="string" calcext:value-type="string">
            <text:p>오이도 (19:03:30)</text:p>
          </table:table-cell>
          <table:table-cell office:value-type="string" calcext:value-type="string">
            <text:p>18:51:30</text:p>
          </table:table-cell>
          <table:table-cell office:value-type="string" calcext:value-type="string">
            <text:p>18:52: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AVERAGE([.F88:.Y88])" office:value-type="float" office:value="5.9" calcext:value-type="float">
            <text:p>5.9</text:p>
          </table:table-cell>
          <table:table-cell table:formula="of:=STDEV([.F88:.Y88])" office:value-type="float" office:value="3.02446167458816" calcext:value-type="float">
            <text:p>3.02446167458816</text:p>
          </table:table-cell>
          <table:table-cell/>
        </table:table-row>
        <table:table-row table:style-name="ro3">
          <table:table-cell office:value-type="string" calcext:value-type="string">
            <text:p>K4659</text:p>
          </table:table-cell>
          <table:table-cell office:value-type="string" calcext:value-type="string">
            <text:p>당고개 (17:15:30)</text:p>
          </table:table-cell>
          <table:table-cell office:value-type="string" calcext:value-type="string">
            <text:p>오이도 (19:10:30)</text:p>
          </table:table-cell>
          <table:table-cell office:value-type="string" calcext:value-type="string">
            <text:p>18:58:30</text:p>
          </table:table-cell>
          <table:table-cell office:value-type="string" calcext:value-type="string">
            <text:p>18:59: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AVERAGE([.F89:.Y89])" office:value-type="float" office:value="4.55" calcext:value-type="float">
            <text:p>4.55</text:p>
          </table:table-cell>
          <table:table-cell table:formula="of:=STDEV([.F89:.Y89])" office:value-type="float" office:value="2.72367785404801" calcext:value-type="float">
            <text:p>2.72367785404801</text:p>
          </table:table-cell>
          <table:table-cell/>
        </table:table-row>
        <table:table-row table:style-name="ro3">
          <table:table-cell office:value-type="string" calcext:value-type="string">
            <text:p>K4661</text:p>
          </table:table-cell>
          <table:table-cell office:value-type="string" calcext:value-type="string">
            <text:p>당고개 (17:22:00)</text:p>
          </table:table-cell>
          <table:table-cell office:value-type="string" calcext:value-type="string">
            <text:p>오이도 (19:17:00)</text:p>
          </table:table-cell>
          <table:table-cell office:value-type="string" calcext:value-type="string">
            <text:p>19:05:00</text:p>
          </table:table-cell>
          <table:table-cell office:value-type="string" calcext:value-type="string">
            <text:p>19:05: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AVERAGE([.F90:.Y90])" office:value-type="float" office:value="5.1" calcext:value-type="float">
            <text:p>5.1</text:p>
          </table:table-cell>
          <table:table-cell table:formula="of:=STDEV([.F90:.Y90])" office:value-type="float" office:value="3.4012381646441" calcext:value-type="float">
            <text:p>3.4012381646441</text:p>
          </table:table-cell>
          <table:table-cell/>
        </table:table-row>
        <table:table-row table:style-name="ro3">
          <table:table-cell office:value-type="string" calcext:value-type="string">
            <text:p>K4663</text:p>
          </table:table-cell>
          <table:table-cell office:value-type="string" calcext:value-type="string">
            <text:p>당고개 (17:29:00)</text:p>
          </table:table-cell>
          <table:table-cell office:value-type="string" calcext:value-type="string">
            <text:p>오이도 (19:24:00)</text:p>
          </table:table-cell>
          <table:table-cell office:value-type="string" calcext:value-type="string">
            <text:p>19:12:00</text:p>
          </table:table-cell>
          <table:table-cell office:value-type="string" calcext:value-type="string">
            <text:p>19:12: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AVERAGE([.F91:.Y91])" office:value-type="float" office:value="4.8" calcext:value-type="float">
            <text:p>4.8</text:p>
          </table:table-cell>
          <table:table-cell table:formula="of:=STDEV([.F91:.Y91])" office:value-type="float" office:value="3.63607654369087" calcext:value-type="float">
            <text:p>3.63607654369087</text:p>
          </table:table-cell>
          <table:table-cell/>
        </table:table-row>
        <table:table-row table:style-name="ro3">
          <table:table-cell office:value-type="string" calcext:value-type="string">
            <text:p>S4665</text:p>
          </table:table-cell>
          <table:table-cell office:value-type="string" calcext:value-type="string">
            <text:p>당고개 (17:36:30)</text:p>
          </table:table-cell>
          <table:table-cell office:value-type="string" calcext:value-type="string">
            <text:p>오이도 (19:31:30)</text:p>
          </table:table-cell>
          <table:table-cell office:value-type="string" calcext:value-type="string">
            <text:p>19:19:30</text:p>
          </table:table-cell>
          <table:table-cell office:value-type="string" calcext:value-type="string">
            <text:p>19:20:0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AVERAGE([.F92:.Y92])" office:value-type="float" office:value="6.1" calcext:value-type="float">
            <text:p>6.1</text:p>
          </table:table-cell>
          <table:table-cell table:formula="of:=STDEV([.F92:.Y92])" office:value-type="float" office:value="3.38572856188101" calcext:value-type="float">
            <text:p>3.38572856188101</text:p>
          </table:table-cell>
          <table:table-cell/>
        </table:table-row>
        <table:table-row table:style-name="ro3">
          <table:table-cell office:value-type="string" calcext:value-type="string">
            <text:p>K4667</text:p>
          </table:table-cell>
          <table:table-cell office:value-type="string" calcext:value-type="string">
            <text:p>당고개 (17:43:00)</text:p>
          </table:table-cell>
          <table:table-cell office:value-type="string" calcext:value-type="string">
            <text:p>오이도 (19:38:00)</text:p>
          </table:table-cell>
          <table:table-cell office:value-type="string" calcext:value-type="string">
            <text:p>19:26:00</text:p>
          </table:table-cell>
          <table:table-cell office:value-type="string" calcext:value-type="string">
            <text:p>19:26:3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AVERAGE([.F93:.Y93])" office:value-type="float" office:value="5.15" calcext:value-type="float">
            <text:p>5.15</text:p>
          </table:table-cell>
          <table:table-cell table:formula="of:=STDEV([.F93:.Y93])" office:value-type="float" office:value="3.28112625079929" calcext:value-type="float">
            <text:p>3.28112625079929</text:p>
          </table:table-cell>
          <table:table-cell/>
        </table:table-row>
        <table:table-row table:style-name="ro3">
          <table:table-cell office:value-type="string" calcext:value-type="string">
            <text:p>S4321</text:p>
          </table:table-cell>
          <table:table-cell office:value-type="string" calcext:value-type="string">
            <text:p>창동 (17:57:00)</text:p>
          </table:table-cell>
          <table:table-cell office:value-type="string" calcext:value-type="string">
            <text:p>안산 (19:35:30)</text:p>
          </table:table-cell>
          <table:table-cell office:value-type="string" calcext:value-type="string">
            <text:p>19:33:00</text:p>
          </table:table-cell>
          <table:table-cell office:value-type="string" calcext:value-type="string">
            <text:p>19:33:3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6" calcext:value-type="float">
            <text:p>6</text:p>
          </table:table-cell>
          <table:table-cell table:formula="of:=AVERAGE([.F94:.Y94])" office:value-type="float" office:value="7.3" calcext:value-type="float">
            <text:p>7.3</text:p>
          </table:table-cell>
          <table:table-cell table:formula="of:=STDEV([.F94:.Y94])" office:value-type="float" office:value="1.49031964074119" calcext:value-type="float">
            <text:p>1.49031964074119</text:p>
          </table:table-cell>
          <table:table-cell/>
        </table:table-row>
        <table:table-row table:style-name="ro3">
          <table:table-cell office:value-type="string" calcext:value-type="string">
            <text:p>S4669</text:p>
          </table:table-cell>
          <table:table-cell office:value-type="string" calcext:value-type="string">
            <text:p>당고개 (17:53:00)</text:p>
          </table:table-cell>
          <table:table-cell office:value-type="string" calcext:value-type="string">
            <text:p>오이도 (19:48:00)</text:p>
          </table:table-cell>
          <table:table-cell office:value-type="string" calcext:value-type="string">
            <text:p>19:36:00</text:p>
          </table:table-cell>
          <table:table-cell office:value-type="string" calcext:value-type="string">
            <text:p>19:36:3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AVERAGE([.F95:.Y95])" office:value-type="float" office:value="6.7" calcext:value-type="float">
            <text:p>6.7</text:p>
          </table:table-cell>
          <table:table-cell table:formula="of:=STDEV([.F95:.Y95])" office:value-type="float" office:value="2.27341616353706" calcext:value-type="float">
            <text:p>2.27341616353706</text:p>
          </table:table-cell>
          <table:table-cell/>
        </table:table-row>
        <table:table-row table:style-name="ro3">
          <table:table-cell office:value-type="string" calcext:value-type="string">
            <text:p>K4671</text:p>
          </table:table-cell>
          <table:table-cell office:value-type="string" calcext:value-type="string">
            <text:p>당고개 (17:59:00)</text:p>
          </table:table-cell>
          <table:table-cell office:value-type="string" calcext:value-type="string">
            <text:p>오이도 (19:54:00)</text:p>
          </table:table-cell>
          <table:table-cell office:value-type="string" calcext:value-type="string">
            <text:p>19:42:00</text:p>
          </table:table-cell>
          <table:table-cell office:value-type="string" calcext:value-type="string">
            <text:p>19:42:3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AVERAGE([.F96:.Y96])" office:value-type="float" office:value="5.7" calcext:value-type="float">
            <text:p>5.7</text:p>
          </table:table-cell>
          <table:table-cell table:formula="of:=STDEV([.F96:.Y96])" office:value-type="float" office:value="2.73572851838697" calcext:value-type="float">
            <text:p>2.73572851838697</text:p>
          </table:table-cell>
          <table:table-cell/>
        </table:table-row>
        <table:table-row table:style-name="ro3">
          <table:table-cell office:value-type="string" calcext:value-type="string">
            <text:p>S4673</text:p>
          </table:table-cell>
          <table:table-cell office:value-type="string" calcext:value-type="string">
            <text:p>당고개 (18:05:00)</text:p>
          </table:table-cell>
          <table:table-cell office:value-type="string" calcext:value-type="string">
            <text:p>오이도 (20:00:00)</text:p>
          </table:table-cell>
          <table:table-cell office:value-type="string" calcext:value-type="string">
            <text:p>19:48:00</text:p>
          </table:table-cell>
          <table:table-cell office:value-type="string" calcext:value-type="string">
            <text:p>19:48:3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AVERAGE([.F97:.Y97])" office:value-type="float" office:value="6.1" calcext:value-type="float">
            <text:p>6.1</text:p>
          </table:table-cell>
          <table:table-cell table:formula="of:=STDEV([.F97:.Y97])" office:value-type="float" office:value="2.55260444912333" calcext:value-type="float">
            <text:p>2.55260444912333</text:p>
          </table:table-cell>
          <table:table-cell/>
        </table:table-row>
        <table:table-row table:style-name="ro3">
          <table:table-cell office:value-type="string" calcext:value-type="string">
            <text:p>K4323</text:p>
          </table:table-cell>
          <table:table-cell office:value-type="string" calcext:value-type="string">
            <text:p>당고개 (18:12:00)</text:p>
          </table:table-cell>
          <table:table-cell office:value-type="string" calcext:value-type="string">
            <text:p>안산 (20:03:30)</text:p>
          </table:table-cell>
          <table:table-cell office:value-type="string" calcext:value-type="string">
            <text:p>20:01:00</text:p>
          </table:table-cell>
          <table:table-cell office:value-type="string" calcext:value-type="string">
            <text:p>20:01:3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AVERAGE([.F98:.Y98])" office:value-type="float" office:value="4.55" calcext:value-type="float">
            <text:p>4.55</text:p>
          </table:table-cell>
          <table:table-cell table:formula="of:=STDEV([.F98:.Y98])" office:value-type="float" office:value="2.08944716939295" calcext:value-type="float">
            <text:p>2.08944716939295</text:p>
          </table:table-cell>
          <table:table-cell/>
        </table:table-row>
        <table:table-row table:style-name="ro3">
          <table:table-cell office:value-type="string" calcext:value-type="string">
            <text:p>S4677</text:p>
          </table:table-cell>
          <table:table-cell office:value-type="string" calcext:value-type="string">
            <text:p>창동 (18:33:30)</text:p>
          </table:table-cell>
          <table:table-cell office:value-type="string" calcext:value-type="string">
            <text:p>오이도 (20:21:30)</text:p>
          </table:table-cell>
          <table:table-cell office:value-type="string" calcext:value-type="string">
            <text:p>20:09:30</text:p>
          </table:table-cell>
          <table:table-cell office:value-type="string" calcext:value-type="string">
            <text:p>20:10: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AVERAGE([.F99:.Y99])" office:value-type="float" office:value="4.2" calcext:value-type="float">
            <text:p>4.2</text:p>
          </table:table-cell>
          <table:table-cell table:formula="of:=STDEV([.F99:.Y99])" office:value-type="float" office:value="3.51837282965024" calcext:value-type="float">
            <text:p>3.51837282965024</text:p>
          </table:table-cell>
          <table:table-cell/>
        </table:table-row>
        <table:table-row table:style-name="ro3">
          <table:table-cell office:value-type="string" calcext:value-type="string">
            <text:p>K4679</text:p>
          </table:table-cell>
          <table:table-cell office:value-type="string" calcext:value-type="string">
            <text:p>당고개 (18:33:00)</text:p>
          </table:table-cell>
          <table:table-cell office:value-type="string" calcext:value-type="string">
            <text:p>오이도 (20:28:00)</text:p>
          </table:table-cell>
          <table:table-cell office:value-type="string" calcext:value-type="string">
            <text:p>20:16:00</text:p>
          </table:table-cell>
          <table:table-cell office:value-type="string" calcext:value-type="string">
            <text:p>20:16: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VERAGE([.F100:.Y100])" office:value-type="float" office:value="4.85" calcext:value-type="float">
            <text:p>4.85</text:p>
          </table:table-cell>
          <table:table-cell table:formula="of:=STDEV([.F100:.Y100])" office:value-type="float" office:value="4.46359543535549" calcext:value-type="float">
            <text:p>4.46359543535549</text:p>
          </table:table-cell>
          <table:table-cell/>
        </table:table-row>
        <table:table-row table:style-name="ro3">
          <table:table-cell office:value-type="string" calcext:value-type="string">
            <text:p>S4325</text:p>
          </table:table-cell>
          <table:table-cell office:value-type="string" calcext:value-type="string">
            <text:p>당고개 (18:37:00)</text:p>
          </table:table-cell>
          <table:table-cell office:value-type="string" calcext:value-type="string">
            <text:p>안산 (20:22:30)</text:p>
          </table:table-cell>
          <table:table-cell office:value-type="string" calcext:value-type="string">
            <text:p>20:20:00</text:p>
          </table:table-cell>
          <table:table-cell office:value-type="string" calcext:value-type="string">
            <text:p>20:20: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AVERAGE([.F101:.Y101])" office:value-type="float" office:value="8" calcext:value-type="float">
            <text:p>8</text:p>
          </table:table-cell>
          <table:table-cell table:formula="of:=STDEV([.F101:.Y101])" office:value-type="float" office:value="4.41289975079044" calcext:value-type="float">
            <text:p>4.41289975079044</text:p>
          </table:table-cell>
          <table:table-cell/>
        </table:table-row>
        <table:table-row table:style-name="ro3">
          <table:table-cell office:value-type="string" calcext:value-type="string">
            <text:p>S4681</text:p>
          </table:table-cell>
          <table:table-cell office:value-type="string" calcext:value-type="string">
            <text:p>당고개 (18:44:00)</text:p>
          </table:table-cell>
          <table:table-cell office:value-type="string" calcext:value-type="string">
            <text:p>오이도 (20:39:00)</text:p>
          </table:table-cell>
          <table:table-cell office:value-type="string" calcext:value-type="string">
            <text:p>20:27:00</text:p>
          </table:table-cell>
          <table:table-cell office:value-type="string" calcext:value-type="string">
            <text:p>20:27: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AVERAGE([.F102:.Y102])" office:value-type="float" office:value="4.7" calcext:value-type="float">
            <text:p>4.7</text:p>
          </table:table-cell>
          <table:table-cell table:formula="of:=STDEV([.F102:.Y102])" office:value-type="float" office:value="4.05358840379341" calcext:value-type="float">
            <text:p>4.05358840379341</text:p>
          </table:table-cell>
          <table:table-cell/>
        </table:table-row>
        <table:table-row table:style-name="ro3">
          <table:table-cell office:value-type="string" calcext:value-type="string">
            <text:p>K4683</text:p>
          </table:table-cell>
          <table:table-cell office:value-type="string" calcext:value-type="string">
            <text:p>당고개 (18:51:00)</text:p>
          </table:table-cell>
          <table:table-cell office:value-type="string" calcext:value-type="string">
            <text:p>오이도 (20:46:00)</text:p>
          </table:table-cell>
          <table:table-cell office:value-type="string" calcext:value-type="string">
            <text:p>20:34:00</text:p>
          </table:table-cell>
          <table:table-cell office:value-type="string" calcext:value-type="string">
            <text:p>20:34: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VERAGE([.F103:.Y103])" office:value-type="float" office:value="2.9" calcext:value-type="float">
            <text:p>2.9</text:p>
          </table:table-cell>
          <table:table-cell table:formula="of:=STDEV([.F103:.Y103])" office:value-type="float" office:value="4.97255626307774" calcext:value-type="float">
            <text:p>4.97255626307774</text:p>
          </table:table-cell>
          <table:table-cell/>
        </table:table-row>
        <table:table-row table:style-name="ro3">
          <table:table-cell office:value-type="string" calcext:value-type="string">
            <text:p>K4685</text:p>
          </table:table-cell>
          <table:table-cell office:value-type="string" calcext:value-type="string">
            <text:p>당고개 (18:58:00)</text:p>
          </table:table-cell>
          <table:table-cell office:value-type="string" calcext:value-type="string">
            <text:p>오이도 (20:53:00)</text:p>
          </table:table-cell>
          <table:table-cell office:value-type="string" calcext:value-type="string">
            <text:p>20:41:00</text:p>
          </table:table-cell>
          <table:table-cell office:value-type="string" calcext:value-type="string">
            <text:p>20:41: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VERAGE([.F104:.Y104])" office:value-type="float" office:value="4.75" calcext:value-type="float">
            <text:p>4.75</text:p>
          </table:table-cell>
          <table:table-cell table:formula="of:=STDEV([.F104:.Y104])" office:value-type="float" office:value="2.98901497592698" calcext:value-type="float">
            <text:p>2.98901497592698</text:p>
          </table:table-cell>
          <table:table-cell/>
        </table:table-row>
        <table:table-row table:style-name="ro3">
          <table:table-cell office:value-type="string" calcext:value-type="string">
            <text:p>K4687</text:p>
          </table:table-cell>
          <table:table-cell office:value-type="string" calcext:value-type="string">
            <text:p>당고개 (19:06:00)</text:p>
          </table:table-cell>
          <table:table-cell office:value-type="string" calcext:value-type="string">
            <text:p>오이도 (21:01:00)</text:p>
          </table:table-cell>
          <table:table-cell office:value-type="string" calcext:value-type="string">
            <text:p>20:49:00</text:p>
          </table:table-cell>
          <table:table-cell office:value-type="string" calcext:value-type="string">
            <text:p>20:49: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F105:.Y105])" office:value-type="float" office:value="3.47368421052632" calcext:value-type="float">
            <text:p>3.47368421052632</text:p>
          </table:table-cell>
          <table:table-cell table:formula="of:=STDEV([.F105:.Y105])" office:value-type="float" office:value="3.30602851793561" calcext:value-type="float">
            <text:p>3.30602851793561</text:p>
          </table:table-cell>
          <table:table-cell/>
        </table:table-row>
        <table:table-row table:style-name="ro3">
          <table:table-cell office:value-type="string" calcext:value-type="string">
            <text:p>S4689</text:p>
          </table:table-cell>
          <table:table-cell office:value-type="string" calcext:value-type="string">
            <text:p>당고개 (19:14:00)</text:p>
          </table:table-cell>
          <table:table-cell office:value-type="string" calcext:value-type="string">
            <text:p>오이도 (21:09:00)</text:p>
          </table:table-cell>
          <table:table-cell office:value-type="string" calcext:value-type="string">
            <text:p>20:57:00</text:p>
          </table:table-cell>
          <table:table-cell office:value-type="string" calcext:value-type="string">
            <text:p>20:57: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AVERAGE([.F106:.Y106])" office:value-type="float" office:value="3.05" calcext:value-type="float">
            <text:p>3.05</text:p>
          </table:table-cell>
          <table:table-cell table:formula="of:=STDEV([.F106:.Y106])" office:value-type="float" office:value="2.91050728079813" calcext:value-type="float">
            <text:p>2.91050728079813</text:p>
          </table:table-cell>
          <table:table-cell/>
        </table:table-row>
        <table:table-row table:style-name="ro3">
          <table:table-cell office:value-type="string" calcext:value-type="string">
            <text:p>K4327</text:p>
          </table:table-cell>
          <table:table-cell office:value-type="string" calcext:value-type="string">
            <text:p>당고개 (19:22:00)</text:p>
          </table:table-cell>
          <table:table-cell office:value-type="string" calcext:value-type="string">
            <text:p>안산 (21:07:30)</text:p>
          </table:table-cell>
          <table:table-cell office:value-type="string" calcext:value-type="string">
            <text:p>21:05:00</text:p>
          </table:table-cell>
          <table:table-cell office:value-type="string" calcext:value-type="string">
            <text:p>21:05: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F107:.Y107])" office:value-type="float" office:value="3.35" calcext:value-type="float">
            <text:p>3.35</text:p>
          </table:table-cell>
          <table:table-cell table:formula="of:=STDEV([.F107:.Y107])" office:value-type="float" office:value="3.21632349773857" calcext:value-type="float">
            <text:p>3.21632349773857</text:p>
          </table:table-cell>
          <table:table-cell/>
        </table:table-row>
        <table:table-row table:style-name="ro3">
          <table:table-cell office:value-type="string" calcext:value-type="string">
            <text:p>S4341</text:p>
          </table:table-cell>
          <table:table-cell office:value-type="string" calcext:value-type="string">
            <text:p>당고개 (19:34:00)</text:p>
          </table:table-cell>
          <table:table-cell office:value-type="string" calcext:value-type="string">
            <text:p>안산 (21:19:30)</text:p>
          </table:table-cell>
          <table:table-cell office:value-type="string" calcext:value-type="string">
            <text:p>21:17:00</text:p>
          </table:table-cell>
          <table:table-cell office:value-type="string" calcext:value-type="string">
            <text:p>21:17: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AVERAGE([.F108:.Y108])" office:value-type="float" office:value="5.35" calcext:value-type="float">
            <text:p>5.35</text:p>
          </table:table-cell>
          <table:table-cell table:formula="of:=STDEV([.F108:.Y108])" office:value-type="float" office:value="3.84262793849264" calcext:value-type="float">
            <text:p>3.84262793849264</text:p>
          </table:table-cell>
          <table:table-cell/>
        </table:table-row>
        <table:table-row table:style-name="ro3">
          <table:table-cell office:value-type="string" calcext:value-type="string">
            <text:p>S4693</text:p>
          </table:table-cell>
          <table:table-cell office:value-type="string" calcext:value-type="string">
            <text:p>당고개 (19:39:00)</text:p>
          </table:table-cell>
          <table:table-cell office:value-type="string" calcext:value-type="string">
            <text:p>오이도 (21:33:30)</text:p>
          </table:table-cell>
          <table:table-cell office:value-type="string" calcext:value-type="string">
            <text:p>21:21:30</text:p>
          </table:table-cell>
          <table:table-cell office:value-type="string" calcext:value-type="string">
            <text:p>21:22: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AVERAGE([.F109:.Y109])" office:value-type="float" office:value="4.3" calcext:value-type="float">
            <text:p>4.3</text:p>
          </table:table-cell>
          <table:table-cell table:formula="of:=STDEV([.F109:.Y109])" office:value-type="float" office:value="3.31027109718254" calcext:value-type="float">
            <text:p>3.31027109718254</text:p>
          </table:table-cell>
          <table:table-cell/>
        </table:table-row>
        <table:table-row table:style-name="ro3">
          <table:table-cell office:value-type="string" calcext:value-type="string">
            <text:p>S4695</text:p>
          </table:table-cell>
          <table:table-cell office:value-type="string" calcext:value-type="string">
            <text:p>당고개 (19:47:00)</text:p>
          </table:table-cell>
          <table:table-cell office:value-type="string" calcext:value-type="string">
            <text:p>오이도 (21:42:00)</text:p>
          </table:table-cell>
          <table:table-cell office:value-type="string" calcext:value-type="string">
            <text:p>21:30:00</text:p>
          </table:table-cell>
          <table:table-cell office:value-type="string" calcext:value-type="string">
            <text:p>21:30: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AVERAGE([.F110:.Y110])" office:value-type="float" office:value="3.8" calcext:value-type="float">
            <text:p>3.8</text:p>
          </table:table-cell>
          <table:table-cell table:formula="of:=STDEV([.F110:.Y110])" office:value-type="float" office:value="2.60768096208106" calcext:value-type="float">
            <text:p>2.60768096208106</text:p>
          </table:table-cell>
          <table:table-cell/>
        </table:table-row>
        <table:table-row table:style-name="ro3">
          <table:table-cell office:value-type="string" calcext:value-type="string">
            <text:p>K4697</text:p>
          </table:table-cell>
          <table:table-cell office:value-type="string" calcext:value-type="string">
            <text:p>당고개 (19:57:00)</text:p>
          </table:table-cell>
          <table:table-cell office:value-type="string" calcext:value-type="string">
            <text:p>오이도 (21:52:00)</text:p>
          </table:table-cell>
          <table:table-cell office:value-type="string" calcext:value-type="string">
            <text:p>21:40:00</text:p>
          </table:table-cell>
          <table:table-cell office:value-type="string" calcext:value-type="string">
            <text:p>21:40: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AVERAGE([.F111:.Y111])" office:value-type="float" office:value="1.15" calcext:value-type="float">
            <text:p>1.15</text:p>
          </table:table-cell>
          <table:table-cell table:formula="of:=STDEV([.F111:.Y111])" office:value-type="float" office:value="2.08440323404692" calcext:value-type="float">
            <text:p>2.08440323404692</text:p>
          </table:table-cell>
          <table:table-cell/>
        </table:table-row>
        <table:table-row table:style-name="ro3">
          <table:table-cell office:value-type="string" calcext:value-type="string">
            <text:p>K4329</text:p>
          </table:table-cell>
          <table:table-cell office:value-type="string" calcext:value-type="string">
            <text:p>당고개 (20:08:00)</text:p>
          </table:table-cell>
          <table:table-cell office:value-type="string" calcext:value-type="string">
            <text:p>안산 (21:53:30)</text:p>
          </table:table-cell>
          <table:table-cell office:value-type="string" calcext:value-type="string">
            <text:p>21:51:00</text:p>
          </table:table-cell>
          <table:table-cell office:value-type="string" calcext:value-type="string">
            <text:p>21:51: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AVERAGE([.F112:.Y112])" office:value-type="float" office:value="4.35" calcext:value-type="float">
            <text:p>4.35</text:p>
          </table:table-cell>
          <table:table-cell table:formula="of:=STDEV([.F112:.Y112])" office:value-type="float" office:value="3.71731368768249" calcext:value-type="float">
            <text:p>3.71731368768249</text:p>
          </table:table-cell>
          <table:table-cell/>
        </table:table-row>
        <table:table-row table:style-name="ro3">
          <table:table-cell office:value-type="string" calcext:value-type="string">
            <text:p>K4701</text:p>
          </table:table-cell>
          <table:table-cell office:value-type="string" calcext:value-type="string">
            <text:p>당고개 (20:23:00)</text:p>
          </table:table-cell>
          <table:table-cell office:value-type="string" calcext:value-type="string">
            <text:p>오이도 (22:18:00)</text:p>
          </table:table-cell>
          <table:table-cell office:value-type="string" calcext:value-type="string">
            <text:p>22:06:00</text:p>
          </table:table-cell>
          <table:table-cell office:value-type="string" calcext:value-type="string">
            <text:p>22:06: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AVERAGE([.F113:.Y113])" office:value-type="float" office:value="2.65" calcext:value-type="float">
            <text:p>2.65</text:p>
          </table:table-cell>
          <table:table-cell table:formula="of:=STDEV([.F113:.Y113])" office:value-type="float" office:value="2.23076574060875" calcext:value-type="float">
            <text:p>2.23076574060875</text:p>
          </table:table-cell>
          <table:table-cell/>
        </table:table-row>
        <table:table-row table:style-name="ro3">
          <table:table-cell office:value-type="string" calcext:value-type="string">
            <text:p>S4703</text:p>
          </table:table-cell>
          <table:table-cell office:value-type="string" calcext:value-type="string">
            <text:p>당고개 (20:33:00)</text:p>
          </table:table-cell>
          <table:table-cell office:value-type="string" calcext:value-type="string">
            <text:p>오이도 (22:28:00)</text:p>
          </table:table-cell>
          <table:table-cell office:value-type="string" calcext:value-type="string">
            <text:p>22:16:00</text:p>
          </table:table-cell>
          <table:table-cell office:value-type="string" calcext:value-type="string">
            <text:p>22:16: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AVERAGE([.F114:.Y114])" office:value-type="float" office:value="3.6" calcext:value-type="float">
            <text:p>3.6</text:p>
          </table:table-cell>
          <table:table-cell table:formula="of:=STDEV([.F114:.Y114])" office:value-type="float" office:value="1.93036674999174" calcext:value-type="float">
            <text:p>1.93036674999174</text:p>
          </table:table-cell>
          <table:table-cell/>
        </table:table-row>
        <table:table-row table:style-name="ro3">
          <table:table-cell office:value-type="string" calcext:value-type="string">
            <text:p>K4705</text:p>
          </table:table-cell>
          <table:table-cell office:value-type="string" calcext:value-type="string">
            <text:p>당고개 (20:43:00)</text:p>
          </table:table-cell>
          <table:table-cell office:value-type="string" calcext:value-type="string">
            <text:p>오이도 (22:38:00)</text:p>
          </table:table-cell>
          <table:table-cell office:value-type="string" calcext:value-type="string">
            <text:p>22:26:00</text:p>
          </table:table-cell>
          <table:table-cell office:value-type="string" calcext:value-type="string">
            <text:p>22:26: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VERAGE([.F115:.Y115])" office:value-type="float" office:value="1.3" calcext:value-type="float">
            <text:p>1.3</text:p>
          </table:table-cell>
          <table:table-cell table:formula="of:=STDEV([.F115:.Y115])" office:value-type="float" office:value="1.21828179265546" calcext:value-type="float">
            <text:p>1.21828179265546</text:p>
          </table:table-cell>
          <table:table-cell/>
        </table:table-row>
        <table:table-row table:style-name="ro3">
          <table:table-cell office:value-type="string" calcext:value-type="string">
            <text:p>K4331</text:p>
          </table:table-cell>
          <table:table-cell office:value-type="string" calcext:value-type="string">
            <text:p>당고개 (20:49:00)</text:p>
          </table:table-cell>
          <table:table-cell office:value-type="string" calcext:value-type="string">
            <text:p>안산 (22:34:30)</text:p>
          </table:table-cell>
          <table:table-cell office:value-type="string" calcext:value-type="string">
            <text:p>22:32:00</text:p>
          </table:table-cell>
          <table:table-cell office:value-type="string" calcext:value-type="string">
            <text:p>22:32: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VERAGE([.F116:.Y116])" office:value-type="float" office:value="1.55" calcext:value-type="float">
            <text:p>1.55</text:p>
          </table:table-cell>
          <table:table-cell table:formula="of:=STDEV([.F116:.Y116])" office:value-type="float" office:value="1.31689427302111" calcext:value-type="float">
            <text:p>1.31689427302111</text:p>
          </table:table-cell>
          <table:table-cell/>
        </table:table-row>
        <table:table-row table:style-name="ro3">
          <table:table-cell office:value-type="string" calcext:value-type="string">
            <text:p>K4707</text:p>
          </table:table-cell>
          <table:table-cell office:value-type="string" calcext:value-type="string">
            <text:p>당고개 (20:55:00)</text:p>
          </table:table-cell>
          <table:table-cell office:value-type="string" calcext:value-type="string">
            <text:p>오이도 (22:50:00)</text:p>
          </table:table-cell>
          <table:table-cell office:value-type="string" calcext:value-type="string">
            <text:p>22:38:00</text:p>
          </table:table-cell>
          <table:table-cell office:value-type="string" calcext:value-type="string">
            <text:p>22:38: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F117:.Y117])" office:value-type="float" office:value="0.6" calcext:value-type="float">
            <text:p>0.6</text:p>
          </table:table-cell>
          <table:table-cell table:formula="of:=STDEV([.F117:.Y117])" office:value-type="float" office:value="0.99472291830968" calcext:value-type="float">
            <text:p>0.99472291830968</text:p>
          </table:table-cell>
          <table:table-cell/>
        </table:table-row>
        <table:table-row table:style-name="ro3">
          <table:table-cell office:value-type="string" calcext:value-type="string">
            <text:p>S4709</text:p>
          </table:table-cell>
          <table:table-cell office:value-type="string" calcext:value-type="string">
            <text:p>당고개 (21:01:00)</text:p>
          </table:table-cell>
          <table:table-cell office:value-type="string" calcext:value-type="string">
            <text:p>오이도 (22:56:00)</text:p>
          </table:table-cell>
          <table:table-cell office:value-type="string" calcext:value-type="string">
            <text:p>22:44:00</text:p>
          </table:table-cell>
          <table:table-cell office:value-type="string" calcext:value-type="string">
            <text:p>22:44: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F118:.Y118])" office:value-type="float" office:value="1.45" calcext:value-type="float">
            <text:p>1.45</text:p>
          </table:table-cell>
          <table:table-cell table:formula="of:=STDEV([.F118:.Y118])" office:value-type="float" office:value="1.356271980176" calcext:value-type="float">
            <text:p>1.356271980176</text:p>
          </table:table-cell>
          <table:table-cell/>
        </table:table-row>
        <table:table-row table:style-name="ro3">
          <table:table-cell office:value-type="string" calcext:value-type="string">
            <text:p>K4711</text:p>
          </table:table-cell>
          <table:table-cell office:value-type="string" calcext:value-type="string">
            <text:p>당고개 (21:12:00)</text:p>
          </table:table-cell>
          <table:table-cell office:value-type="string" calcext:value-type="string">
            <text:p>오이도 (23:07:00)</text:p>
          </table:table-cell>
          <table:table-cell office:value-type="string" calcext:value-type="string">
            <text:p>22:55:00</text:p>
          </table:table-cell>
          <table:table-cell office:value-type="string" calcext:value-type="string">
            <text:p>22:55: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AVERAGE([.F119:.Y119])" office:value-type="float" office:value="1.4" calcext:value-type="float">
            <text:p>1.4</text:p>
          </table:table-cell>
          <table:table-cell table:formula="of:=STDEV([.F119:.Y119])" office:value-type="float" office:value="1.27320565172283" calcext:value-type="float">
            <text:p>1.27320565172283</text:p>
          </table:table-cell>
          <table:table-cell/>
        </table:table-row>
        <table:table-row table:style-name="ro3">
          <table:table-cell office:value-type="string" calcext:value-type="string">
            <text:p>S4713</text:p>
          </table:table-cell>
          <table:table-cell office:value-type="string" calcext:value-type="string">
            <text:p>당고개 (21:19:00)</text:p>
          </table:table-cell>
          <table:table-cell office:value-type="string" calcext:value-type="string">
            <text:p>오이도 (23:14:00)</text:p>
          </table:table-cell>
          <table:table-cell office:value-type="string" calcext:value-type="string">
            <text:p>23:02:00</text:p>
          </table:table-cell>
          <table:table-cell office:value-type="string" calcext:value-type="string">
            <text:p>23:02: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AVERAGE([.F120:.Y120])" office:value-type="float" office:value="2.1" calcext:value-type="float">
            <text:p>2.1</text:p>
          </table:table-cell>
          <table:table-cell table:formula="of:=STDEV([.F120:.Y120])" office:value-type="float" office:value="2.57314061636339" calcext:value-type="float">
            <text:p>2.57314061636339</text:p>
          </table:table-cell>
          <table:table-cell/>
        </table:table-row>
        <table:table-row table:style-name="ro3">
          <table:table-cell office:value-type="string" calcext:value-type="string">
            <text:p>K4715</text:p>
          </table:table-cell>
          <table:table-cell office:value-type="string" calcext:value-type="string">
            <text:p>당고개 (21:31:00)</text:p>
          </table:table-cell>
          <table:table-cell office:value-type="string" calcext:value-type="string">
            <text:p>오이도 (23:26:00)</text:p>
          </table:table-cell>
          <table:table-cell office:value-type="string" calcext:value-type="string">
            <text:p>23:14:00</text:p>
          </table:table-cell>
          <table:table-cell office:value-type="string" calcext:value-type="string">
            <text:p>23:14: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AVERAGE([.F121:.Y121])" office:value-type="float" office:value="2.5" calcext:value-type="float">
            <text:p>2.5</text:p>
          </table:table-cell>
          <table:table-cell table:formula="of:=STDEV([.F121:.Y121])" office:value-type="float" office:value="1.7013926184468" calcext:value-type="float">
            <text:p>1.7013926184468</text:p>
          </table:table-cell>
          <table:table-cell/>
        </table:table-row>
        <table:table-row table:style-name="ro3">
          <table:table-cell office:value-type="string" calcext:value-type="string">
            <text:p>K4717</text:p>
          </table:table-cell>
          <table:table-cell office:value-type="string" calcext:value-type="string">
            <text:p>당고개 (21:38:00)</text:p>
          </table:table-cell>
          <table:table-cell office:value-type="string" calcext:value-type="string">
            <text:p>오이도 (23:32:30)</text:p>
          </table:table-cell>
          <table:table-cell office:value-type="string" calcext:value-type="string">
            <text:p>23:21:00</text:p>
          </table:table-cell>
          <table:table-cell office:value-type="string" calcext:value-type="string">
            <text:p>23:21: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AVERAGE([.F122:.Y122])" office:value-type="float" office:value="1.75" calcext:value-type="float">
            <text:p>1.75</text:p>
          </table:table-cell>
          <table:table-cell table:formula="of:=STDEV([.F122:.Y122])" office:value-type="float" office:value="2.07427856830932" calcext:value-type="float">
            <text:p>2.07427856830932</text:p>
          </table:table-cell>
          <table:table-cell/>
        </table:table-row>
        <table:table-row table:style-name="ro3">
          <table:table-cell office:value-type="string" calcext:value-type="string">
            <text:p>S4719</text:p>
          </table:table-cell>
          <table:table-cell office:value-type="string" calcext:value-type="string">
            <text:p>당고개 (21:45:00)</text:p>
          </table:table-cell>
          <table:table-cell office:value-type="string" calcext:value-type="string">
            <text:p>오이도 (23:40:00)</text:p>
          </table:table-cell>
          <table:table-cell office:value-type="string" calcext:value-type="string">
            <text:p>23:28:00</text:p>
          </table:table-cell>
          <table:table-cell office:value-type="string" calcext:value-type="string">
            <text:p>23:28: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AVERAGE([.F123:.Y123])" office:value-type="float" office:value="1.9" calcext:value-type="float">
            <text:p>1.9</text:p>
          </table:table-cell>
          <table:table-cell table:formula="of:=STDEV([.F123:.Y123])" office:value-type="float" office:value="1.97084005599536" calcext:value-type="float">
            <text:p>1.97084005599536</text:p>
          </table:table-cell>
          <table:table-cell/>
        </table:table-row>
        <table:table-row table:style-name="ro3">
          <table:table-cell office:value-type="string" calcext:value-type="string">
            <text:p>S4721</text:p>
          </table:table-cell>
          <table:table-cell office:value-type="string" calcext:value-type="string">
            <text:p>당고개 (21:57:00)</text:p>
          </table:table-cell>
          <table:table-cell office:value-type="string" calcext:value-type="string">
            <text:p>오이도 (23:51:00)</text:p>
          </table:table-cell>
          <table:table-cell office:value-type="string" calcext:value-type="string">
            <text:p>23:39:30</text:p>
          </table:table-cell>
          <table:table-cell office:value-type="string" calcext:value-type="string">
            <text:p>23:40: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AVERAGE([.F124:.Y124])" office:value-type="float" office:value="3.6" calcext:value-type="float">
            <text:p>3.6</text:p>
          </table:table-cell>
          <table:table-cell table:formula="of:=STDEV([.F124:.Y124])" office:value-type="float" office:value="2.89100237579323" calcext:value-type="float">
            <text:p>2.89100237579323</text:p>
          </table:table-cell>
          <table:table-cell/>
        </table:table-row>
        <table:table-row table:style-name="ro3">
          <table:table-cell office:value-type="string" calcext:value-type="string">
            <text:p>K4723</text:p>
          </table:table-cell>
          <table:table-cell office:value-type="string" calcext:value-type="string">
            <text:p>당고개 (22:10:00)</text:p>
          </table:table-cell>
          <table:table-cell office:value-type="string" calcext:value-type="string">
            <text:p>오이도 (00:05:00)</text:p>
          </table:table-cell>
          <table:table-cell office:value-type="string" calcext:value-type="string">
            <text:p>23:53:00</text:p>
          </table:table-cell>
          <table:table-cell office:value-type="string" calcext:value-type="string">
            <text:p>23:53:3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F125:.Y125])" office:value-type="float" office:value="1.9" calcext:value-type="float">
            <text:p>1.9</text:p>
          </table:table-cell>
          <table:table-cell table:formula="of:=STDEV([.F125:.Y125])" office:value-type="float" office:value="2.78907643646083" calcext:value-type="float">
            <text:p>2.78907643646083</text:p>
          </table:table-cell>
          <table:table-cell/>
        </table:table-row>
        <table:table-row table:style-name="ro3">
          <table:table-cell office:value-type="string" calcext:value-type="string">
            <text:p>S4725</text:p>
          </table:table-cell>
          <table:table-cell office:value-type="string" calcext:value-type="string">
            <text:p>당고개 (22:24:00)</text:p>
          </table:table-cell>
          <table:table-cell office:value-type="string" calcext:value-type="string">
            <text:p>오이도 (00:19:00)</text:p>
          </table:table-cell>
          <table:table-cell office:value-type="string" calcext:value-type="string">
            <text:p>00:07:00</text:p>
          </table:table-cell>
          <table:table-cell office:value-type="string" calcext:value-type="string">
            <text:p>00:07: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VERAGE([.F126:.Y126])" office:value-type="float" office:value="2.45" calcext:value-type="float">
            <text:p>2.45</text:p>
          </table:table-cell>
          <table:table-cell table:formula="of:=STDEV([.F126:.Y126])" office:value-type="float" office:value="2.78104486233426" calcext:value-type="float">
            <text:p>2.78104486233426</text:p>
          </table:table-cell>
          <table:table-cell/>
        </table:table-row>
        <table:table-row table:style-name="ro3">
          <table:table-cell office:value-type="string" calcext:value-type="string">
            <text:p>K4727</text:p>
          </table:table-cell>
          <table:table-cell office:value-type="string" calcext:value-type="string">
            <text:p>당고개 (22:31:00)</text:p>
          </table:table-cell>
          <table:table-cell office:value-type="string" calcext:value-type="string">
            <text:p>오이도 (00:26:00)</text:p>
          </table:table-cell>
          <table:table-cell office:value-type="string" calcext:value-type="string">
            <text:p>00:14:00</text:p>
          </table:table-cell>
          <table:table-cell office:value-type="string" calcext:value-type="string">
            <text:p>00:14: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F127:.Y127])" office:value-type="float" office:value="3.3" calcext:value-type="float">
            <text:p>3.3</text:p>
          </table:table-cell>
          <table:table-cell table:formula="of:=STDEV([.F127:.Y127])" office:value-type="float" office:value="2.00262984991972" calcext:value-type="float">
            <text:p>2.00262984991972</text:p>
          </table:table-cell>
          <table:table-cell/>
        </table:table-row>
        <table:table-row table:style-name="ro3">
          <table:table-cell office:value-type="string" calcext:value-type="string">
            <text:p>K4729</text:p>
          </table:table-cell>
          <table:table-cell office:value-type="string" calcext:value-type="string">
            <text:p>당고개 (22:47:00)</text:p>
          </table:table-cell>
          <table:table-cell office:value-type="string" calcext:value-type="string">
            <text:p>오이도 (00:42:00)</text:p>
          </table:table-cell>
          <table:table-cell office:value-type="string" calcext:value-type="string">
            <text:p>00:30:00</text:p>
          </table:table-cell>
          <table:table-cell office:value-type="string" calcext:value-type="string">
            <text:p>00:30: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F128:.Y128])" office:value-type="float" office:value="1.1" calcext:value-type="float">
            <text:p>1.1</text:p>
          </table:table-cell>
          <table:table-cell table:formula="of:=STDEV([.F128:.Y128])" office:value-type="float" office:value="1.71372171173244" calcext:value-type="float">
            <text:p>1.71372171173244</text:p>
          </table:table-cell>
          <table:table-cell/>
        </table:table-row>
        <table:table-row table:style-name="ro3">
          <table:table-cell office:value-type="string" calcext:value-type="string">
            <text:p>K4731</text:p>
          </table:table-cell>
          <table:table-cell office:value-type="string" calcext:value-type="string">
            <text:p>당고개 (23:05:00)</text:p>
          </table:table-cell>
          <table:table-cell office:value-type="string" calcext:value-type="string">
            <text:p>오이도 (01:00:00)</text:p>
          </table:table-cell>
          <table:table-cell office:value-type="string" calcext:value-type="string">
            <text:p>00:48:00</text:p>
          </table:table-cell>
          <table:table-cell office:value-type="string" calcext:value-type="string">
            <text:p>00:48: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F129:.Y129])" office:value-type="float" office:value="2.84210526315789" calcext:value-type="float">
            <text:p>2.84210526315789</text:p>
          </table:table-cell>
          <table:table-cell table:formula="of:=STDEV([.F129:.Y129])" office:value-type="float" office:value="2.31572301871688" calcext:value-type="float">
            <text:p>2.31572301871688</text:p>
          </table:table-cell>
          <table:table-cell/>
        </table:table-row>
        <table:table-row table:style-name="ro3">
          <table:table-cell office:value-type="string" calcext:value-type="string">
            <text:p>K4333</text:p>
          </table:table-cell>
          <table:table-cell office:value-type="string" calcext:value-type="string">
            <text:p>당고개 (23:14:30)</text:p>
          </table:table-cell>
          <table:table-cell office:value-type="string" calcext:value-type="string">
            <text:p>안산 (01:00:00)</text:p>
          </table:table-cell>
          <table:table-cell office:value-type="string" calcext:value-type="string">
            <text:p>00:57:30</text:p>
          </table:table-cell>
          <table:table-cell office:value-type="string" calcext:value-type="string">
            <text:p>00:58: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VERAGE([.F130:.Y130])" office:value-type="float" office:value="2.26315789473684" calcext:value-type="float">
            <text:p>2.26315789473684</text:p>
          </table:table-cell>
          <table:table-cell table:formula="of:=STDEV([.F130:.Y130])" office:value-type="float" office:value="1.93913225906039" calcext:value-type="float">
            <text:p>1.9391322590603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01:11:08.3339234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1T15:04:17.585095219</meta:creation-date>
    <dc:date>2020-03-13T01:13:36.664763139</dc:date>
    <meta:editing-duration>PT2H30M12S</meta:editing-duration>
    <meta:editing-cycles>35</meta:editing-cycles>
    <meta:generator>LibreOffice/6.4.1.2$Linux_X86_64 LibreOffice_project/40$Build-2</meta:generator>
    <meta:document-statistic meta:table-count="2" meta:cell-count="6840" meta:object-count="6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23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4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5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6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7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8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9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30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31" style:family="chart">
      <style:graphic-properties draw:stroke="solid" svg:stroke-color="#b3b3b3" draw:fill="none" draw:fill-color="#e6e6e6"/>
    </style:style>
    <style:style style:name="ch32" style:family="chart">
      <style:graphic-properties svg:stroke-color="#b3b3b3" draw:fill-color="#cccccc"/>
    </style:style>
  </office:automatic-styles>
  <office:body>
    <office:chart>
      <chart:chart svg:width="51.827cm" svg:height="18.874cm" xlink:href=".." xlink:type="simple" chart:class="chart:line" chart:style-name="ch1">
        <chart:title svg:x="24.705cm" svg:y="0.513cm" chart:style-name="ch2">
          <text:p>Delay Time</text:p>
        </chart:title>
        <chart:subtitle svg:x="21.543cm" svg:y="1.669cm" chart:style-name="ch3">
          <text:p>Choji Station in Line 4 (For Danggogae) (2020. 01)</text:p>
        </chart:subtitle>
        <chart:legend chart:legend-position="end" svg:x="49.001cm" svg:y="4.407cm" style:legend-expansion="high" chart:style-name="ch4"/>
        <chart:plot-area chart:style-name="ch5" table:cell-range-address="Up.E2:Up.Y128" chart:data-source-has-labels="both" svg:x="2.047cm" svg:y="2.729cm" svg:width="45.918cm" svg:height="14.787cm">
          <chartooo:coordinate-region svg:x="2.709cm" svg:y="2.87cm" svg:width="44.218cm" svg:height="14.388cm"/>
          <chart:axis chart:dimension="x" chart:name="primary-x" chart:style-name="ch6" chartooo:axis-type="auto">
            <chartooo:date-scale/>
            <chart:title svg:x="24.089cm" svg:y="17.893cm" chart:style-name="ch7">
              <text:p>Arrival Time</text:p>
            </chart:title>
            <chart:categories table:cell-range-address="Up.E3:Up.E128"/>
          </chart:axis>
          <chart:axis chart:dimension="y" chart:name="primary-y" chart:style-name="ch6">
            <chart:title svg:x="0.451cm" svg:y="11.013cm" chart:style-name="ch8">
              <text:p>Delay (min)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Up.F3:Up.F128" chart:label-cell-address="Up.F2:Up.F2" chart:class="chart:line">
            <chart:data-point chart:repeated="126"/>
          </chart:series>
          <chart:series chart:attached-axis="primary-y" chart:style-name="ch12" chart:values-cell-range-address="Up.G3:Up.G128" chart:label-cell-address="Up.G2:Up.G2" chart:class="chart:line">
            <chart:data-point chart:repeated="126"/>
          </chart:series>
          <chart:series chart:attached-axis="primary-y" chart:style-name="ch13" chart:values-cell-range-address="Up.H3:Up.H128" chart:label-cell-address="Up.H2:Up.H2" chart:class="chart:line">
            <chart:data-point chart:repeated="126"/>
          </chart:series>
          <chart:series chart:attached-axis="primary-y" chart:style-name="ch14" chart:values-cell-range-address="Up.I3:Up.I128" chart:label-cell-address="Up.I2:Up.I2" chart:class="chart:line">
            <chart:data-point chart:repeated="126"/>
          </chart:series>
          <chart:series chart:attached-axis="primary-y" chart:style-name="ch15" chart:values-cell-range-address="Up.J3:Up.J128" chart:label-cell-address="Up.J2:Up.J2" chart:class="chart:line">
            <chart:data-point chart:repeated="126"/>
          </chart:series>
          <chart:series chart:attached-axis="primary-y" chart:style-name="ch16" chart:values-cell-range-address="Up.K3:Up.K128" chart:label-cell-address="Up.K2:Up.K2" chart:class="chart:line">
            <chart:data-point chart:repeated="126"/>
          </chart:series>
          <chart:series chart:attached-axis="primary-y" chart:style-name="ch17" chart:values-cell-range-address="Up.L3:Up.L128" chart:label-cell-address="Up.L2:Up.L2" chart:class="chart:line">
            <chart:data-point chart:repeated="126"/>
          </chart:series>
          <chart:series chart:attached-axis="primary-y" chart:style-name="ch18" chart:values-cell-range-address="Up.M3:Up.M128" chart:label-cell-address="Up.M2:Up.M2" chart:class="chart:line">
            <chart:data-point chart:repeated="126"/>
          </chart:series>
          <chart:series chart:attached-axis="primary-y" chart:style-name="ch19" chart:values-cell-range-address="Up.N3:Up.N128" chart:label-cell-address="Up.N2:Up.N2" chart:class="chart:line">
            <chart:data-point chart:repeated="126"/>
          </chart:series>
          <chart:series chart:attached-axis="primary-y" chart:style-name="ch20" chart:values-cell-range-address="Up.O3:Up.O128" chart:label-cell-address="Up.O2:Up.O2" chart:class="chart:line">
            <chart:data-point chart:repeated="126"/>
          </chart:series>
          <chart:series chart:attached-axis="primary-y" chart:style-name="ch21" chart:values-cell-range-address="Up.P3:Up.P128" chart:label-cell-address="Up.P2:Up.P2" chart:class="chart:line">
            <chart:data-point chart:repeated="126"/>
          </chart:series>
          <chart:series chart:attached-axis="primary-y" chart:style-name="ch22" chart:values-cell-range-address="Up.Q3:Up.Q128" chart:label-cell-address="Up.Q2:Up.Q2" chart:class="chart:line">
            <chart:data-point chart:repeated="126"/>
          </chart:series>
          <chart:series chart:attached-axis="primary-y" chart:style-name="ch23" chart:values-cell-range-address="Up.R3:Up.R128" chart:label-cell-address="Up.R2:Up.R2" chart:class="chart:line">
            <chart:data-point chart:repeated="126"/>
          </chart:series>
          <chart:series chart:attached-axis="primary-y" chart:style-name="ch24" chart:values-cell-range-address="Up.S3:Up.S128" chart:label-cell-address="Up.S2:Up.S2" chart:class="chart:line">
            <chart:data-point chart:repeated="126"/>
          </chart:series>
          <chart:series chart:attached-axis="primary-y" chart:style-name="ch25" chart:values-cell-range-address="Up.T3:Up.T128" chart:label-cell-address="Up.T2:Up.T2" chart:class="chart:line">
            <chart:data-point chart:repeated="126"/>
          </chart:series>
          <chart:series chart:attached-axis="primary-y" chart:style-name="ch26" chart:values-cell-range-address="Up.U3:Up.U128" chart:label-cell-address="Up.U2:Up.U2" chart:class="chart:line">
            <chart:data-point chart:repeated="126"/>
          </chart:series>
          <chart:series chart:attached-axis="primary-y" chart:style-name="ch27" chart:values-cell-range-address="Up.V3:Up.V128" chart:label-cell-address="Up.V2:Up.V2" chart:class="chart:line">
            <chart:data-point chart:repeated="126"/>
          </chart:series>
          <chart:series chart:attached-axis="primary-y" chart:style-name="ch28" chart:values-cell-range-address="Up.W3:Up.W128" chart:label-cell-address="Up.W2:Up.W2" chart:class="chart:line">
            <chart:data-point chart:repeated="126"/>
          </chart:series>
          <chart:series chart:attached-axis="primary-y" chart:style-name="ch29" chart:values-cell-range-address="Up.X3:Up.X128" chart:label-cell-address="Up.X2:Up.X2" chart:class="chart:line">
            <chart:data-point chart:repeated="126"/>
          </chart:series>
          <chart:series chart:attached-axis="primary-y" chart:style-name="ch30" chart:values-cell-range-address="Up.Y3:Up.Y128" chart:label-cell-address="Up.Y2:Up.Y2" chart:class="chart:line">
            <chart:data-point chart:repeated="126"/>
          </chart:series>
          <chart:wall chart:style-name="ch31"/>
          <chart:floor chart:style-name="ch3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0102</text:p>
                <draw:g>
                  <svg:desc>Up.F2:Up.F2</svg:desc>
                </draw:g>
              </table:table-cell>
              <table:table-cell office:value-type="string">
                <text:p>20200103</text:p>
                <draw:g>
                  <svg:desc>Up.G2:Up.G2</svg:desc>
                </draw:g>
              </table:table-cell>
              <table:table-cell office:value-type="string">
                <text:p>20200106</text:p>
                <draw:g>
                  <svg:desc>Up.H2:Up.H2</svg:desc>
                </draw:g>
              </table:table-cell>
              <table:table-cell office:value-type="string">
                <text:p>20200107</text:p>
                <draw:g>
                  <svg:desc>Up.I2:Up.I2</svg:desc>
                </draw:g>
              </table:table-cell>
              <table:table-cell office:value-type="string">
                <text:p>20200108</text:p>
                <draw:g>
                  <svg:desc>Up.J2:Up.J2</svg:desc>
                </draw:g>
              </table:table-cell>
              <table:table-cell office:value-type="string">
                <text:p>20200109</text:p>
                <draw:g>
                  <svg:desc>Up.K2:Up.K2</svg:desc>
                </draw:g>
              </table:table-cell>
              <table:table-cell office:value-type="string">
                <text:p>20200110</text:p>
                <draw:g>
                  <svg:desc>Up.L2:Up.L2</svg:desc>
                </draw:g>
              </table:table-cell>
              <table:table-cell office:value-type="string">
                <text:p>20200113</text:p>
                <draw:g>
                  <svg:desc>Up.M2:Up.M2</svg:desc>
                </draw:g>
              </table:table-cell>
              <table:table-cell office:value-type="string">
                <text:p>20200114</text:p>
                <draw:g>
                  <svg:desc>Up.N2:Up.N2</svg:desc>
                </draw:g>
              </table:table-cell>
              <table:table-cell office:value-type="string">
                <text:p>20200115</text:p>
                <draw:g>
                  <svg:desc>Up.O2:Up.O2</svg:desc>
                </draw:g>
              </table:table-cell>
              <table:table-cell office:value-type="string">
                <text:p>20200116</text:p>
                <draw:g>
                  <svg:desc>Up.P2:Up.P2</svg:desc>
                </draw:g>
              </table:table-cell>
              <table:table-cell office:value-type="string">
                <text:p>20200117</text:p>
                <draw:g>
                  <svg:desc>Up.Q2:Up.Q2</svg:desc>
                </draw:g>
              </table:table-cell>
              <table:table-cell office:value-type="string">
                <text:p>20200120</text:p>
                <draw:g>
                  <svg:desc>Up.R2:Up.R2</svg:desc>
                </draw:g>
              </table:table-cell>
              <table:table-cell office:value-type="string">
                <text:p>20200121</text:p>
                <draw:g>
                  <svg:desc>Up.S2:Up.S2</svg:desc>
                </draw:g>
              </table:table-cell>
              <table:table-cell office:value-type="string">
                <text:p>20200122</text:p>
                <draw:g>
                  <svg:desc>Up.T2:Up.T2</svg:desc>
                </draw:g>
              </table:table-cell>
              <table:table-cell office:value-type="string">
                <text:p>20200123</text:p>
                <draw:g>
                  <svg:desc>Up.U2:Up.U2</svg:desc>
                </draw:g>
              </table:table-cell>
              <table:table-cell office:value-type="string">
                <text:p>20200128</text:p>
                <draw:g>
                  <svg:desc>Up.V2:Up.V2</svg:desc>
                </draw:g>
              </table:table-cell>
              <table:table-cell office:value-type="string">
                <text:p>20200129</text:p>
                <draw:g>
                  <svg:desc>Up.W2:Up.W2</svg:desc>
                </draw:g>
              </table:table-cell>
              <table:table-cell office:value-type="string">
                <text:p>20200130</text:p>
                <draw:g>
                  <svg:desc>Up.X2:Up.X2</svg:desc>
                </draw:g>
              </table:table-cell>
              <table:table-cell office:value-type="string">
                <text:p>20200131</text:p>
                <draw:g>
                  <svg:desc>Up.Y2:Up.Y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5:10:30</text:p>
                <draw:g>
                  <svg:desc>Up.E3:Up.E128</svg:desc>
                </draw:g>
              </table:table-cell>
              <table:table-cell office:value-type="float" office:value="0">
                <text:p>0</text:p>
                <draw:g>
                  <svg:desc>Up.F3:Up.F128</svg:desc>
                </draw:g>
              </table:table-cell>
              <table:table-cell office:value-type="float" office:value="1">
                <text:p>1</text:p>
                <draw:g>
                  <svg:desc>Up.G3:Up.G128</svg:desc>
                </draw:g>
              </table:table-cell>
              <table:table-cell office:value-type="float" office:value="0">
                <text:p>0</text:p>
                <draw:g>
                  <svg:desc>Up.H3:Up.H128</svg:desc>
                </draw:g>
              </table:table-cell>
              <table:table-cell office:value-type="float" office:value="1">
                <text:p>1</text:p>
                <draw:g>
                  <svg:desc>Up.I3:Up.I128</svg:desc>
                </draw:g>
              </table:table-cell>
              <table:table-cell office:value-type="float" office:value="0">
                <text:p>0</text:p>
                <draw:g>
                  <svg:desc>Up.J3:Up.J128</svg:desc>
                </draw:g>
              </table:table-cell>
              <table:table-cell office:value-type="float" office:value="1">
                <text:p>1</text:p>
                <draw:g>
                  <svg:desc>Up.K3:Up.K128</svg:desc>
                </draw:g>
              </table:table-cell>
              <table:table-cell office:value-type="float" office:value="1">
                <text:p>1</text:p>
                <draw:g>
                  <svg:desc>Up.L3:Up.L128</svg:desc>
                </draw:g>
              </table:table-cell>
              <table:table-cell office:value-type="float" office:value="1">
                <text:p>1</text:p>
                <draw:g>
                  <svg:desc>Up.M3:Up.M128</svg:desc>
                </draw:g>
              </table:table-cell>
              <table:table-cell office:value-type="float" office:value="1">
                <text:p>1</text:p>
                <draw:g>
                  <svg:desc>Up.N3:Up.N128</svg:desc>
                </draw:g>
              </table:table-cell>
              <table:table-cell office:value-type="float" office:value="2">
                <text:p>2</text:p>
                <draw:g>
                  <svg:desc>Up.O3:Up.O128</svg:desc>
                </draw:g>
              </table:table-cell>
              <table:table-cell office:value-type="float" office:value="1">
                <text:p>1</text:p>
                <draw:g>
                  <svg:desc>Up.P3:Up.P128</svg:desc>
                </draw:g>
              </table:table-cell>
              <table:table-cell office:value-type="float" office:value="0">
                <text:p>0</text:p>
                <draw:g>
                  <svg:desc>Up.Q3:Up.Q128</svg:desc>
                </draw:g>
              </table:table-cell>
              <table:table-cell office:value-type="float" office:value="1">
                <text:p>1</text:p>
                <draw:g>
                  <svg:desc>Up.R3:Up.R128</svg:desc>
                </draw:g>
              </table:table-cell>
              <table:table-cell office:value-type="float" office:value="1">
                <text:p>1</text:p>
                <draw:g>
                  <svg:desc>Up.S3:Up.S128</svg:desc>
                </draw:g>
              </table:table-cell>
              <table:table-cell office:value-type="float" office:value="0">
                <text:p>0</text:p>
                <draw:g>
                  <svg:desc>Up.T3:Up.T128</svg:desc>
                </draw:g>
              </table:table-cell>
              <table:table-cell office:value-type="float" office:value="1">
                <text:p>1</text:p>
                <draw:g>
                  <svg:desc>Up.U3:Up.U128</svg:desc>
                </draw:g>
              </table:table-cell>
              <table:table-cell office:value-type="float" office:value="1">
                <text:p>1</text:p>
                <draw:g>
                  <svg:desc>Up.V3:Up.V128</svg:desc>
                </draw:g>
              </table:table-cell>
              <table:table-cell office:value-type="float" office:value="0">
                <text:p>0</text:p>
                <draw:g>
                  <svg:desc>Up.W3:Up.W128</svg:desc>
                </draw:g>
              </table:table-cell>
              <table:table-cell office:value-type="float" office:value="1">
                <text:p>1</text:p>
                <draw:g>
                  <svg:desc>Up.X3:Up.X128</svg:desc>
                </draw:g>
              </table:table-cell>
              <table:table-cell office:value-type="float" office:value="0">
                <text:p>0</text:p>
                <draw:g>
                  <svg:desc>Up.Y3:Up.Y128</svg:desc>
                </draw:g>
              </table:table-cell>
            </table:table-row>
            <table:table-row>
              <table:table-cell office:value-type="string">
                <text:p>05:25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5:33: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44: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5:50: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5:56: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5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6:14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6:23:0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6:29:3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6:35:3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6:42:0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6:48:3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7:00:0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7:06:0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7:14:0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7:18:0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7:22:3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7:30:00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07:35:00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7:40:00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7:46:00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07:51:30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08:04:3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08:15:3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8:23:0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8:31:0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8:38:0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8:46:3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8:54:0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4:0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14: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24:0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4:0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9:44: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9:54: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:03:0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:17: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:28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9: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50:0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1:0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12:0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:23:0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9:3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:41: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2:0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9: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0:0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:21: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:32:0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43:0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4:0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05:0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16: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7: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34: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:45:0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56: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:01:3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:13:0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4: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:35:0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:46:0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:55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8: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:20:0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:31:0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:38:0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49:0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:59:0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:05:0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:16:0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:27:0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:36:3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:41:0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:50:0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:57:3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:06:0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:12:3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:20:0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:27:0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:33:3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:41:0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:48:0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:55:0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:02:0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:09:3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:16:0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:23:0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:30:0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:37:3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:45:0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:53:0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:01:0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:09:0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:17:0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:25:0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:33:0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:42:0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:50: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:59:0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:08:0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:18:0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:28:0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:34:0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:40:0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:50: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:56:0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:07:0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:14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:21: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:30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:37:0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:43: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:47: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:58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:10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:26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:58:0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:17: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:38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:53: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0:10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0:36: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3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4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5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53.25cm" svg:height="17.504cm" xlink:href=".." xlink:type="simple" chart:class="chart:line" chart:style-name="ch1">
        <chart:title svg:x="25.417cm" svg:y="0.486cm" chart:style-name="ch2">
          <text:p>Delay Time</text:p>
        </chart:title>
        <chart:subtitle svg:x="22.837cm" svg:y="1.615cm" chart:style-name="ch3">
          <text:p>Choji Station in Line 4 (For Oido) (2020. 01)</text:p>
        </chart:subtitle>
        <chart:legend chart:legend-position="end" svg:x="50.424cm" svg:y="3.722cm" style:legend-expansion="high" chart:style-name="ch4"/>
        <chart:plot-area chart:style-name="ch5" table:cell-range-address="Down.E2:Down.Y130" chart:data-source-has-labels="both" svg:x="2.076cm" svg:y="2.648cm" svg:width="47.283cm" svg:height="13.525cm">
          <chartooo:coordinate-region svg:x="3.154cm" svg:y="2.847cm" svg:width="46.205cm" svg:height="13.127cm"/>
          <chart:axis chart:dimension="x" chart:name="primary-x" chart:style-name="ch6" chartooo:axis-type="auto">
            <chartooo:date-scale/>
            <chart:title svg:x="24.8cm" svg:y="16.523cm" chart:style-name="ch7">
              <text:p>Arrival Time</text:p>
            </chart:title>
            <chart:categories table:cell-range-address="Down.E3:Down.E130"/>
          </chart:axis>
          <chart:axis chart:dimension="y" chart:name="primary-y" chart:style-name="ch8">
            <chart:title svg:x="0.451cm" svg:y="10.301cm" chart:style-name="ch9">
              <text:p>Delay (min)</text:p>
            </chart:title>
            <chart:grid chart:style-name="ch10" chart:class="major"/>
          </chart:axis>
          <chart:series chart:style-name="ch11" chart:values-cell-range-address="Down.F3:Down.F130" chart:label-cell-address="Down.F2:Down.F2" chart:class="chart:line">
            <chart:data-point chart:repeated="128"/>
          </chart:series>
          <chart:series chart:style-name="ch12" chart:values-cell-range-address="Down.G3:Down.G130" chart:label-cell-address="Down.G2:Down.G2" chart:class="chart:line">
            <chart:data-point chart:repeated="128"/>
          </chart:series>
          <chart:series chart:style-name="ch13" chart:values-cell-range-address="Down.H3:Down.H130" chart:label-cell-address="Down.H2:Down.H2" chart:class="chart:line">
            <chart:data-point chart:repeated="128"/>
          </chart:series>
          <chart:series chart:style-name="ch14" chart:values-cell-range-address="Down.I3:Down.I130" chart:label-cell-address="Down.I2:Down.I2" chart:class="chart:line">
            <chart:data-point chart:repeated="128"/>
          </chart:series>
          <chart:series chart:style-name="ch15" chart:values-cell-range-address="Down.J3:Down.J130" chart:label-cell-address="Down.J2:Down.J2" chart:class="chart:line">
            <chart:data-point chart:repeated="128"/>
          </chart:series>
          <chart:series chart:style-name="ch16" chart:values-cell-range-address="Down.K3:Down.K130" chart:label-cell-address="Down.K2:Down.K2" chart:class="chart:line">
            <chart:data-point chart:repeated="128"/>
          </chart:series>
          <chart:series chart:style-name="ch17" chart:values-cell-range-address="Down.L3:Down.L130" chart:label-cell-address="Down.L2:Down.L2" chart:class="chart:line">
            <chart:data-point chart:repeated="128"/>
          </chart:series>
          <chart:series chart:style-name="ch18" chart:values-cell-range-address="Down.M3:Down.M130" chart:label-cell-address="Down.M2:Down.M2" chart:class="chart:line">
            <chart:data-point chart:repeated="128"/>
          </chart:series>
          <chart:series chart:style-name="ch19" chart:values-cell-range-address="Down.N3:Down.N130" chart:label-cell-address="Down.N2:Down.N2" chart:class="chart:line">
            <chart:data-point chart:repeated="128"/>
          </chart:series>
          <chart:series chart:style-name="ch20" chart:values-cell-range-address="Down.O3:Down.O130" chart:label-cell-address="Down.O2:Down.O2" chart:class="chart:line">
            <chart:data-point chart:repeated="128"/>
          </chart:series>
          <chart:series chart:style-name="ch21" chart:values-cell-range-address="Down.P3:Down.P130" chart:label-cell-address="Down.P2:Down.P2" chart:class="chart:line">
            <chart:data-point chart:repeated="128"/>
          </chart:series>
          <chart:series chart:style-name="ch22" chart:values-cell-range-address="Down.Q3:Down.Q130" chart:label-cell-address="Down.Q2:Down.Q2" chart:class="chart:line">
            <chart:data-point chart:repeated="128"/>
          </chart:series>
          <chart:series chart:style-name="ch23" chart:values-cell-range-address="Down.R3:Down.R130" chart:label-cell-address="Down.R2:Down.R2" chart:class="chart:line">
            <chart:data-point chart:repeated="128"/>
          </chart:series>
          <chart:series chart:style-name="ch24" chart:values-cell-range-address="Down.S3:Down.S130" chart:label-cell-address="Down.S2:Down.S2" chart:class="chart:line">
            <chart:data-point chart:repeated="128"/>
          </chart:series>
          <chart:series chart:style-name="ch25" chart:values-cell-range-address="Down.T3:Down.T130" chart:label-cell-address="Down.T2:Down.T2" chart:class="chart:line">
            <chart:data-point chart:repeated="128"/>
          </chart:series>
          <chart:series chart:style-name="ch14" chart:values-cell-range-address="Down.U3:Down.U130" chart:label-cell-address="Down.U2:Down.U2" chart:class="chart:line">
            <chart:data-point chart:repeated="128"/>
          </chart:series>
          <chart:series chart:style-name="ch15" chart:values-cell-range-address="Down.V3:Down.V130" chart:label-cell-address="Down.V2:Down.V2" chart:class="chart:line">
            <chart:data-point chart:repeated="128"/>
          </chart:series>
          <chart:series chart:style-name="ch16" chart:values-cell-range-address="Down.W3:Down.W130" chart:label-cell-address="Down.W2:Down.W2" chart:class="chart:line">
            <chart:data-point chart:repeated="128"/>
          </chart:series>
          <chart:series chart:style-name="ch17" chart:values-cell-range-address="Down.X3:Down.X130" chart:label-cell-address="Down.X2:Down.X2" chart:class="chart:line">
            <chart:data-point chart:repeated="128"/>
          </chart:series>
          <chart:series chart:style-name="ch18" chart:values-cell-range-address="Down.Y3:Down.Y130" chart:label-cell-address="Down.Y2:Down.Y2" chart:class="chart:line">
            <chart:data-point chart:repeated="128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0102</text:p>
                <draw:g>
                  <svg:desc>Down.F2:Down.F2</svg:desc>
                </draw:g>
              </table:table-cell>
              <table:table-cell office:value-type="string">
                <text:p>20200103</text:p>
                <draw:g>
                  <svg:desc>Down.G2:Down.G2</svg:desc>
                </draw:g>
              </table:table-cell>
              <table:table-cell office:value-type="string">
                <text:p>20200106</text:p>
                <draw:g>
                  <svg:desc>Down.H2:Down.H2</svg:desc>
                </draw:g>
              </table:table-cell>
              <table:table-cell office:value-type="string">
                <text:p>20200107</text:p>
                <draw:g>
                  <svg:desc>Down.I2:Down.I2</svg:desc>
                </draw:g>
              </table:table-cell>
              <table:table-cell office:value-type="string">
                <text:p>20200108</text:p>
                <draw:g>
                  <svg:desc>Down.J2:Down.J2</svg:desc>
                </draw:g>
              </table:table-cell>
              <table:table-cell office:value-type="string">
                <text:p>20200109</text:p>
                <draw:g>
                  <svg:desc>Down.K2:Down.K2</svg:desc>
                </draw:g>
              </table:table-cell>
              <table:table-cell office:value-type="string">
                <text:p>20200110</text:p>
                <draw:g>
                  <svg:desc>Down.L2:Down.L2</svg:desc>
                </draw:g>
              </table:table-cell>
              <table:table-cell office:value-type="string">
                <text:p>20200113</text:p>
                <draw:g>
                  <svg:desc>Down.M2:Down.M2</svg:desc>
                </draw:g>
              </table:table-cell>
              <table:table-cell office:value-type="string">
                <text:p>20200114</text:p>
                <draw:g>
                  <svg:desc>Down.N2:Down.N2</svg:desc>
                </draw:g>
              </table:table-cell>
              <table:table-cell office:value-type="string">
                <text:p>20200115</text:p>
                <draw:g>
                  <svg:desc>Down.O2:Down.O2</svg:desc>
                </draw:g>
              </table:table-cell>
              <table:table-cell office:value-type="string">
                <text:p>20200116</text:p>
                <draw:g>
                  <svg:desc>Down.P2:Down.P2</svg:desc>
                </draw:g>
              </table:table-cell>
              <table:table-cell office:value-type="string">
                <text:p>20200117</text:p>
                <draw:g>
                  <svg:desc>Down.Q2:Down.Q2</svg:desc>
                </draw:g>
              </table:table-cell>
              <table:table-cell office:value-type="string">
                <text:p>20200120</text:p>
                <draw:g>
                  <svg:desc>Down.R2:Down.R2</svg:desc>
                </draw:g>
              </table:table-cell>
              <table:table-cell office:value-type="string">
                <text:p>20200121</text:p>
                <draw:g>
                  <svg:desc>Down.S2:Down.S2</svg:desc>
                </draw:g>
              </table:table-cell>
              <table:table-cell office:value-type="string">
                <text:p>20200122</text:p>
                <draw:g>
                  <svg:desc>Down.T2:Down.T2</svg:desc>
                </draw:g>
              </table:table-cell>
              <table:table-cell office:value-type="string">
                <text:p>20200123</text:p>
                <draw:g>
                  <svg:desc>Down.U2:Down.U2</svg:desc>
                </draw:g>
              </table:table-cell>
              <table:table-cell office:value-type="string">
                <text:p>20200128</text:p>
                <draw:g>
                  <svg:desc>Down.V2:Down.V2</svg:desc>
                </draw:g>
              </table:table-cell>
              <table:table-cell office:value-type="string">
                <text:p>20200129</text:p>
                <draw:g>
                  <svg:desc>Down.W2:Down.W2</svg:desc>
                </draw:g>
              </table:table-cell>
              <table:table-cell office:value-type="string">
                <text:p>20200130</text:p>
                <draw:g>
                  <svg:desc>Down.X2:Down.X2</svg:desc>
                </draw:g>
              </table:table-cell>
              <table:table-cell office:value-type="string">
                <text:p>20200131</text:p>
                <draw:g>
                  <svg:desc>Down.Y2:Down.Y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6:08:00</text:p>
                <draw:g>
                  <svg:desc>Down.E3:Down.E130</svg:desc>
                </draw:g>
              </table:table-cell>
              <table:table-cell office:value-type="float" office:value="2">
                <text:p>2</text:p>
                <draw:g>
                  <svg:desc>Down.F3:Down.F130</svg:desc>
                </draw:g>
              </table:table-cell>
              <table:table-cell office:value-type="float" office:value="1">
                <text:p>1</text:p>
                <draw:g>
                  <svg:desc>Down.G3:Down.G130</svg:desc>
                </draw:g>
              </table:table-cell>
              <table:table-cell office:value-type="float" office:value="1">
                <text:p>1</text:p>
                <draw:g>
                  <svg:desc>Down.H3:Down.H130</svg:desc>
                </draw:g>
              </table:table-cell>
              <table:table-cell office:value-type="float" office:value="1">
                <text:p>1</text:p>
                <draw:g>
                  <svg:desc>Down.I3:Down.I130</svg:desc>
                </draw:g>
              </table:table-cell>
              <table:table-cell office:value-type="float" office:value="3">
                <text:p>3</text:p>
                <draw:g>
                  <svg:desc>Down.J3:Down.J130</svg:desc>
                </draw:g>
              </table:table-cell>
              <table:table-cell office:value-type="float" office:value="1">
                <text:p>1</text:p>
                <draw:g>
                  <svg:desc>Down.K3:Down.K130</svg:desc>
                </draw:g>
              </table:table-cell>
              <table:table-cell office:value-type="float" office:value="2">
                <text:p>2</text:p>
                <draw:g>
                  <svg:desc>Down.L3:Down.L130</svg:desc>
                </draw:g>
              </table:table-cell>
              <table:table-cell office:value-type="float" office:value="1">
                <text:p>1</text:p>
                <draw:g>
                  <svg:desc>Down.M3:Down.M130</svg:desc>
                </draw:g>
              </table:table-cell>
              <table:table-cell office:value-type="float" office:value="1">
                <text:p>1</text:p>
                <draw:g>
                  <svg:desc>Down.N3:Down.N130</svg:desc>
                </draw:g>
              </table:table-cell>
              <table:table-cell office:value-type="float" office:value="1">
                <text:p>1</text:p>
                <draw:g>
                  <svg:desc>Down.O3:Down.O130</svg:desc>
                </draw:g>
              </table:table-cell>
              <table:table-cell office:value-type="float" office:value="2">
                <text:p>2</text:p>
                <draw:g>
                  <svg:desc>Down.P3:Down.P130</svg:desc>
                </draw:g>
              </table:table-cell>
              <table:table-cell office:value-type="float" office:value="0">
                <text:p>0</text:p>
                <draw:g>
                  <svg:desc>Down.Q3:Down.Q130</svg:desc>
                </draw:g>
              </table:table-cell>
              <table:table-cell office:value-type="float" office:value="1">
                <text:p>1</text:p>
                <draw:g>
                  <svg:desc>Down.R3:Down.R130</svg:desc>
                </draw:g>
              </table:table-cell>
              <table:table-cell office:value-type="float" office:value="1">
                <text:p>1</text:p>
                <draw:g>
                  <svg:desc>Down.S3:Down.S130</svg:desc>
                </draw:g>
              </table:table-cell>
              <table:table-cell office:value-type="float" office:value="1">
                <text:p>1</text:p>
                <draw:g>
                  <svg:desc>Down.T3:Down.T130</svg:desc>
                </draw:g>
              </table:table-cell>
              <table:table-cell office:value-type="float" office:value="1">
                <text:p>1</text:p>
                <draw:g>
                  <svg:desc>Down.U3:Down.U130</svg:desc>
                </draw:g>
              </table:table-cell>
              <table:table-cell office:value-type="float" office:value="0">
                <text:p>0</text:p>
                <draw:g>
                  <svg:desc>Down.V3:Down.V130</svg:desc>
                </draw:g>
              </table:table-cell>
              <table:table-cell office:value-type="float" office:value="0">
                <text:p>0</text:p>
                <draw:g>
                  <svg:desc>Down.W3:Down.W130</svg:desc>
                </draw:g>
              </table:table-cell>
              <table:table-cell office:value-type="float" office:value="1">
                <text:p>1</text:p>
                <draw:g>
                  <svg:desc>Down.X3:Down.X130</svg:desc>
                </draw:g>
              </table:table-cell>
              <table:table-cell office:value-type="float" office:value="1">
                <text:p>1</text:p>
                <draw:g>
                  <svg:desc>Down.Y3:Down.Y130</svg:desc>
                </draw:g>
              </table:table-cell>
            </table:table-row>
            <table:table-row>
              <table:table-cell office:value-type="string">
                <text:p>06:24: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6:39: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56:0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7:08: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7:19: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7:29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7:39: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7:48: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7:56: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8:04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12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8:20:3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27:3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3:3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8:39:3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8:45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51:3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8:57:3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3:3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9:09:3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9:15:3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9:21:3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9:27:3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09:33:3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09:40:3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9:47:3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9:57:3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:03:3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:09:3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:17:3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:21:3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:29:3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:37:3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:41:0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:50:3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:59:30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3:3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:11:30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:15:3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:25:3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:35:3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:45:3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56:3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07:3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:18:3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9:3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:40:3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1:3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:58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10:3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:22:3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34:3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:41: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52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:03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:14:3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5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:36:3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47:3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58:3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5:3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16: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27: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:33: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:44: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:55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:06: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:17:3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:29:3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:40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:51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00: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:02:3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09: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:20:3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:30:3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36: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:47:3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:58:3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:09:3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:21:0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:29:30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:37:3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:45:0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:52:0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:59:0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:05:3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:12:3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:20:0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:26:3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:33:3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:36:30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:42:3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:48:3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:01:3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:10:0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:16:3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:20:3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:27:3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:34:3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1">
                <text:p>-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:41:3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:49:3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:57:3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:05:3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:17:3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:22:0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:30:3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:40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:51: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:06:3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:16:3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:26:3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2:3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:38: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4:3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55: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:02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:14:3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:21: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:28:3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:40:0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:53:3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0:07: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0:14:3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0:30:3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0:48:3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0:58:0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Up.AA3:Up.AA128" chart:error-lower-range="Up.AA3:Up.AA128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Up.AA3:Up.AA128" chart:error-lower-range="Up.AA3:Up.AA128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Up.AA3:Up.AA128" chart:error-lower-range="Up.AA3:Up.AA128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1.646cm" svg:height="12.512cm" xlink:href=".." xlink:type="simple" chart:class="chart:bar" chart:style-name="ch1">
        <chart:title svg:x="23.729cm" svg:y="0.386cm" chart:style-name="ch2">
          <text:p>Average Delay Time</text:p>
        </chart:title>
        <chart:subtitle svg:x="21.453cm" svg:y="1.415cm" chart:style-name="ch3">
          <text:p>Choji Station in Line 4 (For Danggogae) (2020. 01)</text:p>
        </chart:subtitle>
        <chart:plot-area chart:style-name="ch4" table:cell-range-address="Up.E3:Up.E128 Up.Z2:Up.Z128" chart:data-source-has-labels="both" svg:x="2.043cm" svg:y="2.348cm" svg:width="48.571cm" svg:height="8.933cm">
          <chartooo:coordinate-region svg:x="2.931cm" svg:y="2.348cm" svg:width="47.683cm" svg:height="7.268cm"/>
          <chart:axis chart:dimension="x" chart:name="primary-x" chart:style-name="ch5" chartooo:axis-type="auto">
            <chartooo:date-scale/>
            <chart:title svg:x="25.411cm" svg:y="11.531cm" chart:style-name="ch6">
              <text:p>Arrival Time</text:p>
            </chart:title>
            <chart:categories table:cell-range-address="Up.E3:Up.E128"/>
          </chart:axis>
          <chart:axis chart:dimension="y" chart:name="primary-y" chart:style-name="ch7">
            <chart:title svg:x="0.451cm" svg:y="8.353cm" chart:style-name="ch8">
              <text:p>Average Delay (min)</text:p>
            </chart:title>
            <chart:grid chart:style-name="ch9" chart:class="major"/>
          </chart:axis>
          <chart:series chart:style-name="ch10" chart:values-cell-range-address="Up.Z3:Up.Z128" chart:label-cell-address="Up.Z2:Up.Z2" chart:class="chart:bar">
            <chart:error-indicator chart:style-name="ch11" chart:dimension="y"/>
            <chart:data-point chart:repeated="1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평균</text:p>
                <draw:g>
                  <svg:desc>Up.Z2:Up.Z2</svg:desc>
                </draw:g>
              </table:table-cell>
              <table:table-cell office:value-type="string">
                <text:p>Column AA</text:p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string">
                <text:p>05:10:30</text:p>
                <draw:g>
                  <svg:desc>Up.E3:Up.E128</svg:desc>
                </draw:g>
              </table:table-cell>
              <table:table-cell office:value-type="float" office:value="0.7">
                <text:p>0.7</text:p>
                <draw:g>
                  <svg:desc>Up.Z3:Up.Z128</svg:desc>
                </draw:g>
              </table:table-cell>
              <table:table-cell office:value-type="float" office:value="0.571240570577479">
                <text:p>0.571240570577479</text:p>
                <draw:g>
                  <svg:desc>Up.AA3:Up.AA128</svg:desc>
                </draw:g>
              </table:table-cell>
              <table:table-cell office:value-type="float" office:value="0.571240570577479">
                <text:p>0.571240570577479</text:p>
                <draw:g>
                  <svg:desc>Up.AA3:Up.AA128</svg:desc>
                </draw:g>
              </table:table-cell>
            </table:table-row>
            <table:table-row>
              <table:table-cell office:value-type="string">
                <text:p>05:25:00</text:p>
              </table:table-cell>
              <table:table-cell office:value-type="float" office:value="0.5">
                <text:p>0.5</text:p>
              </table:table-cell>
              <table:table-cell office:value-type="float" office:value="1.05131496607569">
                <text:p>1.05131496607569</text:p>
              </table:table-cell>
              <table:table-cell office:value-type="float" office:value="1.05131496607569">
                <text:p>1.05131496607569</text:p>
              </table:table-cell>
            </table:table-row>
            <table:table-row>
              <table:table-cell office:value-type="string">
                <text:p>05:33:00</text:p>
              </table:table-cell>
              <table:table-cell office:value-type="float" office:value="0.4">
                <text:p>0.4</text:p>
              </table:table-cell>
              <table:table-cell office:value-type="float" office:value="0.680557047378721">
                <text:p>0.680557047378721</text:p>
              </table:table-cell>
              <table:table-cell office:value-type="float" office:value="0.680557047378721">
                <text:p>0.680557047378721</text:p>
              </table:table-cell>
            </table:table-row>
            <table:table-row>
              <table:table-cell office:value-type="string">
                <text:p>05:44:00</text:p>
              </table:table-cell>
              <table:table-cell office:value-type="float" office:value="0.7">
                <text:p>0.7</text:p>
              </table:table-cell>
              <table:table-cell office:value-type="float" office:value="0.864504725870617">
                <text:p>0.864504725870617</text:p>
              </table:table-cell>
              <table:table-cell office:value-type="float" office:value="0.864504725870617">
                <text:p>0.864504725870617</text:p>
              </table:table-cell>
            </table:table-row>
            <table:table-row>
              <table:table-cell office:value-type="string">
                <text:p>05:50:00</text:p>
              </table:table-cell>
              <table:table-cell office:value-type="float" office:value="0.85">
                <text:p>0.85</text:p>
              </table:table-cell>
              <table:table-cell office:value-type="float" office:value="1.13670808176853">
                <text:p>1.13670808176853</text:p>
              </table:table-cell>
              <table:table-cell office:value-type="float" office:value="1.13670808176853">
                <text:p>1.13670808176853</text:p>
              </table:table-cell>
            </table:table-row>
            <table:table-row>
              <table:table-cell office:value-type="string">
                <text:p>05:56:00</text:p>
              </table:table-cell>
              <table:table-cell office:value-type="float" office:value="0.85">
                <text:p>0.85</text:p>
              </table:table-cell>
              <table:table-cell office:value-type="float" office:value="1.4964871146156">
                <text:p>1.4964871146156</text:p>
              </table:table-cell>
              <table:table-cell office:value-type="float" office:value="1.4964871146156">
                <text:p>1.4964871146156</text:p>
              </table:table-cell>
            </table:table-row>
            <table:table-row>
              <table:table-cell office:value-type="string">
                <text:p>06:05:00</text:p>
              </table:table-cell>
              <table:table-cell office:value-type="float" office:value="0.75">
                <text:p>0.75</text:p>
              </table:table-cell>
              <table:table-cell office:value-type="float" office:value="1.40955386745706">
                <text:p>1.40955386745706</text:p>
              </table:table-cell>
              <table:table-cell office:value-type="float" office:value="1.40955386745706">
                <text:p>1.40955386745706</text:p>
              </table:table-cell>
            </table:table-row>
            <table:table-row>
              <table:table-cell office:value-type="string">
                <text:p>06:14:00</text:p>
              </table:table-cell>
              <table:table-cell office:value-type="float" office:value="1.5">
                <text:p>1.5</text:p>
              </table:table-cell>
              <table:table-cell office:value-type="float" office:value="1.60591013709393">
                <text:p>1.60591013709393</text:p>
              </table:table-cell>
              <table:table-cell office:value-type="float" office:value="1.60591013709393">
                <text:p>1.60591013709393</text:p>
              </table:table-cell>
            </table:table-row>
            <table:table-row>
              <table:table-cell office:value-type="string">
                <text:p>06:23:00</text:p>
              </table:table-cell>
              <table:table-cell office:value-type="float" office:value="0.85">
                <text:p>0.85</text:p>
              </table:table-cell>
              <table:table-cell office:value-type="float" office:value="1.22581873821025">
                <text:p>1.22581873821025</text:p>
              </table:table-cell>
              <table:table-cell office:value-type="float" office:value="1.22581873821025">
                <text:p>1.22581873821025</text:p>
              </table:table-cell>
            </table:table-row>
            <table:table-row>
              <table:table-cell office:value-type="string">
                <text:p>06:29:30</text:p>
              </table:table-cell>
              <table:table-cell office:value-type="float" office:value="0.7">
                <text:p>0.7</text:p>
              </table:table-cell>
              <table:table-cell office:value-type="float" office:value="0.978720969859186">
                <text:p>0.978720969859186</text:p>
              </table:table-cell>
              <table:table-cell office:value-type="float" office:value="0.978720969859186">
                <text:p>0.978720969859186</text:p>
              </table:table-cell>
            </table:table-row>
            <table:table-row>
              <table:table-cell office:value-type="string">
                <text:p>06:35:30</text:p>
              </table:table-cell>
              <table:table-cell office:value-type="float" office:value="1.05">
                <text:p>1.05</text:p>
              </table:table-cell>
              <table:table-cell office:value-type="float" office:value="1.23437604097225">
                <text:p>1.23437604097225</text:p>
              </table:table-cell>
              <table:table-cell office:value-type="float" office:value="1.23437604097225">
                <text:p>1.23437604097225</text:p>
              </table:table-cell>
            </table:table-row>
            <table:table-row>
              <table:table-cell office:value-type="string">
                <text:p>06:42:00</text:p>
              </table:table-cell>
              <table:table-cell office:value-type="float" office:value="1.75">
                <text:p>1.75</text:p>
              </table:table-cell>
              <table:table-cell office:value-type="float" office:value="2.46821904683476">
                <text:p>2.46821904683476</text:p>
              </table:table-cell>
              <table:table-cell office:value-type="float" office:value="2.46821904683476">
                <text:p>2.46821904683476</text:p>
              </table:table-cell>
            </table:table-row>
            <table:table-row>
              <table:table-cell office:value-type="string">
                <text:p>06:48:30</text:p>
              </table:table-cell>
              <table:table-cell office:value-type="float" office:value="2.65">
                <text:p>2.65</text:p>
              </table:table-cell>
              <table:table-cell office:value-type="float" office:value="2.81490394339244">
                <text:p>2.81490394339244</text:p>
              </table:table-cell>
              <table:table-cell office:value-type="float" office:value="2.81490394339244">
                <text:p>2.81490394339244</text:p>
              </table:table-cell>
            </table:table-row>
            <table:table-row>
              <table:table-cell office:value-type="string">
                <text:p>07:00:00</text:p>
              </table:table-cell>
              <table:table-cell office:value-type="float" office:value="4.3">
                <text:p>4.3</text:p>
              </table:table-cell>
              <table:table-cell office:value-type="float" office:value="2.77393886776642">
                <text:p>2.77393886776642</text:p>
              </table:table-cell>
              <table:table-cell office:value-type="float" office:value="2.77393886776642">
                <text:p>2.77393886776642</text:p>
              </table:table-cell>
            </table:table-row>
            <table:table-row>
              <table:table-cell office:value-type="string">
                <text:p>07:06:00</text:p>
              </table:table-cell>
              <table:table-cell office:value-type="float" office:value="5.5">
                <text:p>5.5</text:p>
              </table:table-cell>
              <table:table-cell office:value-type="float" office:value="3.25252938010113">
                <text:p>3.25252938010113</text:p>
              </table:table-cell>
              <table:table-cell office:value-type="float" office:value="3.25252938010113">
                <text:p>3.25252938010113</text:p>
              </table:table-cell>
            </table:table-row>
            <table:table-row>
              <table:table-cell office:value-type="string">
                <text:p>07:14:00</text:p>
              </table:table-cell>
              <table:table-cell office:value-type="float" office:value="5.5">
                <text:p>5.5</text:p>
              </table:table-cell>
              <table:table-cell office:value-type="float" office:value="3.12039133848034">
                <text:p>3.12039133848034</text:p>
              </table:table-cell>
              <table:table-cell office:value-type="float" office:value="3.12039133848034">
                <text:p>3.12039133848034</text:p>
              </table:table-cell>
            </table:table-row>
            <table:table-row>
              <table:table-cell office:value-type="string">
                <text:p>07:18:00</text:p>
              </table:table-cell>
              <table:table-cell office:value-type="float" office:value="6.1">
                <text:p>6.1</text:p>
              </table:table-cell>
              <table:table-cell office:value-type="float" office:value="2.10012530954452">
                <text:p>2.10012530954452</text:p>
              </table:table-cell>
              <table:table-cell office:value-type="float" office:value="2.10012530954452">
                <text:p>2.10012530954452</text:p>
              </table:table-cell>
            </table:table-row>
            <table:table-row>
              <table:table-cell office:value-type="string">
                <text:p>07:22:30</text:p>
              </table:table-cell>
              <table:table-cell office:value-type="float" office:value="7.2">
                <text:p>7.2</text:p>
              </table:table-cell>
              <table:table-cell office:value-type="float" office:value="2.21478286924356">
                <text:p>2.21478286924356</text:p>
              </table:table-cell>
              <table:table-cell office:value-type="float" office:value="2.21478286924356">
                <text:p>2.21478286924356</text:p>
              </table:table-cell>
            </table:table-row>
            <table:table-row>
              <table:table-cell office:value-type="string">
                <text:p>07:30:00</text:p>
              </table:table-cell>
              <table:table-cell office:value-type="float" office:value="8.7">
                <text:p>8.7</text:p>
              </table:table-cell>
              <table:table-cell office:value-type="float" office:value="2.59756971437777">
                <text:p>2.59756971437777</text:p>
              </table:table-cell>
              <table:table-cell office:value-type="float" office:value="2.59756971437777">
                <text:p>2.59756971437777</text:p>
              </table:table-cell>
            </table:table-row>
            <table:table-row>
              <table:table-cell office:value-type="string">
                <text:p>07:35:00</text:p>
              </table:table-cell>
              <table:table-cell office:value-type="float" office:value="9.05">
                <text:p>9.05</text:p>
              </table:table-cell>
              <table:table-cell office:value-type="float" office:value="2.21181040398084">
                <text:p>2.21181040398084</text:p>
              </table:table-cell>
              <table:table-cell office:value-type="float" office:value="2.21181040398084">
                <text:p>2.21181040398084</text:p>
              </table:table-cell>
            </table:table-row>
            <table:table-row>
              <table:table-cell office:value-type="string">
                <text:p>07:40:00</text:p>
              </table:table-cell>
              <table:table-cell office:value-type="float" office:value="9.85">
                <text:p>9.85</text:p>
              </table:table-cell>
              <table:table-cell office:value-type="float" office:value="2.88872581636009">
                <text:p>2.88872581636009</text:p>
              </table:table-cell>
              <table:table-cell office:value-type="float" office:value="2.88872581636009">
                <text:p>2.88872581636009</text:p>
              </table:table-cell>
            </table:table-row>
            <table:table-row>
              <table:table-cell office:value-type="string">
                <text:p>07:46:00</text:p>
              </table:table-cell>
              <table:table-cell office:value-type="float" office:value="9.65">
                <text:p>9.65</text:p>
              </table:table-cell>
              <table:table-cell office:value-type="float" office:value="2.77725726117276">
                <text:p>2.77725726117276</text:p>
              </table:table-cell>
              <table:table-cell office:value-type="float" office:value="2.77725726117276">
                <text:p>2.77725726117276</text:p>
              </table:table-cell>
            </table:table-row>
            <table:table-row>
              <table:table-cell office:value-type="string">
                <text:p>07:51:30</text:p>
              </table:table-cell>
              <table:table-cell office:value-type="float" office:value="7.15">
                <text:p>7.15</text:p>
              </table:table-cell>
              <table:table-cell office:value-type="float" office:value="2.64127162356954">
                <text:p>2.64127162356954</text:p>
              </table:table-cell>
              <table:table-cell office:value-type="float" office:value="2.64127162356954">
                <text:p>2.64127162356954</text:p>
              </table:table-cell>
            </table:table-row>
            <table:table-row>
              <table:table-cell office:value-type="string">
                <text:p>08:04:30</text:p>
              </table:table-cell>
              <table:table-cell office:value-type="float" office:value="6.2">
                <text:p>6.2</text:p>
              </table:table-cell>
              <table:table-cell office:value-type="float" office:value="2.91276681633044">
                <text:p>2.91276681633044</text:p>
              </table:table-cell>
              <table:table-cell office:value-type="float" office:value="2.91276681633044">
                <text:p>2.91276681633044</text:p>
              </table:table-cell>
            </table:table-row>
            <table:table-row>
              <table:table-cell office:value-type="string">
                <text:p>08:15:30</text:p>
              </table:table-cell>
              <table:table-cell office:value-type="float" office:value="5.8">
                <text:p>5.8</text:p>
              </table:table-cell>
              <table:table-cell office:value-type="float" office:value="3.42744342346488">
                <text:p>3.42744342346488</text:p>
              </table:table-cell>
              <table:table-cell office:value-type="float" office:value="3.42744342346488">
                <text:p>3.42744342346488</text:p>
              </table:table-cell>
            </table:table-row>
            <table:table-row>
              <table:table-cell office:value-type="string">
                <text:p>08:23:00</text:p>
              </table:table-cell>
              <table:table-cell office:value-type="float" office:value="4.3">
                <text:p>4.3</text:p>
              </table:table-cell>
              <table:table-cell office:value-type="float" office:value="2.67739071721547">
                <text:p>2.67739071721547</text:p>
              </table:table-cell>
              <table:table-cell office:value-type="float" office:value="2.67739071721547">
                <text:p>2.67739071721547</text:p>
              </table:table-cell>
            </table:table-row>
            <table:table-row>
              <table:table-cell office:value-type="string">
                <text:p>08:31:00</text:p>
              </table:table-cell>
              <table:table-cell office:value-type="float" office:value="4.5">
                <text:p>4.5</text:p>
              </table:table-cell>
              <table:table-cell office:value-type="float" office:value="2.56494588021288">
                <text:p>2.56494588021288</text:p>
              </table:table-cell>
              <table:table-cell office:value-type="float" office:value="2.56494588021288">
                <text:p>2.56494588021288</text:p>
              </table:table-cell>
            </table:table-row>
            <table:table-row>
              <table:table-cell office:value-type="string">
                <text:p>08:38:00</text:p>
              </table:table-cell>
              <table:table-cell office:value-type="float" office:value="5.1">
                <text:p>5.1</text:p>
              </table:table-cell>
              <table:table-cell office:value-type="float" office:value="2.75107634438443">
                <text:p>2.75107634438443</text:p>
              </table:table-cell>
              <table:table-cell office:value-type="float" office:value="2.75107634438443">
                <text:p>2.75107634438443</text:p>
              </table:table-cell>
            </table:table-row>
            <table:table-row>
              <table:table-cell office:value-type="string">
                <text:p>08:46:30</text:p>
              </table:table-cell>
              <table:table-cell office:value-type="float" office:value="4.15">
                <text:p>4.15</text:p>
              </table:table-cell>
              <table:table-cell office:value-type="float" office:value="2.68082862288195">
                <text:p>2.68082862288195</text:p>
              </table:table-cell>
              <table:table-cell office:value-type="float" office:value="2.68082862288195">
                <text:p>2.68082862288195</text:p>
              </table:table-cell>
            </table:table-row>
            <table:table-row>
              <table:table-cell office:value-type="string">
                <text:p>08:54:00</text:p>
              </table:table-cell>
              <table:table-cell office:value-type="float" office:value="2.15789473684211">
                <text:p>2.15789473684211</text:p>
              </table:table-cell>
              <table:table-cell office:value-type="float" office:value="2.33959060746241">
                <text:p>2.33959060746241</text:p>
              </table:table-cell>
              <table:table-cell office:value-type="float" office:value="2.33959060746241">
                <text:p>2.33959060746241</text:p>
              </table:table-cell>
            </table:table-row>
            <table:table-row>
              <table:table-cell office:value-type="string">
                <text:p>09:04:00</text:p>
              </table:table-cell>
              <table:table-cell office:value-type="float" office:value="2.15">
                <text:p>2.15</text:p>
              </table:table-cell>
              <table:table-cell office:value-type="float" office:value="2.20704613263496">
                <text:p>2.20704613263496</text:p>
              </table:table-cell>
              <table:table-cell office:value-type="float" office:value="2.20704613263496">
                <text:p>2.20704613263496</text:p>
              </table:table-cell>
            </table:table-row>
            <table:table-row>
              <table:table-cell office:value-type="string">
                <text:p>09:14:00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223550580643">
                <text:p>1.223550580643</text:p>
              </table:table-cell>
              <table:table-cell office:value-type="float" office:value="1.223550580643">
                <text:p>1.223550580643</text:p>
              </table:table-cell>
            </table:table-row>
            <table:table-row>
              <table:table-cell office:value-type="string">
                <text:p>09:24:00</text:p>
              </table:table-cell>
              <table:table-cell office:value-type="float" office:value="1.9">
                <text:p>1.9</text:p>
              </table:table-cell>
              <table:table-cell office:value-type="float" office:value="2.93616290957756">
                <text:p>2.93616290957756</text:p>
              </table:table-cell>
              <table:table-cell office:value-type="float" office:value="2.93616290957756">
                <text:p>2.93616290957756</text:p>
              </table:table-cell>
            </table:table-row>
            <table:table-row>
              <table:table-cell office:value-type="string">
                <text:p>09:34:00</text:p>
              </table:table-cell>
              <table:table-cell office:value-type="float" office:value="1.31578947368421">
                <text:p>1.31578947368421</text:p>
              </table:table-cell>
              <table:table-cell office:value-type="float" office:value="1.33552451531005">
                <text:p>1.33552451531005</text:p>
              </table:table-cell>
              <table:table-cell office:value-type="float" office:value="1.33552451531005">
                <text:p>1.33552451531005</text:p>
              </table:table-cell>
            </table:table-row>
            <table:table-row>
              <table:table-cell office:value-type="string">
                <text:p>09:44:00</text:p>
              </table:table-cell>
              <table:table-cell office:value-type="float" office:value="2.65">
                <text:p>2.65</text:p>
              </table:table-cell>
              <table:table-cell office:value-type="float" office:value="2.833539724165">
                <text:p>2.833539724165</text:p>
              </table:table-cell>
              <table:table-cell office:value-type="float" office:value="2.833539724165">
                <text:p>2.833539724165</text:p>
              </table:table-cell>
            </table:table-row>
            <table:table-row>
              <table:table-cell office:value-type="string">
                <text:p>09:54:00</text:p>
              </table:table-cell>
              <table:table-cell office:value-type="float" office:value="1">
                <text:p>1</text:p>
              </table:table-cell>
              <table:table-cell office:value-type="float" office:value="1.07605517369794">
                <text:p>1.07605517369794</text:p>
              </table:table-cell>
              <table:table-cell office:value-type="float" office:value="1.07605517369794">
                <text:p>1.07605517369794</text:p>
              </table:table-cell>
            </table:table-row>
            <table:table-row>
              <table:table-cell office:value-type="string">
                <text:p>10:03:00</text:p>
              </table:table-cell>
              <table:table-cell office:value-type="float" office:value="3.15">
                <text:p>3.15</text:p>
              </table:table-cell>
              <table:table-cell office:value-type="float" office:value="3.57292449873828">
                <text:p>3.57292449873828</text:p>
              </table:table-cell>
              <table:table-cell office:value-type="float" office:value="3.57292449873828">
                <text:p>3.57292449873828</text:p>
              </table:table-cell>
            </table:table-row>
            <table:table-row>
              <table:table-cell office:value-type="string">
                <text:p>10:17:00</text:p>
              </table:table-cell>
              <table:table-cell office:value-type="float" office:value="3.15">
                <text:p>3.15</text:p>
              </table:table-cell>
              <table:table-cell office:value-type="float" office:value="3.89702990818176">
                <text:p>3.89702990818176</text:p>
              </table:table-cell>
              <table:table-cell office:value-type="float" office:value="3.89702990818176">
                <text:p>3.89702990818176</text:p>
              </table:table-cell>
            </table:table-row>
            <table:table-row>
              <table:table-cell office:value-type="string">
                <text:p>10:28:30</text:p>
              </table:table-cell>
              <table:table-cell office:value-type="float" office:value="2">
                <text:p>2</text:p>
              </table:table-cell>
              <table:table-cell office:value-type="float" office:value="2.88371105932689">
                <text:p>2.88371105932689</text:p>
              </table:table-cell>
              <table:table-cell office:value-type="float" office:value="2.88371105932689">
                <text:p>2.88371105932689</text:p>
              </table:table-cell>
            </table:table-row>
            <table:table-row>
              <table:table-cell office:value-type="string">
                <text:p>10:39:00</text:p>
              </table:table-cell>
              <table:table-cell office:value-type="float" office:value="1.45">
                <text:p>1.45</text:p>
              </table:table-cell>
              <table:table-cell office:value-type="float" office:value="1.356271980176">
                <text:p>1.356271980176</text:p>
              </table:table-cell>
              <table:table-cell office:value-type="float" office:value="1.356271980176">
                <text:p>1.356271980176</text:p>
              </table:table-cell>
            </table:table-row>
            <table:table-row>
              <table:table-cell office:value-type="string">
                <text:p>10:50:00</text:p>
              </table:table-cell>
              <table:table-cell office:value-type="float" office:value="1.75">
                <text:p>1.75</text:p>
              </table:table-cell>
              <table:table-cell office:value-type="float" office:value="2.17340383052168">
                <text:p>2.17340383052168</text:p>
              </table:table-cell>
              <table:table-cell office:value-type="float" office:value="2.17340383052168">
                <text:p>2.17340383052168</text:p>
              </table:table-cell>
            </table:table-row>
            <table:table-row>
              <table:table-cell office:value-type="string">
                <text:p>11:01:00</text:p>
              </table:table-cell>
              <table:table-cell office:value-type="float" office:value="1.95">
                <text:p>1.95</text:p>
              </table:table-cell>
              <table:table-cell office:value-type="float" office:value="2.35025194618073">
                <text:p>2.35025194618073</text:p>
              </table:table-cell>
              <table:table-cell office:value-type="float" office:value="2.35025194618073">
                <text:p>2.35025194618073</text:p>
              </table:table-cell>
            </table:table-row>
            <table:table-row>
              <table:table-cell office:value-type="string">
                <text:p>11:12:00</text:p>
              </table:table-cell>
              <table:table-cell office:value-type="float" office:value="2.7">
                <text:p>2.7</text:p>
              </table:table-cell>
              <table:table-cell office:value-type="float" office:value="2.71642179501289">
                <text:p>2.71642179501289</text:p>
              </table:table-cell>
              <table:table-cell office:value-type="float" office:value="2.71642179501289">
                <text:p>2.71642179501289</text:p>
              </table:table-cell>
            </table:table-row>
            <table:table-row>
              <table:table-cell office:value-type="string">
                <text:p>11:23:00</text:p>
              </table:table-cell>
              <table:table-cell office:value-type="float" office:value="0.9">
                <text:p>0.9</text:p>
              </table:table-cell>
              <table:table-cell office:value-type="float" office:value="1.29370947686346">
                <text:p>1.29370947686346</text:p>
              </table:table-cell>
              <table:table-cell office:value-type="float" office:value="1.29370947686346">
                <text:p>1.29370947686346</text:p>
              </table:table-cell>
            </table:table-row>
            <table:table-row>
              <table:table-cell office:value-type="string">
                <text:p>11:29:30</text:p>
              </table:table-cell>
              <table:table-cell office:value-type="float" office:value="3.15">
                <text:p>3.15</text:p>
              </table:table-cell>
              <table:table-cell office:value-type="float" office:value="2.34576886733271">
                <text:p>2.34576886733271</text:p>
              </table:table-cell>
              <table:table-cell office:value-type="float" office:value="2.34576886733271">
                <text:p>2.34576886733271</text:p>
              </table:table-cell>
            </table:table-row>
            <table:table-row>
              <table:table-cell office:value-type="string">
                <text:p>11:41:00</text:p>
              </table:table-cell>
              <table:table-cell office:value-type="float" office:value="1.65">
                <text:p>1.65</text:p>
              </table:table-cell>
              <table:table-cell office:value-type="float" office:value="1.22581873821025">
                <text:p>1.22581873821025</text:p>
              </table:table-cell>
              <table:table-cell office:value-type="float" office:value="1.22581873821025">
                <text:p>1.22581873821025</text:p>
              </table:table-cell>
            </table:table-row>
            <table:table-row>
              <table:table-cell office:value-type="string">
                <text:p>11:52:00</text:p>
              </table:table-cell>
              <table:table-cell office:value-type="float" office:value="1.95">
                <text:p>1.95</text:p>
              </table:table-cell>
              <table:table-cell office:value-type="float" office:value="1.8771478925557">
                <text:p>1.8771478925557</text:p>
              </table:table-cell>
              <table:table-cell office:value-type="float" office:value="1.8771478925557">
                <text:p>1.8771478925557</text:p>
              </table:table-cell>
            </table:table-row>
            <table:table-row>
              <table:table-cell office:value-type="string">
                <text:p>11:59:00</text:p>
              </table:table-cell>
              <table:table-cell office:value-type="float" office:value="2.5">
                <text:p>2.5</text:p>
              </table:table-cell>
              <table:table-cell office:value-type="float" office:value="2.8562028528874">
                <text:p>2.8562028528874</text:p>
              </table:table-cell>
              <table:table-cell office:value-type="float" office:value="2.8562028528874">
                <text:p>2.8562028528874</text:p>
              </table:table-cell>
            </table:table-row>
            <table:table-row>
              <table:table-cell office:value-type="string">
                <text:p>12:10:00</text:p>
              </table:table-cell>
              <table:table-cell office:value-type="float" office:value="1.75">
                <text:p>1.75</text:p>
              </table:table-cell>
              <table:table-cell office:value-type="float" office:value="1.83173774266262">
                <text:p>1.83173774266262</text:p>
              </table:table-cell>
              <table:table-cell office:value-type="float" office:value="1.83173774266262">
                <text:p>1.83173774266262</text:p>
              </table:table-cell>
            </table:table-row>
            <table:table-row>
              <table:table-cell office:value-type="string">
                <text:p>12:21:00</text:p>
              </table:table-cell>
              <table:table-cell office:value-type="float" office:value="1.7">
                <text:p>1.7</text:p>
              </table:table-cell>
              <table:table-cell office:value-type="float" office:value="1.26074330623269">
                <text:p>1.26074330623269</text:p>
              </table:table-cell>
              <table:table-cell office:value-type="float" office:value="1.26074330623269">
                <text:p>1.26074330623269</text:p>
              </table:table-cell>
            </table:table-row>
            <table:table-row>
              <table:table-cell office:value-type="string">
                <text:p>12:32:00</text:p>
              </table:table-cell>
              <table:table-cell office:value-type="float" office:value="4.35">
                <text:p>4.35</text:p>
              </table:table-cell>
              <table:table-cell office:value-type="float" office:value="6.07215387087473">
                <text:p>6.07215387087473</text:p>
              </table:table-cell>
              <table:table-cell office:value-type="float" office:value="6.07215387087473">
                <text:p>6.07215387087473</text:p>
              </table:table-cell>
            </table:table-row>
            <table:table-row>
              <table:table-cell office:value-type="string">
                <text:p>12:43:00</text:p>
              </table:table-cell>
              <table:table-cell office:value-type="float" office:value="1.65">
                <text:p>1.65</text:p>
              </table:table-cell>
              <table:table-cell office:value-type="float" office:value="1.69441808051583">
                <text:p>1.69441808051583</text:p>
              </table:table-cell>
              <table:table-cell office:value-type="float" office:value="1.69441808051583">
                <text:p>1.69441808051583</text:p>
              </table:table-cell>
            </table:table-row>
            <table:table-row>
              <table:table-cell office:value-type="string">
                <text:p>12:54:00</text:p>
              </table:table-cell>
              <table:table-cell office:value-type="float" office:value="1.7">
                <text:p>1.7</text:p>
              </table:table-cell>
              <table:table-cell office:value-type="float" office:value="1.65751875435925">
                <text:p>1.65751875435925</text:p>
              </table:table-cell>
              <table:table-cell office:value-type="float" office:value="1.65751875435925">
                <text:p>1.65751875435925</text:p>
              </table:table-cell>
            </table:table-row>
            <table:table-row>
              <table:table-cell office:value-type="string">
                <text:p>13:05:00</text:p>
              </table:table-cell>
              <table:table-cell office:value-type="float" office:value="0.45">
                <text:p>0.45</text:p>
              </table:table-cell>
              <table:table-cell office:value-type="float" office:value="0.759154654516248">
                <text:p>0.759154654516248</text:p>
              </table:table-cell>
              <table:table-cell office:value-type="float" office:value="0.759154654516248">
                <text:p>0.759154654516248</text:p>
              </table:table-cell>
            </table:table-row>
            <table:table-row>
              <table:table-cell office:value-type="string">
                <text:p>13:16:00</text:p>
              </table:table-cell>
              <table:table-cell office:value-type="float" office:value="1.65">
                <text:p>1.65</text:p>
              </table:table-cell>
              <table:table-cell office:value-type="float" office:value="1.75544266422131">
                <text:p>1.75544266422131</text:p>
              </table:table-cell>
              <table:table-cell office:value-type="float" office:value="1.75544266422131">
                <text:p>1.75544266422131</text:p>
              </table:table-cell>
            </table:table-row>
            <table:table-row>
              <table:table-cell office:value-type="string">
                <text:p>13:27:00</text:p>
              </table:table-cell>
              <table:table-cell office:value-type="float" office:value="1.4">
                <text:p>1.4</text:p>
              </table:table-cell>
              <table:table-cell office:value-type="float" office:value="1.50087693664316">
                <text:p>1.50087693664316</text:p>
              </table:table-cell>
              <table:table-cell office:value-type="float" office:value="1.50087693664316">
                <text:p>1.50087693664316</text:p>
              </table:table-cell>
            </table:table-row>
            <table:table-row>
              <table:table-cell office:value-type="string">
                <text:p>13:34:00</text:p>
              </table:table-cell>
              <table:table-cell office:value-type="float" office:value="2.35">
                <text:p>2.35</text:p>
              </table:table-cell>
              <table:table-cell office:value-type="float" office:value="2.81490394339244">
                <text:p>2.81490394339244</text:p>
              </table:table-cell>
              <table:table-cell office:value-type="float" office:value="2.81490394339244">
                <text:p>2.81490394339244</text:p>
              </table:table-cell>
            </table:table-row>
            <table:table-row>
              <table:table-cell office:value-type="string">
                <text:p>13:45:00</text:p>
              </table:table-cell>
              <table:table-cell office:value-type="float" office:value="1.84210526315789">
                <text:p>1.84210526315789</text:p>
              </table:table-cell>
              <table:table-cell office:value-type="float" office:value="2.1924911730403">
                <text:p>2.1924911730403</text:p>
              </table:table-cell>
              <table:table-cell office:value-type="float" office:value="2.1924911730403">
                <text:p>2.1924911730403</text:p>
              </table:table-cell>
            </table:table-row>
            <table:table-row>
              <table:table-cell office:value-type="string">
                <text:p>13:56:00</text:p>
              </table:table-cell>
              <table:table-cell office:value-type="float" office:value="1.55">
                <text:p>1.55</text:p>
              </table:table-cell>
              <table:table-cell office:value-type="float" office:value="1.7614288458372">
                <text:p>1.7614288458372</text:p>
              </table:table-cell>
              <table:table-cell office:value-type="float" office:value="1.7614288458372">
                <text:p>1.7614288458372</text:p>
              </table:table-cell>
            </table:table-row>
            <table:table-row>
              <table:table-cell office:value-type="string">
                <text:p>14:01:30</text:p>
              </table:table-cell>
              <table:table-cell office:value-type="float" office:value="1.95">
                <text:p>1.95</text:p>
              </table:table-cell>
              <table:table-cell office:value-type="float" office:value="2.30502882731146">
                <text:p>2.30502882731146</text:p>
              </table:table-cell>
              <table:table-cell office:value-type="float" office:value="2.30502882731146">
                <text:p>2.30502882731146</text:p>
              </table:table-cell>
            </table:table-row>
            <table:table-row>
              <table:table-cell office:value-type="string">
                <text:p>14:13:00</text:p>
              </table:table-cell>
              <table:table-cell office:value-type="float" office:value="2.2">
                <text:p>2.2</text:p>
              </table:table-cell>
              <table:table-cell office:value-type="float" office:value="1.85245214442058">
                <text:p>1.85245214442058</text:p>
              </table:table-cell>
              <table:table-cell office:value-type="float" office:value="1.85245214442058">
                <text:p>1.85245214442058</text:p>
              </table:table-cell>
            </table:table-row>
            <table:table-row>
              <table:table-cell office:value-type="string">
                <text:p>14:24:00</text:p>
              </table:table-cell>
              <table:table-cell office:value-type="float" office:value="2.65">
                <text:p>2.65</text:p>
              </table:table-cell>
              <table:table-cell office:value-type="float" office:value="3.09966042282733">
                <text:p>3.09966042282733</text:p>
              </table:table-cell>
              <table:table-cell office:value-type="float" office:value="3.09966042282733">
                <text:p>3.09966042282733</text:p>
              </table:table-cell>
            </table:table-row>
            <table:table-row>
              <table:table-cell office:value-type="string">
                <text:p>14:35:00</text:p>
              </table:table-cell>
              <table:table-cell office:value-type="float" office:value="1.9">
                <text:p>1.9</text:p>
              </table:table-cell>
              <table:table-cell office:value-type="float" office:value="2.29186203313973">
                <text:p>2.29186203313973</text:p>
              </table:table-cell>
              <table:table-cell office:value-type="float" office:value="2.29186203313973">
                <text:p>2.29186203313973</text:p>
              </table:table-cell>
            </table:table-row>
            <table:table-row>
              <table:table-cell office:value-type="string">
                <text:p>14:46:00</text:p>
              </table:table-cell>
              <table:table-cell office:value-type="float" office:value="1.45">
                <text:p>1.45</text:p>
              </table:table-cell>
              <table:table-cell office:value-type="float" office:value="1.50350467767462">
                <text:p>1.50350467767462</text:p>
              </table:table-cell>
              <table:table-cell office:value-type="float" office:value="1.50350467767462">
                <text:p>1.50350467767462</text:p>
              </table:table-cell>
            </table:table-row>
            <table:table-row>
              <table:table-cell office:value-type="string">
                <text:p>14:55:30</text:p>
              </table:table-cell>
              <table:table-cell office:value-type="float" office:value="1.45">
                <text:p>1.45</text:p>
              </table:table-cell>
              <table:table-cell office:value-type="float" office:value="1.43178210632764">
                <text:p>1.43178210632764</text:p>
              </table:table-cell>
              <table:table-cell office:value-type="float" office:value="1.43178210632764">
                <text:p>1.43178210632764</text:p>
              </table:table-cell>
            </table:table-row>
            <table:table-row>
              <table:table-cell office:value-type="string">
                <text:p>15:08:00</text:p>
              </table:table-cell>
              <table:table-cell office:value-type="float" office:value="2.2">
                <text:p>2.2</text:p>
              </table:table-cell>
              <table:table-cell office:value-type="float" office:value="1.90843005194267">
                <text:p>1.90843005194267</text:p>
              </table:table-cell>
              <table:table-cell office:value-type="float" office:value="1.90843005194267">
                <text:p>1.90843005194267</text:p>
              </table:table-cell>
            </table:table-row>
            <table:table-row>
              <table:table-cell office:value-type="string">
                <text:p>15:20:00</text:p>
              </table:table-cell>
              <table:table-cell office:value-type="float" office:value="2.4">
                <text:p>2.4</text:p>
              </table:table-cell>
              <table:table-cell office:value-type="float" office:value="2.70282503279342">
                <text:p>2.70282503279342</text:p>
              </table:table-cell>
              <table:table-cell office:value-type="float" office:value="2.70282503279342">
                <text:p>2.70282503279342</text:p>
              </table:table-cell>
            </table:table-row>
            <table:table-row>
              <table:table-cell office:value-type="string">
                <text:p>15:31:00</text:p>
              </table:table-cell>
              <table:table-cell office:value-type="float" office:value="1.5">
                <text:p>1.5</text:p>
              </table:table-cell>
              <table:table-cell office:value-type="float" office:value="1.87784871314856">
                <text:p>1.87784871314856</text:p>
              </table:table-cell>
              <table:table-cell office:value-type="float" office:value="1.87784871314856">
                <text:p>1.87784871314856</text:p>
              </table:table-cell>
            </table:table-row>
            <table:table-row>
              <table:table-cell office:value-type="string">
                <text:p>15:38:00</text:p>
              </table:table-cell>
              <table:table-cell office:value-type="float" office:value="2">
                <text:p>2</text:p>
              </table:table-cell>
              <table:table-cell office:value-type="float" office:value="2.10262993215139">
                <text:p>2.10262993215139</text:p>
              </table:table-cell>
              <table:table-cell office:value-type="float" office:value="2.10262993215139">
                <text:p>2.10262993215139</text:p>
              </table:table-cell>
            </table:table-row>
            <table:table-row>
              <table:table-cell office:value-type="string">
                <text:p>15:49:00</text:p>
              </table:table-cell>
              <table:table-cell office:value-type="float" office:value="3.25">
                <text:p>3.25</text:p>
              </table:table-cell>
              <table:table-cell office:value-type="float" office:value="2.5520889276702">
                <text:p>2.5520889276702</text:p>
              </table:table-cell>
              <table:table-cell office:value-type="float" office:value="2.5520889276702">
                <text:p>2.5520889276702</text:p>
              </table:table-cell>
            </table:table-row>
            <table:table-row>
              <table:table-cell office:value-type="string">
                <text:p>15:59:00</text:p>
              </table:table-cell>
              <table:table-cell office:value-type="float" office:value="2.4">
                <text:p>2.4</text:p>
              </table:table-cell>
              <table:table-cell office:value-type="float" office:value="2.56289310206875">
                <text:p>2.56289310206875</text:p>
              </table:table-cell>
              <table:table-cell office:value-type="float" office:value="2.56289310206875">
                <text:p>2.56289310206875</text:p>
              </table:table-cell>
            </table:table-row>
            <table:table-row>
              <table:table-cell office:value-type="string">
                <text:p>16:05:00</text:p>
              </table:table-cell>
              <table:table-cell office:value-type="float" office:value="3.1">
                <text:p>3.1</text:p>
              </table:table-cell>
              <table:table-cell office:value-type="float" office:value="1.91668573598447">
                <text:p>1.91668573598447</text:p>
              </table:table-cell>
              <table:table-cell office:value-type="float" office:value="1.91668573598447">
                <text:p>1.91668573598447</text:p>
              </table:table-cell>
            </table:table-row>
            <table:table-row>
              <table:table-cell office:value-type="string">
                <text:p>16:16:00</text:p>
              </table:table-cell>
              <table:table-cell office:value-type="float" office:value="3.85">
                <text:p>3.85</text:p>
              </table:table-cell>
              <table:table-cell office:value-type="float" office:value="1.8144159564879">
                <text:p>1.8144159564879</text:p>
              </table:table-cell>
              <table:table-cell office:value-type="float" office:value="1.8144159564879">
                <text:p>1.8144159564879</text:p>
              </table:table-cell>
            </table:table-row>
            <table:table-row>
              <table:table-cell office:value-type="string">
                <text:p>16:27:00</text:p>
              </table:table-cell>
              <table:table-cell office:value-type="float" office:value="2.9">
                <text:p>2.9</text:p>
              </table:table-cell>
              <table:table-cell office:value-type="float" office:value="1.99736668746891">
                <text:p>1.99736668746891</text:p>
              </table:table-cell>
              <table:table-cell office:value-type="float" office:value="1.99736668746891">
                <text:p>1.99736668746891</text:p>
              </table:table-cell>
            </table:table-row>
            <table:table-row>
              <table:table-cell office:value-type="string">
                <text:p>16:36:30</text:p>
              </table:table-cell>
              <table:table-cell office:value-type="float" office:value="4.3">
                <text:p>4.3</text:p>
              </table:table-cell>
              <table:table-cell office:value-type="float" office:value="4.10519568095692">
                <text:p>4.10519568095692</text:p>
              </table:table-cell>
              <table:table-cell office:value-type="float" office:value="4.10519568095692">
                <text:p>4.10519568095692</text:p>
              </table:table-cell>
            </table:table-row>
            <table:table-row>
              <table:table-cell office:value-type="string">
                <text:p>16:41:00</text:p>
              </table:table-cell>
              <table:table-cell office:value-type="float" office:value="4.2">
                <text:p>4.2</text:p>
              </table:table-cell>
              <table:table-cell office:value-type="float" office:value="4.54914682573615">
                <text:p>4.54914682573615</text:p>
              </table:table-cell>
              <table:table-cell office:value-type="float" office:value="4.54914682573615">
                <text:p>4.54914682573615</text:p>
              </table:table-cell>
            </table:table-row>
            <table:table-row>
              <table:table-cell office:value-type="string">
                <text:p>16:50:00</text:p>
              </table:table-cell>
              <table:table-cell office:value-type="float" office:value="4.35">
                <text:p>4.35</text:p>
              </table:table-cell>
              <table:table-cell office:value-type="float" office:value="3.19991776210116">
                <text:p>3.19991776210116</text:p>
              </table:table-cell>
              <table:table-cell office:value-type="float" office:value="3.19991776210116">
                <text:p>3.19991776210116</text:p>
              </table:table-cell>
            </table:table-row>
            <table:table-row>
              <table:table-cell office:value-type="string">
                <text:p>16:57:30</text:p>
              </table:table-cell>
              <table:table-cell office:value-type="float" office:value="4.45">
                <text:p>4.45</text:p>
              </table:table-cell>
              <table:table-cell office:value-type="float" office:value="2.45967477524977">
                <text:p>2.45967477524977</text:p>
              </table:table-cell>
              <table:table-cell office:value-type="float" office:value="2.45967477524977">
                <text:p>2.45967477524977</text:p>
              </table:table-cell>
            </table:table-row>
            <table:table-row>
              <table:table-cell office:value-type="string">
                <text:p>17:06:00</text:p>
              </table:table-cell>
              <table:table-cell office:value-type="float" office:value="5.35">
                <text:p>5.35</text:p>
              </table:table-cell>
              <table:table-cell office:value-type="float" office:value="3.13343598189457">
                <text:p>3.13343598189457</text:p>
              </table:table-cell>
              <table:table-cell office:value-type="float" office:value="3.13343598189457">
                <text:p>3.13343598189457</text:p>
              </table:table-cell>
            </table:table-row>
            <table:table-row>
              <table:table-cell office:value-type="string">
                <text:p>17:12:30</text:p>
              </table:table-cell>
              <table:table-cell office:value-type="float" office:value="5.65">
                <text:p>5.65</text:p>
              </table:table-cell>
              <table:table-cell office:value-type="float" office:value="2.64127162356954">
                <text:p>2.64127162356954</text:p>
              </table:table-cell>
              <table:table-cell office:value-type="float" office:value="2.64127162356954">
                <text:p>2.64127162356954</text:p>
              </table:table-cell>
            </table:table-row>
            <table:table-row>
              <table:table-cell office:value-type="string">
                <text:p>17:20:00</text:p>
              </table:table-cell>
              <table:table-cell office:value-type="float" office:value="5.95">
                <text:p>5.95</text:p>
              </table:table-cell>
              <table:table-cell office:value-type="float" office:value="2.89236745135956">
                <text:p>2.89236745135956</text:p>
              </table:table-cell>
              <table:table-cell office:value-type="float" office:value="2.89236745135956">
                <text:p>2.89236745135956</text:p>
              </table:table-cell>
            </table:table-row>
            <table:table-row>
              <table:table-cell office:value-type="string">
                <text:p>17:27:00</text:p>
              </table:table-cell>
              <table:table-cell office:value-type="float" office:value="5.55">
                <text:p>5.55</text:p>
              </table:table-cell>
              <table:table-cell office:value-type="float" office:value="2.60515682930283">
                <text:p>2.60515682930283</text:p>
              </table:table-cell>
              <table:table-cell office:value-type="float" office:value="2.60515682930283">
                <text:p>2.60515682930283</text:p>
              </table:table-cell>
            </table:table-row>
            <table:table-row>
              <table:table-cell office:value-type="string">
                <text:p>17:33:30</text:p>
              </table:table-cell>
              <table:table-cell office:value-type="float" office:value="5.45">
                <text:p>5.45</text:p>
              </table:table-cell>
              <table:table-cell office:value-type="float" office:value="2.62528193974626">
                <text:p>2.62528193974626</text:p>
              </table:table-cell>
              <table:table-cell office:value-type="float" office:value="2.62528193974626">
                <text:p>2.62528193974626</text:p>
              </table:table-cell>
            </table:table-row>
            <table:table-row>
              <table:table-cell office:value-type="string">
                <text:p>17:41:00</text:p>
              </table:table-cell>
              <table:table-cell office:value-type="float" office:value="4.95">
                <text:p>4.95</text:p>
              </table:table-cell>
              <table:table-cell office:value-type="float" office:value="2.30502882731146">
                <text:p>2.30502882731146</text:p>
              </table:table-cell>
              <table:table-cell office:value-type="float" office:value="2.30502882731146">
                <text:p>2.30502882731146</text:p>
              </table:table-cell>
            </table:table-row>
            <table:table-row>
              <table:table-cell office:value-type="string">
                <text:p>17:48:00</text:p>
              </table:table-cell>
              <table:table-cell office:value-type="float" office:value="5.45">
                <text:p>5.45</text:p>
              </table:table-cell>
              <table:table-cell office:value-type="float" office:value="2.43818310266175">
                <text:p>2.43818310266175</text:p>
              </table:table-cell>
              <table:table-cell office:value-type="float" office:value="2.43818310266175">
                <text:p>2.43818310266175</text:p>
              </table:table-cell>
            </table:table-row>
            <table:table-row>
              <table:table-cell office:value-type="string">
                <text:p>17:55:00</text:p>
              </table:table-cell>
              <table:table-cell office:value-type="float" office:value="4.65">
                <text:p>4.65</text:p>
              </table:table-cell>
              <table:table-cell office:value-type="float" office:value="1.72520021721355">
                <text:p>1.72520021721355</text:p>
              </table:table-cell>
              <table:table-cell office:value-type="float" office:value="1.72520021721355">
                <text:p>1.72520021721355</text:p>
              </table:table-cell>
            </table:table-row>
            <table:table-row>
              <table:table-cell office:value-type="string">
                <text:p>18:02:00</text:p>
              </table:table-cell>
              <table:table-cell office:value-type="float" office:value="4.1">
                <text:p>4.1</text:p>
              </table:table-cell>
              <table:table-cell office:value-type="float" office:value="2.44734012434123">
                <text:p>2.44734012434123</text:p>
              </table:table-cell>
              <table:table-cell office:value-type="float" office:value="2.44734012434123">
                <text:p>2.44734012434123</text:p>
              </table:table-cell>
            </table:table-row>
            <table:table-row>
              <table:table-cell office:value-type="string">
                <text:p>18:09:30</text:p>
              </table:table-cell>
              <table:table-cell office:value-type="float" office:value="3.7">
                <text:p>3.7</text:p>
              </table:table-cell>
              <table:table-cell office:value-type="float" office:value="2.51521684740574">
                <text:p>2.51521684740574</text:p>
              </table:table-cell>
              <table:table-cell office:value-type="float" office:value="2.51521684740574">
                <text:p>2.51521684740574</text:p>
              </table:table-cell>
            </table:table-row>
            <table:table-row>
              <table:table-cell office:value-type="string">
                <text:p>18:16:00</text:p>
              </table:table-cell>
              <table:table-cell office:value-type="float" office:value="3.6">
                <text:p>3.6</text:p>
              </table:table-cell>
              <table:table-cell office:value-type="float" office:value="1.50087693664316">
                <text:p>1.50087693664316</text:p>
              </table:table-cell>
              <table:table-cell office:value-type="float" office:value="1.50087693664316">
                <text:p>1.50087693664316</text:p>
              </table:table-cell>
            </table:table-row>
            <table:table-row>
              <table:table-cell office:value-type="string">
                <text:p>18:23:00</text:p>
              </table:table-cell>
              <table:table-cell office:value-type="float" office:value="3.3">
                <text:p>3.3</text:p>
              </table:table-cell>
              <table:table-cell office:value-type="float" office:value="1.71985311490316">
                <text:p>1.71985311490316</text:p>
              </table:table-cell>
              <table:table-cell office:value-type="float" office:value="1.71985311490316">
                <text:p>1.71985311490316</text:p>
              </table:table-cell>
            </table:table-row>
            <table:table-row>
              <table:table-cell office:value-type="string">
                <text:p>18:30:00</text:p>
              </table:table-cell>
              <table:table-cell office:value-type="float" office:value="2.85">
                <text:p>2.85</text:p>
              </table:table-cell>
              <table:table-cell office:value-type="float" office:value="1.78517285024817">
                <text:p>1.78517285024817</text:p>
              </table:table-cell>
              <table:table-cell office:value-type="float" office:value="1.78517285024817">
                <text:p>1.78517285024817</text:p>
              </table:table-cell>
            </table:table-row>
            <table:table-row>
              <table:table-cell office:value-type="string">
                <text:p>18:37:30</text:p>
              </table:table-cell>
              <table:table-cell office:value-type="float" office:value="2.85">
                <text:p>2.85</text:p>
              </table:table-cell>
              <table:table-cell office:value-type="float" office:value="2.32322371308762">
                <text:p>2.32322371308762</text:p>
              </table:table-cell>
              <table:table-cell office:value-type="float" office:value="2.32322371308762">
                <text:p>2.32322371308762</text:p>
              </table:table-cell>
            </table:table-row>
            <table:table-row>
              <table:table-cell office:value-type="string">
                <text:p>18:45:00</text:p>
              </table:table-cell>
              <table:table-cell office:value-type="float" office:value="2.25">
                <text:p>2.25</text:p>
              </table:table-cell>
              <table:table-cell office:value-type="float" office:value="1.37170658209707">
                <text:p>1.37170658209707</text:p>
              </table:table-cell>
              <table:table-cell office:value-type="float" office:value="1.37170658209707">
                <text:p>1.37170658209707</text:p>
              </table:table-cell>
            </table:table-row>
            <table:table-row>
              <table:table-cell office:value-type="string">
                <text:p>18:53:00</text:p>
              </table:table-cell>
              <table:table-cell office:value-type="float" office:value="2">
                <text:p>2</text:p>
              </table:table-cell>
              <table:table-cell office:value-type="float" office:value="1.806421294919">
                <text:p>1.806421294919</text:p>
              </table:table-cell>
              <table:table-cell office:value-type="float" office:value="1.806421294919">
                <text:p>1.806421294919</text:p>
              </table:table-cell>
            </table:table-row>
            <table:table-row>
              <table:table-cell office:value-type="string">
                <text:p>19:01:00</text:p>
              </table:table-cell>
              <table:table-cell office:value-type="float" office:value="1.4">
                <text:p>1.4</text:p>
              </table:table-cell>
              <table:table-cell office:value-type="float" office:value="2.43656358531091">
                <text:p>2.43656358531091</text:p>
              </table:table-cell>
              <table:table-cell office:value-type="float" office:value="2.43656358531091">
                <text:p>2.43656358531091</text:p>
              </table:table-cell>
            </table:table-row>
            <table:table-row>
              <table:table-cell office:value-type="string">
                <text:p>19:09:00</text:p>
              </table:table-cell>
              <table:table-cell office:value-type="float" office:value="2.1">
                <text:p>2.1</text:p>
              </table:table-cell>
              <table:table-cell office:value-type="float" office:value="2.77014155062992">
                <text:p>2.77014155062992</text:p>
              </table:table-cell>
              <table:table-cell office:value-type="float" office:value="2.77014155062992">
                <text:p>2.77014155062992</text:p>
              </table:table-cell>
            </table:table-row>
            <table:table-row>
              <table:table-cell office:value-type="string">
                <text:p>19:17:00</text:p>
              </table:table-cell>
              <table:table-cell office:value-type="float" office:value="2.95">
                <text:p>2.95</text:p>
              </table:table-cell>
              <table:table-cell office:value-type="float" office:value="2.70428509864194">
                <text:p>2.70428509864194</text:p>
              </table:table-cell>
              <table:table-cell office:value-type="float" office:value="2.70428509864194">
                <text:p>2.70428509864194</text:p>
              </table:table-cell>
            </table:table-row>
            <table:table-row>
              <table:table-cell office:value-type="string">
                <text:p>19:25:00</text:p>
              </table:table-cell>
              <table:table-cell office:value-type="float" office:value="2.4">
                <text:p>2.4</text:p>
              </table:table-cell>
              <table:table-cell office:value-type="float" office:value="2.08755712181538">
                <text:p>2.08755712181538</text:p>
              </table:table-cell>
              <table:table-cell office:value-type="float" office:value="2.08755712181538">
                <text:p>2.08755712181538</text:p>
              </table:table-cell>
            </table:table-row>
            <table:table-row>
              <table:table-cell office:value-type="string">
                <text:p>19:33:00</text:p>
              </table:table-cell>
              <table:table-cell office:value-type="float" office:value="1.55">
                <text:p>1.55</text:p>
              </table:table-cell>
              <table:table-cell office:value-type="float" office:value="1.73129096949433">
                <text:p>1.73129096949433</text:p>
              </table:table-cell>
              <table:table-cell office:value-type="float" office:value="1.73129096949433">
                <text:p>1.73129096949433</text:p>
              </table:table-cell>
            </table:table-row>
            <table:table-row>
              <table:table-cell office:value-type="string">
                <text:p>19:42:00</text:p>
              </table:table-cell>
              <table:table-cell office:value-type="float" office:value="1.15">
                <text:p>1.15</text:p>
              </table:table-cell>
              <table:table-cell office:value-type="float" office:value="1.53125335660212">
                <text:p>1.53125335660212</text:p>
              </table:table-cell>
              <table:table-cell office:value-type="float" office:value="1.53125335660212">
                <text:p>1.53125335660212</text:p>
              </table:table-cell>
            </table:table-row>
            <table:table-row>
              <table:table-cell office:value-type="string">
                <text:p>19:50:30</text:p>
              </table:table-cell>
              <table:table-cell office:value-type="float" office:value="0.75">
                <text:p>0.75</text:p>
              </table:table-cell>
              <table:table-cell office:value-type="float" office:value="1.44641116670119">
                <text:p>1.44641116670119</text:p>
              </table:table-cell>
              <table:table-cell office:value-type="float" office:value="1.44641116670119">
                <text:p>1.44641116670119</text:p>
              </table:table-cell>
            </table:table-row>
            <table:table-row>
              <table:table-cell office:value-type="string">
                <text:p>19:59:00</text:p>
              </table:table-cell>
              <table:table-cell office:value-type="float" office:value="1.9">
                <text:p>1.9</text:p>
              </table:table-cell>
              <table:table-cell office:value-type="float" office:value="2.33733991852637">
                <text:p>2.33733991852637</text:p>
              </table:table-cell>
              <table:table-cell office:value-type="float" office:value="2.33733991852637">
                <text:p>2.33733991852637</text:p>
              </table:table-cell>
            </table:table-row>
            <table:table-row>
              <table:table-cell office:value-type="string">
                <text:p>20:08:00</text:p>
              </table:table-cell>
              <table:table-cell office:value-type="float" office:value="2.15">
                <text:p>2.15</text:p>
              </table:table-cell>
              <table:table-cell office:value-type="float" office:value="2.73909320377153">
                <text:p>2.73909320377153</text:p>
              </table:table-cell>
              <table:table-cell office:value-type="float" office:value="2.73909320377153">
                <text:p>2.73909320377153</text:p>
              </table:table-cell>
            </table:table-row>
            <table:table-row>
              <table:table-cell office:value-type="string">
                <text:p>20:18:00</text:p>
              </table:table-cell>
              <table:table-cell office:value-type="float" office:value="1.95">
                <text:p>1.95</text:p>
              </table:table-cell>
              <table:table-cell office:value-type="float" office:value="2.25890052435856">
                <text:p>2.25890052435856</text:p>
              </table:table-cell>
              <table:table-cell office:value-type="float" office:value="2.25890052435856">
                <text:p>2.25890052435856</text:p>
              </table:table-cell>
            </table:table-row>
            <table:table-row>
              <table:table-cell office:value-type="string">
                <text:p>20:28:00</text:p>
              </table:table-cell>
              <table:table-cell office:value-type="float" office:value="2.1">
                <text:p>2.1</text:p>
              </table:table-cell>
              <table:table-cell office:value-type="float" office:value="1.68272961207926">
                <text:p>1.68272961207926</text:p>
              </table:table-cell>
              <table:table-cell office:value-type="float" office:value="1.68272961207926">
                <text:p>1.68272961207926</text:p>
              </table:table-cell>
            </table:table-row>
            <table:table-row>
              <table:table-cell office:value-type="string">
                <text:p>20:34:00</text:p>
              </table:table-cell>
              <table:table-cell office:value-type="float" office:value="5.55">
                <text:p>5.55</text:p>
              </table:table-cell>
              <table:table-cell office:value-type="float" office:value="5.80811591880842">
                <text:p>5.80811591880842</text:p>
              </table:table-cell>
              <table:table-cell office:value-type="float" office:value="5.80811591880842">
                <text:p>5.80811591880842</text:p>
              </table:table-cell>
            </table:table-row>
            <table:table-row>
              <table:table-cell office:value-type="string">
                <text:p>20:40:00</text:p>
              </table:table-cell>
              <table:table-cell office:value-type="float" office:value="2.35">
                <text:p>2.35</text:p>
              </table:table-cell>
              <table:table-cell office:value-type="float" office:value="2.64127162356954">
                <text:p>2.64127162356954</text:p>
              </table:table-cell>
              <table:table-cell office:value-type="float" office:value="2.64127162356954">
                <text:p>2.64127162356954</text:p>
              </table:table-cell>
            </table:table-row>
            <table:table-row>
              <table:table-cell office:value-type="string">
                <text:p>20:50:00</text:p>
              </table:table-cell>
              <table:table-cell office:value-type="float" office:value="0.95">
                <text:p>0.95</text:p>
              </table:table-cell>
              <table:table-cell office:value-type="float" office:value="2.06410424053377">
                <text:p>2.06410424053377</text:p>
              </table:table-cell>
              <table:table-cell office:value-type="float" office:value="2.06410424053377">
                <text:p>2.06410424053377</text:p>
              </table:table-cell>
            </table:table-row>
            <table:table-row>
              <table:table-cell office:value-type="string">
                <text:p>20:56:00</text:p>
              </table:table-cell>
              <table:table-cell office:value-type="float" office:value="0.65">
                <text:p>0.65</text:p>
              </table:table-cell>
              <table:table-cell office:value-type="float" office:value="1.30887657735053">
                <text:p>1.30887657735053</text:p>
              </table:table-cell>
              <table:table-cell office:value-type="float" office:value="1.30887657735053">
                <text:p>1.30887657735053</text:p>
              </table:table-cell>
            </table:table-row>
            <table:table-row>
              <table:table-cell office:value-type="string">
                <text:p>21:07:00</text:p>
              </table:table-cell>
              <table:table-cell office:value-type="float" office:value="1.65">
                <text:p>1.65</text:p>
              </table:table-cell>
              <table:table-cell office:value-type="float" office:value="2.73909320377153">
                <text:p>2.73909320377153</text:p>
              </table:table-cell>
              <table:table-cell office:value-type="float" office:value="2.73909320377153">
                <text:p>2.73909320377153</text:p>
              </table:table-cell>
            </table:table-row>
            <table:table-row>
              <table:table-cell office:value-type="string">
                <text:p>21:14:00</text:p>
              </table:table-cell>
              <table:table-cell office:value-type="float" office:value="1.8">
                <text:p>1.8</text:p>
              </table:table-cell>
              <table:table-cell office:value-type="float" office:value="2.8395700193404">
                <text:p>2.8395700193404</text:p>
              </table:table-cell>
              <table:table-cell office:value-type="float" office:value="2.8395700193404">
                <text:p>2.8395700193404</text:p>
              </table:table-cell>
            </table:table-row>
            <table:table-row>
              <table:table-cell office:value-type="string">
                <text:p>21:21:00</text:p>
              </table:table-cell>
              <table:table-cell office:value-type="float" office:value="1.78947368421053">
                <text:p>1.78947368421053</text:p>
              </table:table-cell>
              <table:table-cell office:value-type="float" office:value="2.5072992856064">
                <text:p>2.5072992856064</text:p>
              </table:table-cell>
              <table:table-cell office:value-type="float" office:value="2.5072992856064">
                <text:p>2.5072992856064</text:p>
              </table:table-cell>
            </table:table-row>
            <table:table-row>
              <table:table-cell office:value-type="string">
                <text:p>21:30:30</text:p>
              </table:table-cell>
              <table:table-cell office:value-type="float" office:value="0.65">
                <text:p>0.65</text:p>
              </table:table-cell>
              <table:table-cell office:value-type="float" office:value="0.988086934168084">
                <text:p>0.988086934168084</text:p>
              </table:table-cell>
              <table:table-cell office:value-type="float" office:value="0.988086934168084">
                <text:p>0.988086934168084</text:p>
              </table:table-cell>
            </table:table-row>
            <table:table-row>
              <table:table-cell office:value-type="string">
                <text:p>21:37:00</text:p>
              </table:table-cell>
              <table:table-cell office:value-type="float" office:value="0.7">
                <text:p>0.7</text:p>
              </table:table-cell>
              <table:table-cell office:value-type="float" office:value="1.26074330623269">
                <text:p>1.26074330623269</text:p>
              </table:table-cell>
              <table:table-cell office:value-type="float" office:value="1.26074330623269">
                <text:p>1.26074330623269</text:p>
              </table:table-cell>
            </table:table-row>
            <table:table-row>
              <table:table-cell office:value-type="string">
                <text:p>21:43:00</text:p>
              </table:table-cell>
              <table:table-cell office:value-type="float" office:value="0.75">
                <text:p>0.75</text:p>
              </table:table-cell>
              <table:table-cell office:value-type="float" office:value="1.37170658209707">
                <text:p>1.37170658209707</text:p>
              </table:table-cell>
              <table:table-cell office:value-type="float" office:value="1.37170658209707">
                <text:p>1.37170658209707</text:p>
              </table:table-cell>
            </table:table-row>
            <table:table-row>
              <table:table-cell office:value-type="string">
                <text:p>21:47:00</text:p>
              </table:table-cell>
              <table:table-cell office:value-type="float" office:value="0.45">
                <text:p>0.45</text:p>
              </table:table-cell>
              <table:table-cell office:value-type="float" office:value="1.79105966869954">
                <text:p>1.79105966869954</text:p>
              </table:table-cell>
              <table:table-cell office:value-type="float" office:value="1.79105966869954">
                <text:p>1.79105966869954</text:p>
              </table:table-cell>
            </table:table-row>
            <table:table-row>
              <table:table-cell office:value-type="string">
                <text:p>21:58:00</text:p>
              </table:table-cell>
              <table:table-cell office:value-type="float" office:value="0.6">
                <text:p>0.6</text:p>
              </table:table-cell>
              <table:table-cell office:value-type="float" office:value="1.18765580695312">
                <text:p>1.18765580695312</text:p>
              </table:table-cell>
              <table:table-cell office:value-type="float" office:value="1.18765580695312">
                <text:p>1.18765580695312</text:p>
              </table:table-cell>
            </table:table-row>
            <table:table-row>
              <table:table-cell office:value-type="string">
                <text:p>22:10:00</text:p>
              </table:table-cell>
              <table:table-cell office:value-type="float" office:value="1.15">
                <text:p>1.15</text:p>
              </table:table-cell>
              <table:table-cell office:value-type="float" office:value="2.00722379629703">
                <text:p>2.00722379629703</text:p>
              </table:table-cell>
              <table:table-cell office:value-type="float" office:value="2.00722379629703">
                <text:p>2.00722379629703</text:p>
              </table:table-cell>
            </table:table-row>
            <table:table-row>
              <table:table-cell office:value-type="string">
                <text:p>22:26:00</text:p>
              </table:table-cell>
              <table:table-cell office:value-type="float" office:value="0.9">
                <text:p>0.9</text:p>
              </table:table-cell>
              <table:table-cell office:value-type="float" office:value="1.41048703794488">
                <text:p>1.41048703794488</text:p>
              </table:table-cell>
              <table:table-cell office:value-type="float" office:value="1.41048703794488">
                <text:p>1.41048703794488</text:p>
              </table:table-cell>
            </table:table-row>
            <table:table-row>
              <table:table-cell office:value-type="string">
                <text:p>22:41:00</text:p>
              </table:table-cell>
              <table:table-cell office:value-type="float" office:value="0.6">
                <text:p>0.6</text:p>
              </table:table-cell>
              <table:table-cell office:value-type="float" office:value="0.940324691963254">
                <text:p>0.940324691963254</text:p>
              </table:table-cell>
              <table:table-cell office:value-type="float" office:value="0.940324691963254">
                <text:p>0.940324691963254</text:p>
              </table:table-cell>
            </table:table-row>
            <table:table-row>
              <table:table-cell office:value-type="string">
                <text:p>22:58:00</text:p>
              </table:table-cell>
              <table:table-cell office:value-type="float" office:value="1.8">
                <text:p>1.8</text:p>
              </table:table-cell>
              <table:table-cell office:value-type="float" office:value="1.85245214442058">
                <text:p>1.85245214442058</text:p>
              </table:table-cell>
              <table:table-cell office:value-type="float" office:value="1.85245214442058">
                <text:p>1.85245214442058</text:p>
              </table:table-cell>
            </table:table-row>
            <table:table-row>
              <table:table-cell office:value-type="string">
                <text:p>23:17:00</text:p>
              </table:table-cell>
              <table:table-cell office:value-type="float" office:value="0.15">
                <text:p>0.15</text:p>
              </table:table-cell>
              <table:table-cell office:value-type="float" office:value="0.366347548532523">
                <text:p>0.366347548532523</text:p>
              </table:table-cell>
              <table:table-cell office:value-type="float" office:value="0.366347548532523">
                <text:p>0.366347548532523</text:p>
              </table:table-cell>
            </table:table-row>
            <table:table-row>
              <table:table-cell office:value-type="string">
                <text:p>23:38:00</text:p>
              </table:table-cell>
              <table:table-cell office:value-type="float" office:value="0.65">
                <text:p>0.65</text:p>
              </table:table-cell>
              <table:table-cell office:value-type="float" office:value="1.38696943388321">
                <text:p>1.38696943388321</text:p>
              </table:table-cell>
              <table:table-cell office:value-type="float" office:value="1.38696943388321">
                <text:p>1.38696943388321</text:p>
              </table:table-cell>
            </table:table-row>
            <table:table-row>
              <table:table-cell office:value-type="string">
                <text:p>23:53: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0:10:00</text:p>
              </table:table-cell>
              <table:table-cell office:value-type="float" office:value="0.55">
                <text:p>0.55</text:p>
              </table:table-cell>
              <table:table-cell office:value-type="float" office:value="0.998683343734455">
                <text:p>0.998683343734455</text:p>
              </table:table-cell>
              <table:table-cell office:value-type="float" office:value="0.998683343734455">
                <text:p>0.998683343734455</text:p>
              </table:table-cell>
            </table:table-row>
            <table:table-row>
              <table:table-cell office:value-type="string">
                <text:p>00:36: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Down.AA3:Down.AA130" chart:error-lower-range="Down.AA3:Down.AA130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Down.AA3:Down.AA130" chart:error-lower-range="Down.AA3:Down.AA130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Down.AA3:Down.AA130" chart:error-lower-range="Down.AA3:Down.AA130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3.58cm" svg:height="13.082cm" xlink:href=".." xlink:type="simple" chart:class="chart:bar" chart:style-name="ch1">
        <chart:title svg:x="24.696cm" svg:y="0.397cm" chart:style-name="ch2">
          <text:p>Average Delay Time</text:p>
        </chart:title>
        <chart:subtitle svg:x="23.002cm" svg:y="1.437cm" chart:style-name="ch3">
          <text:p>Choji Station in Line 4 (For Oido) (2020. 01)</text:p>
        </chart:subtitle>
        <chart:plot-area chart:style-name="ch4" table:cell-range-address="Down.E3:Down.E130 Down.Z2:Down.Z130" chart:data-source-has-labels="both" svg:x="2.082cm" svg:y="2.381cm" svg:width="50.427cm" svg:height="9.459cm">
          <chartooo:coordinate-region svg:x="2.966cm" svg:y="2.381cm" svg:width="49.543cm" svg:height="7.794cm"/>
          <chart:axis chart:dimension="x" chart:name="primary-x" chart:style-name="ch5" chartooo:axis-type="auto">
            <chartooo:date-scale/>
            <chart:title svg:x="26.378cm" svg:y="12.101cm" chart:style-name="ch6">
              <text:p>Arrival Time</text:p>
            </chart:title>
            <chart:categories table:cell-range-address="Down.E3:Down.E130"/>
          </chart:axis>
          <chart:axis chart:dimension="y" chart:name="primary-y" chart:style-name="ch7">
            <chart:title svg:x="0.451cm" svg:y="8.649cm" chart:style-name="ch8">
              <text:p>Average Delay (min)</text:p>
            </chart:title>
            <chart:grid chart:style-name="ch9" chart:class="major"/>
          </chart:axis>
          <chart:series chart:style-name="ch10" chart:values-cell-range-address="Down.Z3:Down.Z130" chart:label-cell-address="Down.Z2:Down.Z2" chart:class="chart:bar">
            <chart:error-indicator chart:style-name="ch11" chart:dimension="y"/>
            <chart:data-point chart:repeated="1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평균</text:p>
                <draw:g>
                  <svg:desc>Down.Z2:Down.Z2</svg:desc>
                </draw:g>
              </table:table-cell>
              <table:table-cell office:value-type="string">
                <text:p>Column AA</text:p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string">
                <text:p>06:08:00</text:p>
                <draw:g>
                  <svg:desc>Down.E3:Down.E130</svg:desc>
                </draw:g>
              </table:table-cell>
              <table:table-cell office:value-type="float" office:value="1.1">
                <text:p>1.1</text:p>
                <draw:g>
                  <svg:desc>Down.Z3:Down.Z130</svg:desc>
                </draw:g>
              </table:table-cell>
              <table:table-cell office:value-type="float" office:value="0.718184846459608">
                <text:p>0.718184846459608</text:p>
                <draw:g>
                  <svg:desc>Down.AA3:Down.AA130</svg:desc>
                </draw:g>
              </table:table-cell>
              <table:table-cell office:value-type="float" office:value="0.718184846459608">
                <text:p>0.718184846459608</text:p>
                <draw:g>
                  <svg:desc>Down.AA3:Down.AA130</svg:desc>
                </draw:g>
              </table:table-cell>
            </table:table-row>
            <table:table-row>
              <table:table-cell office:value-type="string">
                <text:p>06:24:00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0.597264720370147">
                <text:p>0.597264720370147</text:p>
              </table:table-cell>
              <table:table-cell office:value-type="float" office:value="0.597264720370147">
                <text:p>0.597264720370147</text:p>
              </table:table-cell>
            </table:table-row>
            <table:table-row>
              <table:table-cell office:value-type="string">
                <text:p>06:39:30</text:p>
              </table:table-cell>
              <table:table-cell office:value-type="float" office:value="1.2">
                <text:p>1.2</text:p>
              </table:table-cell>
              <table:table-cell office:value-type="float" office:value="1.60918416727562">
                <text:p>1.60918416727562</text:p>
              </table:table-cell>
              <table:table-cell office:value-type="float" office:value="1.60918416727562">
                <text:p>1.60918416727562</text:p>
              </table:table-cell>
            </table:table-row>
            <table:table-row>
              <table:table-cell office:value-type="string">
                <text:p>06:56:00</text:p>
              </table:table-cell>
              <table:table-cell office:value-type="float" office:value="2.2">
                <text:p>2.2</text:p>
              </table:table-cell>
              <table:table-cell office:value-type="float" office:value="1.36111409475744">
                <text:p>1.36111409475744</text:p>
              </table:table-cell>
              <table:table-cell office:value-type="float" office:value="1.36111409475744">
                <text:p>1.36111409475744</text:p>
              </table:table-cell>
            </table:table-row>
            <table:table-row>
              <table:table-cell office:value-type="string">
                <text:p>07:08:30</text:p>
              </table:table-cell>
              <table:table-cell office:value-type="float" office:value="2.35">
                <text:p>2.35</text:p>
              </table:table-cell>
              <table:table-cell office:value-type="float" office:value="1.8144159564879">
                <text:p>1.8144159564879</text:p>
              </table:table-cell>
              <table:table-cell office:value-type="float" office:value="1.8144159564879">
                <text:p>1.8144159564879</text:p>
              </table:table-cell>
            </table:table-row>
            <table:table-row>
              <table:table-cell office:value-type="string">
                <text:p>07:19:30</text:p>
              </table:table-cell>
              <table:table-cell office:value-type="float" office:value="1.05">
                <text:p>1.05</text:p>
              </table:table-cell>
              <table:table-cell office:value-type="float" office:value="1.43178210632764">
                <text:p>1.43178210632764</text:p>
              </table:table-cell>
              <table:table-cell office:value-type="float" office:value="1.43178210632764">
                <text:p>1.43178210632764</text:p>
              </table:table-cell>
            </table:table-row>
            <table:table-row>
              <table:table-cell office:value-type="string">
                <text:p>07:29:30</text:p>
              </table:table-cell>
              <table:table-cell office:value-type="float" office:value="0.65">
                <text:p>0.65</text:p>
              </table:table-cell>
              <table:table-cell office:value-type="float" office:value="1.18210338847862">
                <text:p>1.18210338847862</text:p>
              </table:table-cell>
              <table:table-cell office:value-type="float" office:value="1.18210338847862">
                <text:p>1.18210338847862</text:p>
              </table:table-cell>
            </table:table-row>
            <table:table-row>
              <table:table-cell office:value-type="string">
                <text:p>07:39:30</text:p>
              </table:table-cell>
              <table:table-cell office:value-type="float" office:value="2.05">
                <text:p>2.05</text:p>
              </table:table-cell>
              <table:table-cell office:value-type="float" office:value="1.39453821823042">
                <text:p>1.39453821823042</text:p>
              </table:table-cell>
              <table:table-cell office:value-type="float" office:value="1.39453821823042">
                <text:p>1.39453821823042</text:p>
              </table:table-cell>
            </table:table-row>
            <table:table-row>
              <table:table-cell office:value-type="string">
                <text:p>07:48:30</text:p>
              </table:table-cell>
              <table:table-cell office:value-type="float" office:value="2.15">
                <text:p>2.15</text:p>
              </table:table-cell>
              <table:table-cell office:value-type="float" office:value="1.69441808051583">
                <text:p>1.69441808051583</text:p>
              </table:table-cell>
              <table:table-cell office:value-type="float" office:value="1.69441808051583">
                <text:p>1.69441808051583</text:p>
              </table:table-cell>
            </table:table-row>
            <table:table-row>
              <table:table-cell office:value-type="string">
                <text:p>07:56:30</text:p>
              </table:table-cell>
              <table:table-cell office:value-type="float" office:value="1.05">
                <text:p>1.05</text:p>
              </table:table-cell>
              <table:table-cell office:value-type="float" office:value="1.39453821823042">
                <text:p>1.39453821823042</text:p>
              </table:table-cell>
              <table:table-cell office:value-type="float" office:value="1.39453821823042">
                <text:p>1.39453821823042</text:p>
              </table:table-cell>
            </table:table-row>
            <table:table-row>
              <table:table-cell office:value-type="string">
                <text:p>08:04:30</text:p>
              </table:table-cell>
              <table:table-cell office:value-type="float" office:value="0.55">
                <text:p>0.55</text:p>
              </table:table-cell>
              <table:table-cell office:value-type="float" office:value="1.39453821823042">
                <text:p>1.39453821823042</text:p>
              </table:table-cell>
              <table:table-cell office:value-type="float" office:value="1.39453821823042">
                <text:p>1.39453821823042</text:p>
              </table:table-cell>
            </table:table-row>
            <table:table-row>
              <table:table-cell office:value-type="string">
                <text:p>08:12:30</text:p>
              </table:table-cell>
              <table:table-cell office:value-type="float" office:value="1">
                <text:p>1</text:p>
              </table:table-cell>
              <table:table-cell office:value-type="float" office:value="1.555973210431">
                <text:p>1.555973210431</text:p>
              </table:table-cell>
              <table:table-cell office:value-type="float" office:value="1.555973210431">
                <text:p>1.555973210431</text:p>
              </table:table-cell>
            </table:table-row>
            <table:table-row>
              <table:table-cell office:value-type="string">
                <text:p>08:20:30</text:p>
              </table:table-cell>
              <table:table-cell office:value-type="float" office:value="1">
                <text:p>1</text:p>
              </table:table-cell>
              <table:table-cell office:value-type="float" office:value="1.15470053837925">
                <text:p>1.15470053837925</text:p>
              </table:table-cell>
              <table:table-cell office:value-type="float" office:value="1.15470053837925">
                <text:p>1.15470053837925</text:p>
              </table:table-cell>
            </table:table-row>
            <table:table-row>
              <table:table-cell office:value-type="string">
                <text:p>08:27:30</text:p>
              </table:table-cell>
              <table:table-cell office:value-type="float" office:value="1.15">
                <text:p>1.15</text:p>
              </table:table-cell>
              <table:table-cell office:value-type="float" office:value="1.53125335660212">
                <text:p>1.53125335660212</text:p>
              </table:table-cell>
              <table:table-cell office:value-type="float" office:value="1.53125335660212">
                <text:p>1.53125335660212</text:p>
              </table:table-cell>
            </table:table-row>
            <table:table-row>
              <table:table-cell office:value-type="string">
                <text:p>08:33:30</text:p>
              </table:table-cell>
              <table:table-cell office:value-type="float" office:value="4.2">
                <text:p>4.2</text:p>
              </table:table-cell>
              <table:table-cell office:value-type="float" office:value="1.93581208309397">
                <text:p>1.93581208309397</text:p>
              </table:table-cell>
              <table:table-cell office:value-type="float" office:value="1.93581208309397">
                <text:p>1.93581208309397</text:p>
              </table:table-cell>
            </table:table-row>
            <table:table-row>
              <table:table-cell office:value-type="string">
                <text:p>08:39:30</text:p>
              </table:table-cell>
              <table:table-cell office:value-type="float" office:value="2.05263157894737">
                <text:p>2.05263157894737</text:p>
              </table:table-cell>
              <table:table-cell office:value-type="float" office:value="1.12909423927748">
                <text:p>1.12909423927748</text:p>
              </table:table-cell>
              <table:table-cell office:value-type="float" office:value="1.12909423927748">
                <text:p>1.12909423927748</text:p>
              </table:table-cell>
            </table:table-row>
            <table:table-row>
              <table:table-cell office:value-type="string">
                <text:p>08:45:30</text:p>
              </table:table-cell>
              <table:table-cell office:value-type="float" office:value="1.9">
                <text:p>1.9</text:p>
              </table:table-cell>
              <table:table-cell office:value-type="float" office:value="3.04181386329725">
                <text:p>3.04181386329725</text:p>
              </table:table-cell>
              <table:table-cell office:value-type="float" office:value="3.04181386329725">
                <text:p>3.04181386329725</text:p>
              </table:table-cell>
            </table:table-row>
            <table:table-row>
              <table:table-cell office:value-type="string">
                <text:p>08:51:30</text:p>
              </table:table-cell>
              <table:table-cell office:value-type="float" office:value="2.95">
                <text:p>2.95</text:p>
              </table:table-cell>
              <table:table-cell office:value-type="float" office:value="2.48098028164166">
                <text:p>2.48098028164166</text:p>
              </table:table-cell>
              <table:table-cell office:value-type="float" office:value="2.48098028164166">
                <text:p>2.48098028164166</text:p>
              </table:table-cell>
            </table:table-row>
            <table:table-row>
              <table:table-cell office:value-type="string">
                <text:p>08:57:30</text:p>
              </table:table-cell>
              <table:table-cell office:value-type="float" office:value="3.26315789473684">
                <text:p>3.26315789473684</text:p>
              </table:table-cell>
              <table:table-cell office:value-type="float" office:value="2.35329804655221">
                <text:p>2.35329804655221</text:p>
              </table:table-cell>
              <table:table-cell office:value-type="float" office:value="2.35329804655221">
                <text:p>2.35329804655221</text:p>
              </table:table-cell>
            </table:table-row>
            <table:table-row>
              <table:table-cell office:value-type="string">
                <text:p>09:03:30</text:p>
              </table:table-cell>
              <table:table-cell office:value-type="float" office:value="3.95">
                <text:p>3.95</text:p>
              </table:table-cell>
              <table:table-cell office:value-type="float" office:value="2.81864095657912">
                <text:p>2.81864095657912</text:p>
              </table:table-cell>
              <table:table-cell office:value-type="float" office:value="2.81864095657912">
                <text:p>2.81864095657912</text:p>
              </table:table-cell>
            </table:table-row>
            <table:table-row>
              <table:table-cell office:value-type="string">
                <text:p>09:09:30</text:p>
              </table:table-cell>
              <table:table-cell office:value-type="float" office:value="5.3">
                <text:p>5.3</text:p>
              </table:table-cell>
              <table:table-cell office:value-type="float" office:value="2.40831891575846">
                <text:p>2.40831891575846</text:p>
              </table:table-cell>
              <table:table-cell office:value-type="float" office:value="2.40831891575846">
                <text:p>2.40831891575846</text:p>
              </table:table-cell>
            </table:table-row>
            <table:table-row>
              <table:table-cell office:value-type="string">
                <text:p>09:15:30</text:p>
              </table:table-cell>
              <table:table-cell office:value-type="float" office:value="6.35">
                <text:p>6.35</text:p>
              </table:table-cell>
              <table:table-cell office:value-type="float" office:value="3.0135658193191">
                <text:p>3.0135658193191</text:p>
              </table:table-cell>
              <table:table-cell office:value-type="float" office:value="3.0135658193191">
                <text:p>3.0135658193191</text:p>
              </table:table-cell>
            </table:table-row>
            <table:table-row>
              <table:table-cell office:value-type="string">
                <text:p>09:21:30</text:p>
              </table:table-cell>
              <table:table-cell office:value-type="float" office:value="5.95">
                <text:p>5.95</text:p>
              </table:table-cell>
              <table:table-cell office:value-type="float" office:value="2.52305161930631">
                <text:p>2.52305161930631</text:p>
              </table:table-cell>
              <table:table-cell office:value-type="float" office:value="2.52305161930631">
                <text:p>2.52305161930631</text:p>
              </table:table-cell>
            </table:table-row>
            <table:table-row>
              <table:table-cell office:value-type="string">
                <text:p>09:27:30</text:p>
              </table:table-cell>
              <table:table-cell office:value-type="float" office:value="5.05">
                <text:p>5.05</text:p>
              </table:table-cell>
              <table:table-cell office:value-type="float" office:value="3.39465524177733">
                <text:p>3.39465524177733</text:p>
              </table:table-cell>
              <table:table-cell office:value-type="float" office:value="3.39465524177733">
                <text:p>3.39465524177733</text:p>
              </table:table-cell>
            </table:table-row>
            <table:table-row>
              <table:table-cell office:value-type="string">
                <text:p>09:33:30</text:p>
              </table:table-cell>
              <table:table-cell office:value-type="float" office:value="6.3">
                <text:p>6.3</text:p>
              </table:table-cell>
              <table:table-cell office:value-type="float" office:value="3.32613257323529">
                <text:p>3.32613257323529</text:p>
              </table:table-cell>
              <table:table-cell office:value-type="float" office:value="3.32613257323529">
                <text:p>3.32613257323529</text:p>
              </table:table-cell>
            </table:table-row>
            <table:table-row>
              <table:table-cell office:value-type="string">
                <text:p>09:40:30</text:p>
              </table:table-cell>
              <table:table-cell office:value-type="float" office:value="6.9">
                <text:p>6.9</text:p>
              </table:table-cell>
              <table:table-cell office:value-type="float" office:value="3.5377661700124">
                <text:p>3.5377661700124</text:p>
              </table:table-cell>
              <table:table-cell office:value-type="float" office:value="3.5377661700124">
                <text:p>3.5377661700124</text:p>
              </table:table-cell>
            </table:table-row>
            <table:table-row>
              <table:table-cell office:value-type="string">
                <text:p>09:47:30</text:p>
              </table:table-cell>
              <table:table-cell office:value-type="float" office:value="5.4">
                <text:p>5.4</text:p>
              </table:table-cell>
              <table:table-cell office:value-type="float" office:value="3.37794705639231">
                <text:p>3.37794705639231</text:p>
              </table:table-cell>
              <table:table-cell office:value-type="float" office:value="3.37794705639231">
                <text:p>3.37794705639231</text:p>
              </table:table-cell>
            </table:table-row>
            <table:table-row>
              <table:table-cell office:value-type="string">
                <text:p>09:57:30</text:p>
              </table:table-cell>
              <table:table-cell office:value-type="float" office:value="5.1">
                <text:p>5.1</text:p>
              </table:table-cell>
              <table:table-cell office:value-type="float" office:value="2.38194966582552">
                <text:p>2.38194966582552</text:p>
              </table:table-cell>
              <table:table-cell office:value-type="float" office:value="2.38194966582552">
                <text:p>2.38194966582552</text:p>
              </table:table-cell>
            </table:table-row>
            <table:table-row>
              <table:table-cell office:value-type="string">
                <text:p>10:03:30</text:p>
              </table:table-cell>
              <table:table-cell office:value-type="float" office:value="5.55">
                <text:p>5.55</text:p>
              </table:table-cell>
              <table:table-cell office:value-type="float" office:value="2.58487503515517">
                <text:p>2.58487503515517</text:p>
              </table:table-cell>
              <table:table-cell office:value-type="float" office:value="2.58487503515517">
                <text:p>2.58487503515517</text:p>
              </table:table-cell>
            </table:table-row>
            <table:table-row>
              <table:table-cell office:value-type="string">
                <text:p>10:09:30</text:p>
              </table:table-cell>
              <table:table-cell office:value-type="float" office:value="4.45">
                <text:p>4.45</text:p>
              </table:table-cell>
              <table:table-cell office:value-type="float" office:value="1.98613615900453">
                <text:p>1.98613615900453</text:p>
              </table:table-cell>
              <table:table-cell office:value-type="float" office:value="1.98613615900453">
                <text:p>1.98613615900453</text:p>
              </table:table-cell>
            </table:table-row>
            <table:table-row>
              <table:table-cell office:value-type="string">
                <text:p>10:17:30</text:p>
              </table:table-cell>
              <table:table-cell office:value-type="float" office:value="4.85">
                <text:p>4.85</text:p>
              </table:table-cell>
              <table:table-cell office:value-type="float" office:value="1.63111198750713">
                <text:p>1.63111198750713</text:p>
              </table:table-cell>
              <table:table-cell office:value-type="float" office:value="1.63111198750713">
                <text:p>1.63111198750713</text:p>
              </table:table-cell>
            </table:table-row>
            <table:table-row>
              <table:table-cell office:value-type="string">
                <text:p>10:21:30</text:p>
              </table:table-cell>
              <table:table-cell office:value-type="float" office:value="4.55">
                <text:p>4.55</text:p>
              </table:table-cell>
              <table:table-cell office:value-type="float" office:value="2.56443283972766">
                <text:p>2.56443283972766</text:p>
              </table:table-cell>
              <table:table-cell office:value-type="float" office:value="2.56443283972766">
                <text:p>2.56443283972766</text:p>
              </table:table-cell>
            </table:table-row>
            <table:table-row>
              <table:table-cell office:value-type="string">
                <text:p>10:29:30</text:p>
              </table:table-cell>
              <table:table-cell office:value-type="float" office:value="3.8">
                <text:p>3.8</text:p>
              </table:table-cell>
              <table:table-cell office:value-type="float" office:value="1.88064938392651">
                <text:p>1.88064938392651</text:p>
              </table:table-cell>
              <table:table-cell office:value-type="float" office:value="1.88064938392651">
                <text:p>1.88064938392651</text:p>
              </table:table-cell>
            </table:table-row>
            <table:table-row>
              <table:table-cell office:value-type="string">
                <text:p>10:37:30</text:p>
              </table:table-cell>
              <table:table-cell office:value-type="float" office:value="4.2">
                <text:p>4.2</text:p>
              </table:table-cell>
              <table:table-cell office:value-type="float" office:value="2.6675437154214">
                <text:p>2.6675437154214</text:p>
              </table:table-cell>
              <table:table-cell office:value-type="float" office:value="2.6675437154214">
                <text:p>2.6675437154214</text:p>
              </table:table-cell>
            </table:table-row>
            <table:table-row>
              <table:table-cell office:value-type="string">
                <text:p>10:41:00</text:p>
              </table:table-cell>
              <table:table-cell office:value-type="float" office:value="5.15">
                <text:p>5.15</text:p>
              </table:table-cell>
              <table:table-cell office:value-type="float" office:value="3.31305233726751">
                <text:p>3.31305233726751</text:p>
              </table:table-cell>
              <table:table-cell office:value-type="float" office:value="3.31305233726751">
                <text:p>3.31305233726751</text:p>
              </table:table-cell>
            </table:table-row>
            <table:table-row>
              <table:table-cell office:value-type="string">
                <text:p>10:50:30</text:p>
              </table:table-cell>
              <table:table-cell office:value-type="float" office:value="3.05">
                <text:p>3.05</text:p>
              </table:table-cell>
              <table:table-cell office:value-type="float" office:value="2.06410424053377">
                <text:p>2.06410424053377</text:p>
              </table:table-cell>
              <table:table-cell office:value-type="float" office:value="2.06410424053377">
                <text:p>2.06410424053377</text:p>
              </table:table-cell>
            </table:table-row>
            <table:table-row>
              <table:table-cell office:value-type="string">
                <text:p>10:59:30</text:p>
              </table:table-cell>
              <table:table-cell office:value-type="float" office:value="4.75">
                <text:p>4.75</text:p>
              </table:table-cell>
              <table:table-cell office:value-type="float" office:value="3.46220191572692">
                <text:p>3.46220191572692</text:p>
              </table:table-cell>
              <table:table-cell office:value-type="float" office:value="3.46220191572692">
                <text:p>3.46220191572692</text:p>
              </table:table-cell>
            </table:table-row>
            <table:table-row>
              <table:table-cell office:value-type="string">
                <text:p>11:03:30</text:p>
              </table:table-cell>
              <table:table-cell office:value-type="float" office:value="4.55">
                <text:p>4.55</text:p>
              </table:table-cell>
              <table:table-cell office:value-type="float" office:value="3.06894461543893">
                <text:p>3.06894461543893</text:p>
              </table:table-cell>
              <table:table-cell office:value-type="float" office:value="3.06894461543893">
                <text:p>3.06894461543893</text:p>
              </table:table-cell>
            </table:table-row>
            <table:table-row>
              <table:table-cell office:value-type="string">
                <text:p>11:11:30</text:p>
              </table:table-cell>
              <table:table-cell office:value-type="float" office:value="7.7">
                <text:p>7.7</text:p>
              </table:table-cell>
              <table:table-cell office:value-type="float" office:value="3.31027109718254">
                <text:p>3.31027109718254</text:p>
              </table:table-cell>
              <table:table-cell office:value-type="float" office:value="3.31027109718254">
                <text:p>3.31027109718254</text:p>
              </table:table-cell>
            </table:table-row>
            <table:table-row>
              <table:table-cell office:value-type="string">
                <text:p>11:15:30</text:p>
              </table:table-cell>
              <table:table-cell office:value-type="float" office:value="7.3">
                <text:p>7.3</text:p>
              </table:table-cell>
              <table:table-cell office:value-type="float" office:value="4.34196172011539">
                <text:p>4.34196172011539</text:p>
              </table:table-cell>
              <table:table-cell office:value-type="float" office:value="4.34196172011539">
                <text:p>4.34196172011539</text:p>
              </table:table-cell>
            </table:table-row>
            <table:table-row>
              <table:table-cell office:value-type="string">
                <text:p>11:25:30</text:p>
              </table:table-cell>
              <table:table-cell office:value-type="float" office:value="5.3">
                <text:p>5.3</text:p>
              </table:table-cell>
              <table:table-cell office:value-type="float" office:value="3.79889180516745">
                <text:p>3.79889180516745</text:p>
              </table:table-cell>
              <table:table-cell office:value-type="float" office:value="3.79889180516745">
                <text:p>3.79889180516745</text:p>
              </table:table-cell>
            </table:table-row>
            <table:table-row>
              <table:table-cell office:value-type="string">
                <text:p>11:35:30</text:p>
              </table:table-cell>
              <table:table-cell office:value-type="float" office:value="4.1">
                <text:p>4.1</text:p>
              </table:table-cell>
              <table:table-cell office:value-type="float" office:value="2.86356421265527">
                <text:p>2.86356421265527</text:p>
              </table:table-cell>
              <table:table-cell office:value-type="float" office:value="2.86356421265527">
                <text:p>2.86356421265527</text:p>
              </table:table-cell>
            </table:table-row>
            <table:table-row>
              <table:table-cell office:value-type="string">
                <text:p>11:45:30</text:p>
              </table:table-cell>
              <table:table-cell office:value-type="float" office:value="3.6">
                <text:p>3.6</text:p>
              </table:table-cell>
              <table:table-cell office:value-type="float" office:value="2.68328157299975">
                <text:p>2.68328157299975</text:p>
              </table:table-cell>
              <table:table-cell office:value-type="float" office:value="2.68328157299975">
                <text:p>2.68328157299975</text:p>
              </table:table-cell>
            </table:table-row>
            <table:table-row>
              <table:table-cell office:value-type="string">
                <text:p>11:56:30</text:p>
              </table:table-cell>
              <table:table-cell office:value-type="float" office:value="5.55">
                <text:p>5.55</text:p>
              </table:table-cell>
              <table:table-cell office:value-type="float" office:value="4.37065573786673">
                <text:p>4.37065573786673</text:p>
              </table:table-cell>
              <table:table-cell office:value-type="float" office:value="4.37065573786673">
                <text:p>4.37065573786673</text:p>
              </table:table-cell>
            </table:table-row>
            <table:table-row>
              <table:table-cell office:value-type="string">
                <text:p>12:07:30</text:p>
              </table:table-cell>
              <table:table-cell office:value-type="float" office:value="3.35">
                <text:p>3.35</text:p>
              </table:table-cell>
              <table:table-cell office:value-type="float" office:value="2.41214034679402">
                <text:p>2.41214034679402</text:p>
              </table:table-cell>
              <table:table-cell office:value-type="float" office:value="2.41214034679402">
                <text:p>2.41214034679402</text:p>
              </table:table-cell>
            </table:table-row>
            <table:table-row>
              <table:table-cell office:value-type="string">
                <text:p>12:18:30</text:p>
              </table:table-cell>
              <table:table-cell office:value-type="float" office:value="1.7">
                <text:p>1.7</text:p>
              </table:table-cell>
              <table:table-cell office:value-type="float" office:value="2.12998640964283">
                <text:p>2.12998640964283</text:p>
              </table:table-cell>
              <table:table-cell office:value-type="float" office:value="2.12998640964283">
                <text:p>2.12998640964283</text:p>
              </table:table-cell>
            </table:table-row>
            <table:table-row>
              <table:table-cell office:value-type="string">
                <text:p>12:29:30</text:p>
              </table:table-cell>
              <table:table-cell office:value-type="float" office:value="1.45">
                <text:p>1.45</text:p>
              </table:table-cell>
              <table:table-cell office:value-type="float" office:value="2.13923252347043">
                <text:p>2.13923252347043</text:p>
              </table:table-cell>
              <table:table-cell office:value-type="float" office:value="2.13923252347043">
                <text:p>2.13923252347043</text:p>
              </table:table-cell>
            </table:table-row>
            <table:table-row>
              <table:table-cell office:value-type="string">
                <text:p>12:40:30</text:p>
              </table:table-cell>
              <table:table-cell office:value-type="float" office:value="1.1">
                <text:p>1.1</text:p>
              </table:table-cell>
              <table:table-cell office:value-type="float" office:value="1.65115589496379">
                <text:p>1.65115589496379</text:p>
              </table:table-cell>
              <table:table-cell office:value-type="float" office:value="1.65115589496379">
                <text:p>1.65115589496379</text:p>
              </table:table-cell>
            </table:table-row>
            <table:table-row>
              <table:table-cell office:value-type="string">
                <text:p>12:51:30</text:p>
              </table:table-cell>
              <table:table-cell office:value-type="float" office:value="7.2">
                <text:p>7.2</text:p>
              </table:table-cell>
              <table:table-cell office:value-type="float" office:value="24.5176628061013">
                <text:p>24.5176628061013</text:p>
              </table:table-cell>
              <table:table-cell office:value-type="float" office:value="24.5176628061013">
                <text:p>24.5176628061013</text:p>
              </table:table-cell>
            </table:table-row>
            <table:table-row>
              <table:table-cell office:value-type="string">
                <text:p>12:58:30</text:p>
              </table:table-cell>
              <table:table-cell office:value-type="float" office:value="1.2">
                <text:p>1.2</text:p>
              </table:table-cell>
              <table:table-cell office:value-type="float" office:value="2.70671679151582">
                <text:p>2.70671679151582</text:p>
              </table:table-cell>
              <table:table-cell office:value-type="float" office:value="2.70671679151582">
                <text:p>2.70671679151582</text:p>
              </table:table-cell>
            </table:table-row>
            <table:table-row>
              <table:table-cell office:value-type="string">
                <text:p>13:10:30</text:p>
              </table:table-cell>
              <table:table-cell office:value-type="float" office:value="1.31578947368421">
                <text:p>1.31578947368421</text:p>
              </table:table-cell>
              <table:table-cell office:value-type="float" office:value="1.66842013024123">
                <text:p>1.66842013024123</text:p>
              </table:table-cell>
              <table:table-cell office:value-type="float" office:value="1.66842013024123">
                <text:p>1.66842013024123</text:p>
              </table:table-cell>
            </table:table-row>
            <table:table-row>
              <table:table-cell office:value-type="string">
                <text:p>13:22:30</text:p>
              </table:table-cell>
              <table:table-cell office:value-type="float" office:value="1.05">
                <text:p>1.05</text:p>
              </table:table-cell>
              <table:table-cell office:value-type="float" office:value="0.6048053188293">
                <text:p>0.6048053188293</text:p>
              </table:table-cell>
              <table:table-cell office:value-type="float" office:value="0.6048053188293">
                <text:p>0.6048053188293</text:p>
              </table:table-cell>
            </table:table-row>
            <table:table-row>
              <table:table-cell office:value-type="string">
                <text:p>13:34:30</text:p>
              </table:table-cell>
              <table:table-cell office:value-type="float" office:value="3.3">
                <text:p>3.3</text:p>
              </table:table-cell>
              <table:table-cell office:value-type="float" office:value="2.53605578553951">
                <text:p>2.53605578553951</text:p>
              </table:table-cell>
              <table:table-cell office:value-type="float" office:value="2.53605578553951">
                <text:p>2.53605578553951</text:p>
              </table:table-cell>
            </table:table-row>
            <table:table-row>
              <table:table-cell office:value-type="string">
                <text:p>13:41:30</text:p>
              </table:table-cell>
              <table:table-cell office:value-type="float" office:value="1.85">
                <text:p>1.85</text:p>
              </table:table-cell>
              <table:table-cell office:value-type="float" office:value="2.41214034679402">
                <text:p>2.41214034679402</text:p>
              </table:table-cell>
              <table:table-cell office:value-type="float" office:value="2.41214034679402">
                <text:p>2.41214034679402</text:p>
              </table:table-cell>
            </table:table-row>
            <table:table-row>
              <table:table-cell office:value-type="string">
                <text:p>13:52:30</text:p>
              </table:table-cell>
              <table:table-cell office:value-type="float" office:value="2.3">
                <text:p>2.3</text:p>
              </table:table-cell>
              <table:table-cell office:value-type="float" office:value="2.12998640964283">
                <text:p>2.12998640964283</text:p>
              </table:table-cell>
              <table:table-cell office:value-type="float" office:value="2.12998640964283">
                <text:p>2.12998640964283</text:p>
              </table:table-cell>
            </table:table-row>
            <table:table-row>
              <table:table-cell office:value-type="string">
                <text:p>14:03:30</text:p>
              </table:table-cell>
              <table:table-cell office:value-type="float" office:value="1.95">
                <text:p>1.95</text:p>
              </table:table-cell>
              <table:table-cell office:value-type="float" office:value="2.56443283972766">
                <text:p>2.56443283972766</text:p>
              </table:table-cell>
              <table:table-cell office:value-type="float" office:value="2.56443283972766">
                <text:p>2.56443283972766</text:p>
              </table:table-cell>
            </table:table-row>
            <table:table-row>
              <table:table-cell office:value-type="string">
                <text:p>14:14:30</text:p>
              </table:table-cell>
              <table:table-cell office:value-type="float" office:value="1.2">
                <text:p>1.2</text:p>
              </table:table-cell>
              <table:table-cell office:value-type="float" office:value="2.04167114213616">
                <text:p>2.04167114213616</text:p>
              </table:table-cell>
              <table:table-cell office:value-type="float" office:value="2.04167114213616">
                <text:p>2.04167114213616</text:p>
              </table:table-cell>
            </table:table-row>
            <table:table-row>
              <table:table-cell office:value-type="string">
                <text:p>14:25:00</text:p>
              </table:table-cell>
              <table:table-cell office:value-type="float" office:value="1.45">
                <text:p>1.45</text:p>
              </table:table-cell>
              <table:table-cell office:value-type="float" office:value="2.01246117974981">
                <text:p>2.01246117974981</text:p>
              </table:table-cell>
              <table:table-cell office:value-type="float" office:value="2.01246117974981">
                <text:p>2.01246117974981</text:p>
              </table:table-cell>
            </table:table-row>
            <table:table-row>
              <table:table-cell office:value-type="string">
                <text:p>14:36:30</text:p>
              </table:table-cell>
              <table:table-cell office:value-type="float" office:value="1.65">
                <text:p>1.65</text:p>
              </table:table-cell>
              <table:table-cell office:value-type="float" office:value="2.23076574060874">
                <text:p>2.23076574060874</text:p>
              </table:table-cell>
              <table:table-cell office:value-type="float" office:value="2.23076574060874">
                <text:p>2.23076574060874</text:p>
              </table:table-cell>
            </table:table-row>
            <table:table-row>
              <table:table-cell office:value-type="string">
                <text:p>14:47:30</text:p>
              </table:table-cell>
              <table:table-cell office:value-type="float" office:value="1.95">
                <text:p>1.95</text:p>
              </table:table-cell>
              <table:table-cell office:value-type="float" office:value="2.66507628013672">
                <text:p>2.66507628013672</text:p>
              </table:table-cell>
              <table:table-cell office:value-type="float" office:value="2.66507628013672">
                <text:p>2.66507628013672</text:p>
              </table:table-cell>
            </table:table-row>
            <table:table-row>
              <table:table-cell office:value-type="string">
                <text:p>14:58:30</text:p>
              </table:table-cell>
              <table:table-cell office:value-type="float" office:value="1.6">
                <text:p>1.6</text:p>
              </table:table-cell>
              <table:table-cell office:value-type="float" office:value="2.01049875980014">
                <text:p>2.01049875980014</text:p>
              </table:table-cell>
              <table:table-cell office:value-type="float" office:value="2.01049875980014">
                <text:p>2.01049875980014</text:p>
              </table:table-cell>
            </table:table-row>
            <table:table-row>
              <table:table-cell office:value-type="string">
                <text:p>15:05:30</text:p>
              </table:table-cell>
              <table:table-cell office:value-type="float" office:value="1.3">
                <text:p>1.3</text:p>
              </table:table-cell>
              <table:table-cell office:value-type="float" office:value="1.8093325317714">
                <text:p>1.8093325317714</text:p>
              </table:table-cell>
              <table:table-cell office:value-type="float" office:value="1.8093325317714">
                <text:p>1.8093325317714</text:p>
              </table:table-cell>
            </table:table-row>
            <table:table-row>
              <table:table-cell office:value-type="string">
                <text:p>15:16:30</text:p>
              </table:table-cell>
              <table:table-cell office:value-type="float" office:value="1.4">
                <text:p>1.4</text:p>
              </table:table-cell>
              <table:table-cell office:value-type="float" office:value="1.93036674999174">
                <text:p>1.93036674999174</text:p>
              </table:table-cell>
              <table:table-cell office:value-type="float" office:value="1.93036674999174">
                <text:p>1.93036674999174</text:p>
              </table:table-cell>
            </table:table-row>
            <table:table-row>
              <table:table-cell office:value-type="string">
                <text:p>15:27:30</text:p>
              </table:table-cell>
              <table:table-cell office:value-type="float" office:value="1.6">
                <text:p>1.6</text:p>
              </table:table-cell>
              <table:table-cell office:value-type="float" office:value="2.03650888067119">
                <text:p>2.03650888067119</text:p>
              </table:table-cell>
              <table:table-cell office:value-type="float" office:value="2.03650888067119">
                <text:p>2.03650888067119</text:p>
              </table:table-cell>
            </table:table-row>
            <table:table-row>
              <table:table-cell office:value-type="string">
                <text:p>15:33:30</text:p>
              </table:table-cell>
              <table:table-cell office:value-type="float" office:value="1.55">
                <text:p>1.55</text:p>
              </table:table-cell>
              <table:table-cell office:value-type="float" office:value="1.8771478925557">
                <text:p>1.8771478925557</text:p>
              </table:table-cell>
              <table:table-cell office:value-type="float" office:value="1.8771478925557">
                <text:p>1.8771478925557</text:p>
              </table:table-cell>
            </table:table-row>
            <table:table-row>
              <table:table-cell office:value-type="string">
                <text:p>15:44:30</text:p>
              </table:table-cell>
              <table:table-cell office:value-type="float" office:value="1.8">
                <text:p>1.8</text:p>
              </table:table-cell>
              <table:table-cell office:value-type="float" office:value="2.60768096208106">
                <text:p>2.60768096208106</text:p>
              </table:table-cell>
              <table:table-cell office:value-type="float" office:value="2.60768096208106">
                <text:p>2.60768096208106</text:p>
              </table:table-cell>
            </table:table-row>
            <table:table-row>
              <table:table-cell office:value-type="string">
                <text:p>15:55:30</text:p>
              </table:table-cell>
              <table:table-cell office:value-type="float" office:value="2.2">
                <text:p>2.2</text:p>
              </table:table-cell>
              <table:table-cell office:value-type="float" office:value="2.4192212753172">
                <text:p>2.4192212753172</text:p>
              </table:table-cell>
              <table:table-cell office:value-type="float" office:value="2.4192212753172">
                <text:p>2.4192212753172</text:p>
              </table:table-cell>
            </table:table-row>
            <table:table-row>
              <table:table-cell office:value-type="string">
                <text:p>16:06:30</text:p>
              </table:table-cell>
              <table:table-cell office:value-type="float" office:value="2.5">
                <text:p>2.5</text:p>
              </table:table-cell>
              <table:table-cell office:value-type="float" office:value="2.78151794983659">
                <text:p>2.78151794983659</text:p>
              </table:table-cell>
              <table:table-cell office:value-type="float" office:value="2.78151794983659">
                <text:p>2.78151794983659</text:p>
              </table:table-cell>
            </table:table-row>
            <table:table-row>
              <table:table-cell office:value-type="string">
                <text:p>16:17:30</text:p>
              </table:table-cell>
              <table:table-cell office:value-type="float" office:value="2.7">
                <text:p>2.7</text:p>
              </table:table-cell>
              <table:table-cell office:value-type="float" office:value="2.25014619408092">
                <text:p>2.25014619408092</text:p>
              </table:table-cell>
              <table:table-cell office:value-type="float" office:value="2.25014619408092">
                <text:p>2.25014619408092</text:p>
              </table:table-cell>
            </table:table-row>
            <table:table-row>
              <table:table-cell office:value-type="string">
                <text:p>16:29:30</text:p>
              </table:table-cell>
              <table:table-cell office:value-type="float" office:value="1.65">
                <text:p>1.65</text:p>
              </table:table-cell>
              <table:table-cell office:value-type="float" office:value="2.05899822345978">
                <text:p>2.05899822345978</text:p>
              </table:table-cell>
              <table:table-cell office:value-type="float" office:value="2.05899822345978">
                <text:p>2.05899822345978</text:p>
              </table:table-cell>
            </table:table-row>
            <table:table-row>
              <table:table-cell office:value-type="string">
                <text:p>16:40:30</text:p>
              </table:table-cell>
              <table:table-cell office:value-type="float" office:value="2">
                <text:p>2</text:p>
              </table:table-cell>
              <table:table-cell office:value-type="float" office:value="2.05195670417031">
                <text:p>2.05195670417031</text:p>
              </table:table-cell>
              <table:table-cell office:value-type="float" office:value="2.05195670417031">
                <text:p>2.05195670417031</text:p>
              </table:table-cell>
            </table:table-row>
            <table:table-row>
              <table:table-cell office:value-type="string">
                <text:p>16:51:30</text:p>
              </table:table-cell>
              <table:table-cell office:value-type="float" office:value="1.25">
                <text:p>1.25</text:p>
              </table:table-cell>
              <table:table-cell office:value-type="float" office:value="1.25131509768092">
                <text:p>1.25131509768092</text:p>
              </table:table-cell>
              <table:table-cell office:value-type="float" office:value="1.25131509768092">
                <text:p>1.25131509768092</text:p>
              </table:table-cell>
            </table:table-row>
            <table:table-row>
              <table:table-cell office:value-type="string">
                <text:p>17:00:5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:02:30</text:p>
              </table:table-cell>
              <table:table-cell office:value-type="float" office:value="2.4">
                <text:p>2.4</text:p>
              </table:table-cell>
              <table:table-cell office:value-type="float" office:value="2.85435954656253">
                <text:p>2.85435954656253</text:p>
              </table:table-cell>
              <table:table-cell office:value-type="float" office:value="2.85435954656253">
                <text:p>2.85435954656253</text:p>
              </table:table-cell>
            </table:table-row>
            <table:table-row>
              <table:table-cell office:value-type="string">
                <text:p>17:09:30</text:p>
              </table:table-cell>
              <table:table-cell office:value-type="float" office:value="2.2">
                <text:p>2.2</text:p>
              </table:table-cell>
              <table:table-cell office:value-type="float" office:value="2.16673414199926">
                <text:p>2.16673414199926</text:p>
              </table:table-cell>
              <table:table-cell office:value-type="float" office:value="2.16673414199926">
                <text:p>2.16673414199926</text:p>
              </table:table-cell>
            </table:table-row>
            <table:table-row>
              <table:table-cell office:value-type="string">
                <text:p>17:20:30</text:p>
              </table:table-cell>
              <table:table-cell office:value-type="float" office:value="2.1">
                <text:p>2.1</text:p>
              </table:table-cell>
              <table:table-cell office:value-type="float" office:value="2.44734012434123">
                <text:p>2.44734012434123</text:p>
              </table:table-cell>
              <table:table-cell office:value-type="float" office:value="2.44734012434123">
                <text:p>2.44734012434123</text:p>
              </table:table-cell>
            </table:table-row>
            <table:table-row>
              <table:table-cell office:value-type="string">
                <text:p>17:30:30</text:p>
              </table:table-cell>
              <table:table-cell office:value-type="float" office:value="1.95">
                <text:p>1.95</text:p>
              </table:table-cell>
              <table:table-cell office:value-type="float" office:value="2.28208122923837">
                <text:p>2.28208122923837</text:p>
              </table:table-cell>
              <table:table-cell office:value-type="float" office:value="2.28208122923837">
                <text:p>2.28208122923837</text:p>
              </table:table-cell>
            </table:table-row>
            <table:table-row>
              <table:table-cell office:value-type="string">
                <text:p>17:36:30</text:p>
              </table:table-cell>
              <table:table-cell office:value-type="float" office:value="2.35">
                <text:p>2.35</text:p>
              </table:table-cell>
              <table:table-cell office:value-type="float" office:value="2.51887610693842">
                <text:p>2.51887610693842</text:p>
              </table:table-cell>
              <table:table-cell office:value-type="float" office:value="2.51887610693842">
                <text:p>2.51887610693842</text:p>
              </table:table-cell>
            </table:table-row>
            <table:table-row>
              <table:table-cell office:value-type="string">
                <text:p>17:47:30</text:p>
              </table:table-cell>
              <table:table-cell office:value-type="float" office:value="3.35">
                <text:p>3.35</text:p>
              </table:table-cell>
              <table:table-cell office:value-type="float" office:value="3.36037278633754">
                <text:p>3.36037278633754</text:p>
              </table:table-cell>
              <table:table-cell office:value-type="float" office:value="3.36037278633754">
                <text:p>3.36037278633754</text:p>
              </table:table-cell>
            </table:table-row>
            <table:table-row>
              <table:table-cell office:value-type="string">
                <text:p>17:58:30</text:p>
              </table:table-cell>
              <table:table-cell office:value-type="float" office:value="5">
                <text:p>5</text:p>
              </table:table-cell>
              <table:table-cell office:value-type="float" office:value="2.29415733870562">
                <text:p>2.29415733870562</text:p>
              </table:table-cell>
              <table:table-cell office:value-type="float" office:value="2.29415733870562">
                <text:p>2.29415733870562</text:p>
              </table:table-cell>
            </table:table-row>
            <table:table-row>
              <table:table-cell office:value-type="string">
                <text:p>18:09:30</text:p>
              </table:table-cell>
              <table:table-cell office:value-type="float" office:value="3.7">
                <text:p>3.7</text:p>
              </table:table-cell>
              <table:table-cell office:value-type="float" office:value="3.11363723675467">
                <text:p>3.11363723675467</text:p>
              </table:table-cell>
              <table:table-cell office:value-type="float" office:value="3.11363723675467">
                <text:p>3.11363723675467</text:p>
              </table:table-cell>
            </table:table-row>
            <table:table-row>
              <table:table-cell office:value-type="string">
                <text:p>18:21:00</text:p>
              </table:table-cell>
              <table:table-cell office:value-type="float" office:value="3.4">
                <text:p>3.4</text:p>
              </table:table-cell>
              <table:table-cell office:value-type="float" office:value="2.45806941788833">
                <text:p>2.45806941788833</text:p>
              </table:table-cell>
              <table:table-cell office:value-type="float" office:value="2.45806941788833">
                <text:p>2.45806941788833</text:p>
              </table:table-cell>
            </table:table-row>
            <table:table-row>
              <table:table-cell office:value-type="string">
                <text:p>18:29:30</text:p>
              </table:table-cell>
              <table:table-cell office:value-type="float" office:value="3.6">
                <text:p>3.6</text:p>
              </table:table-cell>
              <table:table-cell office:value-type="float" office:value="3.28313072667249">
                <text:p>3.28313072667249</text:p>
              </table:table-cell>
              <table:table-cell office:value-type="float" office:value="3.28313072667249">
                <text:p>3.28313072667249</text:p>
              </table:table-cell>
            </table:table-row>
            <table:table-row>
              <table:table-cell office:value-type="string">
                <text:p>18:37:30</text:p>
              </table:table-cell>
              <table:table-cell office:value-type="float" office:value="3.5">
                <text:p>3.5</text:p>
              </table:table-cell>
              <table:table-cell office:value-type="float" office:value="1.98679853559757">
                <text:p>1.98679853559757</text:p>
              </table:table-cell>
              <table:table-cell office:value-type="float" office:value="1.98679853559757">
                <text:p>1.98679853559757</text:p>
              </table:table-cell>
            </table:table-row>
            <table:table-row>
              <table:table-cell office:value-type="string">
                <text:p>18:45:00</text:p>
              </table:table-cell>
              <table:table-cell office:value-type="float" office:value="4.5">
                <text:p>4.5</text:p>
              </table:table-cell>
              <table:table-cell office:value-type="float" office:value="3.54668117659609">
                <text:p>3.54668117659609</text:p>
              </table:table-cell>
              <table:table-cell office:value-type="float" office:value="3.54668117659609">
                <text:p>3.54668117659609</text:p>
              </table:table-cell>
            </table:table-row>
            <table:table-row>
              <table:table-cell office:value-type="string">
                <text:p>18:52:00</text:p>
              </table:table-cell>
              <table:table-cell office:value-type="float" office:value="5.9">
                <text:p>5.9</text:p>
              </table:table-cell>
              <table:table-cell office:value-type="float" office:value="3.02446167458816">
                <text:p>3.02446167458816</text:p>
              </table:table-cell>
              <table:table-cell office:value-type="float" office:value="3.02446167458816">
                <text:p>3.02446167458816</text:p>
              </table:table-cell>
            </table:table-row>
            <table:table-row>
              <table:table-cell office:value-type="string">
                <text:p>18:59:00</text:p>
              </table:table-cell>
              <table:table-cell office:value-type="float" office:value="4.55">
                <text:p>4.55</text:p>
              </table:table-cell>
              <table:table-cell office:value-type="float" office:value="2.72367785404801">
                <text:p>2.72367785404801</text:p>
              </table:table-cell>
              <table:table-cell office:value-type="float" office:value="2.72367785404801">
                <text:p>2.72367785404801</text:p>
              </table:table-cell>
            </table:table-row>
            <table:table-row>
              <table:table-cell office:value-type="string">
                <text:p>19:05:30</text:p>
              </table:table-cell>
              <table:table-cell office:value-type="float" office:value="5.1">
                <text:p>5.1</text:p>
              </table:table-cell>
              <table:table-cell office:value-type="float" office:value="3.4012381646441">
                <text:p>3.4012381646441</text:p>
              </table:table-cell>
              <table:table-cell office:value-type="float" office:value="3.4012381646441">
                <text:p>3.4012381646441</text:p>
              </table:table-cell>
            </table:table-row>
            <table:table-row>
              <table:table-cell office:value-type="string">
                <text:p>19:12:30</text:p>
              </table:table-cell>
              <table:table-cell office:value-type="float" office:value="4.8">
                <text:p>4.8</text:p>
              </table:table-cell>
              <table:table-cell office:value-type="float" office:value="3.63607654369087">
                <text:p>3.63607654369087</text:p>
              </table:table-cell>
              <table:table-cell office:value-type="float" office:value="3.63607654369087">
                <text:p>3.63607654369087</text:p>
              </table:table-cell>
            </table:table-row>
            <table:table-row>
              <table:table-cell office:value-type="string">
                <text:p>19:20:00</text:p>
              </table:table-cell>
              <table:table-cell office:value-type="float" office:value="6.1">
                <text:p>6.1</text:p>
              </table:table-cell>
              <table:table-cell office:value-type="float" office:value="3.38572856188101">
                <text:p>3.38572856188101</text:p>
              </table:table-cell>
              <table:table-cell office:value-type="float" office:value="3.38572856188101">
                <text:p>3.38572856188101</text:p>
              </table:table-cell>
            </table:table-row>
            <table:table-row>
              <table:table-cell office:value-type="string">
                <text:p>19:26:30</text:p>
              </table:table-cell>
              <table:table-cell office:value-type="float" office:value="5.15">
                <text:p>5.15</text:p>
              </table:table-cell>
              <table:table-cell office:value-type="float" office:value="3.28112625079929">
                <text:p>3.28112625079929</text:p>
              </table:table-cell>
              <table:table-cell office:value-type="float" office:value="3.28112625079929">
                <text:p>3.28112625079929</text:p>
              </table:table-cell>
            </table:table-row>
            <table:table-row>
              <table:table-cell office:value-type="string">
                <text:p>19:33:30</text:p>
              </table:table-cell>
              <table:table-cell office:value-type="float" office:value="7.3">
                <text:p>7.3</text:p>
              </table:table-cell>
              <table:table-cell office:value-type="float" office:value="1.49031964074119">
                <text:p>1.49031964074119</text:p>
              </table:table-cell>
              <table:table-cell office:value-type="float" office:value="1.49031964074119">
                <text:p>1.49031964074119</text:p>
              </table:table-cell>
            </table:table-row>
            <table:table-row>
              <table:table-cell office:value-type="string">
                <text:p>19:36:30</text:p>
              </table:table-cell>
              <table:table-cell office:value-type="float" office:value="6.7">
                <text:p>6.7</text:p>
              </table:table-cell>
              <table:table-cell office:value-type="float" office:value="2.27341616353706">
                <text:p>2.27341616353706</text:p>
              </table:table-cell>
              <table:table-cell office:value-type="float" office:value="2.27341616353706">
                <text:p>2.27341616353706</text:p>
              </table:table-cell>
            </table:table-row>
            <table:table-row>
              <table:table-cell office:value-type="string">
                <text:p>19:42:30</text:p>
              </table:table-cell>
              <table:table-cell office:value-type="float" office:value="5.7">
                <text:p>5.7</text:p>
              </table:table-cell>
              <table:table-cell office:value-type="float" office:value="2.73572851838697">
                <text:p>2.73572851838697</text:p>
              </table:table-cell>
              <table:table-cell office:value-type="float" office:value="2.73572851838697">
                <text:p>2.73572851838697</text:p>
              </table:table-cell>
            </table:table-row>
            <table:table-row>
              <table:table-cell office:value-type="string">
                <text:p>19:48:30</text:p>
              </table:table-cell>
              <table:table-cell office:value-type="float" office:value="6.1">
                <text:p>6.1</text:p>
              </table:table-cell>
              <table:table-cell office:value-type="float" office:value="2.55260444912333">
                <text:p>2.55260444912333</text:p>
              </table:table-cell>
              <table:table-cell office:value-type="float" office:value="2.55260444912333">
                <text:p>2.55260444912333</text:p>
              </table:table-cell>
            </table:table-row>
            <table:table-row>
              <table:table-cell office:value-type="string">
                <text:p>20:01:30</text:p>
              </table:table-cell>
              <table:table-cell office:value-type="float" office:value="4.55">
                <text:p>4.55</text:p>
              </table:table-cell>
              <table:table-cell office:value-type="float" office:value="2.08944716939295">
                <text:p>2.08944716939295</text:p>
              </table:table-cell>
              <table:table-cell office:value-type="float" office:value="2.08944716939295">
                <text:p>2.08944716939295</text:p>
              </table:table-cell>
            </table:table-row>
            <table:table-row>
              <table:table-cell office:value-type="string">
                <text:p>20:10:00</text:p>
              </table:table-cell>
              <table:table-cell office:value-type="float" office:value="4.2">
                <text:p>4.2</text:p>
              </table:table-cell>
              <table:table-cell office:value-type="float" office:value="3.51837282965024">
                <text:p>3.51837282965024</text:p>
              </table:table-cell>
              <table:table-cell office:value-type="float" office:value="3.51837282965024">
                <text:p>3.51837282965024</text:p>
              </table:table-cell>
            </table:table-row>
            <table:table-row>
              <table:table-cell office:value-type="string">
                <text:p>20:16:30</text:p>
              </table:table-cell>
              <table:table-cell office:value-type="float" office:value="4.85">
                <text:p>4.85</text:p>
              </table:table-cell>
              <table:table-cell office:value-type="float" office:value="4.46359543535549">
                <text:p>4.46359543535549</text:p>
              </table:table-cell>
              <table:table-cell office:value-type="float" office:value="4.46359543535549">
                <text:p>4.46359543535549</text:p>
              </table:table-cell>
            </table:table-row>
            <table:table-row>
              <table:table-cell office:value-type="string">
                <text:p>20:20:30</text:p>
              </table:table-cell>
              <table:table-cell office:value-type="float" office:value="8">
                <text:p>8</text:p>
              </table:table-cell>
              <table:table-cell office:value-type="float" office:value="4.41289975079044">
                <text:p>4.41289975079044</text:p>
              </table:table-cell>
              <table:table-cell office:value-type="float" office:value="4.41289975079044">
                <text:p>4.41289975079044</text:p>
              </table:table-cell>
            </table:table-row>
            <table:table-row>
              <table:table-cell office:value-type="string">
                <text:p>20:27:30</text:p>
              </table:table-cell>
              <table:table-cell office:value-type="float" office:value="4.7">
                <text:p>4.7</text:p>
              </table:table-cell>
              <table:table-cell office:value-type="float" office:value="4.05358840379341">
                <text:p>4.05358840379341</text:p>
              </table:table-cell>
              <table:table-cell office:value-type="float" office:value="4.05358840379341">
                <text:p>4.05358840379341</text:p>
              </table:table-cell>
            </table:table-row>
            <table:table-row>
              <table:table-cell office:value-type="string">
                <text:p>20:34:30</text:p>
              </table:table-cell>
              <table:table-cell office:value-type="float" office:value="2.9">
                <text:p>2.9</text:p>
              </table:table-cell>
              <table:table-cell office:value-type="float" office:value="4.97255626307774">
                <text:p>4.97255626307774</text:p>
              </table:table-cell>
              <table:table-cell office:value-type="float" office:value="4.97255626307774">
                <text:p>4.97255626307774</text:p>
              </table:table-cell>
            </table:table-row>
            <table:table-row>
              <table:table-cell office:value-type="string">
                <text:p>20:41:30</text:p>
              </table:table-cell>
              <table:table-cell office:value-type="float" office:value="4.75">
                <text:p>4.75</text:p>
              </table:table-cell>
              <table:table-cell office:value-type="float" office:value="2.98901497592698">
                <text:p>2.98901497592698</text:p>
              </table:table-cell>
              <table:table-cell office:value-type="float" office:value="2.98901497592698">
                <text:p>2.98901497592698</text:p>
              </table:table-cell>
            </table:table-row>
            <table:table-row>
              <table:table-cell office:value-type="string">
                <text:p>20:49:30</text:p>
              </table:table-cell>
              <table:table-cell office:value-type="float" office:value="3.47368421052632">
                <text:p>3.47368421052632</text:p>
              </table:table-cell>
              <table:table-cell office:value-type="float" office:value="3.30602851793561">
                <text:p>3.30602851793561</text:p>
              </table:table-cell>
              <table:table-cell office:value-type="float" office:value="3.30602851793561">
                <text:p>3.30602851793561</text:p>
              </table:table-cell>
            </table:table-row>
            <table:table-row>
              <table:table-cell office:value-type="string">
                <text:p>20:57:30</text:p>
              </table:table-cell>
              <table:table-cell office:value-type="float" office:value="3.05">
                <text:p>3.05</text:p>
              </table:table-cell>
              <table:table-cell office:value-type="float" office:value="2.91050728079813">
                <text:p>2.91050728079813</text:p>
              </table:table-cell>
              <table:table-cell office:value-type="float" office:value="2.91050728079813">
                <text:p>2.91050728079813</text:p>
              </table:table-cell>
            </table:table-row>
            <table:table-row>
              <table:table-cell office:value-type="string">
                <text:p>21:05:30</text:p>
              </table:table-cell>
              <table:table-cell office:value-type="float" office:value="3.35">
                <text:p>3.35</text:p>
              </table:table-cell>
              <table:table-cell office:value-type="float" office:value="3.21632349773857">
                <text:p>3.21632349773857</text:p>
              </table:table-cell>
              <table:table-cell office:value-type="float" office:value="3.21632349773857">
                <text:p>3.21632349773857</text:p>
              </table:table-cell>
            </table:table-row>
            <table:table-row>
              <table:table-cell office:value-type="string">
                <text:p>21:17:30</text:p>
              </table:table-cell>
              <table:table-cell office:value-type="float" office:value="5.35">
                <text:p>5.35</text:p>
              </table:table-cell>
              <table:table-cell office:value-type="float" office:value="3.84262793849264">
                <text:p>3.84262793849264</text:p>
              </table:table-cell>
              <table:table-cell office:value-type="float" office:value="3.84262793849264">
                <text:p>3.84262793849264</text:p>
              </table:table-cell>
            </table:table-row>
            <table:table-row>
              <table:table-cell office:value-type="string">
                <text:p>21:22:00</text:p>
              </table:table-cell>
              <table:table-cell office:value-type="float" office:value="4.3">
                <text:p>4.3</text:p>
              </table:table-cell>
              <table:table-cell office:value-type="float" office:value="3.31027109718254">
                <text:p>3.31027109718254</text:p>
              </table:table-cell>
              <table:table-cell office:value-type="float" office:value="3.31027109718254">
                <text:p>3.31027109718254</text:p>
              </table:table-cell>
            </table:table-row>
            <table:table-row>
              <table:table-cell office:value-type="string">
                <text:p>21:30:30</text:p>
              </table:table-cell>
              <table:table-cell office:value-type="float" office:value="3.8">
                <text:p>3.8</text:p>
              </table:table-cell>
              <table:table-cell office:value-type="float" office:value="2.60768096208106">
                <text:p>2.60768096208106</text:p>
              </table:table-cell>
              <table:table-cell office:value-type="float" office:value="2.60768096208106">
                <text:p>2.60768096208106</text:p>
              </table:table-cell>
            </table:table-row>
            <table:table-row>
              <table:table-cell office:value-type="string">
                <text:p>21:40:30</text:p>
              </table:table-cell>
              <table:table-cell office:value-type="float" office:value="1.15">
                <text:p>1.15</text:p>
              </table:table-cell>
              <table:table-cell office:value-type="float" office:value="2.08440323404692">
                <text:p>2.08440323404692</text:p>
              </table:table-cell>
              <table:table-cell office:value-type="float" office:value="2.08440323404692">
                <text:p>2.08440323404692</text:p>
              </table:table-cell>
            </table:table-row>
            <table:table-row>
              <table:table-cell office:value-type="string">
                <text:p>21:51:30</text:p>
              </table:table-cell>
              <table:table-cell office:value-type="float" office:value="4.35">
                <text:p>4.35</text:p>
              </table:table-cell>
              <table:table-cell office:value-type="float" office:value="3.71731368768249">
                <text:p>3.71731368768249</text:p>
              </table:table-cell>
              <table:table-cell office:value-type="float" office:value="3.71731368768249">
                <text:p>3.71731368768249</text:p>
              </table:table-cell>
            </table:table-row>
            <table:table-row>
              <table:table-cell office:value-type="string">
                <text:p>22:06:30</text:p>
              </table:table-cell>
              <table:table-cell office:value-type="float" office:value="2.65">
                <text:p>2.65</text:p>
              </table:table-cell>
              <table:table-cell office:value-type="float" office:value="2.23076574060875">
                <text:p>2.23076574060875</text:p>
              </table:table-cell>
              <table:table-cell office:value-type="float" office:value="2.23076574060875">
                <text:p>2.23076574060875</text:p>
              </table:table-cell>
            </table:table-row>
            <table:table-row>
              <table:table-cell office:value-type="string">
                <text:p>22:16:30</text:p>
              </table:table-cell>
              <table:table-cell office:value-type="float" office:value="3.6">
                <text:p>3.6</text:p>
              </table:table-cell>
              <table:table-cell office:value-type="float" office:value="1.93036674999174">
                <text:p>1.93036674999174</text:p>
              </table:table-cell>
              <table:table-cell office:value-type="float" office:value="1.93036674999174">
                <text:p>1.93036674999174</text:p>
              </table:table-cell>
            </table:table-row>
            <table:table-row>
              <table:table-cell office:value-type="string">
                <text:p>22:26:30</text:p>
              </table:table-cell>
              <table:table-cell office:value-type="float" office:value="1.3">
                <text:p>1.3</text:p>
              </table:table-cell>
              <table:table-cell office:value-type="float" office:value="1.21828179265546">
                <text:p>1.21828179265546</text:p>
              </table:table-cell>
              <table:table-cell office:value-type="float" office:value="1.21828179265546">
                <text:p>1.21828179265546</text:p>
              </table:table-cell>
            </table:table-row>
            <table:table-row>
              <table:table-cell office:value-type="string">
                <text:p>22:32:30</text:p>
              </table:table-cell>
              <table:table-cell office:value-type="float" office:value="1.55">
                <text:p>1.55</text:p>
              </table:table-cell>
              <table:table-cell office:value-type="float" office:value="1.31689427302111">
                <text:p>1.31689427302111</text:p>
              </table:table-cell>
              <table:table-cell office:value-type="float" office:value="1.31689427302111">
                <text:p>1.31689427302111</text:p>
              </table:table-cell>
            </table:table-row>
            <table:table-row>
              <table:table-cell office:value-type="string">
                <text:p>22:38:30</text:p>
              </table:table-cell>
              <table:table-cell office:value-type="float" office:value="0.6">
                <text:p>0.6</text:p>
              </table:table-cell>
              <table:table-cell office:value-type="float" office:value="0.99472291830968">
                <text:p>0.99472291830968</text:p>
              </table:table-cell>
              <table:table-cell office:value-type="float" office:value="0.99472291830968">
                <text:p>0.99472291830968</text:p>
              </table:table-cell>
            </table:table-row>
            <table:table-row>
              <table:table-cell office:value-type="string">
                <text:p>22:44:30</text:p>
              </table:table-cell>
              <table:table-cell office:value-type="float" office:value="1.45">
                <text:p>1.45</text:p>
              </table:table-cell>
              <table:table-cell office:value-type="float" office:value="1.356271980176">
                <text:p>1.356271980176</text:p>
              </table:table-cell>
              <table:table-cell office:value-type="float" office:value="1.356271980176">
                <text:p>1.356271980176</text:p>
              </table:table-cell>
            </table:table-row>
            <table:table-row>
              <table:table-cell office:value-type="string">
                <text:p>22:55:30</text:p>
              </table:table-cell>
              <table:table-cell office:value-type="float" office:value="1.4">
                <text:p>1.4</text:p>
              </table:table-cell>
              <table:table-cell office:value-type="float" office:value="1.27320565172283">
                <text:p>1.27320565172283</text:p>
              </table:table-cell>
              <table:table-cell office:value-type="float" office:value="1.27320565172283">
                <text:p>1.27320565172283</text:p>
              </table:table-cell>
            </table:table-row>
            <table:table-row>
              <table:table-cell office:value-type="string">
                <text:p>23:02:30</text:p>
              </table:table-cell>
              <table:table-cell office:value-type="float" office:value="2.1">
                <text:p>2.1</text:p>
              </table:table-cell>
              <table:table-cell office:value-type="float" office:value="2.57314061636339">
                <text:p>2.57314061636339</text:p>
              </table:table-cell>
              <table:table-cell office:value-type="float" office:value="2.57314061636339">
                <text:p>2.57314061636339</text:p>
              </table:table-cell>
            </table:table-row>
            <table:table-row>
              <table:table-cell office:value-type="string">
                <text:p>23:14:30</text:p>
              </table:table-cell>
              <table:table-cell office:value-type="float" office:value="2.5">
                <text:p>2.5</text:p>
              </table:table-cell>
              <table:table-cell office:value-type="float" office:value="1.7013926184468">
                <text:p>1.7013926184468</text:p>
              </table:table-cell>
              <table:table-cell office:value-type="float" office:value="1.7013926184468">
                <text:p>1.7013926184468</text:p>
              </table:table-cell>
            </table:table-row>
            <table:table-row>
              <table:table-cell office:value-type="string">
                <text:p>23:21:30</text:p>
              </table:table-cell>
              <table:table-cell office:value-type="float" office:value="1.75">
                <text:p>1.75</text:p>
              </table:table-cell>
              <table:table-cell office:value-type="float" office:value="2.07427856830932">
                <text:p>2.07427856830932</text:p>
              </table:table-cell>
              <table:table-cell office:value-type="float" office:value="2.07427856830932">
                <text:p>2.07427856830932</text:p>
              </table:table-cell>
            </table:table-row>
            <table:table-row>
              <table:table-cell office:value-type="string">
                <text:p>23:28:30</text:p>
              </table:table-cell>
              <table:table-cell office:value-type="float" office:value="1.9">
                <text:p>1.9</text:p>
              </table:table-cell>
              <table:table-cell office:value-type="float" office:value="1.97084005599536">
                <text:p>1.97084005599536</text:p>
              </table:table-cell>
              <table:table-cell office:value-type="float" office:value="1.97084005599536">
                <text:p>1.97084005599536</text:p>
              </table:table-cell>
            </table:table-row>
            <table:table-row>
              <table:table-cell office:value-type="string">
                <text:p>23:40:00</text:p>
              </table:table-cell>
              <table:table-cell office:value-type="float" office:value="3.6">
                <text:p>3.6</text:p>
              </table:table-cell>
              <table:table-cell office:value-type="float" office:value="2.89100237579323">
                <text:p>2.89100237579323</text:p>
              </table:table-cell>
              <table:table-cell office:value-type="float" office:value="2.89100237579323">
                <text:p>2.89100237579323</text:p>
              </table:table-cell>
            </table:table-row>
            <table:table-row>
              <table:table-cell office:value-type="string">
                <text:p>23:53:30</text:p>
              </table:table-cell>
              <table:table-cell office:value-type="float" office:value="1.9">
                <text:p>1.9</text:p>
              </table:table-cell>
              <table:table-cell office:value-type="float" office:value="2.78907643646083">
                <text:p>2.78907643646083</text:p>
              </table:table-cell>
              <table:table-cell office:value-type="float" office:value="2.78907643646083">
                <text:p>2.78907643646083</text:p>
              </table:table-cell>
            </table:table-row>
            <table:table-row>
              <table:table-cell office:value-type="string">
                <text:p>00:07:30</text:p>
              </table:table-cell>
              <table:table-cell office:value-type="float" office:value="2.45">
                <text:p>2.45</text:p>
              </table:table-cell>
              <table:table-cell office:value-type="float" office:value="2.78104486233426">
                <text:p>2.78104486233426</text:p>
              </table:table-cell>
              <table:table-cell office:value-type="float" office:value="2.78104486233426">
                <text:p>2.78104486233426</text:p>
              </table:table-cell>
            </table:table-row>
            <table:table-row>
              <table:table-cell office:value-type="string">
                <text:p>00:14:30</text:p>
              </table:table-cell>
              <table:table-cell office:value-type="float" office:value="3.3">
                <text:p>3.3</text:p>
              </table:table-cell>
              <table:table-cell office:value-type="float" office:value="2.00262984991972">
                <text:p>2.00262984991972</text:p>
              </table:table-cell>
              <table:table-cell office:value-type="float" office:value="2.00262984991972">
                <text:p>2.00262984991972</text:p>
              </table:table-cell>
            </table:table-row>
            <table:table-row>
              <table:table-cell office:value-type="string">
                <text:p>00:30:30</text:p>
              </table:table-cell>
              <table:table-cell office:value-type="float" office:value="1.1">
                <text:p>1.1</text:p>
              </table:table-cell>
              <table:table-cell office:value-type="float" office:value="1.71372171173244">
                <text:p>1.71372171173244</text:p>
              </table:table-cell>
              <table:table-cell office:value-type="float" office:value="1.71372171173244">
                <text:p>1.71372171173244</text:p>
              </table:table-cell>
            </table:table-row>
            <table:table-row>
              <table:table-cell office:value-type="string">
                <text:p>00:48:30</text:p>
              </table:table-cell>
              <table:table-cell office:value-type="float" office:value="2.84210526315789">
                <text:p>2.84210526315789</text:p>
              </table:table-cell>
              <table:table-cell office:value-type="float" office:value="2.31572301871688">
                <text:p>2.31572301871688</text:p>
              </table:table-cell>
              <table:table-cell office:value-type="float" office:value="2.31572301871688">
                <text:p>2.31572301871688</text:p>
              </table:table-cell>
            </table:table-row>
            <table:table-row>
              <table:table-cell office:value-type="string">
                <text:p>00:58:00</text:p>
              </table:table-cell>
              <table:table-cell office:value-type="float" office:value="2.26315789473684">
                <text:p>2.26315789473684</text:p>
              </table:table-cell>
              <table:table-cell office:value-type="float" office:value="1.93913225906039">
                <text:p>1.93913225906039</text:p>
              </table:table-cell>
              <table:table-cell office:value-type="float" office:value="1.93913225906039">
                <text:p>1.939132259060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error-upper-range="Down.AA3:Down.AA130" chart:error-lower-range="Down.AA3:Down.AA130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upper-range="Down.AA3:Down.AA130" chart:error-lower-range="Down.AA3:Down.AA130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3.58cm" svg:height="12.887cm" xlink:href=".." xlink:type="simple" chart:class="chart:bar" chart:style-name="ch1">
        <chart:title svg:x="24.696cm" svg:y="0.393cm" chart:style-name="ch2">
          <text:p>Average Delay Time</text:p>
        </chart:title>
        <chart:subtitle svg:x="23.002cm" svg:y="1.429cm" chart:style-name="ch3">
          <text:p>Choji Station in Line 4 (For Oido) (2020. 01)</text:p>
        </chart:subtitle>
        <chart:plot-area chart:style-name="ch4" table:cell-range-address="Down.E3:Down.E130 Down.Z2:Down.Z130" chart:data-source-has-labels="both" svg:x="2.082cm" svg:y="2.369cm" svg:width="50.427cm" svg:height="9.28cm">
          <chartooo:coordinate-region svg:x="2.966cm" svg:y="2.369cm" svg:width="49.543cm" svg:height="7.615cm"/>
          <chart:axis chart:dimension="x" chart:name="primary-x" chart:style-name="ch5" chartooo:axis-type="auto">
            <chartooo:date-scale/>
            <chart:title svg:x="26.378cm" svg:y="11.906cm" chart:style-name="ch6">
              <text:p>Arrival Time</text:p>
            </chart:title>
            <chart:categories table:cell-range-address="Down.E3:Down.E130"/>
          </chart:axis>
          <chart:axis chart:dimension="y" chart:name="primary-y" chart:style-name="ch7">
            <chart:title svg:x="0.451cm" svg:y="8.548cm" chart:style-name="ch8">
              <text:p>Average Delay (min)</text:p>
            </chart:title>
            <chart:grid chart:style-name="ch9" chart:class="major"/>
          </chart:axis>
          <chart:series chart:style-name="ch10" chart:values-cell-range-address="Down.Z3:Down.Z130" chart:label-cell-address="Down.Z2:Down.Z2" chart:class="chart:bar">
            <chart:data-point chart:repeated="1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평균</text:p>
                <draw:g>
                  <svg:desc>Down.Z2:Down.Z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6:08:00</text:p>
                <draw:g>
                  <svg:desc>Down.E3:Down.E130</svg:desc>
                </draw:g>
              </table:table-cell>
              <table:table-cell office:value-type="float" office:value="1.1">
                <text:p>1.1</text:p>
                <draw:g>
                  <svg:desc>Down.Z3:Down.Z130</svg:desc>
                </draw:g>
              </table:table-cell>
            </table:table-row>
            <table:table-row>
              <table:table-cell office:value-type="string">
                <text:p>06:24:00</text:p>
              </table:table-cell>
              <table:table-cell office:value-type="float" office:value="0.631578947368421">
                <text:p>0.631578947368421</text:p>
              </table:table-cell>
            </table:table-row>
            <table:table-row>
              <table:table-cell office:value-type="string">
                <text:p>06:39:3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06:56:0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07:08:30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07:19:3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07:29:3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07:39:30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07:48:3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07:56:3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08:04:3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08:12: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8:20: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8:27:3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08:33:3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08:39:30</text:p>
              </table:table-cell>
              <table:table-cell office:value-type="float" office:value="2.05263157894737">
                <text:p>2.05263157894737</text:p>
              </table:table-cell>
            </table:table-row>
            <table:table-row>
              <table:table-cell office:value-type="string">
                <text:p>08:45:3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08:51:30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08:57:30</text:p>
              </table:table-cell>
              <table:table-cell office:value-type="float" office:value="3.26315789473684">
                <text:p>3.26315789473684</text:p>
              </table:table-cell>
            </table:table-row>
            <table:table-row>
              <table:table-cell office:value-type="string">
                <text:p>09:03:30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09:09:30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09:15:30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09:21:30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09:27:30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string">
                <text:p>09:33:30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09:40:3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09:47:3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09:57:3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0:03:30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10:09:30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10:17:30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10:21:30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10:29:3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0:37:3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0:41:00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10:50:30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0:59:30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11:03:30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11:11:3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1:15:3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1:25:30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1:35:3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1:45:3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1:56:30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12:07:30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12:18:3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2:29:3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2:40:3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2:51:3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2:58:3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3:10:30</text:p>
              </table:table-cell>
              <table:table-cell office:value-type="float" office:value="1.31578947368421">
                <text:p>1.31578947368421</text:p>
              </table:table-cell>
            </table:table-row>
            <table:table-row>
              <table:table-cell office:value-type="string">
                <text:p>13:22:3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3:34:3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3:41:30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13:52:3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4:03:30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4:14:3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4:25:0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4:36:3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4:47:30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4:58:3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5:05:3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5:16:3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5:27:3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5:33:30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15:44:3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5:55:3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6:06:3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6:17:3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6:29:3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6:40: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:51:3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7:00: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:02:3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7:09:3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7:20:3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7:30:30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7:36:30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17:47:30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17:58: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:09:3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8:21:0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8:29:3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8:37:3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8:45:0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8:52:00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8:59:00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19:05:3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9:12:3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9:20:0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9:26:30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19:33:3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9:36:30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9:42:30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9:48:3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0:01:30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20:10:0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0:16:30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20:20: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:27:30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0:34:3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0:41:30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20:49:30</text:p>
              </table:table-cell>
              <table:table-cell office:value-type="float" office:value="3.47368421052632">
                <text:p>3.47368421052632</text:p>
              </table:table-cell>
            </table:table-row>
            <table:table-row>
              <table:table-cell office:value-type="string">
                <text:p>20:57:30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21:05:30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21:17:30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21:22:00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21:30:3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:40:3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21:51:30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22:06:30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22:16:3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2:26:3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2:32:30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22:38:3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2:44:3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22:55:3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3:02:3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3:14:3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3:21:3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23:28:3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3:40:0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3:53:3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00:07:30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00:14:3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00:30:3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00:48:30</text:p>
              </table:table-cell>
              <table:table-cell office:value-type="float" office:value="2.84210526315789">
                <text:p>2.84210526315789</text:p>
              </table:table-cell>
            </table:table-row>
            <table:table-row>
              <table:table-cell office:value-type="string">
                <text:p>00:58:00</text:p>
              </table:table-cell>
              <table:table-cell office:value-type="float" office:value="2.26315789473684">
                <text:p>2.263157894736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error-upper-range="Up.AA3:Up.AA128" chart:error-lower-range="Up.AA3:Up.AA128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upper-range="Up.AA3:Up.AA128" chart:error-lower-range="Up.AA3:Up.AA128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1.646cm" svg:height="12.512cm" xlink:href=".." xlink:type="simple" chart:class="chart:bar" chart:style-name="ch1">
        <chart:title svg:x="23.729cm" svg:y="0.386cm" chart:style-name="ch2">
          <text:p>Average Delay Time</text:p>
        </chart:title>
        <chart:subtitle svg:x="21.453cm" svg:y="1.415cm" chart:style-name="ch3">
          <text:p>Choji Station in Line 4 (For Danggogae) (2020. 01)</text:p>
        </chart:subtitle>
        <chart:plot-area chart:style-name="ch4" table:cell-range-address="Up.E3:Up.E128 Up.Z2:Up.Z128" chart:data-source-has-labels="both" svg:x="2.043cm" svg:y="2.348cm" svg:width="48.571cm" svg:height="8.933cm">
          <chartooo:coordinate-region svg:x="2.931cm" svg:y="2.348cm" svg:width="47.683cm" svg:height="7.268cm"/>
          <chart:axis chart:dimension="x" chart:name="primary-x" chart:style-name="ch5" chartooo:axis-type="auto">
            <chartooo:date-scale/>
            <chart:title svg:x="25.411cm" svg:y="11.531cm" chart:style-name="ch6">
              <text:p>Arrival Time</text:p>
            </chart:title>
            <chart:categories table:cell-range-address="Up.E3:Up.E128"/>
          </chart:axis>
          <chart:axis chart:dimension="y" chart:name="primary-y" chart:style-name="ch7">
            <chart:title svg:x="0.451cm" svg:y="8.353cm" chart:style-name="ch8">
              <text:p>Average Delay (min)</text:p>
            </chart:title>
            <chart:grid chart:style-name="ch9" chart:class="major"/>
          </chart:axis>
          <chart:series chart:style-name="ch10" chart:values-cell-range-address="Up.Z3:Up.Z128" chart:label-cell-address="Up.Z2:Up.Z2" chart:class="chart:bar">
            <chart:data-point chart:repeated="1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평균</text:p>
                <draw:g>
                  <svg:desc>Up.Z2:Up.Z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5:10:30</text:p>
                <draw:g>
                  <svg:desc>Up.E3:Up.E128</svg:desc>
                </draw:g>
              </table:table-cell>
              <table:table-cell office:value-type="float" office:value="0.7">
                <text:p>0.7</text:p>
                <draw:g>
                  <svg:desc>Up.Z3:Up.Z128</svg:desc>
                </draw:g>
              </table:table-cell>
            </table:table-row>
            <table:table-row>
              <table:table-cell office:value-type="string">
                <text:p>05:25: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05:33: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05:44: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05:50: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05:56: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06:05:0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06:14: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06:23: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06:29:3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06:35:3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06:42:0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06:48:30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07:00:00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07:06:0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07:14:0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07:18:0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07:22:3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07:30:0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07:35:00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07:40:00</text:p>
              </table:table-cell>
              <table:table-cell office:value-type="float" office:value="9.85">
                <text:p>9.85</text:p>
              </table:table-cell>
            </table:table-row>
            <table:table-row>
              <table:table-cell office:value-type="string">
                <text:p>07:46:00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07:51:30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08:04:3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08:15:3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08:23:00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08:31:0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08:38:0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08:46:30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08:54:00</text:p>
              </table:table-cell>
              <table:table-cell office:value-type="float" office:value="2.15789473684211">
                <text:p>2.15789473684211</text:p>
              </table:table-cell>
            </table:table-row>
            <table:table-row>
              <table:table-cell office:value-type="string">
                <text:p>09:04:0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09:14:00</text:p>
              </table:table-cell>
              <table:table-cell office:value-type="float" office:value="0.947368421052632">
                <text:p>0.947368421052632</text:p>
              </table:table-cell>
            </table:table-row>
            <table:table-row>
              <table:table-cell office:value-type="string">
                <text:p>09:24:0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09:34:00</text:p>
              </table:table-cell>
              <table:table-cell office:value-type="float" office:value="1.31578947368421">
                <text:p>1.31578947368421</text:p>
              </table:table-cell>
            </table:table-row>
            <table:table-row>
              <table:table-cell office:value-type="string">
                <text:p>09:44:00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09:54: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:03:00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0:17:00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0:28: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:39:0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0:50:0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1:01:00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1:12:0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1:23:0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1:29:30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1:41:0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:52:00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1:59:0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2:10:0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2:21:0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2:32:00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12:43:0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2:54:0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3:05:0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3:16:0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3:27:0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3:34:00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13:45:00</text:p>
              </table:table-cell>
              <table:table-cell office:value-type="float" office:value="1.84210526315789">
                <text:p>1.84210526315789</text:p>
              </table:table-cell>
            </table:table-row>
            <table:table-row>
              <table:table-cell office:value-type="string">
                <text:p>13:56:00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14:01:30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4:13:0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4:24:00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4:35:0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4:46:0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4:55:3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5:08:0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5:20:0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5:31: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5:38: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:49:0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5:59:0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6:05:0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6:16:0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6:27:0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6:36:30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6:41:0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6:50:00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16:57:30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17:06:00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17:12:30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17:20:00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17:27:00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17:33:30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string">
                <text:p>17:41:00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17:48:00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string">
                <text:p>17:55:00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18:02:0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8:09:3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8:16:0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8:23:0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8:30:00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18:37:30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18:45:00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18:53: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:01:0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9:09:0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9:17:00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9:25:0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9:33:00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19:42:0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19:50:3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9:59:0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0:08:0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0:18:00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20:28:0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0:34:00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20:40:00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0:50: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0:56:0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1:07:0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21:14:0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1:21:00</text:p>
              </table:table-cell>
              <table:table-cell office:value-type="float" office:value="1.78947368421053">
                <text:p>1.78947368421053</text:p>
              </table:table-cell>
            </table:table-row>
            <table:table-row>
              <table:table-cell office:value-type="string">
                <text:p>21:30:3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1:37: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1:43:0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1:47:0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1:58: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2:10:0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22:26:0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2:41: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2:58:0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3:17: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3:38:0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3:53: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0:10:0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00:36: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